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33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33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ackground-color="#81d41a" fo:border="0.74pt solid #000000"/>
    </style:style>
    <style:style style:name="ce10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9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25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25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/6K 30p</text:p>
          </table:table-cell>
          <table:table-cell table:style-name="ce72" office:value-type="string" calcext:value-type="string">
            <text:p>8K/6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30" calcext:value-type="string">
            <text:p>Nikon Z30</text:p>
          </table:table-cell>
          <table:table-cell table:style-name="ce73" table:formula="of:=IFERROR(&quot;1/&quot; &amp; TEXT(1000/[$'Combined Results (Full-Sensor, ms)'.B22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H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I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2]; &quot;0&quot;);&quot;&quot;)" office:value-type="string" office:string-value="1/142" calcext:value-type="string">
            <text:p>1/142</text:p>
          </table:table-cell>
          <table:table-cell table:style-name="ce73" table:formula="of:=IFERROR(&quot;1/&quot; &amp; TEXT(1000/[$'Combined Results (Full-Sensor, ms)'.K22]; &quot;0&quot;);&quot;&quot;)" office:value-type="string" office:string-value="1/143" calcext:value-type="string">
            <text:p>1/143</text:p>
          </table:table-cell>
          <table:table-cell table:style-name="ce79" table:formula="of:=IFERROR(&quot;1/&quot; &amp; TEXT(1000/[$'Combined Results (Full-Sensor, ms)'.L22]; &quot;0&quot;);&quot;&quot;)" office:value-type="string" office:string-value="1/142" calcext:value-type="string">
            <text:p>1/14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5" calcext:value-type="string">
            <text:p>Nikon Z5</text:p>
          </table:table-cell>
          <table:table-cell table:style-name="ce74" table:formula="of:=IFERROR(&quot;1/&quot; &amp; TEXT(1000/[$'Combined Results (Full-Sensor, ms)'.B23]; &quot;0&quot;);&quot;&quot;)" office:value-type="string" office:string-value="1/9" calcext:value-type="string">
            <text:p>1/9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3]; &quot;0&quot;);&quot;&quot;)">
            <text:p/>
          </table:table-cell>
          <table:table-cell table:style-name="ce74" table:formula="of:=IFERROR(&quot;1/&quot; &amp; TEXT(1000/[$'Combined Results (Full-Sensor, ms)'.J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K23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3]; &quot;0&quot;);&quot;&quot;)" office:value-type="string" office:string-value="1/69" calcext:value-type="string">
            <text:p>1/69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5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5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5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6 III" calcext:value-type="string">
            <text:p>Nikon Z6 III</text:p>
          </table:table-cell>
          <table:table-cell table:style-name="ce73" table:formula="of:=IFERROR(&quot;1/&quot; &amp; TEXT(1000/[$'Combined Results (Full-Sensor, ms)'.B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C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D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E26]; &quot;0&quot;);&quot;&quot;)" office:value-type="string" office:string-value="1/163" calcext:value-type="string">
            <text:p>1/163</text:p>
          </table:table-cell>
          <table:table-cell table:style-name="ce73" table:formula="of:=IFERROR(&quot;1/&quot; &amp; TEXT(1000/[$'Combined Results (Full-Sensor, ms)'.F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G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H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I26]; &quot;0&quot;);&quot;&quot;)" office:value-type="string" office:string-value="1/320" calcext:value-type="string">
            <text:p>1/320</text:p>
          </table:table-cell>
          <table:table-cell table:style-name="ce73" table:formula="of:=IFERROR(&quot;1/&quot; &amp; TEXT(1000/[$'Combined Results (Full-Sensor, ms)'.J26]; &quot;0&quot;);&quot;&quot;)" office:value-type="string" office:string-value="1/322" calcext:value-type="string">
            <text:p>1/322</text:p>
          </table:table-cell>
          <table:table-cell table:style-name="ce73" table:formula="of:=IFERROR(&quot;1/&quot; &amp; TEXT(1000/[$'Combined Results (Full-Sensor, ms)'.K26]; &quot;0&quot;);&quot;&quot;)" office:value-type="string" office:string-value="1/323" calcext:value-type="string">
            <text:p>1/323</text:p>
          </table:table-cell>
          <table:table-cell table:style-name="ce79" table:formula="of:=IFERROR(&quot;1/&quot; &amp; TEXT(1000/[$'Combined Results (Full-Sensor, ms)'.L26]; &quot;0&quot;);&quot;&quot;)" office:value-type="string" office:string-value="1/322" calcext:value-type="string">
            <text:p>1/32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7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Nikon Z7 II" calcext:value-type="string">
            <text:p>Nikon Z7 II</text:p>
          </table:table-cell>
          <table:table-cell table:style-name="ce73" table:formula="of:=IFERROR(&quot;1/&quot; &amp; TEXT(1000/[$'Combined Results (Full-Sensor, ms)'.B2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8]; &quot;0&quot;);&quot;&quot;)" office:value-type="string" office:string-value="1/93" calcext:value-type="string">
            <text:p>1/93</text:p>
          </table:table-cell>
          <table:table-cell table:style-name="ce73" table:formula="of:=IFERROR(&quot;1/&quot; &amp; TEXT(1000/[$'Combined Results (Full-Sensor, ms)'.K28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8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9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9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30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30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30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30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30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3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31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3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3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Nikon Zfc" calcext:value-type="string">
            <text:p>Nikon Zfc</text:p>
          </table:table-cell>
          <table:table-cell table:style-name="ce73" table:formula="of:=IFERROR(&quot;1/&quot; &amp; TEXT(1000/[$'Combined Results (Full-Sensor, ms)'.B32]; &quot;0&quot;);&quot;&quot;)" office:value-type="string" office:string-value="1/21" calcext:value-type="string">
            <text:p>1/21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2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2]; &quot;0&quot;);&quot;&quot;)" office:value-type="string" office:string-value="1/141" calcext:value-type="string">
            <text:p>1/14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3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3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33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33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3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4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35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5]; &quot;0&quot;);&quot;&quot;)">
            <text:p/>
          </table:table-cell>
          <table:table-cell table:style-name="ce74" table:formula="of:=IFERROR(&quot;1/&quot; &amp; TEXT(1000/[$'Combined Results (Full-Sensor, ms)'.J35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35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3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6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6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6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6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7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7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7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7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7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8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8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8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8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8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8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8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8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8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9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9]; &quot;0&quot;);&quot;&quot;)">
            <text:p/>
          </table:table-cell>
          <table:table-cell table:style-name="ce74" table:formula="of:=IFERROR(&quot;1/&quot; &amp; TEXT(1000/[$'Combined Results (Full-Sensor, ms)'.I39]; &quot;0&quot;);&quot;&quot;)">
            <text:p/>
          </table:table-cell>
          <table:table-cell table:style-name="ce74" table:formula="of:=IFERROR(&quot;1/&quot; &amp; TEXT(1000/[$'Combined Results (Full-Sensor, ms)'.J39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9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40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40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40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4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0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40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41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4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41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4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41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41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4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4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4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42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4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2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42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4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>
            <text:p/>
          </table:table-cell>
          <table:table-cell table:style-name="ce74" table:formula="of:=IFERROR(&quot;1/&quot; &amp; TEXT(1000/[$'Combined Results (Full-Sensor, ms)'.G43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4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4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4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4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43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A7R II" calcext:value-type="string">
            <text:p>Sony A7R II</text:p>
          </table:table-cell>
          <table:table-cell table:style-name="ce73" table:formula="of:=IFERROR(&quot;1/&quot; &amp; TEXT(1000/[$'Combined Results (Full-Sensor, ms)'.B4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>
            <text:p/>
          </table:table-cell>
          <table:table-cell table:style-name="ce73" table:formula="of:=IFERROR(&quot;1/&quot; &amp; TEXT(1000/[$'Combined Results (Full-Sensor, ms)'.G44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H44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I44]; &quot;0&quot;);&quot;&quot;)">
            <text:p/>
          </table:table-cell>
          <table:table-cell table:style-name="ce73" table:formula="of:=IFERROR(&quot;1/&quot; &amp; TEXT(1000/[$'Combined Results (Full-Sensor, ms)'.J44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K44]; &quot;0&quot;);&quot;&quot;)" office:value-type="string" office:string-value="1/67" calcext:value-type="string">
            <text:p>1/67</text:p>
          </table:table-cell>
          <table:table-cell table:style-name="ce79" table:formula="of:=IFERROR(&quot;1/&quot; &amp; TEXT(1000/[$'Combined Results (Full-Sensor, ms)'.L44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5]" office:value-type="string" office:string-value="Sony A7R III" calcext:value-type="string">
            <text:p>Sony A7R III</text:p>
          </table:table-cell>
          <table:table-cell table:style-name="ce74" table:formula="of:=IFERROR(&quot;1/&quot; &amp; TEXT(1000/[$'Combined Results (Full-Sensor, ms)'.B45]; &quot;0&quot;);&quot;&quot;)" office:value-type="string" office:string-value="1/14" calcext:value-type="string">
            <text:p>1/14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4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45]; &quot;0&quot;);&quot;&quot;)" office:value-type="string" office:string-value="1/133" calcext:value-type="string">
            <text:p>1/133</text:p>
          </table:table-cell>
          <table:table-cell table:style-name="ce74" table:formula="of:=IFERROR(&quot;1/&quot; &amp; TEXT(1000/[$'Combined Results (Full-Sensor, ms)'.J45]; &quot;0&quot;);&quot;&quot;)" office:value-type="string" office:string-value="1/126" calcext:value-type="string">
            <text:p>1/126</text:p>
          </table:table-cell>
          <table:table-cell table:style-name="ce74" table:formula="of:=IFERROR(&quot;1/&quot; &amp; TEXT(1000/[$'Combined Results (Full-Sensor, ms)'.K45]; &quot;0&quot;);&quot;&quot;)" office:value-type="string" office:string-value="1/126" calcext:value-type="string">
            <text:p>1/126</text:p>
          </table:table-cell>
          <table:table-cell table:style-name="ce81" table:formula="of:=IFERROR(&quot;1/&quot; &amp; TEXT(1000/[$'Combined Results (Full-Sensor, ms)'.L45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6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4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>
            <text:p/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>
            <text:p/>
          </table:table-cell>
          <table:table-cell table:style-name="ce73" table:formula="of:=IFERROR(&quot;1/&quot; &amp; TEXT(1000/[$'Combined Results (Full-Sensor, ms)'.G46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46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46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6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7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4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7]; &quot;0&quot;);&quot;&quot;)">
            <text:p/>
          </table:table-cell>
          <table:table-cell table:style-name="ce74" table:formula="of:=IFERROR(&quot;1/&quot; &amp; TEXT(1000/[$'Combined Results (Full-Sensor, ms)'.D4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47]; &quot;0&quot;);&quot;&quot;)">
            <text:p/>
          </table:table-cell>
          <table:table-cell table:style-name="ce74" table:formula="of:=IFERROR(&quot;1/&quot; &amp; TEXT(1000/[$'Combined Results (Full-Sensor, ms)'.F4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4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47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7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8]" office:value-type="string" office:string-value="Sony A7S III" calcext:value-type="string">
            <text:p>Sony A7S III</text:p>
          </table:table-cell>
          <table:table-cell table:style-name="ce73" table:formula="of:=IFERROR(&quot;1/&quot; &amp; TEXT(1000/[$'Combined Results (Full-Sensor, ms)'.B48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C48]; &quot;0&quot;);&quot;&quot;)">
            <text:p/>
          </table:table-cell>
          <table:table-cell table:style-name="ce73" table:formula="of:=IFERROR(&quot;1/&quot; &amp; TEXT(1000/[$'Combined Results (Full-Sensor, ms)'.D48]; &quot;0&quot;);&quot;&quot;)">
            <text:p/>
          </table:table-cell>
          <table:table-cell table:style-name="ce73" table:formula="of:=IFERROR(&quot;1/&quot; &amp; TEXT(1000/[$'Combined Results (Full-Sensor, ms)'.E48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F48]; &quot;0&quot;);&quot;&quot;)" office:value-type="string" office:string-value="1/114" calcext:value-type="string">
            <text:p>1/114</text:p>
          </table:table-cell>
          <table:table-cell table:style-name="ce73" table:formula="of:=IFERROR(&quot;1/&quot; &amp; TEXT(1000/[$'Combined Results (Full-Sensor, ms)'.G4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H4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I48]; &quot;0&quot;);&quot;&quot;)" office:value-type="string" office:string-value="1/131" calcext:value-type="string">
            <text:p>1/131</text:p>
          </table:table-cell>
          <table:table-cell table:style-name="ce73" table:formula="of:=IFERROR(&quot;1/&quot; &amp; TEXT(1000/[$'Combined Results (Full-Sensor, ms)'.J4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8]; &quot;0&quot;);&quot;&quot;)" office:value-type="string" office:string-value="1/113" calcext:value-type="string">
            <text:p>1/113</text:p>
          </table:table-cell>
          <table:table-cell table:style-name="ce79" table:formula="of:=IFERROR(&quot;1/&quot; &amp; TEXT(1000/[$'Combined Results (Full-Sensor, ms)'.L48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9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49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49]; &quot;0&quot;);&quot;&quot;)">
            <text:p/>
          </table:table-cell>
          <table:table-cell table:style-name="ce74" table:formula="of:=IFERROR(&quot;1/&quot; &amp; TEXT(1000/[$'Combined Results (Full-Sensor, ms)'.D49]; &quot;0&quot;);&quot;&quot;)">
            <text:p/>
          </table:table-cell>
          <table:table-cell table:style-name="ce74" table:formula="of:=IFERROR(&quot;1/&quot; &amp; TEXT(1000/[$'Combined Results (Full-Sensor, ms)'.E49]; &quot;0&quot;);&quot;&quot;)">
            <text:p/>
          </table:table-cell>
          <table:table-cell table:style-name="ce74" table:formula="of:=IFERROR(&quot;1/&quot; &amp; TEXT(1000/[$'Combined Results (Full-Sensor, ms)'.F49]; &quot;0&quot;);&quot;&quot;)">
            <text:p/>
          </table:table-cell>
          <table:table-cell table:style-name="ce74" table:formula="of:=IFERROR(&quot;1/&quot; &amp; TEXT(1000/[$'Combined Results (Full-Sensor, ms)'.G4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9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4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4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49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49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50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50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50]; &quot;0&quot;);&quot;&quot;)">
            <text:p/>
          </table:table-cell>
          <table:table-cell table:style-name="ce73" table:formula="of:=IFERROR(&quot;1/&quot; &amp; TEXT(1000/[$'Combined Results (Full-Sensor, ms)'.D50]; &quot;0&quot;);&quot;&quot;)">
            <text:p/>
          </table:table-cell>
          <table:table-cell table:style-name="ce73" table:formula="of:=IFERROR(&quot;1/&quot; &amp; TEXT(1000/[$'Combined Results (Full-Sensor, ms)'.E50]; &quot;0&quot;);&quot;&quot;)">
            <text:p/>
          </table:table-cell>
          <table:table-cell table:style-name="ce73" table:formula="of:=IFERROR(&quot;1/&quot; &amp; TEXT(1000/[$'Combined Results (Full-Sensor, ms)'.F50]; &quot;0&quot;);&quot;&quot;)">
            <text:p/>
          </table:table-cell>
          <table:table-cell table:style-name="ce73" table:formula="of:=IFERROR(&quot;1/&quot; &amp; TEXT(1000/[$'Combined Results (Full-Sensor, ms)'.G50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50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5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5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50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50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51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51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51]; &quot;0&quot;);&quot;&quot;)">
            <text:p/>
          </table:table-cell>
          <table:table-cell table:style-name="ce75" table:formula="of:=IFERROR(&quot;1/&quot; &amp; TEXT(1000/[$'Combined Results (Full-Sensor, ms)'.D51]; &quot;0&quot;);&quot;&quot;)">
            <text:p/>
          </table:table-cell>
          <table:table-cell table:style-name="ce75" table:formula="of:=IFERROR(&quot;1/&quot; &amp; TEXT(1000/[$'Combined Results (Full-Sensor, ms)'.E51]; &quot;0&quot;);&quot;&quot;)">
            <text:p/>
          </table:table-cell>
          <table:table-cell table:style-name="ce75" table:formula="of:=IFERROR(&quot;1/&quot; &amp; TEXT(1000/[$'Combined Results (Full-Sensor, ms)'.F51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5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5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51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51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51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51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30'.A1]" office:value-type="string" office:string-value="Nikon Z30" calcext:value-type="string">
            <text:p>Nikon Z30</text:p>
          </table:table-cell>
          <table:table-cell table:style-name="ce97" table:formula="of:=[$'Nikon Z30'.F6]" office:value-type="float" office:value="45.9316183653533" calcext:value-type="float">
            <text:p>45.93 ms</text:p>
          </table:table-cell>
          <table:table-cell table:style-name="ce97" table:number-columns-repeated="4"/>
          <table:table-cell table:style-name="ce97" table:formula="of:=[$'Nikon Z30'.F9]" office:value-type="float" office:value="21.038961038961" calcext:value-type="float">
            <text:p>21.04 ms</text:p>
          </table:table-cell>
          <table:table-cell table:style-name="ce97" table:formula="of:=[$'Nikon Z30'.F11]" office:value-type="float" office:value="21.038961038961" calcext:value-type="float">
            <text:p>21.04 ms</text:p>
          </table:table-cell>
          <table:table-cell table:style-name="ce97" table:formula="of:=[$'Nikon Z30'.F12]" office:value-type="float" office:value="7.01298701298701" calcext:value-type="float">
            <text:p>7.01 ms</text:p>
          </table:table-cell>
          <table:table-cell table:style-name="ce97" table:formula="of:=[$'Nikon Z30'.F14]" office:value-type="float" office:value="7.03583061889251" calcext:value-type="float">
            <text:p>7.04 ms</text:p>
          </table:table-cell>
          <table:table-cell table:style-name="ce97" table:formula="of:=[$'Nikon Z30'.F16]" office:value-type="float" office:value="7.00162074554295" calcext:value-type="float">
            <text:p>7.00 ms</text:p>
          </table:table-cell>
          <table:table-cell table:style-name="ce103" table:formula="of:=[$'Nikon Z30'.F18]" office:value-type="float" office:value="7.02439024390244" calcext:value-type="float">
            <text:p>7.02 ms</text:p>
          </table:table-cell>
          <table:table-cell table:number-columns-repeated="2"/>
        </table:table-row>
        <table:table-row table:style-name="ro3">
          <table:table-cell table:style-name="ce52" table:formula="of:=[$'Nikon Z5'.A1]" office:value-type="string" office:string-value="Nikon Z5" calcext:value-type="string">
            <text:p>Nikon Z5</text:p>
          </table:table-cell>
          <table:table-cell table:style-name="ce98" table:formula="of:=[$'Nikon Z5'.F6]" office:value-type="float" office:value="111.854311730048" calcext:value-type="float">
            <text:p>111.85 ms</text:p>
          </table:table-cell>
          <table:table-cell table:style-name="ce98" table:number-columns-repeated="4"/>
          <table:table-cell table:style-name="ce98" table:formula="of:=[$'Nikon Z5'.F15]" office:value-type="float" office:value="32.3514727908138" calcext:value-type="float">
            <text:p>32.35 ms</text:p>
          </table:table-cell>
          <table:table-cell table:style-name="ce98" table:formula="of:=[$'Nikon Z5'.F16]" office:value-type="float" office:value="32.3676323676324" calcext:value-type="float">
            <text:p>32.37 ms</text:p>
          </table:table-cell>
          <table:table-cell table:style-name="ce98"/>
          <table:table-cell table:style-name="ce98" table:formula="of:=[$'Nikon Z5'.F17]" office:value-type="float" office:value="14.4" calcext:value-type="float">
            <text:p>14.40 ms</text:p>
          </table:table-cell>
          <table:table-cell table:style-name="ce98" table:formula="of:=[$'Nikon Z5'.F18]" office:value-type="float" office:value="14.4160177975528" calcext:value-type="float">
            <text:p>14.42 ms</text:p>
          </table:table-cell>
          <table:table-cell table:style-name="ce104" table:formula="of:=[$'Nikon Z5'.F19]" office:value-type="float" office:value="14.4481605351171" calcext:value-type="float">
            <text:p>14.45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6 III'.A1]" office:value-type="string" office:string-value="Nikon Z6 III" calcext:value-type="string">
            <text:p>Nikon Z6 III</text:p>
          </table:table-cell>
          <table:table-cell table:style-name="ce97" table:formula="of:=[$'Nikon Z6 III'.F6]" office:value-type="float" office:value="14.4102930664761" calcext:value-type="float">
            <text:p>14.41 ms</text:p>
          </table:table-cell>
          <table:table-cell table:style-name="ce97" table:formula="of:=[$'Nikon Z6 III'.F24]" office:value-type="float" office:value="9.30461538461539" calcext:value-type="float">
            <text:p>9.30 ms</text:p>
          </table:table-cell>
          <table:table-cell table:style-name="ce97" table:formula="of:=[$'Nikon Z6 III'.F26]" office:value-type="float" office:value="9.31895223420647" calcext:value-type="float">
            <text:p>9.32 ms</text:p>
          </table:table-cell>
          <table:table-cell table:style-name="ce97" table:formula="of:=[$'Nikon Z6 III'.F27]" office:value-type="float" office:value="6.12765957446809" calcext:value-type="float">
            <text:p>6.13 ms</text:p>
          </table:table-cell>
          <table:table-cell table:style-name="ce97" table:formula="of:=[$'Nikon Z6 III'.F29]" office:value-type="float" office:value="9.33717579250721" calcext:value-type="float">
            <text:p>9.34 ms</text:p>
          </table:table-cell>
          <table:table-cell table:style-name="ce97" table:formula="of:=[$'Nikon Z6 III'.F31]" office:value-type="float" office:value="9.31703810208483" calcext:value-type="float">
            <text:p>9.32 ms</text:p>
          </table:table-cell>
          <table:table-cell table:style-name="ce97" table:formula="of:=[$'Nikon Z6 III'.F33]" office:value-type="float" office:value="9.32374100719425" calcext:value-type="float">
            <text:p>9.32 ms</text:p>
          </table:table-cell>
          <table:table-cell table:style-name="ce97" table:formula="of:=[$'Nikon Z6 III'.F36]" office:value-type="float" office:value="3.12590448625181" calcext:value-type="float">
            <text:p>3.13 ms</text:p>
          </table:table-cell>
          <table:table-cell table:style-name="ce97" table:formula="of:=[$'Nikon Z6 III'.F38]" office:value-type="float" office:value="3.10344827586207" calcext:value-type="float">
            <text:p>3.10 ms</text:p>
          </table:table-cell>
          <table:table-cell table:style-name="ce97" table:formula="of:=[$'Nikon Z6 III'.F40]" office:value-type="float" office:value="3.09899569583931" calcext:value-type="float">
            <text:p>3.10 ms</text:p>
          </table:table-cell>
          <table:table-cell table:style-name="ce103" table:formula="of:=[$'Nikon Z6 III'.F42]" office:value-type="float" office:value="3.10791366906475" calcext:value-type="float">
            <text:p>3.11 ms</text:p>
          </table:table-cell>
          <table:table-cell table:number-columns-repeated="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97" table:formula="of:=[$'Nikon Z7 II'.F6]" office:value-type="float" office:value="65.5758538522637" calcext:value-type="float">
            <text:p>65.58 ms</text:p>
          </table:table-cell>
          <table:table-cell table:style-name="ce97" table:number-columns-repeated="3"/>
          <table:table-cell table:style-name="ce97" table:formula="of:=[$'Nikon Z7 II'.F17]" office:value-type="float" office:value="14.9480968858132" calcext:value-type="float">
            <text:p>14.95 ms</text:p>
          </table:table-cell>
          <table:table-cell table:style-name="ce97" table:formula="of:=[$'Nikon Z7 II'.F18]" office:value-type="float" office:value="30.0803427959293" calcext:value-type="float">
            <text:p>30.08 ms</text:p>
          </table:table-cell>
          <table:table-cell table:style-name="ce97" table:formula="of:=[$'Nikon Z7 II'.F19]" office:value-type="float" office:value="30.0803427959293" calcext:value-type="float">
            <text:p>30.08 ms</text:p>
          </table:table-cell>
          <table:table-cell table:style-name="ce97" table:formula="of:=[$'Nikon Z7 II'.F20]" office:value-type="float" office:value="7.01298701298701" calcext:value-type="float">
            <text:p>7.01 ms</text:p>
          </table:table-cell>
          <table:table-cell table:style-name="ce97" table:formula="of:=[$'Nikon Z7 II'.F21]" office:value-type="float" office:value="10.7063197026022" calcext:value-type="float">
            <text:p>10.71 ms</text:p>
          </table:table-cell>
          <table:table-cell table:style-name="ce97" table:formula="of:=[$'Nikon Z7 II'.F22]" office:value-type="float" office:value="10.6930693069307" calcext:value-type="float">
            <text:p>10.69 ms</text:p>
          </table:table-cell>
          <table:table-cell table:style-name="ce103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c'.A1]" office:value-type="string" office:string-value="Nikon Zfc" calcext:value-type="string">
            <text:p>Nikon Zfc</text:p>
          </table:table-cell>
          <table:table-cell table:style-name="ce97" table:formula="of:=[$'Nikon Zfc'.F6]" office:value-type="float" office:value="46.6251784184984" calcext:value-type="float">
            <text:p>46.63 ms</text:p>
          </table:table-cell>
          <table:table-cell table:style-name="ce97" table:number-columns-repeated="4"/>
          <table:table-cell table:style-name="ce97" table:formula="of:=[$'Nikon Zfc'.F13]" office:value-type="float" office:value="21.2912764908822" calcext:value-type="float">
            <text:p>21.29 ms</text:p>
          </table:table-cell>
          <table:table-cell table:style-name="ce97" table:formula="of:=[$'Nikon Zfc'.F14]" office:value-type="float" office:value="21.2807881773399" calcext:value-type="float">
            <text:p>21.28 ms</text:p>
          </table:table-cell>
          <table:table-cell table:style-name="ce97" table:formula="of:=[$'Nikon Zfc'.F15]" office:value-type="float" office:value="7.11306256860593" calcext:value-type="float">
            <text:p>7.11 ms</text:p>
          </table:table-cell>
          <table:table-cell table:style-name="ce97" table:formula="of:=[$'Nikon Zfc'.F16]" office:value-type="float" office:value="7.09748083242059" calcext:value-type="float">
            <text:p>7.10 ms</text:p>
          </table:table-cell>
          <table:table-cell table:style-name="ce97" table:formula="of:=[$'Nikon Zfc'.F17]" office:value-type="float" office:value="7.08196721311475" calcext:value-type="float">
            <text:p>7.08 ms</text:p>
          </table:table-cell>
          <table:table-cell table:style-name="ce103" table:formula="of:=[$'Nikon Zfc'.F18]" office:value-type="float" office:value="7.0935960591133" calcext:value-type="float">
            <text:p>7.09 ms</text:p>
          </table:table-cell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97" table:formula="of:=[$'Sony A7R II'.F6]" office:value-type="float" office:value="78.7828181453232" calcext:value-type="float">
            <text:p>78.78 ms</text:p>
          </table:table-cell>
          <table:table-cell table:style-name="ce97" table:number-columns-repeated="4"/>
          <table:table-cell table:style-name="ce97" table:formula="of:=[$'Sony A7R II'.F12]" office:value-type="float" office:value="31.0153846153846" calcext:value-type="float">
            <text:p>31.02 ms</text:p>
          </table:table-cell>
          <table:table-cell table:style-name="ce97" table:formula="of:=[$'Sony A7R II'.F13]" office:value-type="float" office:value="31.0791366906475" calcext:value-type="float">
            <text:p>31.08 ms</text:p>
          </table:table-cell>
          <table:table-cell table:style-name="ce97"/>
          <table:table-cell table:style-name="ce97" table:formula="of:=[$'Sony A7R II'.F14]" office:value-type="float" office:value="15.0148957298908" calcext:value-type="float">
            <text:p>15.01 ms</text:p>
          </table:table-cell>
          <table:table-cell table:style-name="ce97" table:formula="of:=[$'Sony A7R II'.F15]" office:value-type="float" office:value="15.0173812282735" calcext:value-type="float">
            <text:p>15.02 ms</text:p>
          </table:table-cell>
          <table:table-cell table:style-name="ce103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98" table:formula="of:=[$'Sony A7R III'.F6]" office:value-type="float" office:value="69.7045509856413" calcext:value-type="float">
            <text:p>69.70 ms</text:p>
          </table:table-cell>
          <table:table-cell table:style-name="ce98" table:number-columns-repeated="4"/>
          <table:table-cell table:style-name="ce98" table:formula="of:=[$'Sony A7R III'.F14]" office:value-type="float" office:value="15.5395683453237" calcext:value-type="float">
            <text:p>15.54 ms</text:p>
          </table:table-cell>
          <table:table-cell table:style-name="ce98" table:formula="of:=[$'Sony A7R III'.F15]" office:value-type="float" office:value="15.5315870570108" calcext:value-type="float">
            <text:p>15.53 ms</text:p>
          </table:table-cell>
          <table:table-cell table:style-name="ce98" table:formula="of:=[$'Sony A7R III'.F16]" office:value-type="float" office:value="7.5" calcext:value-type="float">
            <text:p>7.50 ms</text:p>
          </table:table-cell>
          <table:table-cell table:style-name="ce98" table:formula="of:=[$'Sony A7R III'.F17]" office:value-type="float" office:value="7.92176039119804" calcext:value-type="float">
            <text:p>7.92 ms</text:p>
          </table:table-cell>
          <table:table-cell table:style-name="ce98" table:formula="of:=[$'Sony A7R III'.F18]" office:value-type="float" office:value="7.94117647058824" calcext:value-type="float">
            <text:p>7.94 ms</text:p>
          </table:table-cell>
          <table:table-cell table:style-name="ce104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97" table:formula="of:=[$'Sony A7S III'.F6]" office:value-type="float" office:value="20.9089417555373" calcext:value-type="float">
            <text:p>20.91 ms</text:p>
          </table:table-cell>
          <table:table-cell table:style-name="ce97" table:number-columns-repeated="2"/>
          <table:table-cell table:style-name="ce97" table:formula="of:=[$'Sony A7S III'.F26]" office:value-type="float" office:value="7.68683274021352" calcext:value-type="float">
            <text:p>7.69 ms</text:p>
          </table:table-cell>
          <table:table-cell table:style-name="ce97" table:formula="of:=[$'Sony A7S III'.F28]" office:value-type="float" office:value="8.80434782608696" calcext:value-type="float">
            <text:p>8.80 ms</text:p>
          </table:table-cell>
          <table:table-cell table:style-name="ce97" table:formula="of:=[$'Sony A7S III'.F30]" office:value-type="float" office:value="8.8283378746594" calcext:value-type="float">
            <text:p>8.83 ms</text:p>
          </table:table-cell>
          <table:table-cell table:style-name="ce97" table:formula="of:=[$'Sony A7S III'.F32]" office:value-type="float" office:value="8.84038199181446" calcext:value-type="float">
            <text:p>8.84 ms</text:p>
          </table:table-cell>
          <table:table-cell table:style-name="ce97" table:formula="of:=[$'Sony A7S III'.F34]" office:value-type="float" office:value="7.62352941176471" calcext:value-type="float">
            <text:p>7.62 ms</text:p>
          </table:table-cell>
          <table:table-cell table:style-name="ce97" table:formula="of:=[$'Sony A7S III'.F35]" office:value-type="float" office:value="8.81632653061225" calcext:value-type="float">
            <text:p>8.82 ms</text:p>
          </table:table-cell>
          <table:table-cell table:style-name="ce97" table:formula="of:=[$'Sony A7S III'.F37]" office:value-type="float" office:value="8.8283378746594" calcext:value-type="float">
            <text:p>8.83 ms</text:p>
          </table:table-cell>
          <table:table-cell table:style-name="ce103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5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5]; &quot;0,00&quot;);&quot;&quot;)">
            <text:p/>
          </table:table-cell>
          <table:table-cell table:style-name="ce34" table:formula="of:=IFERROR(&quot;1/&quot; &amp; TEXT(1000000/[$'Combined Results (per-row, us)'.D5]; &quot;0,00&quot;);&quot;&quot;)">
            <text:p/>
          </table:table-cell>
          <table:table-cell table:style-name="ce34" table:formula="of:=IFERROR(&quot;1/&quot; &amp; TEXT(1000000/[$'Combined Results (per-row, us)'.E5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5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5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5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5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5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5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5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6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6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6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6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6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6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6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6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7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7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7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7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7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7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8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8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8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8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8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8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8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9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9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9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9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9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9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9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0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0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0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1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1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1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1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1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1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2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3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3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6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6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7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8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>
            <text:p/>
          </table:table-cell>
          <table:table-cell table:style-name="ce33" table:formula="of:=IFERROR(&quot;1/&quot; &amp; TEXT(1000000/[$'Combined Results (per-row, us)'.H20]; &quot;0,00&quot;);&quot;&quot;)">
            <text:p/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>
            <text:p/>
          </table:table-cell>
          <table:table-cell table:style-name="ce33" table:formula="of:=IFERROR(&quot;1/&quot; &amp; TEXT(1000000/[$'Combined Results (per-row, us)'.K20]; &quot;0,00&quot;);&quot;&quot;)">
            <text:p/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30" calcext:value-type="string">
            <text:p>Nikon Z30</text:p>
          </table:table-cell>
          <table:table-cell table:style-name="ce33" table:formula="of:=IFERROR(&quot;1/&quot; &amp; TEXT(1000000/[$'Combined Results (per-row, us)'.B22]; &quot;0,00&quot;);&quot;&quot;)" office:value-type="string" office:string-value="1/80,816" calcext:value-type="string">
            <text:p>1/80,816</text:p>
          </table:table-cell>
          <table:table-cell table:style-name="ce33" table:number-columns-repeated="4"/>
          <table:table-cell table:style-name="ce33" table:formula="of:=IFERROR(&quot;1/&quot; &amp; TEXT(1000000/[$'Combined Results (per-row, us)'.G22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H22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I22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53,500" calcext:value-type="string">
            <text:p>1/153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54,250" calcext:value-type="string">
            <text:p>1/154,250</text:p>
          </table:table-cell>
          <table:table-cell table:style-name="ce31" table:formula="of:=IFERROR(&quot;1/&quot; &amp; TEXT(1000000/[$'Combined Results (per-row, us)'.L22]; &quot;0,00&quot;);&quot;&quot;)" office:value-type="string" office:string-value="1/153,750" calcext:value-type="string">
            <text:p>1/153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5" calcext:value-type="string">
            <text:p>Nikon Z5</text:p>
          </table:table-cell>
          <table:table-cell table:style-name="ce34" table:formula="of:=IFERROR(&quot;1/&quot; &amp; TEXT(1000000/[$'Combined Results (per-row, us)'.B23]; &quot;0,00&quot;);&quot;&quot;)" office:value-type="string" office:string-value="1/35,904" calcext:value-type="string">
            <text:p>1/35,904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66,767" calcext:value-type="string">
            <text:p>1/66,767</text:p>
          </table:table-cell>
          <table:table-cell table:style-name="ce34" table:formula="of:=IFERROR(&quot;1/&quot; &amp; TEXT(1000000/[$'Combined Results (per-row, us)'.H23]; &quot;0,00&quot;);&quot;&quot;)" office:value-type="string" office:string-value="1/66,733" calcext:value-type="string">
            <text:p>1/66,733</text:p>
          </table:table-cell>
          <table:table-cell table:style-name="ce34" table:formula="of:=IFERROR(&quot;1/&quot; &amp; TEXT(1000000/[$'Combined Results (per-row, us)'.I23]; &quot;0,00&quot;);&quot;&quot;)">
            <text:p/>
          </table:table-cell>
          <table:table-cell table:style-name="ce34" table:formula="of:=IFERROR(&quot;1/&quot; &amp; TEXT(1000000/[$'Combined Results (per-row, us)'.J23]; &quot;0,00&quot;);&quot;&quot;)" office:value-type="string" office:string-value="1/75,000" calcext:value-type="string">
            <text:p>1/75,000</text:p>
          </table:table-cell>
          <table:table-cell table:style-name="ce34" table:formula="of:=IFERROR(&quot;1/&quot; &amp; TEXT(1000000/[$'Combined Results (per-row, us)'.K23]; &quot;0,00&quot;);&quot;&quot;)" office:value-type="string" office:string-value="1/74,917" calcext:value-type="string">
            <text:p>1/74,917</text:p>
          </table:table-cell>
          <table:table-cell table:style-name="ce38" table:formula="of:=IFERROR(&quot;1/&quot; &amp; TEXT(1000000/[$'Combined Results (per-row, us)'.L23]; &quot;0,00&quot;);&quot;&quot;)" office:value-type="string" office:string-value="1/74,750" calcext:value-type="string">
            <text:p>1/7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4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4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4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4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5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5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5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5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5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5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5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6 III" calcext:value-type="string">
            <text:p>Nikon Z6 III</text:p>
          </table:table-cell>
          <table:table-cell table:style-name="ce33" table:formula="of:=IFERROR(&quot;1/&quot; &amp; TEXT(1000000/[$'Combined Results (per-row, us)'.B26]; &quot;0,00&quot;);&quot;&quot;)" office:value-type="string" office:string-value="1/279,800" calcext:value-type="string">
            <text:p>1/279,800</text:p>
          </table:table-cell>
          <table:table-cell table:style-name="ce33" table:formula="of:=IFERROR(&quot;1/&quot; &amp; TEXT(1000000/[$'Combined Results (per-row, us)'.C26]; &quot;0,00&quot;);&quot;&quot;)" office:value-type="string" office:string-value="1/325,000" calcext:value-type="string">
            <text:p>1/325,000</text:p>
          </table:table-cell>
          <table:table-cell table:style-name="ce33" table:formula="of:=IFERROR(&quot;1/&quot; &amp; TEXT(1000000/[$'Combined Results (per-row, us)'.D26]; &quot;0,00&quot;);&quot;&quot;)" office:value-type="string" office:string-value="1/324,500" calcext:value-type="string">
            <text:p>1/324,500</text:p>
          </table:table-cell>
          <table:table-cell table:style-name="ce33" table:formula="of:=IFERROR(&quot;1/&quot; &amp; TEXT(1000000/[$'Combined Results (per-row, us)'.E26]; &quot;0,00&quot;);&quot;&quot;)" office:value-type="string" office:string-value="1/352,500" calcext:value-type="string">
            <text:p>1/352,500</text:p>
          </table:table-cell>
          <table:table-cell table:style-name="ce33" table:formula="of:=IFERROR(&quot;1/&quot; &amp; TEXT(1000000/[$'Combined Results (per-row, us)'.F26]; &quot;0,00&quot;);&quot;&quot;)" office:value-type="string" office:string-value="1/231,333" calcext:value-type="string">
            <text:p>1/231,333</text:p>
          </table:table-cell>
          <table:table-cell table:style-name="ce33" table:formula="of:=IFERROR(&quot;1/&quot; &amp; TEXT(1000000/[$'Combined Results (per-row, us)'.G26]; &quot;0,00&quot;);&quot;&quot;)" office:value-type="string" office:string-value="1/231,833" calcext:value-type="string">
            <text:p>1/231,833</text:p>
          </table:table-cell>
          <table:table-cell table:style-name="ce33" table:formula="of:=IFERROR(&quot;1/&quot; &amp; TEXT(1000000/[$'Combined Results (per-row, us)'.H26]; &quot;0,00&quot;);&quot;&quot;)" office:value-type="string" office:string-value="1/231,667" calcext:value-type="string">
            <text:p>1/231,667</text:p>
          </table:table-cell>
          <table:table-cell table:style-name="ce33" table:formula="of:=IFERROR(&quot;1/&quot; &amp; TEXT(1000000/[$'Combined Results (per-row, us)'.I26]; &quot;0,00&quot;);&quot;&quot;)" office:value-type="string" office:string-value="1/345,500" calcext:value-type="string">
            <text:p>1/345,500</text:p>
          </table:table-cell>
          <table:table-cell table:style-name="ce33" table:formula="of:=IFERROR(&quot;1/&quot; &amp; TEXT(1000000/[$'Combined Results (per-row, us)'.J26]; &quot;0,00&quot;);&quot;&quot;)" office:value-type="string" office:string-value="1/348,000" calcext:value-type="string">
            <text:p>1/348,000</text:p>
          </table:table-cell>
          <table:table-cell table:style-name="ce33" table:formula="of:=IFERROR(&quot;1/&quot; &amp; TEXT(1000000/[$'Combined Results (per-row, us)'.K26]; &quot;0,00&quot;);&quot;&quot;)" office:value-type="string" office:string-value="1/348,500" calcext:value-type="string">
            <text:p>1/348,500</text:p>
          </table:table-cell>
          <table:table-cell table:style-name="ce31" table:formula="of:=IFERROR(&quot;1/&quot; &amp; TEXT(1000000/[$'Combined Results (per-row, us)'.L26]; &quot;0,00&quot;);&quot;&quot;)" office:value-type="string" office:string-value="1/347,500" calcext:value-type="string">
            <text:p>1/347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7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7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7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Nikon Z7 II" calcext:value-type="string">
            <text:p>Nikon Z7 II</text:p>
          </table:table-cell>
          <table:table-cell table:style-name="ce33" table:formula="of:=IFERROR(&quot;1/&quot; &amp; TEXT(1000000/[$'Combined Results (per-row, us)'.B28]; &quot;0,00&quot;);&quot;&quot;)" office:value-type="string" office:string-value="1/83,933" calcext:value-type="string">
            <text:p>1/83,93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44,500" calcext:value-type="string">
            <text:p>1/144,500</text:p>
          </table:table-cell>
          <table:table-cell table:style-name="ce33" table:formula="of:=IFERROR(&quot;1/&quot; &amp; TEXT(1000000/[$'Combined Results (per-row, us)'.G28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H28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I28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00,875" calcext:value-type="string">
            <text:p>1/100,875</text:p>
          </table:table-cell>
          <table:table-cell table:style-name="ce33" table:formula="of:=IFERROR(&quot;1/&quot; &amp; TEXT(1000000/[$'Combined Results (per-row, us)'.K28]; &quot;0,00&quot;);&quot;&quot;)" office:value-type="string" office:string-value="1/101,000" calcext:value-type="string">
            <text:p>1/101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29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29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29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29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29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9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29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29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29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29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30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30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30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30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30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30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30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30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30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30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3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31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31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31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31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31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Nikon Zfc" calcext:value-type="string">
            <text:p>Nikon Zfc</text:p>
          </table:table-cell>
          <table:table-cell table:style-name="ce33" table:formula="of:=IFERROR(&quot;1/&quot; &amp; TEXT(1000000/[$'Combined Results (per-row, us)'.B32]; &quot;0,00&quot;);&quot;&quot;)" office:value-type="string" office:string-value="1/79,614" calcext:value-type="string">
            <text:p>1/79,614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01,450" calcext:value-type="string">
            <text:p>1/101,450</text:p>
          </table:table-cell>
          <table:table-cell table:style-name="ce33" table:formula="of:=IFERROR(&quot;1/&quot; &amp; TEXT(1000000/[$'Combined Results (per-row, us)'.H32]; &quot;0,00&quot;);&quot;&quot;)" office:value-type="string" office:string-value="1/101,500" calcext:value-type="string">
            <text:p>1/101,500</text:p>
          </table:table-cell>
          <table:table-cell table:style-name="ce33" table:formula="of:=IFERROR(&quot;1/&quot; &amp; TEXT(1000000/[$'Combined Results (per-row, us)'.I32]; &quot;0,00&quot;);&quot;&quot;)" office:value-type="string" office:string-value="1/151,833" calcext:value-type="string">
            <text:p>1/151,833</text:p>
          </table:table-cell>
          <table:table-cell table:style-name="ce33" table:formula="of:=IFERROR(&quot;1/&quot; &amp; TEXT(1000000/[$'Combined Results (per-row, us)'.J32]; &quot;0,00&quot;);&quot;&quot;)" office:value-type="string" office:string-value="1/152,167" calcext:value-type="string">
            <text:p>1/152,167</text:p>
          </table:table-cell>
          <table:table-cell table:style-name="ce33" table:formula="of:=IFERROR(&quot;1/&quot; &amp; TEXT(1000000/[$'Combined Results (per-row, us)'.K32]; &quot;0,00&quot;);&quot;&quot;)" office:value-type="string" office:string-value="1/152,500" calcext:value-type="string">
            <text:p>1/152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52,250" calcext:value-type="string">
            <text:p>1/152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33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33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33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33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33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33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4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4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4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4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4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4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35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35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35]; &quot;0,00&quot;);&quot;&quot;)">
            <text:p/>
          </table:table-cell>
          <table:table-cell table:style-name="ce34" table:formula="of:=IFERROR(&quot;1/&quot; &amp; TEXT(1000000/[$'Combined Results (per-row, us)'.J35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35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3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6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6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6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6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6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6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6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7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7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7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7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7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7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7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8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8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8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8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8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8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8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8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8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8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8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9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9]; &quot;0,00&quot;);&quot;&quot;)">
            <text:p/>
          </table:table-cell>
          <table:table-cell table:style-name="ce34" table:formula="of:=IFERROR(&quot;1/&quot; &amp; TEXT(1000000/[$'Combined Results (per-row, us)'.I39]; &quot;0,00&quot;);&quot;&quot;)">
            <text:p/>
          </table:table-cell>
          <table:table-cell table:style-name="ce34" table:formula="of:=IFERROR(&quot;1/&quot; &amp; TEXT(1000000/[$'Combined Results (per-row, us)'.J39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9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40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40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4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40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40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40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41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41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41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41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41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41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42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42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42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42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42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42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42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43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>
            <text:p/>
          </table:table-cell>
          <table:table-cell table:style-name="ce34" table:formula="of:=IFERROR(&quot;1/&quot; &amp; TEXT(1000000/[$'Combined Results (per-row, us)'.E43]; &quot;0,00&quot;);&quot;&quot;)">
            <text:p/>
          </table:table-cell>
          <table:table-cell table:style-name="ce34" table:formula="of:=IFERROR(&quot;1/&quot; &amp; TEXT(1000000/[$'Combined Results (per-row, us)'.F43]; &quot;0,00&quot;);&quot;&quot;)">
            <text:p/>
          </table:table-cell>
          <table:table-cell table:style-name="ce34" table:formula="of:=IFERROR(&quot;1/&quot; &amp; TEXT(1000000/[$'Combined Results (per-row, us)'.G43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43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43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4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4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43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4]" office:value-type="string" office:string-value="Sony A7R II" calcext:value-type="string">
            <text:p>Sony A7R II</text:p>
          </table:table-cell>
          <table:table-cell table:style-name="ce33" table:formula="of:=IFERROR(&quot;1/&quot; &amp; TEXT(1000000/[$'Combined Results (per-row, us)'.B44]; &quot;0,00&quot;);&quot;&quot;)" office:value-type="string" office:string-value="1/67,324" calcext:value-type="string">
            <text:p>1/67,324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>
            <text:p/>
          </table:table-cell>
          <table:table-cell table:style-name="ce33" table:formula="of:=IFERROR(&quot;1/&quot; &amp; TEXT(1000000/[$'Combined Results (per-row, us)'.E44]; &quot;0,00&quot;);&quot;&quot;)">
            <text:p/>
          </table:table-cell>
          <table:table-cell table:style-name="ce33" table:formula="of:=IFERROR(&quot;1/&quot; &amp; TEXT(1000000/[$'Combined Results (per-row, us)'.F44]; &quot;0,00&quot;);&quot;&quot;)">
            <text:p/>
          </table:table-cell>
          <table:table-cell table:style-name="ce33" table:formula="of:=IFERROR(&quot;1/&quot; &amp; TEXT(1000000/[$'Combined Results (per-row, us)'.G44]; &quot;0,00&quot;);&quot;&quot;)" office:value-type="string" office:string-value="1/69,643" calcext:value-type="string">
            <text:p>1/69,643</text:p>
          </table:table-cell>
          <table:table-cell table:style-name="ce33" table:formula="of:=IFERROR(&quot;1/&quot; &amp; TEXT(1000000/[$'Combined Results (per-row, us)'.H44]; &quot;0,00&quot;);&quot;&quot;)" office:value-type="string" office:string-value="1/69,500" calcext:value-type="string">
            <text:p>1/69,500</text:p>
          </table:table-cell>
          <table:table-cell table:style-name="ce33" table:formula="of:=IFERROR(&quot;1/&quot; &amp; TEXT(1000000/[$'Combined Results (per-row, us)'.I44]; &quot;0,00&quot;);&quot;&quot;)">
            <text:p/>
          </table:table-cell>
          <table:table-cell table:style-name="ce33" table:formula="of:=IFERROR(&quot;1/&quot; &amp; TEXT(1000000/[$'Combined Results (per-row, us)'.J44]; &quot;0,00&quot;);&quot;&quot;)" office:value-type="string" office:string-value="1/71,929" calcext:value-type="string">
            <text:p>1/71,929</text:p>
          </table:table-cell>
          <table:table-cell table:style-name="ce33" table:formula="of:=IFERROR(&quot;1/&quot; &amp; TEXT(1000000/[$'Combined Results (per-row, us)'.K44]; &quot;0,00&quot;);&quot;&quot;)" office:value-type="string" office:string-value="1/71,917" calcext:value-type="string">
            <text:p>1/71,917</text:p>
          </table:table-cell>
          <table:table-cell table:style-name="ce31" table:formula="of:=IFERROR(&quot;1/&quot; &amp; TEXT(1000000/[$'Combined Results (per-row, us)'.L44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5]" office:value-type="string" office:string-value="Sony A7R III" calcext:value-type="string">
            <text:p>Sony A7R III</text:p>
          </table:table-cell>
          <table:table-cell table:style-name="ce34" table:formula="of:=IFERROR(&quot;1/&quot; &amp; TEXT(1000000/[$'Combined Results (per-row, us)'.B45]; &quot;0,00&quot;);&quot;&quot;)" office:value-type="string" office:string-value="1/76,093" calcext:value-type="string">
            <text:p>1/76,093</text:p>
          </table:table-cell>
          <table:table-cell table:style-name="ce34" table:formula="of:=IFERROR(&quot;1/&quot; &amp; TEXT(1000000/[$'Combined Results (per-row, us)'.C45]; &quot;0,00&quot;);&quot;&quot;)">
            <text:p/>
          </table:table-cell>
          <table:table-cell table:style-name="ce34" table:formula="of:=IFERROR(&quot;1/&quot; &amp; TEXT(1000000/[$'Combined Results (per-row, us)'.D45]; &quot;0,00&quot;);&quot;&quot;)">
            <text:p/>
          </table:table-cell>
          <table:table-cell table:style-name="ce34" table:formula="of:=IFERROR(&quot;1/&quot; &amp; TEXT(1000000/[$'Combined Results (per-row, us)'.E45]; &quot;0,00&quot;);&quot;&quot;)">
            <text:p/>
          </table:table-cell>
          <table:table-cell table:style-name="ce34" table:formula="of:=IFERROR(&quot;1/&quot; &amp; TEXT(1000000/[$'Combined Results (per-row, us)'.F45]; &quot;0,00&quot;);&quot;&quot;)">
            <text:p/>
          </table:table-cell>
          <table:table-cell table:style-name="ce34" table:formula="of:=IFERROR(&quot;1/&quot; &amp; TEXT(1000000/[$'Combined Results (per-row, us)'.G45]; &quot;0,00&quot;);&quot;&quot;)" office:value-type="string" office:string-value="1/139,000" calcext:value-type="string">
            <text:p>1/139,000</text:p>
          </table:table-cell>
          <table:table-cell table:style-name="ce34" table:formula="of:=IFERROR(&quot;1/&quot; &amp; TEXT(1000000/[$'Combined Results (per-row, us)'.H45]; &quot;0,00&quot;);&quot;&quot;)" office:value-type="string" office:string-value="1/139,071" calcext:value-type="string">
            <text:p>1/139,071</text:p>
          </table:table-cell>
          <table:table-cell table:style-name="ce34" table:formula="of:=IFERROR(&quot;1/&quot; &amp; TEXT(1000000/[$'Combined Results (per-row, us)'.I45]; &quot;0,00&quot;);&quot;&quot;)" office:value-type="string" office:string-value="1/144,000" calcext:value-type="string">
            <text:p>1/144,000</text:p>
          </table:table-cell>
          <table:table-cell table:style-name="ce34" table:formula="of:=IFERROR(&quot;1/&quot; &amp; TEXT(1000000/[$'Combined Results (per-row, us)'.J45]; &quot;0,00&quot;);&quot;&quot;)" office:value-type="string" office:string-value="1/136,333" calcext:value-type="string">
            <text:p>1/136,333</text:p>
          </table:table-cell>
          <table:table-cell table:style-name="ce34" table:formula="of:=IFERROR(&quot;1/&quot; &amp; TEXT(1000000/[$'Combined Results (per-row, us)'.K45]; &quot;0,00&quot;);&quot;&quot;)" office:value-type="string" office:string-value="1/136,000" calcext:value-type="string">
            <text:p>1/136,000</text:p>
          </table:table-cell>
          <table:table-cell table:style-name="ce38" table:formula="of:=IFERROR(&quot;1/&quot; &amp; TEXT(1000000/[$'Combined Results (per-row, us)'.L45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6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46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46]; &quot;0,00&quot;);&quot;&quot;)">
            <text:p/>
          </table:table-cell>
          <table:table-cell table:style-name="ce33" table:formula="of:=IFERROR(&quot;1/&quot; &amp; TEXT(1000000/[$'Combined Results (per-row, us)'.D46]; &quot;0,00&quot;);&quot;&quot;)">
            <text:p/>
          </table:table-cell>
          <table:table-cell table:style-name="ce33" table:formula="of:=IFERROR(&quot;1/&quot; &amp; TEXT(1000000/[$'Combined Results (per-row, us)'.E46]; &quot;0,00&quot;);&quot;&quot;)">
            <text:p/>
          </table:table-cell>
          <table:table-cell table:style-name="ce33" table:formula="of:=IFERROR(&quot;1/&quot; &amp; TEXT(1000000/[$'Combined Results (per-row, us)'.F46]; &quot;0,00&quot;);&quot;&quot;)">
            <text:p/>
          </table:table-cell>
          <table:table-cell table:style-name="ce33" table:formula="of:=IFERROR(&quot;1/&quot; &amp; TEXT(1000000/[$'Combined Results (per-row, us)'.G46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46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46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46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46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46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7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47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47]; &quot;0,00&quot;);&quot;&quot;)">
            <text:p/>
          </table:table-cell>
          <table:table-cell table:style-name="ce34" table:formula="of:=IFERROR(&quot;1/&quot; &amp; TEXT(1000000/[$'Combined Results (per-row, us)'.D47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47]; &quot;0,00&quot;);&quot;&quot;)">
            <text:p/>
          </table:table-cell>
          <table:table-cell table:style-name="ce34" table:formula="of:=IFERROR(&quot;1/&quot; &amp; TEXT(1000000/[$'Combined Results (per-row, us)'.F47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47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47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47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47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47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47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8]" office:value-type="string" office:string-value="Sony A7S III" calcext:value-type="string">
            <text:p>Sony A7S III</text:p>
          </table:table-cell>
          <table:table-cell table:style-name="ce33" table:formula="of:=IFERROR(&quot;1/&quot; &amp; TEXT(1000000/[$'Combined Results (per-row, us)'.B48]; &quot;0,00&quot;);&quot;&quot;)" office:value-type="string" office:string-value="1/135,167" calcext:value-type="string">
            <text:p>1/135,167</text:p>
          </table:table-cell>
          <table:table-cell table:style-name="ce33" table:formula="of:=IFERROR(&quot;1/&quot; &amp; TEXT(1000000/[$'Combined Results (per-row, us)'.C48]; &quot;0,00&quot;);&quot;&quot;)">
            <text:p/>
          </table:table-cell>
          <table:table-cell table:style-name="ce33" table:formula="of:=IFERROR(&quot;1/&quot; &amp; TEXT(1000000/[$'Combined Results (per-row, us)'.D48]; &quot;0,00&quot;);&quot;&quot;)">
            <text:p/>
          </table:table-cell>
          <table:table-cell table:style-name="ce33" table:formula="of:=IFERROR(&quot;1/&quot; &amp; TEXT(1000000/[$'Combined Results (per-row, us)'.E48]; &quot;0,00&quot;);&quot;&quot;)" office:value-type="string" office:string-value="1/281,000" calcext:value-type="string">
            <text:p>1/281,000</text:p>
          </table:table-cell>
          <table:table-cell table:style-name="ce33" table:formula="of:=IFERROR(&quot;1/&quot; &amp; TEXT(1000000/[$'Combined Results (per-row, us)'.F48]; &quot;0,00&quot;);&quot;&quot;)" office:value-type="string" office:string-value="1/245,333" calcext:value-type="string">
            <text:p>1/245,333</text:p>
          </table:table-cell>
          <table:table-cell table:style-name="ce33" table:formula="of:=IFERROR(&quot;1/&quot; &amp; TEXT(1000000/[$'Combined Results (per-row, us)'.G48]; &quot;0,00&quot;);&quot;&quot;)" office:value-type="string" office:string-value="1/244,667" calcext:value-type="string">
            <text:p>1/244,667</text:p>
          </table:table-cell>
          <table:table-cell table:style-name="ce33" table:formula="of:=IFERROR(&quot;1/&quot; &amp; TEXT(1000000/[$'Combined Results (per-row, us)'.H48]; &quot;0,00&quot;);&quot;&quot;)" office:value-type="string" office:string-value="1/244,333" calcext:value-type="string">
            <text:p>1/244,333</text:p>
          </table:table-cell>
          <table:table-cell table:style-name="ce33" table:formula="of:=IFERROR(&quot;1/&quot; &amp; TEXT(1000000/[$'Combined Results (per-row, us)'.I48]; &quot;0,00&quot;);&quot;&quot;)" office:value-type="string" office:string-value="1/141,667" calcext:value-type="string">
            <text:p>1/141,667</text:p>
          </table:table-cell>
          <table:table-cell table:style-name="ce33" table:formula="of:=IFERROR(&quot;1/&quot; &amp; TEXT(1000000/[$'Combined Results (per-row, us)'.J48]; &quot;0,00&quot;);&quot;&quot;)" office:value-type="string" office:string-value="1/122,500" calcext:value-type="string">
            <text:p>1/122,500</text:p>
          </table:table-cell>
          <table:table-cell table:style-name="ce33" table:formula="of:=IFERROR(&quot;1/&quot; &amp; TEXT(1000000/[$'Combined Results (per-row, us)'.K48]; &quot;0,00&quot;);&quot;&quot;)" office:value-type="string" office:string-value="1/122,333" calcext:value-type="string">
            <text:p>1/122,333</text:p>
          </table:table-cell>
          <table:table-cell table:style-name="ce31" table:formula="of:=IFERROR(&quot;1/&quot; &amp; TEXT(1000000/[$'Combined Results (per-row, us)'.L48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9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49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49]; &quot;0,00&quot;);&quot;&quot;)">
            <text:p/>
          </table:table-cell>
          <table:table-cell table:style-name="ce34" table:formula="of:=IFERROR(&quot;1/&quot; &amp; TEXT(1000000/[$'Combined Results (per-row, us)'.D49]; &quot;0,00&quot;);&quot;&quot;)">
            <text:p/>
          </table:table-cell>
          <table:table-cell table:style-name="ce34" table:formula="of:=IFERROR(&quot;1/&quot; &amp; TEXT(1000000/[$'Combined Results (per-row, us)'.E49]; &quot;0,00&quot;);&quot;&quot;)">
            <text:p/>
          </table:table-cell>
          <table:table-cell table:style-name="ce34" table:formula="of:=IFERROR(&quot;1/&quot; &amp; TEXT(1000000/[$'Combined Results (per-row, us)'.F49]; &quot;0,00&quot;);&quot;&quot;)">
            <text:p/>
          </table:table-cell>
          <table:table-cell table:style-name="ce34" table:formula="of:=IFERROR(&quot;1/&quot; &amp; TEXT(1000000/[$'Combined Results (per-row, us)'.G49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49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49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49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49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49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50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50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50]; &quot;0,00&quot;);&quot;&quot;)">
            <text:p/>
          </table:table-cell>
          <table:table-cell table:style-name="ce33" table:formula="of:=IFERROR(&quot;1/&quot; &amp; TEXT(1000000/[$'Combined Results (per-row, us)'.D50]; &quot;0,00&quot;);&quot;&quot;)">
            <text:p/>
          </table:table-cell>
          <table:table-cell table:style-name="ce33" table:formula="of:=IFERROR(&quot;1/&quot; &amp; TEXT(1000000/[$'Combined Results (per-row, us)'.E50]; &quot;0,00&quot;);&quot;&quot;)">
            <text:p/>
          </table:table-cell>
          <table:table-cell table:style-name="ce33" table:formula="of:=IFERROR(&quot;1/&quot; &amp; TEXT(1000000/[$'Combined Results (per-row, us)'.F50]; &quot;0,00&quot;);&quot;&quot;)">
            <text:p/>
          </table:table-cell>
          <table:table-cell table:style-name="ce33" table:formula="of:=IFERROR(&quot;1/&quot; &amp; TEXT(1000000/[$'Combined Results (per-row, us)'.G50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50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50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50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50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50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51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51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51]; &quot;0,00&quot;);&quot;&quot;)">
            <text:p/>
          </table:table-cell>
          <table:table-cell table:style-name="ce35" table:formula="of:=IFERROR(&quot;1/&quot; &amp; TEXT(1000000/[$'Combined Results (per-row, us)'.D51]; &quot;0,00&quot;);&quot;&quot;)">
            <text:p/>
          </table:table-cell>
          <table:table-cell table:style-name="ce35" table:formula="of:=IFERROR(&quot;1/&quot; &amp; TEXT(1000000/[$'Combined Results (per-row, us)'.E51]; &quot;0,00&quot;);&quot;&quot;)">
            <text:p/>
          </table:table-cell>
          <table:table-cell table:style-name="ce35" table:formula="of:=IFERROR(&quot;1/&quot; &amp; TEXT(1000000/[$'Combined Results (per-row, us)'.F51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51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51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51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51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51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51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3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139" table:formula="of:=IFERROR([$'Canon R3'.H6]/1000;&quot;&quot;)" office:value-type="float" office:value="1.1983223487118" calcext:value-type="float">
            <text:p>1.1983 us</text:p>
          </table:table-cell>
          <table:table-cell table:style-name="ce139" table:number-columns-repeated="2"/>
          <table:table-cell table:style-name="ce139" table:formula="of:=IFERROR([$'Canon R3'.H21]/1000;&quot;&quot;)" office:value-type="float" office:value="3.44234079173838" calcext:value-type="float">
            <text:p>3.4423 us</text:p>
          </table:table-cell>
          <table:table-cell table:style-name="ce139" table:formula="of:=IFERROR([$'Canon R3'.H22]/1000;&quot;&quot;)" office:value-type="float" office:value="4.43786982248521" calcext:value-type="float">
            <text:p>4.4379 us</text:p>
          </table:table-cell>
          <table:table-cell table:style-name="ce139" table:formula="of:=IFERROR([$'Canon R3'.H23]/1000;&quot;&quot;)" office:value-type="float" office:value="4.41176470588235" calcext:value-type="float">
            <text:p>4.4118 us</text:p>
          </table:table-cell>
          <table:table-cell table:style-name="ce139" table:formula="of:=IFERROR([$'Canon R3'.H24]/1000;&quot;&quot;)" office:value-type="float" office:value="4.41826215022091" calcext:value-type="float">
            <text:p>4.4183 us</text:p>
          </table:table-cell>
          <table:table-cell table:style-name="ce139" table:formula="of:=IFERROR([$'Canon R3'.H26]/1000;&quot;&quot;)" office:value-type="float" office:value="2.20264317180617" calcext:value-type="float">
            <text:p>2.2026 us</text:p>
          </table:table-cell>
          <table:table-cell table:style-name="ce139" table:formula="of:=IFERROR([$'Canon R3'.H27]/1000;&quot;&quot;)" office:value-type="float" office:value="2.23214285714286" calcext:value-type="float">
            <text:p>2.2321 us</text:p>
          </table:table-cell>
          <table:table-cell table:style-name="ce139" table:formula="of:=IFERROR([$'Canon R3'.H28]/1000;&quot;&quot;)" office:value-type="float" office:value="2.23463687150838" calcext:value-type="float">
            <text:p>2.2346 us</text:p>
          </table:table-cell>
          <table:table-cell table:style-name="ce143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138" table:formula="of:=IFERROR([$'Canon R5'.H6]/1000;&quot;&quot;)" office:value-type="float" office:value="3" calcext:value-type="float">
            <text:p>3.0000 us</text:p>
          </table:table-cell>
          <table:table-cell table:style-name="ce138" table:formula="of:=IFERROR([$'Canon R5'.H12]/1000;&quot;&quot;)" office:value-type="float" office:value="3.60880548538434" calcext:value-type="float">
            <text:p>3.6088 us</text:p>
          </table:table-cell>
          <table:table-cell table:style-name="ce138" table:formula="of:=IFERROR([$'Canon R5'.H13]/1000;&quot;&quot;)" office:value-type="float" office:value="3.58680057388809" calcext:value-type="float">
            <text:p>3.5868 us</text:p>
          </table:table-cell>
          <table:table-cell table:style-name="ce138"/>
          <table:table-cell table:style-name="ce138" table:formula="of:=IFERROR([$'Canon R5'.H17]/1000;&quot;&quot;)" office:value-type="float" office:value="4.50450450450451" calcext:value-type="float">
            <text:p>4.5045 us</text:p>
          </table:table-cell>
          <table:table-cell table:style-name="ce138" table:formula="of:=IFERROR([$'Canon R5'.H14]/1000;&quot;&quot;)" office:value-type="float" office:value="7.18132854578097" calcext:value-type="float">
            <text:p>7.1813 us</text:p>
          </table:table-cell>
          <table:table-cell table:style-name="ce138" table:formula="of:=IFERROR([$'Canon R5'.H15]/1000;&quot;&quot;)" office:value-type="float" office:value="7.18993409227082" calcext:value-type="float">
            <text:p>7.1899 us</text:p>
          </table:table-cell>
          <table:table-cell table:style-name="ce138" table:formula="of:=IFERROR([$'Canon R5'.H20]/1000;&quot;&quot;)" office:value-type="float" office:value="7.20720720720721" calcext:value-type="float">
            <text:p>7.2072 us</text:p>
          </table:table-cell>
          <table:table-cell table:style-name="ce138" table:formula="of:=IFERROR([$'Canon R5'.H21]/1000;&quot;&quot;)" office:value-type="float" office:value="8.99550224887556" calcext:value-type="float">
            <text:p>8.9955 us</text:p>
          </table:table-cell>
          <table:table-cell table:style-name="ce138" table:formula="of:=IFERROR([$'Canon R5'.H22]/1000;&quot;&quot;)" office:value-type="float" office:value="8.98203592814371" calcext:value-type="float">
            <text:p>8.9820 us</text:p>
          </table:table-cell>
          <table:table-cell table:style-name="ce142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139" table:formula="of:=IFERROR([$'Canon R6'.H6]/1000;&quot;&quot;)" office:value-type="float" office:value="5.32978014656896" calcext:value-type="float">
            <text:p>5.3298 us</text:p>
          </table:table-cell>
          <table:table-cell table:style-name="ce139" table:number-columns-repeated="3"/>
          <table:table-cell table:style-name="ce139" table:formula="of:=IFERROR([$'Canon R6'.H13]/1000;&quot;&quot;)" office:value-type="float" office:value="7.17703349282297" calcext:value-type="float">
            <text:p>7.1770 us</text:p>
          </table:table-cell>
          <table:table-cell table:style-name="ce139" table:formula="of:=IFERROR([$'Canon R6'.H14]/1000;&quot;&quot;)" office:value-type="float" office:value="14.0692640692641" calcext:value-type="float">
            <text:p>14.0693 us</text:p>
          </table:table-cell>
          <table:table-cell table:style-name="ce139" table:formula="of:=IFERROR([$'Canon R6'.H15]/1000;&quot;&quot;)" office:value-type="float" office:value="14.1150922909881" calcext:value-type="float">
            <text:p>14.1151 us</text:p>
          </table:table-cell>
          <table:table-cell table:style-name="ce139" table:formula="of:=IFERROR([$'Canon R6'.H16]/1000;&quot;&quot;)" office:value-type="float" office:value="6.3391442155309" calcext:value-type="float">
            <text:p>6.3391 us</text:p>
          </table:table-cell>
          <table:table-cell table:style-name="ce139" table:formula="of:=IFERROR([$'Canon R6'.H17]/1000;&quot;&quot;)" office:value-type="float" office:value="10.0502512562814" calcext:value-type="float">
            <text:p>10.0503 us</text:p>
          </table:table-cell>
          <table:table-cell table:style-name="ce139" table:formula="of:=IFERROR([$'Canon R6'.H18]/1000;&quot;&quot;)" office:value-type="float" office:value="10.0250626566416" calcext:value-type="float">
            <text:p>10.0251 us</text:p>
          </table:table-cell>
          <table:table-cell table:style-name="ce143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138" table:formula="of:=IFERROR([$'Canon R6 II'.H6]/1000;&quot;&quot;)" office:value-type="float" office:value="3.68324125230203" calcext:value-type="float">
            <text:p>3.6832 us</text:p>
          </table:table-cell>
          <table:table-cell table:style-name="ce138" table:number-columns-repeated="3"/>
          <table:table-cell table:style-name="ce138" table:formula="of:=IFERROR([$'Canon R6 II'.H13]/1000;&quot;&quot;)" office:value-type="float" office:value="6.89259046524986" calcext:value-type="float">
            <text:p>6.8926 us</text:p>
          </table:table-cell>
          <table:table-cell table:style-name="ce138" table:formula="of:=IFERROR([$'Canon R6 II'.H14]/1000;&quot;&quot;)" office:value-type="float" office:value="7.70500825536599" calcext:value-type="float">
            <text:p>7.7050 us</text:p>
          </table:table-cell>
          <table:table-cell table:style-name="ce138" table:formula="of:=IFERROR([$'Canon R6 II'.H15]/1000;&quot;&quot;)" office:value-type="float" office:value="7.7007700770077" calcext:value-type="float">
            <text:p>7.7008 us</text:p>
          </table:table-cell>
          <table:table-cell table:style-name="ce138" table:formula="of:=IFERROR([$'Canon R6 II'.H16]/1000;&quot;&quot;)" office:value-type="float" office:value="5.78871201157742" calcext:value-type="float">
            <text:p>5.7887 us</text:p>
          </table:table-cell>
          <table:table-cell table:style-name="ce138" table:formula="of:=IFERROR([$'Canon R6 II'.H17]/1000;&quot;&quot;)" office:value-type="float" office:value="5.77200577200577" calcext:value-type="float">
            <text:p>5.7720 us</text:p>
          </table:table-cell>
          <table:table-cell table:style-name="ce138" table:formula="of:=IFERROR([$'Canon R6 II'.H18]/1000;&quot;&quot;)" office:value-type="float" office:value="5.77200577200577" calcext:value-type="float">
            <text:p>5.7720 us</text:p>
          </table:table-cell>
          <table:table-cell table:style-name="ce142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139" table:formula="of:=IFERROR([$'Canon R7'.H6]/1000;&quot;&quot;)" office:value-type="float" office:value="6.4" calcext:value-type="float">
            <text:p>6.4000 us</text:p>
          </table:table-cell>
          <table:table-cell table:style-name="ce139" table:number-columns-repeated="3"/>
          <table:table-cell table:style-name="ce139" table:formula="of:=IFERROR([$'Canon R7'.H14]/1000;&quot;&quot;)" office:value-type="float" office:value="6.25782227784731" calcext:value-type="float">
            <text:p>6.2578 us</text:p>
          </table:table-cell>
          <table:table-cell table:style-name="ce139" table:formula="of:=IFERROR([$'Canon R7'.H12]/1000;&quot;&quot;)" office:value-type="float" office:value="12.4858115777526" calcext:value-type="float">
            <text:p>12.4858 us</text:p>
          </table:table-cell>
          <table:table-cell table:style-name="ce139" table:formula="of:=IFERROR([$'Canon R7'.H13]/1000;&quot;&quot;)" office:value-type="float" office:value="12.4787294384572" calcext:value-type="float">
            <text:p>12.4787 us</text:p>
          </table:table-cell>
          <table:table-cell table:style-name="ce139" table:formula="of:=IFERROR([$'Canon R7'.H17]/1000;&quot;&quot;)" office:value-type="float" office:value="6.6006600660066" calcext:value-type="float">
            <text:p>6.6007 us</text:p>
          </table:table-cell>
          <table:table-cell table:style-name="ce139" table:formula="of:=IFERROR([$'Canon R7'.H18]/1000;&quot;&quot;)" office:value-type="float" office:value="11.0041265474553" calcext:value-type="float">
            <text:p>11.0041 us</text:p>
          </table:table-cell>
          <table:table-cell table:style-name="ce139" table:formula="of:=IFERROR([$'Canon R7'.H19]/1000;&quot;&quot;)" office:value-type="float" office:value="11.1265646731572" calcext:value-type="float">
            <text:p>11.1266 us</text:p>
          </table:table-cell>
          <table:table-cell table:style-name="ce143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138" table:formula="of:=IFERROR([$'Canon R8'.H6]/1000;&quot;&quot;)" office:value-type="float" office:value="3.68867576540022" calcext:value-type="float">
            <text:p>3.6887 us</text:p>
          </table:table-cell>
          <table:table-cell table:style-name="ce138" table:number-columns-repeated="3"/>
          <table:table-cell table:style-name="ce138" table:formula="of:=IFERROR([$'Canon R8'.H11]/1000;&quot;&quot;)" office:value-type="float" office:value="6.93240901213172" calcext:value-type="float">
            <text:p>6.9324 us</text:p>
          </table:table-cell>
          <table:table-cell table:style-name="ce138" table:formula="of:=IFERROR([$'Canon R8'.H12]/1000;&quot;&quot;)" office:value-type="float" office:value="7.67459708365311" calcext:value-type="float">
            <text:p>7.6746 us</text:p>
          </table:table-cell>
          <table:table-cell table:style-name="ce138" table:formula="of:=IFERROR([$'Canon R8'.H13]/1000;&quot;&quot;)" office:value-type="float" office:value="7.6873798846893" calcext:value-type="float">
            <text:p>7.6874 us</text:p>
          </table:table-cell>
          <table:table-cell table:style-name="ce138"/>
          <table:table-cell table:style-name="ce138" table:formula="of:=IFERROR([$'Canon R8'.H16]/1000;&quot;&quot;)" office:value-type="float" office:value="5.73888091822095" calcext:value-type="float">
            <text:p>5.7389 us</text:p>
          </table:table-cell>
          <table:table-cell table:style-name="ce138" table:formula="of:=IFERROR([$'Canon R8'.H17]/1000;&quot;&quot;)" office:value-type="float" office:value="5.73888091822095" calcext:value-type="float">
            <text:p>5.7389 us</text:p>
          </table:table-cell>
          <table:table-cell table:style-name="ce142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6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30'.A1]" office:value-type="string" office:string-value="Nikon Z30" calcext:value-type="string">
            <text:p>Nikon Z30</text:p>
          </table:table-cell>
          <table:table-cell table:style-name="ce138" table:formula="of:=IFERROR([$'Nikon Z30'.H6]/1000;&quot;&quot;)" office:value-type="float" office:value="12.3738196027353" calcext:value-type="float">
            <text:p>12.3738 us</text:p>
          </table:table-cell>
          <table:table-cell table:style-name="ce138" table:number-columns-repeated="4"/>
          <table:table-cell table:style-name="ce138" table:formula="of:=IFERROR([$'Nikon Z30'.H9]/1000;&quot;&quot;)" office:value-type="float" office:value="9.74025974025974" calcext:value-type="float">
            <text:p>9.7403 us</text:p>
          </table:table-cell>
          <table:table-cell table:style-name="ce138" table:formula="of:=IFERROR([$'Nikon Z30'.H11]/1000;&quot;&quot;)" office:value-type="float" office:value="9.74025974025974" calcext:value-type="float">
            <text:p>9.7403 us</text:p>
          </table:table-cell>
          <table:table-cell table:style-name="ce138" table:formula="of:=IFERROR([$'Nikon Z30'.H12]/1000;&quot;&quot;)" office:value-type="float" office:value="6.49350649350649" calcext:value-type="float">
            <text:p>6.4935 us</text:p>
          </table:table-cell>
          <table:table-cell table:style-name="ce138" table:formula="of:=IFERROR([$'Nikon Z30'.H14]/1000;&quot;&quot;)" office:value-type="float" office:value="6.51465798045603" calcext:value-type="float">
            <text:p>6.5147 us</text:p>
          </table:table-cell>
          <table:table-cell table:style-name="ce138" table:formula="of:=IFERROR([$'Nikon Z30'.H16]/1000;&quot;&quot;)" office:value-type="float" office:value="6.48298217179903" calcext:value-type="float">
            <text:p>6.4830 us</text:p>
          </table:table-cell>
          <table:table-cell table:style-name="ce142" table:formula="of:=IFERROR([$'Nikon Z30'.H18]/1000;&quot;&quot;)" office:value-type="float" office:value="6.50406504065041" calcext:value-type="float">
            <text:p>6.5041 us</text:p>
          </table:table-cell>
          <table:table-cell table:number-columns-repeated="1012"/>
        </table:table-row>
        <table:table-row table:style-name="ro3">
          <table:table-cell table:style-name="ce52" table:formula="of:=[$'Nikon Z5'.A1]" office:value-type="string" office:string-value="Nikon Z5" calcext:value-type="string">
            <text:p>Nikon Z5</text:p>
          </table:table-cell>
          <table:table-cell table:style-name="ce139" table:formula="of:=IFERROR([$'Nikon Z5'.H6]/1000;&quot;&quot;)" office:value-type="float" office:value="27.8521692554901" calcext:value-type="float">
            <text:p>27.8522 us</text:p>
          </table:table-cell>
          <table:table-cell table:style-name="ce139" table:number-columns-repeated="4"/>
          <table:table-cell table:style-name="ce139" table:formula="of:=IFERROR([$'Nikon Z5'.H15]/1000;&quot;&quot;)" office:value-type="float" office:value="14.9775336994508" calcext:value-type="float">
            <text:p>14.9775 us</text:p>
          </table:table-cell>
          <table:table-cell table:style-name="ce139" table:formula="of:=IFERROR([$'Nikon Z5'.H16]/1000;&quot;&quot;)" office:value-type="float" office:value="14.985014985015" calcext:value-type="float">
            <text:p>14.9850 us</text:p>
          </table:table-cell>
          <table:table-cell table:style-name="ce139"/>
          <table:table-cell table:style-name="ce139" table:formula="of:=IFERROR([$'Nikon Z5'.H17]/1000;&quot;&quot;)" office:value-type="float" office:value="13.3333333333333" calcext:value-type="float">
            <text:p>13.3333 us</text:p>
          </table:table-cell>
          <table:table-cell table:style-name="ce139" table:formula="of:=IFERROR([$'Nikon Z5'.H18]/1000;&quot;&quot;)" office:value-type="float" office:value="13.3481646273637" calcext:value-type="float">
            <text:p>13.3482 us</text:p>
          </table:table-cell>
          <table:table-cell table:style-name="ce143" table:formula="of:=IFERROR([$'Nikon Z5'.H19]/1000;&quot;&quot;)" office:value-type="float" office:value="13.3779264214047" calcext:value-type="float">
            <text:p>13.3779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6 III'.A1]" office:value-type="string" office:string-value="Nikon Z6 III" calcext:value-type="string">
            <text:p>Nikon Z6 III</text:p>
          </table:table-cell>
          <table:table-cell table:style-name="ce138" table:formula="of:=IFERROR([$'Nikon Z6 III'.H6]/1000;&quot;&quot;)" office:value-type="float" office:value="3.57398141529664" calcext:value-type="float">
            <text:p>3.5740 us</text:p>
          </table:table-cell>
          <table:table-cell table:style-name="ce138" table:formula="of:=IFERROR([$'Nikon Z6 III'.H24]/1000;&quot;&quot;)" office:value-type="float" office:value="3.07692307692308" calcext:value-type="float">
            <text:p>3.0769 us</text:p>
          </table:table-cell>
          <table:table-cell table:style-name="ce138" table:formula="of:=IFERROR([$'Nikon Z6 III'.H26]/1000;&quot;&quot;)" office:value-type="float" office:value="3.08166409861325" calcext:value-type="float">
            <text:p>3.0817 us</text:p>
          </table:table-cell>
          <table:table-cell table:style-name="ce138" table:formula="of:=IFERROR([$'Nikon Z6 III'.H27]/1000;&quot;&quot;)" office:value-type="float" office:value="2.83687943262411" calcext:value-type="float">
            <text:p>2.8369 us</text:p>
          </table:table-cell>
          <table:table-cell table:style-name="ce138" table:formula="of:=IFERROR([$'Nikon Z6 III'.H29]/1000;&quot;&quot;)" office:value-type="float" office:value="4.32276657060519" calcext:value-type="float">
            <text:p>4.3228 us</text:p>
          </table:table-cell>
          <table:table-cell table:style-name="ce138" table:formula="of:=IFERROR([$'Nikon Z6 III'.H31]/1000;&quot;&quot;)" office:value-type="float" office:value="4.31344356578001" calcext:value-type="float">
            <text:p>4.3134 us</text:p>
          </table:table-cell>
          <table:table-cell table:style-name="ce138" table:formula="of:=IFERROR([$'Nikon Z6 III'.H33]/1000;&quot;&quot;)" office:value-type="float" office:value="4.31654676258993" calcext:value-type="float">
            <text:p>4.3165 us</text:p>
          </table:table-cell>
          <table:table-cell table:style-name="ce138" table:formula="of:=IFERROR([$'Nikon Z6 III'.H36]/1000;&quot;&quot;)" office:value-type="float" office:value="2.89435600578871" calcext:value-type="float">
            <text:p>2.8944 us</text:p>
          </table:table-cell>
          <table:table-cell table:style-name="ce138" table:formula="of:=IFERROR([$'Nikon Z6 III'.H38]/1000;&quot;&quot;)" office:value-type="float" office:value="2.8735632183908" calcext:value-type="float">
            <text:p>2.8736 us</text:p>
          </table:table-cell>
          <table:table-cell table:style-name="ce138" table:formula="of:=IFERROR([$'Nikon Z6 III'.H40]/1000;&quot;&quot;)" office:value-type="float" office:value="2.86944045911047" calcext:value-type="float">
            <text:p>2.8694 us</text:p>
          </table:table-cell>
          <table:table-cell table:style-name="ce142" table:formula="of:=IFERROR([$'Nikon Z6 III'.H42]/1000;&quot;&quot;)" office:value-type="float" office:value="2.87769784172662" calcext:value-type="float">
            <text:p>2.8777 us</text:p>
          </table:table-cell>
          <table:table-cell table:number-columns-repeated="101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139" table:formula="of:=IFERROR([$'Nikon Z7'.H6]/1000;&quot;&quot;)" office:value-type="float" office:value="11.9308013521575" calcext:value-type="float">
            <text:p>11.9308 us</text:p>
          </table:table-cell>
          <table:table-cell table:style-name="ce139" table:number-columns-repeated="4"/>
          <table:table-cell table:style-name="ce139" table:formula="of:=IFERROR([$'Nikon Z7'.H8]/1000;&quot;&quot;)" office:value-type="float" office:value="13.9165009940358" calcext:value-type="float">
            <text:p>13.9165 us</text:p>
          </table:table-cell>
          <table:table-cell table:style-name="ce139" table:formula="of:=IFERROR([$'Nikon Z7'.H9]/1000;&quot;&quot;)" office:value-type="float" office:value="13.9442231075697" calcext:value-type="float">
            <text:p>13.9442 us</text:p>
          </table:table-cell>
          <table:table-cell table:style-name="ce139" table:formula="of:=IFERROR([$'Nikon Z7'.H10]/1000;&quot;&quot;)" office:value-type="float" office:value="6.43086816720257" calcext:value-type="float">
            <text:p>6.4309 us</text:p>
          </table:table-cell>
          <table:table-cell table:style-name="ce139" table:formula="of:=IFERROR([$'Nikon Z7'.H11]/1000;&quot;&quot;)" office:value-type="float" office:value="9.9009900990099" calcext:value-type="float">
            <text:p>9.9010 us</text:p>
          </table:table-cell>
          <table:table-cell table:style-name="ce139" table:formula="of:=IFERROR([$'Nikon Z7'.H12]/1000;&quot;&quot;)" office:value-type="float" office:value="9.84009840098401" calcext:value-type="float">
            <text:p>9.8401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138" table:formula="of:=IFERROR([$'Nikon Z7 II'.H6]/1000;&quot;&quot;)" office:value-type="float" office:value="11.9142176330421" calcext:value-type="float">
            <text:p>11.9142 us</text:p>
          </table:table-cell>
          <table:table-cell table:style-name="ce138" table:number-columns-repeated="3"/>
          <table:table-cell table:style-name="ce138" table:formula="of:=IFERROR([$'Nikon Z7 II'.H17]/1000;&quot;&quot;)" office:value-type="float" office:value="6.9204152249135" calcext:value-type="float">
            <text:p>6.9204 us</text:p>
          </table:table-cell>
          <table:table-cell table:style-name="ce138" table:formula="of:=IFERROR([$'Nikon Z7 II'.H18]/1000;&quot;&quot;)" office:value-type="float" office:value="13.926084627745" calcext:value-type="float">
            <text:p>13.9261 us</text:p>
          </table:table-cell>
          <table:table-cell table:style-name="ce138" table:formula="of:=IFERROR([$'Nikon Z7 II'.H19]/1000;&quot;&quot;)" office:value-type="float" office:value="13.926084627745" calcext:value-type="float">
            <text:p>13.9261 us</text:p>
          </table:table-cell>
          <table:table-cell table:style-name="ce138" table:formula="of:=IFERROR([$'Nikon Z7 II'.H20]/1000;&quot;&quot;)" office:value-type="float" office:value="6.49350649350649" calcext:value-type="float">
            <text:p>6.4935 us</text:p>
          </table:table-cell>
          <table:table-cell table:style-name="ce138" table:formula="of:=IFERROR([$'Nikon Z7 II'.H21]/1000;&quot;&quot;)" office:value-type="float" office:value="9.91325898389095" calcext:value-type="float">
            <text:p>9.9133 us</text:p>
          </table:table-cell>
          <table:table-cell table:style-name="ce138" table:formula="of:=IFERROR([$'Nikon Z7 II'.H22]/1000;&quot;&quot;)" office:value-type="float" office:value="9.9009900990099" calcext:value-type="float">
            <text:p>9.9010 us</text:p>
          </table:table-cell>
          <table:table-cell table:style-name="ce142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139" table:formula="of:=IFERROR([$'Nikon Z8'.H6]/1000;&quot;&quot;)" office:value-type="float" office:value="0.677277345072807" calcext:value-type="float">
            <text:p>0.6773 us</text:p>
          </table:table-cell>
          <table:table-cell table:style-name="ce139" table:formula="of:=IFERROR([$'Nikon Z8'.H15]/1000;&quot;&quot;)" office:value-type="float" office:value="3.33704115684093" calcext:value-type="float">
            <text:p>3.3370 us</text:p>
          </table:table-cell>
          <table:table-cell table:style-name="ce139" table:formula="of:=IFERROR([$'Nikon Z8'.H16]/1000;&quot;&quot;)" office:value-type="float" office:value="3.33796940194715" calcext:value-type="float">
            <text:p>3.3380 us</text:p>
          </table:table-cell>
          <table:table-cell table:style-name="ce139" table:formula="of:=IFERROR([$'Nikon Z8'.H17]/1000;&quot;&quot;)" office:value-type="float" office:value="2.25225225225225" calcext:value-type="float">
            <text:p>2.2523 us</text:p>
          </table:table-cell>
          <table:table-cell table:style-name="ce139" table:formula="of:=IFERROR([$'Nikon Z8'.H19]/1000;&quot;&quot;)" office:value-type="float" office:value="6.67408231368187" calcext:value-type="float">
            <text:p>6.6741 us</text:p>
          </table:table-cell>
          <table:table-cell table:style-name="ce139" table:formula="of:=IFERROR([$'Nikon Z8'.H20]/1000;&quot;&quot;)" office:value-type="float" office:value="6.67408231368187" calcext:value-type="float">
            <text:p>6.6741 us</text:p>
          </table:table-cell>
          <table:table-cell table:style-name="ce139" table:formula="of:=IFERROR([$'Nikon Z8'.H21]/1000;&quot;&quot;)" office:value-type="float" office:value="6.66666666666667" calcext:value-type="float">
            <text:p>6.6667 us</text:p>
          </table:table-cell>
          <table:table-cell table:style-name="ce139" table:formula="of:=IFERROR([$'Nikon Z8'.H22]/1000;&quot;&quot;)" office:value-type="float" office:value="4.46428571428571" calcext:value-type="float">
            <text:p>4.4643 us</text:p>
          </table:table-cell>
          <table:table-cell table:style-name="ce139" table:formula="of:=IFERROR([$'Nikon Z8'.H23]/1000;&quot;&quot;)" office:value-type="float" office:value="4.50958286358512" calcext:value-type="float">
            <text:p>4.5096 us</text:p>
          </table:table-cell>
          <table:table-cell table:style-name="ce139" table:formula="of:=IFERROR([$'Nikon Z8'.H24]/1000;&quot;&quot;)" office:value-type="float" office:value="4.50450450450451" calcext:value-type="float">
            <text:p>4.5045 us</text:p>
          </table:table-cell>
          <table:table-cell table:style-name="ce143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138" table:formula="of:=IFERROR([$'Nikon Z9'.H6]/1000;&quot;&quot;)" office:value-type="float" office:value="0.677048070412999" calcext:value-type="float">
            <text:p>0.6770 us</text:p>
          </table:table-cell>
          <table:table-cell table:style-name="ce138" table:formula="of:=IFERROR([$'Nikon Z9'.H7]/1000;&quot;&quot;)" office:value-type="float" office:value="3.33796940194715" calcext:value-type="float">
            <text:p>3.3380 us</text:p>
          </table:table-cell>
          <table:table-cell table:style-name="ce138" table:formula="of:=IFERROR([$'Nikon Z9'.H8]/1000;&quot;&quot;)" office:value-type="float" office:value="3.34261838440111" calcext:value-type="float">
            <text:p>3.3426 us</text:p>
          </table:table-cell>
          <table:table-cell table:style-name="ce138" table:formula="of:=IFERROR([$'Nikon Z9'.H9]/1000;&quot;&quot;)" office:value-type="float" office:value="2.25479143179256" calcext:value-type="float">
            <text:p>2.2548 us</text:p>
          </table:table-cell>
          <table:table-cell table:style-name="ce138" table:formula="of:=IFERROR([$'Nikon Z9'.H11]/1000;&quot;&quot;)" office:value-type="float" office:value="6.69216061185468" calcext:value-type="float">
            <text:p>6.6922 us</text:p>
          </table:table-cell>
          <table:table-cell table:style-name="ce138" table:formula="of:=IFERROR([$'Nikon Z9'.H12]/1000;&quot;&quot;)" office:value-type="float" office:value="6.71785028790787" calcext:value-type="float">
            <text:p>6.7179 us</text:p>
          </table:table-cell>
          <table:table-cell table:style-name="ce138" table:formula="of:=IFERROR([$'Nikon Z9'.H13]/1000;&quot;&quot;)" office:value-type="float" office:value="6.69216061185468" calcext:value-type="float">
            <text:p>6.6922 us</text:p>
          </table:table-cell>
          <table:table-cell table:style-name="ce138" table:formula="of:=IFERROR([$'Nikon Z9'.H14]/1000;&quot;&quot;)" office:value-type="float" office:value="4.4543429844098" calcext:value-type="float">
            <text:p>4.4543 us</text:p>
          </table:table-cell>
          <table:table-cell table:style-name="ce138" table:formula="of:=IFERROR([$'Nikon Z9'.H15]/1000;&quot;&quot;)" office:value-type="float" office:value="4.48933782267116" calcext:value-type="float">
            <text:p>4.4893 us</text:p>
          </table:table-cell>
          <table:table-cell table:style-name="ce138" table:formula="of:=IFERROR([$'Nikon Z9'.H16]/1000;&quot;&quot;)" office:value-type="float" office:value="4.49943757030371" calcext:value-type="float">
            <text:p>4.4994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139" table:formula="of:=IFERROR([$'Nikon Zf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f'.H9]/1000;&quot;&quot;)" office:value-type="float" office:value="6.74915635545557" calcext:value-type="float">
            <text:p>6.7492 us</text:p>
          </table:table-cell>
          <table:table-cell table:style-name="ce139" table:formula="of:=IFERROR([$'Nikon Zf'.H10]/1000;&quot;&quot;)" office:value-type="float" office:value="10.2459016393443" calcext:value-type="float">
            <text:p>10.2459 us</text:p>
          </table:table-cell>
          <table:table-cell table:style-name="ce139" table:formula="of:=IFERROR([$'Nikon Zf'.H11]/1000;&quot;&quot;)" office:value-type="float" office:value="10.2669404517454" calcext:value-type="float">
            <text:p>10.2669 us</text:p>
          </table:table-cell>
          <table:table-cell table:style-name="ce139" table:formula="of:=IFERROR([$'Nikon Zf'.H13]/1000;&quot;&quot;)" office:value-type="float" office:value="4.80769230769231" calcext:value-type="float">
            <text:p>4.8077 us</text:p>
          </table:table-cell>
          <table:table-cell table:style-name="ce139" table:formula="of:=IFERROR([$'Nikon Zf'.H14]/1000;&quot;&quot;)" office:value-type="float" office:value="6.8259385665529" calcext:value-type="float">
            <text:p>6.8259 us</text:p>
          </table:table-cell>
          <table:table-cell table:style-name="ce139" table:formula="of:=IFERROR([$'Nikon Zf'.H15]/1000;&quot;&quot;)" office:value-type="float" office:value="6.84150513112885" calcext:value-type="float">
            <text:p>6.8415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c'.A1]" office:value-type="string" office:string-value="Nikon Zfc" calcext:value-type="string">
            <text:p>Nikon Zfc</text:p>
          </table:table-cell>
          <table:table-cell table:style-name="ce138" table:formula="of:=IFERROR([$'Nikon Zfc'.H6]/1000;&quot;&quot;)" office:value-type="float" office:value="12.5606622894662" calcext:value-type="float">
            <text:p>12.5607 us</text:p>
          </table:table-cell>
          <table:table-cell table:style-name="ce138" table:number-columns-repeated="4"/>
          <table:table-cell table:style-name="ce138" table:formula="of:=IFERROR([$'Nikon Zfc'.H13]/1000;&quot;&quot;)" office:value-type="float" office:value="9.85707244948251" calcext:value-type="float">
            <text:p>9.8571 us</text:p>
          </table:table-cell>
          <table:table-cell table:style-name="ce138" table:formula="of:=IFERROR([$'Nikon Zfc'.H14]/1000;&quot;&quot;)" office:value-type="float" office:value="9.85221674876847" calcext:value-type="float">
            <text:p>9.8522 us</text:p>
          </table:table-cell>
          <table:table-cell table:style-name="ce138" table:formula="of:=IFERROR([$'Nikon Zfc'.H15]/1000;&quot;&quot;)" office:value-type="float" office:value="6.58616904500549" calcext:value-type="float">
            <text:p>6.5862 us</text:p>
          </table:table-cell>
          <table:table-cell table:style-name="ce138" table:formula="of:=IFERROR([$'Nikon Zfc'.H16]/1000;&quot;&quot;)" office:value-type="float" office:value="6.57174151150055" calcext:value-type="float">
            <text:p>6.5717 us</text:p>
          </table:table-cell>
          <table:table-cell table:style-name="ce138" table:formula="of:=IFERROR([$'Nikon Zfc'.H17]/1000;&quot;&quot;)" office:value-type="float" office:value="6.55737704918033" calcext:value-type="float">
            <text:p>6.5574 us</text:p>
          </table:table-cell>
          <table:table-cell table:style-name="ce142" table:formula="of:=IFERROR([$'Nikon Zfc'.H18]/1000;&quot;&quot;)" office:value-type="float" office:value="6.56814449917898" calcext:value-type="float">
            <text:p>6.5681 us</text:p>
          </table:table-cell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138" table:formula="of:=IFERROR([$'Sony A6400'.H6]/1000;&quot;&quot;)" office:value-type="float" office:value="11.5329168668909" calcext:value-type="float">
            <text:p>11.5329 us</text:p>
          </table:table-cell>
          <table:table-cell table:style-name="ce138" table:number-columns-repeated="4"/>
          <table:table-cell table:style-name="ce138" table:formula="of:=IFERROR([$'Sony A6400'.H9]/1000;&quot;&quot;)" office:value-type="float" office:value="14.8448043184885" calcext:value-type="float">
            <text:p>14.8448 us</text:p>
          </table:table-cell>
          <table:table-cell table:style-name="ce138" table:formula="of:=IFERROR([$'Sony A6400'.H10]/1000;&quot;&quot;)" office:value-type="float" office:value="18.7090739008419" calcext:value-type="float">
            <text:p>18.7091 us</text:p>
          </table:table-cell>
          <table:table-cell table:style-name="ce138" table:formula="of:=IFERROR([$'Sony A6400'.H11]/1000;&quot;&quot;)" office:value-type="float" office:value="6.93240901213172" calcext:value-type="float">
            <text:p>6.9324 us</text:p>
          </table:table-cell>
          <table:table-cell table:style-name="ce138" table:formula="of:=IFERROR([$'Sony A6400'.H12]/1000;&quot;&quot;)" office:value-type="float" office:value="12.0967741935484" calcext:value-type="float">
            <text:p>12.0968 us</text:p>
          </table:table-cell>
          <table:table-cell table:style-name="ce138" table:formula="of:=IFERROR([$'Sony A6400'.H13]/1000;&quot;&quot;)" office:value-type="float" office:value="12.1212121212121" calcext:value-type="float">
            <text:p>12.1212 us</text:p>
          </table:table-cell>
          <table:table-cell table:style-name="ce142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138" table:formula="of:=IFERROR([$'Sony A7R II'.H6]/1000;&quot;&quot;)" office:value-type="float" office:value="14.8534725010036" calcext:value-type="float">
            <text:p>14.8535 us</text:p>
          </table:table-cell>
          <table:table-cell table:style-name="ce138" table:number-columns-repeated="4"/>
          <table:table-cell table:style-name="ce138" table:formula="of:=IFERROR([$'Sony A7R II'.H12]/1000;&quot;&quot;)" office:value-type="float" office:value="14.3589743589744" calcext:value-type="float">
            <text:p>14.3590 us</text:p>
          </table:table-cell>
          <table:table-cell table:style-name="ce138" table:formula="of:=IFERROR([$'Sony A7R II'.H13]/1000;&quot;&quot;)" office:value-type="float" office:value="14.3884892086331" calcext:value-type="float">
            <text:p>14.3885 us</text:p>
          </table:table-cell>
          <table:table-cell table:style-name="ce138"/>
          <table:table-cell table:style-name="ce138" table:formula="of:=IFERROR([$'Sony A7R II'.H14]/1000;&quot;&quot;)" office:value-type="float" office:value="13.9026812313803" calcext:value-type="float">
            <text:p>13.9027 us</text:p>
          </table:table-cell>
          <table:table-cell table:style-name="ce138" table:formula="of:=IFERROR([$'Sony A7R II'.H15]/1000;&quot;&quot;)" office:value-type="float" office:value="13.9049826187717" calcext:value-type="float">
            <text:p>13.9050 us</text:p>
          </table:table-cell>
          <table:table-cell table:style-name="ce142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139" table:formula="of:=IFERROR([$'Sony A7R III'.H6]/1000;&quot;&quot;)" office:value-type="float" office:value="13.1418836699927" calcext:value-type="float">
            <text:p>13.1419 us</text:p>
          </table:table-cell>
          <table:table-cell table:style-name="ce139" table:number-columns-repeated="4"/>
          <table:table-cell table:style-name="ce139" table:formula="of:=IFERROR([$'Sony A7R III'.H14]/1000;&quot;&quot;)" office:value-type="float" office:value="7.19424460431655" calcext:value-type="float">
            <text:p>7.1942 us</text:p>
          </table:table-cell>
          <table:table-cell table:style-name="ce139" table:formula="of:=IFERROR([$'Sony A7R III'.H15]/1000;&quot;&quot;)" office:value-type="float" office:value="7.19054956343092" calcext:value-type="float">
            <text:p>7.1905 us</text:p>
          </table:table-cell>
          <table:table-cell table:style-name="ce139" table:formula="of:=IFERROR([$'Sony A7R III'.H16]/1000;&quot;&quot;)" office:value-type="float" office:value="6.94444444444444" calcext:value-type="float">
            <text:p>6.9444 us</text:p>
          </table:table-cell>
          <table:table-cell table:style-name="ce139" table:formula="of:=IFERROR([$'Sony A7R III'.H17]/1000;&quot;&quot;)" office:value-type="float" office:value="7.33496332518337" calcext:value-type="float">
            <text:p>7.3350 us</text:p>
          </table:table-cell>
          <table:table-cell table:style-name="ce139" table:formula="of:=IFERROR([$'Sony A7R III'.H18]/1000;&quot;&quot;)" office:value-type="float" office:value="7.35294117647059" calcext:value-type="float">
            <text:p>7.3529 us</text:p>
          </table:table-cell>
          <table:table-cell table:style-name="ce143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138" table:formula="of:=IFERROR([$'Sony A7R IV'.H6]/1000;&quot;&quot;)" office:value-type="float" office:value="15.8299412030755" calcext:value-type="float">
            <text:p>15.8299 us</text:p>
          </table:table-cell>
          <table:table-cell table:style-name="ce138" table:number-columns-repeated="4"/>
          <table:table-cell table:style-name="ce138" table:formula="of:=IFERROR([$'Sony A7R IV'.H12]/1000;&quot;&quot;)" office:value-type="float" office:value="11.6166505324298" calcext:value-type="float">
            <text:p>11.6167 us</text:p>
          </table:table-cell>
          <table:table-cell table:style-name="ce138" table:formula="of:=IFERROR([$'Sony A7R IV'.H13]/1000;&quot;&quot;)" office:value-type="float" office:value="14.7347740667976" calcext:value-type="float">
            <text:p>14.7348 us</text:p>
          </table:table-cell>
          <table:table-cell table:style-name="ce138" table:formula="of:=IFERROR([$'Sony A7R IV'.H14]/1000;&quot;&quot;)" office:value-type="float" office:value="6.76818950930626" calcext:value-type="float">
            <text:p>6.7682 us</text:p>
          </table:table-cell>
          <table:table-cell table:style-name="ce138" table:formula="of:=IFERROR([$'Sony A7R IV'.H15]/1000;&quot;&quot;)" office:value-type="float" office:value="12.0048019207683" calcext:value-type="float">
            <text:p>12.0048 us</text:p>
          </table:table-cell>
          <table:table-cell table:style-name="ce138" table:formula="of:=IFERROR([$'Sony A7R IV'.H16]/1000;&quot;&quot;)" office:value-type="float" office:value="11.9940029985007" calcext:value-type="float">
            <text:p>11.9940 us</text:p>
          </table:table-cell>
          <table:table-cell table:style-name="ce142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139" table:formula="of:=IFERROR([$'Sony A7R V'.H6]/1000;&quot;&quot;)" office:value-type="float" office:value="15.8601057340382" calcext:value-type="float">
            <text:p>15.8601 us</text:p>
          </table:table-cell>
          <table:table-cell table:style-name="ce139"/>
          <table:table-cell table:style-name="ce139" table:formula="of:=IFERROR([$'Sony A7R V'.H12]/1000;&quot;&quot;)" office:value-type="float" office:value="8.66801502455938" calcext:value-type="float">
            <text:p>8.6680 us</text:p>
          </table:table-cell>
          <table:table-cell table:style-name="ce139"/>
          <table:table-cell table:style-name="ce139" table:formula="of:=IFERROR([$'Sony A7R V'.H13]/1000;&quot;&quot;)" office:value-type="float" office:value="6.82128240109141" calcext:value-type="float">
            <text:p>6.8213 us</text:p>
          </table:table-cell>
          <table:table-cell table:style-name="ce139" table:formula="of:=IFERROR([$'Sony A7R V'.H14]/1000;&quot;&quot;)" office:value-type="float" office:value="8.45410628019324" calcext:value-type="float">
            <text:p>8.4541 us</text:p>
          </table:table-cell>
          <table:table-cell table:style-name="ce139" table:formula="of:=IFERROR([$'Sony A7R V'.H15]/1000;&quot;&quot;)" office:value-type="float" office:value="8.46262341325811" calcext:value-type="float">
            <text:p>8.4626 us</text:p>
          </table:table-cell>
          <table:table-cell table:style-name="ce139" table:formula="of:=IFERROR([$'Sony A7R V'.H16]/1000;&quot;&quot;)" office:value-type="float" office:value="6.75675675675676" calcext:value-type="float">
            <text:p>6.7568 us</text:p>
          </table:table-cell>
          <table:table-cell table:style-name="ce139" table:formula="of:=IFERROR([$'Sony A7R V'.H17]/1000;&quot;&quot;)" office:value-type="float" office:value="12.0481927710843" calcext:value-type="float">
            <text:p>12.0482 us</text:p>
          </table:table-cell>
          <table:table-cell table:style-name="ce139" table:formula="of:=IFERROR([$'Sony A7R V'.H18]/1000;&quot;&quot;)" office:value-type="float" office:value="12.0300751879699" calcext:value-type="float">
            <text:p>12.0301 us</text:p>
          </table:table-cell>
          <table:table-cell table:style-name="ce143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138" table:formula="of:=IFERROR([$'Sony A7S III'.H7]/1000;&quot;&quot;)" office:value-type="float" office:value="7.39827373612824" calcext:value-type="float">
            <text:p>7.3983 us</text:p>
          </table:table-cell>
          <table:table-cell table:style-name="ce138" table:number-columns-repeated="2"/>
          <table:table-cell table:style-name="ce138" table:formula="of:=IFERROR([$'Sony A7S III'.H26]/1000;&quot;&quot;)" office:value-type="float" office:value="3.55871886120996" calcext:value-type="float">
            <text:p>3.5587 us</text:p>
          </table:table-cell>
          <table:table-cell table:style-name="ce138" table:formula="of:=IFERROR([$'Sony A7S III'.H28]/1000;&quot;&quot;)" office:value-type="float" office:value="4.07608695652174" calcext:value-type="float">
            <text:p>4.0761 us</text:p>
          </table:table-cell>
          <table:table-cell table:style-name="ce138" table:formula="of:=IFERROR([$'Sony A7S III'.H30]/1000;&quot;&quot;)" office:value-type="float" office:value="4.08719346049046" calcext:value-type="float">
            <text:p>4.0872 us</text:p>
          </table:table-cell>
          <table:table-cell table:style-name="ce138" table:formula="of:=IFERROR([$'Sony A7S III'.H32]/1000;&quot;&quot;)" office:value-type="float" office:value="4.09276944065484" calcext:value-type="float">
            <text:p>4.0928 us</text:p>
          </table:table-cell>
          <table:table-cell table:style-name="ce138" table:formula="of:=IFERROR([$'Sony A7S III'.H34]/1000;&quot;&quot;)" office:value-type="float" office:value="7.05882352941176" calcext:value-type="float">
            <text:p>7.0588 us</text:p>
          </table:table-cell>
          <table:table-cell table:style-name="ce138" table:formula="of:=IFERROR([$'Sony A7S III'.H35]/1000;&quot;&quot;)" office:value-type="float" office:value="8.16326530612245" calcext:value-type="float">
            <text:p>8.1633 us</text:p>
          </table:table-cell>
          <table:table-cell table:style-name="ce138" table:formula="of:=IFERROR([$'Sony A7S III'.H37]/1000;&quot;&quot;)" office:value-type="float" office:value="8.17438692098093" calcext:value-type="float">
            <text:p>8.1744 us</text:p>
          </table:table-cell>
          <table:table-cell table:style-name="ce142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041" calcext:value-type="float">
            <text:p>2041</text:p>
          </table:table-cell>
          <table:table-cell table:style-name="ce111" table:formula="of:=IFERROR([.B6]/[.D6]*[.C6];&quot;&quot;)" office:value-type="float" office:value="39.1964723174914" calcext:value-type="float">
            <text:p>39.1965</text:p>
          </table:table-cell>
          <table:table-cell table:style-name="ce111" table:formula="of:=IFERROR([.E6]*(1000/[.$B$3]);&quot;&quot;)" office:value-type="float" office:value="78.3929446349829" calcext:value-type="float">
            <text:p>78.3929</text:p>
          </table:table-cell>
          <table:table-cell table:style-name="ce11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17" table:formula="of:=IFERROR([.F6]/[.B6]*1000000;&quot;&quot;)" office:value-type="float" office:value="19598.2361587457" calcext:value-type="float">
            <text:p>19598.2362</text:p>
          </table:table-cell>
          <table:table-cell table:style-name="ce132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1976" calcext:value-type="float">
            <text:p>1976</text:p>
          </table:table-cell>
          <table:table-cell table:style-name="ce111" table:formula="of:=IFERROR([.B7]/[.D7]*[.C7];&quot;&quot;)" office:value-type="float" office:value="16.3967611336032" calcext:value-type="float">
            <text:p>16.3968</text:p>
          </table:table-cell>
          <table:table-cell table:style-name="ce111" table:formula="of:=IFERROR([.E7]*(1000/[.$B$3]);&quot;&quot;)" office:value-type="float" office:value="32.7935222672065" calcext:value-type="float">
            <text:p>32.7935</text:p>
          </table:table-cell>
          <table:table-cell table:style-name="ce11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17" table:formula="of:=IFERROR([.F7]/[.B7]*1000000;&quot;&quot;)" office:value-type="float" office:value="15182.1862348178" calcext:value-type="float">
            <text:p>15182.18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8]/[.D8]*[.C8];&quot;&quot;)" office:value-type="float" office:value="6.71641791044776" calcext:value-type="float">
            <text:p>6.7164</text:p>
          </table:table-cell>
          <table:table-cell table:style-name="ce111" table:formula="of:=IFERROR([.E8]*(1000/[.$B$3]);&quot;&quot;)" office:value-type="float" office:value="13.4328358208955" calcext:value-type="float">
            <text:p>13.4328</text:p>
          </table:table-cell>
          <table:table-cell table:style-name="ce11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17" table:formula="of:=IFERROR([.F8]/[.B8]*1000000;&quot;&quot;)" office:value-type="float" office:value="12437.8109452736" calcext:value-type="float">
            <text:p>12437.81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6" calcext:value-type="float">
            <text:p>646</text:p>
          </table:table-cell>
          <table:table-cell table:style-name="ce111" table:formula="of:=IFERROR([.B9]/[.D9]*[.C9];&quot;&quot;)" office:value-type="float" office:value="6.68730650154799" calcext:value-type="float">
            <text:p>6.6873</text:p>
          </table:table-cell>
          <table:table-cell table:style-name="ce111" table:formula="of:=IFERROR([.E9]*(1000/[.$B$3]);&quot;&quot;)" office:value-type="float" office:value="13.374613003096" calcext:value-type="float">
            <text:p>13.3746</text:p>
          </table:table-cell>
          <table:table-cell table:style-name="ce11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17" table:formula="of:=IFERROR([.F9]/[.B9]*1000000;&quot;&quot;)" office:value-type="float" office:value="12383.9009287926" calcext:value-type="float">
            <text:p>12383.9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10]/[.D10]*[.C10];&quot;&quot;)" office:value-type="float" office:value="6.69975186104218" calcext:value-type="float">
            <text:p>6.6998</text:p>
          </table:table-cell>
          <table:table-cell table:style-name="ce111" table:formula="of:=IFERROR([.E10]*(1000/[.$B$3]);&quot;&quot;)" office:value-type="float" office:value="13.3995037220844" calcext:value-type="float">
            <text:p>13.3995</text:p>
          </table:table-cell>
          <table:table-cell table:style-name="ce11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17" table:formula="of:=IFERROR([.F10]/[.B10]*1000000;&quot;&quot;)" office:value-type="float" office:value="12406.9478908189" calcext:value-type="float">
            <text:p>12406.94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534" calcext:value-type="float">
            <text:p>534</text:p>
          </table:table-cell>
          <table:table-cell table:style-name="ce111" table:formula="of:=IFERROR([.B11]/[.D11]*[.C11];&quot;&quot;)" office:value-type="float" office:value="6.74157303370787" calcext:value-type="float">
            <text:p>6.7416</text:p>
          </table:table-cell>
          <table:table-cell table:style-name="ce111" table:formula="of:=IFERROR([.E11]*(1000/[.$B$3]);&quot;&quot;)" office:value-type="float" office:value="13.4831460674157" calcext:value-type="float">
            <text:p>13.4831</text:p>
          </table:table-cell>
          <table:table-cell table:style-name="ce11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17" table:formula="of:=IFERROR([.F11]/[.B11]*1000000;&quot;&quot;)" office:value-type="float" office:value="18726.5917602996" calcext:value-type="float">
            <text:p>18726.59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6]/[.D6]*[.C6];&quot;&quot;)" office:value-type="float" office:value="2.39664469742361" calcext:value-type="float">
            <text:p>2.3966</text:p>
          </table:table-cell>
          <table:table-cell table:style-name="ce111" table:formula="of:=IFERROR([.E6]*(1000/[.$B$3]);&quot;&quot;)" office:value-type="float" office:value="4.79328939484721" calcext:value-type="float">
            <text:p>4.7933</text:p>
          </table:table-cell>
          <table:table-cell table:style-name="ce112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17" table:formula="of:=IFERROR([.F6]/[.B6]*1000000;&quot;&quot;)" office:value-type="float" office:value="1198.3223487118" calcext:value-type="float">
            <text:p>1198.3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7]/[.D7]*[.C7];&quot;&quot;)" office:value-type="float" office:value="2.39808153477218" calcext:value-type="float">
            <text:p>2.3981</text:p>
          </table:table-cell>
          <table:table-cell table:style-name="ce111" table:formula="of:=IFERROR([.E7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17" table:formula="of:=IFERROR([.F7]/[.B7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.6x cro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8" calcext:value-type="float">
            <text:p>1678</text:p>
          </table:table-cell>
          <table:table-cell table:style-name="ce111" table:formula="of:=IFERROR([.B8]/[.D8]*[.C8];&quot;&quot;)" office:value-type="float" office:value="1.48748510131108" calcext:value-type="float">
            <text:p>1.4875</text:p>
          </table:table-cell>
          <table:table-cell table:style-name="ce111" table:formula="of:=IFERROR([.E8]*(1000/[.$B$3]);&quot;&quot;)" office:value-type="float" office:value="2.97497020262217" calcext:value-type="float">
            <text:p>2.9750</text:p>
          </table:table-cell>
          <table:table-cell table:style-name="ce112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17" table:formula="of:=IFERROR([.F8]/[.B8]*1000000;&quot;&quot;)" office:value-type="float" office:value="1191.89511323004" calcext:value-type="float">
            <text:p>1191.89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o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4" calcext:value-type="float">
            <text:p>1664</text:p>
          </table:table-cell>
          <table:table-cell table:style-name="ce111" table:formula="of:=IFERROR([.B9]/[.D9]*[.C9];&quot;&quot;)" office:value-type="float" office:value="2.40384615384615" calcext:value-type="float">
            <text:p>2.4038</text:p>
          </table:table-cell>
          <table:table-cell table:style-name="ce111" table:formula="of:=IFERROR([.E9]*(1000/[.$B$3]);&quot;&quot;)" office:value-type="float" office:value="4.80769230769231" calcext:value-type="float">
            <text:p>4.8077</text:p>
          </table:table-cell>
          <table:table-cell table:style-name="ce112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17" table:formula="of:=IFERROR([.F9]/[.B9]*1000000;&quot;&quot;)" office:value-type="float" office:value="1201.92307692308" calcext:value-type="float">
            <text:p>1201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6" calcext:value-type="float">
            <text:p>1666</text:p>
          </table:table-cell>
          <table:table-cell table:style-name="ce111" table:formula="of:=IFERROR([.B10]/[.D10]*[.C10];&quot;&quot;)" office:value-type="float" office:value="2.40096038415366" calcext:value-type="float">
            <text:p>2.4010</text:p>
          </table:table-cell>
          <table:table-cell table:style-name="ce111" table:formula="of:=IFERROR([.E10]*(1000/[.$B$3]);&quot;&quot;)" office:value-type="float" office:value="4.80192076830732" calcext:value-type="float">
            <text:p>4.8019</text:p>
          </table:table-cell>
          <table:table-cell table:style-name="ce112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17" table:formula="of:=IFERROR([.F10]/[.B10]*1000000;&quot;&quot;)" office:value-type="float" office:value="1200.48019207683" calcext:value-type="float">
            <text:p>1200.4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7" calcext:value-type="float">
            <text:p>1667</text:p>
          </table:table-cell>
          <table:table-cell table:style-name="ce111" table:formula="of:=IFERROR([.B11]/[.D11]*[.C11];&quot;&quot;)" office:value-type="float" office:value="2.3995200959808" calcext:value-type="float">
            <text:p>2.3995</text:p>
          </table:table-cell>
          <table:table-cell table:style-name="ce111" table:formula="of:=IFERROR([.E11]*(1000/[.$B$3]);&quot;&quot;)" office:value-type="float" office:value="4.79904019196161" calcext:value-type="float">
            <text:p>4.7990</text:p>
          </table:table-cell>
          <table:table-cell table:style-name="ce112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17" table:formula="of:=IFERROR([.F11]/[.B11]*1000000;&quot;&quot;)" office:value-type="float" office:value="1199.7600479904" calcext:value-type="float">
            <text:p>1199.76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0" calcext:value-type="float">
            <text:p>1670</text:p>
          </table:table-cell>
          <table:table-cell table:style-name="ce111" table:formula="of:=IFERROR([.B12]/[.D12]*[.C12];&quot;&quot;)" office:value-type="float" office:value="2.39520958083832" calcext:value-type="float">
            <text:p>2.3952</text:p>
          </table:table-cell>
          <table:table-cell table:style-name="ce111" table:formula="of:=IFERROR([.E12]*(1000/[.$B$3]);&quot;&quot;)" office:value-type="float" office:value="4.79041916167665" calcext:value-type="float">
            <text:p>4.7904</text:p>
          </table:table-cell>
          <table:table-cell table:style-name="ce112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17" table:formula="of:=IFERROR([.F12]/[.B12]*1000000;&quot;&quot;)" office:value-type="float" office:value="1197.60479041916" calcext:value-type="float">
            <text:p>1197.60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3]/[.D13]*[.C13];&quot;&quot;)" office:value-type="float" office:value="2.39808153477218" calcext:value-type="float">
            <text:p>2.3981</text:p>
          </table:table-cell>
          <table:table-cell table:style-name="ce111" table:formula="of:=IFERROR([.E13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17" table:formula="of:=IFERROR([.F13]/[.B13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4]/[.D14]*[.C14];&quot;&quot;)" office:value-type="float" office:value="2.39808153477218" calcext:value-type="float">
            <text:p>2.3981</text:p>
          </table:table-cell>
          <table:table-cell table:style-name="ce111" table:formula="of:=IFERROR([.E14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17" table:formula="of:=IFERROR([.F14]/[.B14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1956;2108;2024)" office:value-type="float" office:value="2029.33333333333" calcext:value-type="float">
            <text:p>2029.33333333333</text:p>
          </table:table-cell>
          <table:table-cell table:style-name="ce111" table:formula="of:=IFERROR([.B15]/[.D15]*[.C15];&quot;&quot;)" office:value-type="float" office:value="1.97109067017083" calcext:value-type="float">
            <text:p>1.9711</text:p>
          </table:table-cell>
          <table:table-cell table:style-name="ce111" table:formula="of:=IFERROR([.E15]*(1000/[.$B$3]);&quot;&quot;)" office:value-type="float" office:value="3.94218134034166" calcext:value-type="float">
            <text:p>3.9422</text:p>
          </table:table-cell>
          <table:table-cell table:style-name="ce112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17" table:formula="of:=IFERROR([.F15]/[.B15]*1000000;&quot;&quot;)" office:value-type="float" office:value="985.545335085414" calcext:value-type="float">
            <text:p>985.5453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2216;2196;2180)" office:value-type="float" office:value="2197.33333333333" calcext:value-type="float">
            <text:p>2197.33333333333</text:p>
          </table:table-cell>
          <table:table-cell table:style-name="ce111" table:formula="of:=IFERROR([.B16]/[.D16]*[.C16];&quot;&quot;)" office:value-type="float" office:value="1.82038834951456" calcext:value-type="float">
            <text:p>1.8204</text:p>
          </table:table-cell>
          <table:table-cell table:style-name="ce111" table:formula="of:=IFERROR([.E16]*(1000/[.$B$3]);&quot;&quot;)" office:value-type="float" office:value="3.64077669902913" calcext:value-type="float">
            <text:p>3.6408</text:p>
          </table:table-cell>
          <table:table-cell table:style-name="ce112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17" table:formula="of:=IFERROR([.F16]/[.B16]*1000000;&quot;&quot;)" office:value-type="float" office:value="910.194174757282" calcext:value-type="float">
            <text:p>910.1942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743" calcext:value-type="float">
            <text:p>1743</text:p>
          </table:table-cell>
          <table:table-cell table:style-name="ce111" table:formula="of:=IFERROR([.B17]/[.D17]*[.C17];&quot;&quot;)" office:value-type="float" office:value="3.71772805507745" calcext:value-type="float">
            <text:p>3.7177</text:p>
          </table:table-cell>
          <table:table-cell table:style-name="ce111" table:formula="of:=IFERROR([.E17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17" table:formula="of:=IFERROR([.F17]/[.B17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1" calcext:value-type="float">
            <text:p>1361</text:p>
          </table:table-cell>
          <table:table-cell table:style-name="ce111" table:formula="of:=IFERROR([.B18]/[.D18]*[.C18];&quot;&quot;)" office:value-type="float" office:value="4.76120499632623" calcext:value-type="float">
            <text:p>4.7612</text:p>
          </table:table-cell>
          <table:table-cell table:style-name="ce111" table:formula="of:=IFERROR([.E18]*(1000/[.$B$3]);&quot;&quot;)" office:value-type="float" office:value="9.52240999265246" calcext:value-type="float">
            <text:p>9.5224</text:p>
          </table:table-cell>
          <table:table-cell table:style-name="ce112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17" table:formula="of:=IFERROR([.F18]/[.B18]*1000000;&quot;&quot;)" office:value-type="float" office:value="4408.52314474651" calcext:value-type="float">
            <text:p>4408.5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9]/[.D19]*[.C19];&quot;&quot;)" office:value-type="float" office:value="4.7682119205298" calcext:value-type="float">
            <text:p>4.7682</text:p>
          </table:table-cell>
          <table:table-cell table:style-name="ce111" table:formula="of:=IFERROR([.E19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17" table:formula="of:=IFERROR([.F19]/[.B19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20]/[.D20]*[.C20];&quot;&quot;)" office:value-type="float" office:value="4.7682119205298" calcext:value-type="float">
            <text:p>4.7682</text:p>
          </table:table-cell>
          <table:table-cell table:style-name="ce111" table:formula="of:=IFERROR([.E20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17" table:formula="of:=IFERROR([.F20]/[.B20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62" calcext:value-type="float">
            <text:p>1162</text:p>
          </table:table-cell>
          <table:table-cell table:style-name="ce111" table:formula="of:=IFERROR([.B21]/[.D21]*[.C21];&quot;&quot;)" office:value-type="float" office:value="3.71772805507745" calcext:value-type="float">
            <text:p>3.7177</text:p>
          </table:table-cell>
          <table:table-cell table:style-name="ce111" table:formula="of:=IFERROR([.E21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17" table:formula="of:=IFERROR([.F21]/[.B21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22]/[.D22]*[.C22];&quot;&quot;)" office:value-type="float" office:value="4.79289940828402" calcext:value-type="float">
            <text:p>4.7929</text:p>
          </table:table-cell>
          <table:table-cell table:style-name="ce111" table:formula="of:=IFERROR([.E22]*(1000/[.$B$3]);&quot;&quot;)" office:value-type="float" office:value="9.58579881656805" calcext:value-type="float">
            <text:p>9.5858</text:p>
          </table:table-cell>
          <table:table-cell table:style-name="ce112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17" table:formula="of:=IFERROR([.F22]/[.B22]*1000000;&quot;&quot;)" office:value-type="float" office:value="4437.86982248521" calcext:value-type="float">
            <text:p>4437.86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0" calcext:value-type="float">
            <text:p>1360</text:p>
          </table:table-cell>
          <table:table-cell table:style-name="ce111" table:formula="of:=IFERROR([.B23]/[.D23]*[.C23];&quot;&quot;)" office:value-type="float" office:value="4.76470588235294" calcext:value-type="float">
            <text:p>4.7647</text:p>
          </table:table-cell>
          <table:table-cell table:style-name="ce111" table:formula="of:=IFERROR([.E23]*(1000/[.$B$3]);&quot;&quot;)" office:value-type="float" office:value="9.52941176470588" calcext:value-type="float">
            <text:p>9.5294</text:p>
          </table:table-cell>
          <table:table-cell table:style-name="ce112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17" table:formula="of:=IFERROR([.F23]/[.B23]*1000000;&quot;&quot;)" office:value-type="float" office:value="4411.76470588235" calcext:value-type="float">
            <text:p>4411.7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24]/[.D24]*[.C24];&quot;&quot;)" office:value-type="float" office:value="4.77172312223859" calcext:value-type="float">
            <text:p>4.7717</text:p>
          </table:table-cell>
          <table:table-cell table:style-name="ce111" table:formula="of:=IFERROR([.E24]*(1000/[.$B$3]);&quot;&quot;)" office:value-type="float" office:value="9.54344624447717" calcext:value-type="float">
            <text:p>9.5434</text:p>
          </table:table-cell>
          <table:table-cell table:style-name="ce112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17" table:formula="of:=IFERROR([.F24]/[.B24]*1000000;&quot;&quot;)" office:value-type="float" office:value="4418.26215022091" calcext:value-type="float">
            <text:p>4418.26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25]/[.D25]*[.C25];&quot;&quot;)" office:value-type="float" office:value="1.20401337792642" calcext:value-type="float">
            <text:p>1.2040</text:p>
          </table:table-cell>
          <table:table-cell table:style-name="ce111" table:formula="of:=IFERROR([.E25]*(1000/[.$B$3]);&quot;&quot;)" office:value-type="float" office:value="2.40802675585284" calcext:value-type="float">
            <text:p>2.4080</text:p>
          </table:table-cell>
          <table:table-cell table:style-name="ce112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17" table:formula="of:=IFERROR([.F25]/[.B25]*1000000;&quot;&quot;)" office:value-type="float" office:value="2229.65440356745" calcext:value-type="float">
            <text:p>222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26]/[.D26]*[.C26];&quot;&quot;)" office:value-type="float" office:value="1.18942731277533" calcext:value-type="float">
            <text:p>1.1894</text:p>
          </table:table-cell>
          <table:table-cell table:style-name="ce111" table:formula="of:=IFERROR([.E26]*(1000/[.$B$3]);&quot;&quot;)" office:value-type="float" office:value="2.37885462555066" calcext:value-type="float">
            <text:p>2.3789</text:p>
          </table:table-cell>
          <table:table-cell table:style-name="ce112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17" table:formula="of:=IFERROR([.F26]/[.B26]*1000000;&quot;&quot;)" office:value-type="float" office:value="2202.64317180617" calcext:value-type="float">
            <text:p>2202.64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7]/[.D27]*[.C27];&quot;&quot;)" office:value-type="float" office:value="1.20535714285714" calcext:value-type="float">
            <text:p>1.2054</text:p>
          </table:table-cell>
          <table:table-cell table:style-name="ce111" table:formula="of:=IFERROR([.E27]*(1000/[.$B$3]);&quot;&quot;)" office:value-type="float" office:value="2.41071428571429" calcext:value-type="float">
            <text:p>2.4107</text:p>
          </table:table-cell>
          <table:table-cell table:style-name="ce112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17" table:formula="of:=IFERROR([.F27]/[.B27]*1000000;&quot;&quot;)" office:value-type="float" office:value="2232.14285714286" calcext:value-type="float">
            <text:p>2232.14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8]/[.D28]*[.C28];&quot;&quot;)" office:value-type="float" office:value="1.20670391061453" calcext:value-type="float">
            <text:p>1.2067</text:p>
          </table:table-cell>
          <table:table-cell table:style-name="ce111" table:formula="of:=IFERROR([.E28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17" table:formula="of:=IFERROR([.F28]/[.B28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9]/[.D29]*[.C29];&quot;&quot;)" office:value-type="float" office:value="1.20670391061453" calcext:value-type="float">
            <text:p>1.2067</text:p>
          </table:table-cell>
          <table:table-cell table:style-name="ce111" table:formula="of:=IFERROR([.E29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17" table:formula="of:=IFERROR([.F29]/[.B29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6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52" calcext:value-type="float">
            <text:p>2652</text:p>
          </table:table-cell>
          <table:table-cell table:style-name="ce111" table:formula="of:=IFERROR([.B30]/[.D30]*[.C30];&quot;&quot;)" office:value-type="float" office:value="4.77224736048265" calcext:value-type="float">
            <text:p>4.7722</text:p>
          </table:table-cell>
          <table:table-cell table:style-name="ce111" table:formula="of:=IFERROR([.E30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17" table:formula="of:=IFERROR([.F30]/[.B30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3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92" calcext:value-type="float">
            <text:p>1992</text:p>
          </table:table-cell>
          <table:table-cell table:style-name="ce111" table:formula="of:=IFERROR([.B31]/[.D31]*[.C31];&quot;&quot;)" office:value-type="float" office:value="4.76506024096386" calcext:value-type="float">
            <text:p>4.7651</text:p>
          </table:table-cell>
          <table:table-cell table:style-name="ce111" table:formula="of:=IFERROR([.E31]*(1000/[.$B$3]);&quot;&quot;)" office:value-type="float" office:value="9.53012048192771" calcext:value-type="float">
            <text:p>9.5301</text:p>
          </table:table-cell>
          <table:table-cell table:style-name="ce112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17" table:formula="of:=IFERROR([.F31]/[.B31]*1000000;&quot;&quot;)" office:value-type="float" office:value="3012.04819277108" calcext:value-type="float">
            <text:p>3012.04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24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89" calcext:value-type="float">
            <text:p>1989</text:p>
          </table:table-cell>
          <table:table-cell table:style-name="ce111" table:formula="of:=IFERROR([.B32]/[.D32]*[.C32];&quot;&quot;)" office:value-type="float" office:value="4.77224736048265" calcext:value-type="float">
            <text:p>4.7722</text:p>
          </table:table-cell>
          <table:table-cell table:style-name="ce111" table:formula="of:=IFERROR([.E32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17" table:formula="of:=IFERROR([.F32]/[.B32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6]/[.D6]*[.C6];&quot;&quot;)" office:value-type="float" office:value="8.196" calcext:value-type="float">
            <text:p>8.1960</text:p>
          </table:table-cell>
          <table:table-cell table:style-name="ce111" table:formula="of:=IFERROR([.E6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17" table:formula="of:=IFERROR([.F6]/[.B6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7]/[.D7]*[.C7];&quot;&quot;)" office:value-type="float" office:value="8.196" calcext:value-type="float">
            <text:p>8.1960</text:p>
          </table:table-cell>
          <table:table-cell table:style-name="ce111" table:formula="of:=IFERROR([.E7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17" table:formula="of:=IFERROR([.F7]/[.B7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11" table:formula="of:=IFERROR([.B8]/[.D8]*[.C8];&quot;&quot;)" office:value-type="float" office:value="8.18664383561644" calcext:value-type="float">
            <text:p>8.1866</text:p>
          </table:table-cell>
          <table:table-cell table:style-name="ce111" table:formula="of:=IFERROR([.E8]*(1000/[.$B$3]);&quot;&quot;)" office:value-type="float" office:value="16.3732876712329" calcext:value-type="float">
            <text:p>16.3733</text:p>
          </table:table-cell>
          <table:table-cell table:style-name="ce11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17" table:formula="of:=IFERROR([.F8]/[.B8]*1000000;&quot;&quot;)" office:value-type="float" office:value="2996.57534246575" calcext:value-type="float">
            <text:p>2996.5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8" calcext:value-type="float">
            <text:p>4008</text:p>
          </table:table-cell>
          <table:table-cell table:style-name="ce111" table:formula="of:=IFERROR([.B9]/[.D9]*[.C9];&quot;&quot;)" office:value-type="float" office:value="8.17964071856287" calcext:value-type="float">
            <text:p>8.1796</text:p>
          </table:table-cell>
          <table:table-cell table:style-name="ce111" table:formula="of:=IFERROR([.E9]*(1000/[.$B$3]);&quot;&quot;)" office:value-type="float" office:value="16.3592814371257" calcext:value-type="float">
            <text:p>16.3593</text:p>
          </table:table-cell>
          <table:table-cell table:style-name="ce11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17" table:formula="of:=IFERROR([.F9]/[.B9]*1000000;&quot;&quot;)" office:value-type="float" office:value="2994.0119760479" calcext:value-type="float">
            <text:p>2994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2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1" calcext:value-type="float">
            <text:p>4001</text:p>
          </table:table-cell>
          <table:table-cell table:style-name="ce111" table:formula="of:=IFERROR([.B10]/[.D10]*[.C10];&quot;&quot;)" office:value-type="float" office:value="8.19395151212197" calcext:value-type="float">
            <text:p>8.1940</text:p>
          </table:table-cell>
          <table:table-cell table:style-name="ce111" table:formula="of:=IFERROR([.E10]*(1000/[.$B$3]);&quot;&quot;)" office:value-type="float" office:value="16.3879030242439" calcext:value-type="float">
            <text:p>16.3879</text:p>
          </table:table-cell>
          <table:table-cell table:style-name="ce11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17" table:formula="of:=IFERROR([.F10]/[.B10]*1000000;&quot;&quot;)" office:value-type="float" office:value="2999.25018745314" calcext:value-type="float">
            <text:p>2999.25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6" calcext:value-type="float">
            <text:p>4006</text:p>
          </table:table-cell>
          <table:table-cell table:style-name="ce111" table:formula="of:=IFERROR([.B11]/[.D11]*[.C11];&quot;&quot;)" office:value-type="float" office:value="8.18372441337993" calcext:value-type="float">
            <text:p>8.1837</text:p>
          </table:table-cell>
          <table:table-cell table:style-name="ce111" table:formula="of:=IFERROR([.E11]*(1000/[.$B$3]);&quot;&quot;)" office:value-type="float" office:value="16.3674488267599" calcext:value-type="float">
            <text:p>16.3674</text:p>
          </table:table-cell>
          <table:table-cell table:style-name="ce11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17" table:formula="of:=IFERROR([.F11]/[.B11]*1000000;&quot;&quot;)" office:value-type="float" office:value="2995.50673989016" calcext:value-type="float">
            <text:p>2995.50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71" calcext:value-type="float">
            <text:p>2771</text:p>
          </table:table-cell>
          <table:table-cell table:style-name="ce111" table:formula="of:=IFERROR([.B12]/[.D12]*[.C12];&quot;&quot;)" office:value-type="float" office:value="7.79501984843017" calcext:value-type="float">
            <text:p>7.7950</text:p>
          </table:table-cell>
          <table:table-cell table:style-name="ce111" table:formula="of:=IFERROR([.E12]*(1000/[.$B$3]);&quot;&quot;)" office:value-type="float" office:value="15.5900396968603" calcext:value-type="float">
            <text:p>15.5900</text:p>
          </table:table-cell>
          <table:table-cell table:style-name="ce11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17" table:formula="of:=IFERROR([.F12]/[.B12]*1000000;&quot;&quot;)" office:value-type="float" office:value="3608.80548538434" calcext:value-type="float">
            <text:p>3608.80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88" calcext:value-type="float">
            <text:p>2788</text:p>
          </table:table-cell>
          <table:table-cell table:style-name="ce111" table:formula="of:=IFERROR([.B13]/[.D13]*[.C13];&quot;&quot;)" office:value-type="float" office:value="7.74748923959828" calcext:value-type="float">
            <text:p>7.7475</text:p>
          </table:table-cell>
          <table:table-cell table:style-name="ce111" table:formula="of:=IFERROR([.E13]*(1000/[.$B$3]);&quot;&quot;)" office:value-type="float" office:value="15.4949784791966" calcext:value-type="float">
            <text:p>15.4950</text:p>
          </table:table-cell>
          <table:table-cell table:style-name="ce11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17" table:formula="of:=IFERROR([.F13]/[.B13]*1000000;&quot;&quot;)" office:value-type="float" office:value="3586.80057388809" calcext:value-type="float">
            <text:p>3586.8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1" calcext:value-type="float">
            <text:p>1671</text:p>
          </table:table-cell>
          <table:table-cell table:style-name="ce111" table:formula="of:=IFERROR([.B14]/[.D14]*[.C14];&quot;&quot;)" office:value-type="float" office:value="7.75583482944345" calcext:value-type="float">
            <text:p>7.7558</text:p>
          </table:table-cell>
          <table:table-cell table:style-name="ce111" table:formula="of:=IFERROR([.E14]*(1000/[.$B$3]);&quot;&quot;)" office:value-type="float" office:value="15.5116696588869" calcext:value-type="float">
            <text:p>15.5117</text:p>
          </table:table-cell>
          <table:table-cell table:style-name="ce11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17" table:formula="of:=IFERROR([.F14]/[.B14]*1000000;&quot;&quot;)" office:value-type="float" office:value="7181.32854578097" calcext:value-type="float">
            <text:p>7181.32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15]/[.D15]*[.C15];&quot;&quot;)" office:value-type="float" office:value="7.76512881965249" calcext:value-type="float">
            <text:p>7.7651</text:p>
          </table:table-cell>
          <table:table-cell table:style-name="ce111" table:formula="of:=IFERROR([.E15]*(1000/[.$B$3]);&quot;&quot;)" office:value-type="float" office:value="15.530257639305" calcext:value-type="float">
            <text:p>15.5303</text:p>
          </table:table-cell>
          <table:table-cell table:style-name="ce11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17" table:formula="of:=IFERROR([.F15]/[.B15]*1000000;&quot;&quot;)" office:value-type="float" office:value="7189.93409227082" calcext:value-type="float">
            <text:p>7189.9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2" calcext:value-type="float">
            <text:p>1102</text:p>
          </table:table-cell>
          <table:table-cell table:style-name="ce111" table:formula="of:=IFERROR([.B16]/[.D16]*[.C16];&quot;&quot;)" office:value-type="float" office:value="3.92014519056261" calcext:value-type="float">
            <text:p>3.9201</text:p>
          </table:table-cell>
          <table:table-cell table:style-name="ce111" table:formula="of:=IFERROR([.E16]*(1000/[.$B$3]);&quot;&quot;)" office:value-type="float" office:value="7.84029038112523" calcext:value-type="float">
            <text:p>7.8403</text:p>
          </table:table-cell>
          <table:table-cell table:style-name="ce11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17" table:formula="of:=IFERROR([.F16]/[.B16]*1000000;&quot;&quot;)" office:value-type="float" office:value="3629.76406533575" calcext:value-type="float">
            <text:p>3629.7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2" calcext:value-type="float">
            <text:p>1332</text:p>
          </table:table-cell>
          <table:table-cell table:style-name="ce111" table:formula="of:=IFERROR([.B17]/[.D17]*[.C17];&quot;&quot;)" office:value-type="float" office:value="4.86486486486487" calcext:value-type="float">
            <text:p>4.8649</text:p>
          </table:table-cell>
          <table:table-cell table:style-name="ce111" table:formula="of:=IFERROR([.E17]*(1000/[.$B$3]);&quot;&quot;)" office:value-type="float" office:value="9.72972972972973" calcext:value-type="float">
            <text:p>9.7297</text:p>
          </table:table-cell>
          <table:table-cell table:style-name="ce11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17" table:formula="of:=IFERROR([.F17]/[.B17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8]/[.D18]*[.C18];&quot;&quot;)" office:value-type="float" office:value="4.85393258426966" calcext:value-type="float">
            <text:p>4.8539</text:p>
          </table:table-cell>
          <table:table-cell table:style-name="ce111" table:formula="of:=IFERROR([.E18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17" table:formula="of:=IFERROR([.F18]/[.B18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9]/[.D19]*[.C19];&quot;&quot;)" office:value-type="float" office:value="4.85393258426966" calcext:value-type="float">
            <text:p>4.8539</text:p>
          </table:table-cell>
          <table:table-cell table:style-name="ce111" table:formula="of:=IFERROR([.E19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17" table:formula="of:=IFERROR([.F19]/[.B19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5" calcext:value-type="float">
            <text:p>555</text:p>
          </table:table-cell>
          <table:table-cell table:style-name="ce111" table:formula="of:=IFERROR([.B20]/[.D20]*[.C20];&quot;&quot;)" office:value-type="float" office:value="3.89189189189189" calcext:value-type="float">
            <text:p>3.8919</text:p>
          </table:table-cell>
          <table:table-cell table:style-name="ce111" table:formula="of:=IFERROR([.E20]*(1000/[.$B$3]);&quot;&quot;)" office:value-type="float" office:value="7.78378378378378" calcext:value-type="float">
            <text:p>7.7838</text:p>
          </table:table-cell>
          <table:table-cell table:style-name="ce11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17" table:formula="of:=IFERROR([.F20]/[.B20]*1000000;&quot;&quot;)" office:value-type="float" office:value="7207.20720720721" calcext:value-type="float">
            <text:p>7207.20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21]/[.D21]*[.C21];&quot;&quot;)" office:value-type="float" office:value="4.8575712143928" calcext:value-type="float">
            <text:p>4.8576</text:p>
          </table:table-cell>
          <table:table-cell table:style-name="ce111" table:formula="of:=IFERROR([.E21]*(1000/[.$B$3]);&quot;&quot;)" office:value-type="float" office:value="9.71514242878561" calcext:value-type="float">
            <text:p>9.7151</text:p>
          </table:table-cell>
          <table:table-cell table:style-name="ce11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17" table:formula="of:=IFERROR([.F21]/[.B21]*1000000;&quot;&quot;)" office:value-type="float" office:value="8995.50224887556" calcext:value-type="float">
            <text:p>8995.50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2]/[.D22]*[.C22];&quot;&quot;)" office:value-type="float" office:value="4.8502994011976" calcext:value-type="float">
            <text:p>4.8503</text:p>
          </table:table-cell>
          <table:table-cell table:style-name="ce111" table:formula="of:=IFERROR([.E22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17" table:formula="of:=IFERROR([.F22]/[.B22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3]/[.D23]*[.C23];&quot;&quot;)" office:value-type="float" office:value="4.8502994011976" calcext:value-type="float">
            <text:p>4.8503</text:p>
          </table:table-cell>
          <table:table-cell table:style-name="ce111" table:formula="of:=IFERROR([.E23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17" table:formula="of:=IFERROR([.F23]/[.B23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2" calcext:value-type="float">
            <text:p>3002</text:p>
          </table:table-cell>
          <table:table-cell table:style-name="ce111" table:formula="of:=IFERROR([.B6]/[.D6]*[.C6];&quot;&quot;)" office:value-type="float" office:value="9.72151898734177" calcext:value-type="float">
            <text:p>9.7215</text:p>
          </table:table-cell>
          <table:table-cell table:style-name="ce111" table:formula="of:=IFERROR([.E6]*(1000/[.$B$3]);&quot;&quot;)" office:value-type="float" office:value="19.4430379746835" calcext:value-type="float">
            <text:p>19.4430</text:p>
          </table:table-cell>
          <table:table-cell table:style-name="ce112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17" table:formula="of:=IFERROR([.F6]/[.B6]*1000000;&quot;&quot;)" office:value-type="float" office:value="5329.78014656896" calcext:value-type="float">
            <text:p>5329.78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3" calcext:value-type="float">
            <text:p>3003</text:p>
          </table:table-cell>
          <table:table-cell table:style-name="ce111" table:formula="of:=IFERROR([.B7]/[.D7]*[.C7];&quot;&quot;)" office:value-type="float" office:value="9.71828171828172" calcext:value-type="float">
            <text:p>9.7183</text:p>
          </table:table-cell>
          <table:table-cell table:style-name="ce111" table:formula="of:=IFERROR([.E7]*(1000/[.$B$3]);&quot;&quot;)" office:value-type="float" office:value="19.4365634365634" calcext:value-type="float">
            <text:p>19.4366</text:p>
          </table:table-cell>
          <table:table-cell table:style-name="ce112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17" table:formula="of:=IFERROR([.F7]/[.B7]*1000000;&quot;&quot;)" office:value-type="float" office:value="5328.00532800533" calcext:value-type="float">
            <text:p>5328.0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Un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8]/[.D8]*[.C8];&quot;&quot;)" office:value-type="float" office:value="9.728" calcext:value-type="float">
            <text:p>9.7280</text:p>
          </table:table-cell>
          <table:table-cell table:style-name="ce111" table:formula="of:=IFERROR([.E8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17" table:formula="of:=IFERROR([.F8]/[.B8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1" calcext:value-type="float">
            <text:p>3001</text:p>
          </table:table-cell>
          <table:table-cell table:style-name="ce111" table:formula="of:=IFERROR([.B9]/[.D9]*[.C9];&quot;&quot;)" office:value-type="float" office:value="9.72475841386205" calcext:value-type="float">
            <text:p>9.7248</text:p>
          </table:table-cell>
          <table:table-cell table:style-name="ce111" table:formula="of:=IFERROR([.E9]*(1000/[.$B$3]);&quot;&quot;)" office:value-type="float" office:value="19.4495168277241" calcext:value-type="float">
            <text:p>19.4495</text:p>
          </table:table-cell>
          <table:table-cell table:style-name="ce112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17" table:formula="of:=IFERROR([.F9]/[.B9]*1000000;&quot;&quot;)" office:value-type="float" office:value="5331.55614795068" calcext:value-type="float">
            <text:p>5331.55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5" calcext:value-type="float">
            <text:p>3005</text:p>
          </table:table-cell>
          <table:table-cell table:style-name="ce111" table:formula="of:=IFERROR([.B10]/[.D10]*[.C10];&quot;&quot;)" office:value-type="float" office:value="9.71181364392679" calcext:value-type="float">
            <text:p>9.7118</text:p>
          </table:table-cell>
          <table:table-cell table:style-name="ce111" table:formula="of:=IFERROR([.E10]*(1000/[.$B$3]);&quot;&quot;)" office:value-type="float" office:value="19.4236272878536" calcext:value-type="float">
            <text:p>19.4236</text:p>
          </table:table-cell>
          <table:table-cell table:style-name="ce112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17" table:formula="of:=IFERROR([.F10]/[.B10]*1000000;&quot;&quot;)" office:value-type="float" office:value="5324.45923460899" calcext:value-type="float">
            <text:p>5324.4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11]/[.D11]*[.C11];&quot;&quot;)" office:value-type="float" office:value="9.728" calcext:value-type="float">
            <text:p>9.7280</text:p>
          </table:table-cell>
          <table:table-cell table:style-name="ce111" table:formula="of:=IFERROR([.E11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17" table:formula="of:=IFERROR([.F11]/[.B11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998" calcext:value-type="float">
            <text:p>2998</text:p>
          </table:table-cell>
          <table:table-cell table:style-name="ce111" table:formula="of:=IFERROR([.B12]/[.D12]*[.C12];&quot;&quot;)" office:value-type="float" office:value="9.73448965977318" calcext:value-type="float">
            <text:p>9.7345</text:p>
          </table:table-cell>
          <table:table-cell table:style-name="ce111" table:formula="of:=IFERROR([.E12]*(1000/[.$B$3]);&quot;&quot;)" office:value-type="float" office:value="19.4689793195464" calcext:value-type="float">
            <text:p>19.4690</text:p>
          </table:table-cell>
          <table:table-cell table:style-name="ce112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17" table:formula="of:=IFERROR([.F12]/[.B12]*1000000;&quot;&quot;)" office:value-type="float" office:value="5336.89126084056" calcext:value-type="float">
            <text:p>5336.8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13]/[.D13]*[.C13];&quot;&quot;)" office:value-type="float" office:value="7.7511961722488" calcext:value-type="float">
            <text:p>7.7512</text:p>
          </table:table-cell>
          <table:table-cell table:style-name="ce111" table:formula="of:=IFERROR([.E13]*(1000/[.$B$3]);&quot;&quot;)" office:value-type="float" office:value="15.5023923444976" calcext:value-type="float">
            <text:p>15.5024</text:p>
          </table:table-cell>
          <table:table-cell table:style-name="ce112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17" table:formula="of:=IFERROR([.F13]/[.B13]*1000000;&quot;&quot;)" office:value-type="float" office:value="7177.03349282297" calcext:value-type="float">
            <text:p>7177.03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14]/[.D14]*[.C14];&quot;&quot;)" office:value-type="float" office:value="15.1948051948052" calcext:value-type="float">
            <text:p>15.1948</text:p>
          </table:table-cell>
          <table:table-cell table:style-name="ce111" table:formula="of:=IFERROR([.E14]*(1000/[.$B$3]);&quot;&quot;)" office:value-type="float" office:value="30.3896103896104" calcext:value-type="float">
            <text:p>30.3896</text:p>
          </table:table-cell>
          <table:table-cell table:style-name="ce112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17" table:formula="of:=IFERROR([.F14]/[.B14]*1000000;&quot;&quot;)" office:value-type="float" office:value="14069.2640692641" calcext:value-type="float">
            <text:p>14069.2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2" calcext:value-type="float">
            <text:p>1842</text:p>
          </table:table-cell>
          <table:table-cell table:style-name="ce111" table:formula="of:=IFERROR([.B15]/[.D15]*[.C15];&quot;&quot;)" office:value-type="float" office:value="15.2442996742671" calcext:value-type="float">
            <text:p>15.2443</text:p>
          </table:table-cell>
          <table:table-cell table:style-name="ce111" table:formula="of:=IFERROR([.E15]*(1000/[.$B$3]);&quot;&quot;)" office:value-type="float" office:value="30.4885993485342" calcext:value-type="float">
            <text:p>30.4886</text:p>
          </table:table-cell>
          <table:table-cell table:style-name="ce112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17" table:formula="of:=IFERROR([.F15]/[.B15]*1000000;&quot;&quot;)" office:value-type="float" office:value="14115.0922909881" calcext:value-type="float">
            <text:p>14115.0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6]/[.D16]*[.C16];&quot;&quot;)" office:value-type="float" office:value="3.42313787638669" calcext:value-type="float">
            <text:p>3.4231</text:p>
          </table:table-cell>
          <table:table-cell table:style-name="ce111" table:formula="of:=IFERROR([.E16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17" table:formula="of:=IFERROR([.F16]/[.B16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7]/[.D17]*[.C17];&quot;&quot;)" office:value-type="float" office:value="5.42713567839196" calcext:value-type="float">
            <text:p>5.4271</text:p>
          </table:table-cell>
          <table:table-cell table:style-name="ce111" table:formula="of:=IFERROR([.E17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17" table:formula="of:=IFERROR([.F17]/[.B17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8" calcext:value-type="float">
            <text:p>798</text:p>
          </table:table-cell>
          <table:table-cell table:style-name="ce111" table:formula="of:=IFERROR([.B18]/[.D18]*[.C18];&quot;&quot;)" office:value-type="float" office:value="5.41353383458647" calcext:value-type="float">
            <text:p>5.4135</text:p>
          </table:table-cell>
          <table:table-cell table:style-name="ce111" table:formula="of:=IFERROR([.E18]*(1000/[.$B$3]);&quot;&quot;)" office:value-type="float" office:value="10.8270676691729" calcext:value-type="float">
            <text:p>10.8271</text:p>
          </table:table-cell>
          <table:table-cell table:style-name="ce112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17" table:formula="of:=IFERROR([.F18]/[.B18]*1000000;&quot;&quot;)" office:value-type="float" office:value="10025.0626566416" calcext:value-type="float">
            <text:p>10025.06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9]/[.D19]*[.C19];&quot;&quot;)" office:value-type="float" office:value="5.42713567839196" calcext:value-type="float">
            <text:p>5.4271</text:p>
          </table:table-cell>
          <table:table-cell table:style-name="ce111" table:formula="of:=IFERROR([.E19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17" table:formula="of:=IFERROR([.F19]/[.B19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8" calcext:value-type="float">
            <text:p>3258</text:p>
          </table:table-cell>
          <table:table-cell table:style-name="ce111" table:formula="of:=IFERROR([.B6]/[.D6]*[.C6];&quot;&quot;)" office:value-type="float" office:value="7.36648250460405" calcext:value-type="float">
            <text:p>7.3665</text:p>
          </table:table-cell>
          <table:table-cell table:style-name="ce111" table:formula="of:=IFERROR([.E6]*(1000/[.$B$3]);&quot;&quot;)" office:value-type="float" office:value="14.7329650092081" calcext:value-type="float">
            <text:p>14.7330</text:p>
          </table:table-cell>
          <table:table-cell table:style-name="ce112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17" table:formula="of:=IFERROR([.F6]/[.B6]*1000000;&quot;&quot;)" office:value-type="float" office:value="3683.24125230203" calcext:value-type="float">
            <text:p>3683.2413</text:p>
          </table:table-cell>
          <table:table-cell table:style-name="ce132" office:value-type="string" calcext:value-type="string" table:number-columns-spanned="9" table:number-rows-spanned="1">
            <text:p>Note: The R6 II’s electronic shutter is 12-bits for all mod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7]/[.D7]*[.C7];&quot;&quot;)" office:value-type="float" office:value="7.35068912710567" calcext:value-type="float">
            <text:p>7.3507</text:p>
          </table:table-cell>
          <table:table-cell table:style-name="ce111" table:formula="of:=IFERROR([.E7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17" table:formula="of:=IFERROR([.F7]/[.B7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3" calcext:value-type="float">
            <text:p>3263</text:p>
          </table:table-cell>
          <table:table-cell table:style-name="ce111" table:formula="of:=IFERROR([.B8]/[.D8]*[.C8];&quot;&quot;)" office:value-type="float" office:value="7.35519460619062" calcext:value-type="float">
            <text:p>7.3552</text:p>
          </table:table-cell>
          <table:table-cell table:style-name="ce111" table:formula="of:=IFERROR([.E8]*(1000/[.$B$3]);&quot;&quot;)" office:value-type="float" office:value="14.7103892123812" calcext:value-type="float">
            <text:p>14.7104</text:p>
          </table:table-cell>
          <table:table-cell table:style-name="ce112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17" table:formula="of:=IFERROR([.F8]/[.B8]*1000000;&quot;&quot;)" office:value-type="float" office:value="3677.59730309531" calcext:value-type="float">
            <text:p>3677.5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9]/[.D9]*[.C9];&quot;&quot;)" office:value-type="float" office:value="7.35068912710567" calcext:value-type="float">
            <text:p>7.3507</text:p>
          </table:table-cell>
          <table:table-cell table:style-name="ce111" table:formula="of:=IFERROR([.E9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17" table:formula="of:=IFERROR([.F9]/[.B9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7" calcext:value-type="float">
            <text:p>3257</text:p>
          </table:table-cell>
          <table:table-cell table:style-name="ce111" table:formula="of:=IFERROR([.B10]/[.D10]*[.C10];&quot;&quot;)" office:value-type="float" office:value="7.36874424316856" calcext:value-type="float">
            <text:p>7.3687</text:p>
          </table:table-cell>
          <table:table-cell table:style-name="ce111" table:formula="of:=IFERROR([.E10]*(1000/[.$B$3]);&quot;&quot;)" office:value-type="float" office:value="14.7374884863371" calcext:value-type="float">
            <text:p>14.7375</text:p>
          </table:table-cell>
          <table:table-cell table:style-name="ce112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17" table:formula="of:=IFERROR([.F10]/[.B10]*1000000;&quot;&quot;)" office:value-type="float" office:value="3684.37212158428" calcext:value-type="float">
            <text:p>3684.3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64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45" calcext:value-type="float">
            <text:p>3245</text:p>
          </table:table-cell>
          <table:table-cell table:style-name="ce111" table:formula="of:=IFERROR([.B11]/[.D11]*[.C11];&quot;&quot;)" office:value-type="float" office:value="7.3959938366718" calcext:value-type="float">
            <text:p>7.3960</text:p>
          </table:table-cell>
          <table:table-cell table:style-name="ce111" table:formula="of:=IFERROR([.E11]*(1000/[.$B$3]);&quot;&quot;)" office:value-type="float" office:value="14.7919876733436" calcext:value-type="float">
            <text:p>14.7920</text:p>
          </table:table-cell>
          <table:table-cell table:style-name="ce112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17" table:formula="of:=IFERROR([.F11]/[.B11]*1000000;&quot;&quot;)" office:value-type="float" office:value="3697.9969183359" calcext:value-type="float">
            <text:p>3697.99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4" calcext:value-type="float">
            <text:p>3254</text:p>
          </table:table-cell>
          <table:table-cell table:style-name="ce111" table:formula="of:=IFERROR([.B12]/[.D12]*[.C12];&quot;&quot;)" office:value-type="float" office:value="7.37553779963122" calcext:value-type="float">
            <text:p>7.3755</text:p>
          </table:table-cell>
          <table:table-cell table:style-name="ce111" table:formula="of:=IFERROR([.E12]*(1000/[.$B$3]);&quot;&quot;)" office:value-type="float" office:value="14.7510755992624" calcext:value-type="float">
            <text:p>14.7511</text:p>
          </table:table-cell>
          <table:table-cell table:style-name="ce112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17" table:formula="of:=IFERROR([.F12]/[.B12]*1000000;&quot;&quot;)" office:value-type="float" office:value="3687.76889981561" calcext:value-type="float">
            <text:p>3687.7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3]/[.D13]*[.C13];&quot;&quot;)" office:value-type="float" office:value="7.44399770246985" calcext:value-type="float">
            <text:p>7.4440</text:p>
          </table:table-cell>
          <table:table-cell table:style-name="ce111" table:formula="of:=IFERROR([.E13]*(1000/[.$B$3]);&quot;&quot;)" office:value-type="float" office:value="14.8879954049397" calcext:value-type="float">
            <text:p>14.8880</text:p>
          </table:table-cell>
          <table:table-cell table:style-name="ce112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17" table:formula="of:=IFERROR([.F13]/[.B13]*1000000;&quot;&quot;)" office:value-type="float" office:value="6892.59046524986" calcext:value-type="float">
            <text:p>6892.59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7" calcext:value-type="float">
            <text:p>1817</text:p>
          </table:table-cell>
          <table:table-cell table:style-name="ce111" table:formula="of:=IFERROR([.B14]/[.D14]*[.C14];&quot;&quot;)" office:value-type="float" office:value="8.32140891579527" calcext:value-type="float">
            <text:p>8.3214</text:p>
          </table:table-cell>
          <table:table-cell table:style-name="ce111" table:formula="of:=IFERROR([.E14]*(1000/[.$B$3]);&quot;&quot;)" office:value-type="float" office:value="16.6428178315905" calcext:value-type="float">
            <text:p>16.6428</text:p>
          </table:table-cell>
          <table:table-cell table:style-name="ce112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17" table:formula="of:=IFERROR([.F14]/[.B14]*1000000;&quot;&quot;)" office:value-type="float" office:value="7705.00825536599" calcext:value-type="float">
            <text:p>7705.00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8" calcext:value-type="float">
            <text:p>1818</text:p>
          </table:table-cell>
          <table:table-cell table:style-name="ce111" table:formula="of:=IFERROR([.B15]/[.D15]*[.C15];&quot;&quot;)" office:value-type="float" office:value="8.31683168316832" calcext:value-type="float">
            <text:p>8.3168</text:p>
          </table:table-cell>
          <table:table-cell table:style-name="ce111" table:formula="of:=IFERROR([.E15]*(1000/[.$B$3]);&quot;&quot;)" office:value-type="float" office:value="16.6336633663366" calcext:value-type="float">
            <text:p>16.6337</text:p>
          </table:table-cell>
          <table:table-cell table:style-name="ce112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17" table:formula="of:=IFERROR([.F15]/[.B15]*1000000;&quot;&quot;)" office:value-type="float" office:value="7700.7700770077" calcext:value-type="float">
            <text:p>7700.77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16]/[.D16]*[.C16];&quot;&quot;)" office:value-type="float" office:value="3.12590448625181" calcext:value-type="float">
            <text:p>3.1259</text:p>
          </table:table-cell>
          <table:table-cell table:style-name="ce111" table:formula="of:=IFERROR([.E16]*(1000/[.$B$3]);&quot;&quot;)" office:value-type="float" office:value="6.25180897250362" calcext:value-type="float">
            <text:p>6.2518</text:p>
          </table:table-cell>
          <table:table-cell table:style-name="ce112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17" table:formula="of:=IFERROR([.F16]/[.B16]*1000000;&quot;&quot;)" office:value-type="float" office:value="5788.71201157742" calcext:value-type="float">
            <text:p>5788.7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7]/[.D17]*[.C17];&quot;&quot;)" office:value-type="float" office:value="3.11688311688312" calcext:value-type="float">
            <text:p>3.1169</text:p>
          </table:table-cell>
          <table:table-cell table:style-name="ce111" table:formula="of:=IFERROR([.E17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17" table:formula="of:=IFERROR([.F17]/[.B17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19]/[.D19]*[.C19];&quot;&quot;)" office:value-type="float" office:value="3.12138728323699" calcext:value-type="float">
            <text:p>3.1214</text:p>
          </table:table-cell>
          <table:table-cell table:style-name="ce111" table:formula="of:=IFERROR([.E19]*(1000/[.$B$3]);&quot;&quot;)" office:value-type="float" office:value="6.24277456647399" calcext:value-type="float">
            <text:p>6.2428</text:p>
          </table:table-cell>
          <table:table-cell table:style-name="ce112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17" table:formula="of:=IFERROR([.F19]/[.B19]*1000000;&quot;&quot;)" office:value-type="float" office:value="5780.34682080925" calcext:value-type="float">
            <text:p>5780.3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6]/[.D6]*[.C6];&quot;&quot;)" office:value-type="float" office:value="14.848" calcext:value-type="float">
            <text:p>14.8480</text:p>
          </table:table-cell>
          <table:table-cell table:style-name="ce111" table:formula="of:=IFERROR([.E6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17" table:formula="of:=IFERROR([.F6]/[.B6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7]/[.D7]*[.C7];&quot;&quot;)" office:value-type="float" office:value="14.848" calcext:value-type="float">
            <text:p>14.8480</text:p>
          </table:table-cell>
          <table:table-cell table:style-name="ce111" table:formula="of:=IFERROR([.E7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17" table:formula="of:=IFERROR([.F7]/[.B7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9" calcext:value-type="float">
            <text:p>3749</text:p>
          </table:table-cell>
          <table:table-cell table:style-name="ce111" table:formula="of:=IFERROR([.B8]/[.D8]*[.C8];&quot;&quot;)" office:value-type="float" office:value="14.8519605228061" calcext:value-type="float">
            <text:p>14.8520</text:p>
          </table:table-cell>
          <table:table-cell table:style-name="ce111" table:formula="of:=IFERROR([.E8]*(1000/[.$B$3]);&quot;&quot;)" office:value-type="float" office:value="29.7039210456122" calcext:value-type="float">
            <text:p>29.7039</text:p>
          </table:table-cell>
          <table:table-cell table:style-name="ce11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17" table:formula="of:=IFERROR([.F8]/[.B8]*1000000;&quot;&quot;)" office:value-type="float" office:value="6401.70712189917" calcext:value-type="float">
            <text:p>6401.70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4058" calcext:value-type="float">
            <text:p>4058</text:p>
          </table:table-cell>
          <table:table-cell table:style-name="ce111" table:formula="of:=IFERROR([.B9]/[.D9]*[.C9];&quot;&quot;)" office:value-type="float" office:value="14.8644652538196" calcext:value-type="float">
            <text:p>14.8645</text:p>
          </table:table-cell>
          <table:table-cell table:style-name="ce111" table:formula="of:=IFERROR([.E9]*(1000/[.$B$3]);&quot;&quot;)" office:value-type="float" office:value="29.7289305076392" calcext:value-type="float">
            <text:p>29.7289</text:p>
          </table:table-cell>
          <table:table-cell table:style-name="ce11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17" table:formula="of:=IFERROR([.F9]/[.B9]*1000000;&quot;&quot;)" office:value-type="float" office:value="6407.09709216363" calcext:value-type="float">
            <text:p>6407.09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320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8" calcext:value-type="float">
            <text:p>3748</text:p>
          </table:table-cell>
          <table:table-cell table:style-name="ce111" table:formula="of:=IFERROR([.B10]/[.D10]*[.C10];&quot;&quot;)" office:value-type="float" office:value="14.8559231590181" calcext:value-type="float">
            <text:p>14.8559</text:p>
          </table:table-cell>
          <table:table-cell table:style-name="ce111" table:formula="of:=IFERROR([.E10]*(1000/[.$B$3]);&quot;&quot;)" office:value-type="float" office:value="29.7118463180363" calcext:value-type="float">
            <text:p>29.7118</text:p>
          </table:table-cell>
          <table:table-cell table:style-name="ce11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17" table:formula="of:=IFERROR([.F10]/[.B10]*1000000;&quot;&quot;)" office:value-type="float" office:value="6403.4151547492" calcext:value-type="float">
            <text:p>6403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6" calcext:value-type="float">
            <text:p>3746</text:p>
          </table:table-cell>
          <table:table-cell table:style-name="ce111" table:formula="of:=IFERROR([.B11]/[.D11]*[.C11];&quot;&quot;)" office:value-type="float" office:value="14.8638547784303" calcext:value-type="float">
            <text:p>14.8639</text:p>
          </table:table-cell>
          <table:table-cell table:style-name="ce111" table:formula="of:=IFERROR([.E11]*(1000/[.$B$3]);&quot;&quot;)" office:value-type="float" office:value="29.7277095568606" calcext:value-type="float">
            <text:p>29.7277</text:p>
          </table:table-cell>
          <table:table-cell table:style-name="ce11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17" table:formula="of:=IFERROR([.F11]/[.B11]*1000000;&quot;&quot;)" office:value-type="float" office:value="6406.83395621997" calcext:value-type="float">
            <text:p>6406.83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2]/[.D12]*[.C12];&quot;&quot;)" office:value-type="float" office:value="13.4846765039728" calcext:value-type="float">
            <text:p>13.4847</text:p>
          </table:table-cell>
          <table:table-cell table:style-name="ce111" table:formula="of:=IFERROR([.E12]*(1000/[.$B$3]);&quot;&quot;)" office:value-type="float" office:value="26.9693530079455" calcext:value-type="float">
            <text:p>26.9694</text:p>
          </table:table-cell>
          <table:table-cell table:style-name="ce11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17" table:formula="of:=IFERROR([.F12]/[.B12]*1000000;&quot;&quot;)" office:value-type="float" office:value="12485.8115777526" calcext:value-type="float">
            <text:p>12485.81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3" calcext:value-type="float">
            <text:p>1763</text:p>
          </table:table-cell>
          <table:table-cell table:style-name="ce111" table:formula="of:=IFERROR([.B13]/[.D13]*[.C13];&quot;&quot;)" office:value-type="float" office:value="13.4770277935338" calcext:value-type="float">
            <text:p>13.4770</text:p>
          </table:table-cell>
          <table:table-cell table:style-name="ce111" table:formula="of:=IFERROR([.E13]*(1000/[.$B$3]);&quot;&quot;)" office:value-type="float" office:value="26.9540555870675" calcext:value-type="float">
            <text:p>26.9541</text:p>
          </table:table-cell>
          <table:table-cell table:style-name="ce11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17" table:formula="of:=IFERROR([.F13]/[.B13]*1000000;&quot;&quot;)" office:value-type="float" office:value="12478.7294384572" calcext:value-type="float">
            <text:p>12478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598" calcext:value-type="float">
            <text:p>1598</text:p>
          </table:table-cell>
          <table:table-cell table:style-name="ce111" table:formula="of:=IFERROR([.B14]/[.D14]*[.C14];&quot;&quot;)" office:value-type="float" office:value="6.75844806007509" calcext:value-type="float">
            <text:p>6.7584</text:p>
          </table:table-cell>
          <table:table-cell table:style-name="ce111" table:formula="of:=IFERROR([.E14]*(1000/[.$B$3]);&quot;&quot;)" office:value-type="float" office:value="13.5168961201502" calcext:value-type="float">
            <text:p>13.5169</text:p>
          </table:table-cell>
          <table:table-cell table:style-name="ce11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17" table:formula="of:=IFERROR([.F14]/[.B14]*1000000;&quot;&quot;)" office:value-type="float" office:value="6257.82227784731" calcext:value-type="float">
            <text:p>6257.8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1" calcext:value-type="float">
            <text:p>1601</text:p>
          </table:table-cell>
          <table:table-cell table:style-name="ce111" table:formula="of:=IFERROR([.B15]/[.D15]*[.C15];&quot;&quot;)" office:value-type="float" office:value="6.74578388507183" calcext:value-type="float">
            <text:p>6.7458</text:p>
          </table:table-cell>
          <table:table-cell table:style-name="ce111" table:formula="of:=IFERROR([.E15]*(1000/[.$B$3]);&quot;&quot;)" office:value-type="float" office:value="13.4915677701437" calcext:value-type="float">
            <text:p>13.4916</text:p>
          </table:table-cell>
          <table:table-cell table:style-name="ce11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17" table:formula="of:=IFERROR([.F15]/[.B15]*1000000;&quot;&quot;)" office:value-type="float" office:value="6246.09618988132" calcext:value-type="float">
            <text:p>6246.09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7" calcext:value-type="float">
            <text:p>1607</text:p>
          </table:table-cell>
          <table:table-cell table:style-name="ce111" table:formula="of:=IFERROR([.B16]/[.D16]*[.C16];&quot;&quot;)" office:value-type="float" office:value="6.72059738643435" calcext:value-type="float">
            <text:p>6.7206</text:p>
          </table:table-cell>
          <table:table-cell table:style-name="ce111" table:formula="of:=IFERROR([.E16]*(1000/[.$B$3]);&quot;&quot;)" office:value-type="float" office:value="13.4411947728687" calcext:value-type="float">
            <text:p>13.4412</text:p>
          </table:table-cell>
          <table:table-cell table:style-name="ce11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17" table:formula="of:=IFERROR([.F16]/[.B16]*1000000;&quot;&quot;)" office:value-type="float" office:value="6222.77535780958" calcext:value-type="float">
            <text:p>6222.77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7]/[.D17]*[.C17];&quot;&quot;)" office:value-type="float" office:value="3.56435643564356" calcext:value-type="float">
            <text:p>3.5644</text:p>
          </table:table-cell>
          <table:table-cell table:style-name="ce111" table:formula="of:=IFERROR([.E17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17" table:formula="of:=IFERROR([.F17]/[.B17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5.94222833562586" calcext:value-type="float">
            <text:p>5.9422</text:p>
          </table:table-cell>
          <table:table-cell table:style-name="ce111" table:formula="of:=IFERROR([.E18]*(1000/[.$B$3]);&quot;&quot;)" office:value-type="float" office:value="11.8844566712517" calcext:value-type="float">
            <text:p>11.8845</text:p>
          </table:table-cell>
          <table:table-cell table:style-name="ce11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17" table:formula="of:=IFERROR([.F18]/[.B18]*1000000;&quot;&quot;)" office:value-type="float" office:value="11004.1265474553" calcext:value-type="float">
            <text:p>11004.12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19" calcext:value-type="float">
            <text:p>719</text:p>
          </table:table-cell>
          <table:table-cell table:style-name="ce111" table:formula="of:=IFERROR([.B19]/[.D19]*[.C19];&quot;&quot;)" office:value-type="float" office:value="6.00834492350487" calcext:value-type="float">
            <text:p>6.0083</text:p>
          </table:table-cell>
          <table:table-cell table:style-name="ce111" table:formula="of:=IFERROR([.E19]*(1000/[.$B$3]);&quot;&quot;)" office:value-type="float" office:value="12.0166898470097" calcext:value-type="float">
            <text:p>12.0167</text:p>
          </table:table-cell>
          <table:table-cell table:style-name="ce11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17" table:formula="of:=IFERROR([.F19]/[.B19]*1000000;&quot;&quot;)" office:value-type="float" office:value="11126.5646731572" calcext:value-type="float">
            <text:p>11126.5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20]/[.D20]*[.C20];&quot;&quot;)" office:value-type="float" office:value="5.97345132743363" calcext:value-type="float">
            <text:p>5.9735</text:p>
          </table:table-cell>
          <table:table-cell table:style-name="ce111" table:formula="of:=IFERROR([.E20]*(1000/[.$B$3]);&quot;&quot;)" office:value-type="float" office:value="11.9469026548673" calcext:value-type="float">
            <text:p>11.9469</text:p>
          </table:table-cell>
          <table:table-cell table:style-name="ce11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17" table:formula="of:=IFERROR([.F20]/[.B20]*1000000;&quot;&quot;)" office:value-type="float" office:value="11061.9469026549" calcext:value-type="float">
            <text:p>11061.94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6]/[.D6]*[.C6];&quot;&quot;)" office:value-type="float" office:value="7.37735153080044" calcext:value-type="float">
            <text:p>7.3774</text:p>
          </table:table-cell>
          <table:table-cell table:style-name="ce111" table:formula="of:=IFERROR([.E6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17" table:formula="of:=IFERROR([.F6]/[.B6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714" calcext:value-type="float">
            <text:p>2714</text:p>
          </table:table-cell>
          <table:table-cell table:style-name="ce111" table:formula="of:=IFERROR([.B7]/[.D7]*[.C7];&quot;&quot;)" office:value-type="float" office:value="8.84303610906411" calcext:value-type="float">
            <text:p>8.8430</text:p>
          </table:table-cell>
          <table:table-cell table:style-name="ce111" table:formula="of:=IFERROR([.E7]*(1000/[.$B$3]);&quot;&quot;)" office:value-type="float" office:value="17.6860722181282" calcext:value-type="float">
            <text:p>17.6861</text:p>
          </table:table-cell>
          <table:table-cell table:style-name="ce112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17" table:formula="of:=IFERROR([.F7]/[.B7]*1000000;&quot;&quot;)" office:value-type="float" office:value="4421.51805453206" calcext:value-type="float">
            <text:p>4421.5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64" calcext:value-type="float">
            <text:p>2164</text:p>
          </table:table-cell>
          <table:table-cell table:style-name="ce111" table:formula="of:=IFERROR([.B8]/[.D8]*[.C8];&quot;&quot;)" office:value-type="float" office:value="7.39371534195934" calcext:value-type="float">
            <text:p>7.3937</text:p>
          </table:table-cell>
          <table:table-cell table:style-name="ce111" table:formula="of:=IFERROR([.E8]*(1000/[.$B$3]);&quot;&quot;)" office:value-type="float" office:value="14.7874306839187" calcext:value-type="float">
            <text:p>14.7874</text:p>
          </table:table-cell>
          <table:table-cell table:style-name="ce112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17" table:formula="of:=IFERROR([.F8]/[.B8]*1000000;&quot;&quot;)" office:value-type="float" office:value="3696.85767097967" calcext:value-type="float">
            <text:p>3696.85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9]/[.D9]*[.C9];&quot;&quot;)" office:value-type="float" office:value="7.37735153080044" calcext:value-type="float">
            <text:p>7.3774</text:p>
          </table:table-cell>
          <table:table-cell table:style-name="ce111" table:formula="of:=IFERROR([.E9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17" table:formula="of:=IFERROR([.F9]/[.B9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3" calcext:value-type="float">
            <text:p>2713</text:p>
          </table:table-cell>
          <table:table-cell table:style-name="ce111" table:formula="of:=IFERROR([.B10]/[.D10]*[.C10];&quot;&quot;)" office:value-type="float" office:value="7.37191301142647" calcext:value-type="float">
            <text:p>7.3719</text:p>
          </table:table-cell>
          <table:table-cell table:style-name="ce111" table:formula="of:=IFERROR([.E10]*(1000/[.$B$3]);&quot;&quot;)" office:value-type="float" office:value="14.7438260228529" calcext:value-type="float">
            <text:p>14.7438</text:p>
          </table:table-cell>
          <table:table-cell table:style-name="ce112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17" table:formula="of:=IFERROR([.F10]/[.B10]*1000000;&quot;&quot;)" office:value-type="float" office:value="3685.95650571323" calcext:value-type="float">
            <text:p>3685.9565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54" calcext:value-type="float">
            <text:p>1154</text:p>
          </table:table-cell>
          <table:table-cell table:style-name="ce111" table:formula="of:=IFERROR([.B11]/[.D11]*[.C11];&quot;&quot;)" office:value-type="float" office:value="7.48700173310225" calcext:value-type="float">
            <text:p>7.4870</text:p>
          </table:table-cell>
          <table:table-cell table:style-name="ce111" table:formula="of:=IFERROR([.E11]*(1000/[.$B$3]);&quot;&quot;)" office:value-type="float" office:value="14.9740034662045" calcext:value-type="float">
            <text:p>14.9740</text:p>
          </table:table-cell>
          <table:table-cell table:style-name="ce112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03" calcext:value-type="float">
            <text:p>1303</text:p>
          </table:table-cell>
          <table:table-cell table:style-name="ce111" table:formula="of:=IFERROR([.B12]/[.D12]*[.C12];&quot;&quot;)" office:value-type="float" office:value="8.28856485034536" calcext:value-type="float">
            <text:p>8.2886</text:p>
          </table:table-cell>
          <table:table-cell table:style-name="ce111" table:formula="of:=IFERROR([.E12]*(1000/[.$B$3]);&quot;&quot;)" office:value-type="float" office:value="16.5771297006907" calcext:value-type="float">
            <text:p>16.5771</text:p>
          </table:table-cell>
          <table:table-cell table:style-name="ce112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17" table:formula="of:=IFERROR([.F12]/[.B12]*1000000;&quot;&quot;)" office:value-type="float" office:value="7674.59708365311" calcext:value-type="float">
            <text:p>7674.5971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61" calcext:value-type="float">
            <text:p>1561</text:p>
          </table:table-cell>
          <table:table-cell table:style-name="ce111" table:formula="of:=IFERROR([.B13]/[.D13]*[.C13];&quot;&quot;)" office:value-type="float" office:value="8.30237027546445" calcext:value-type="float">
            <text:p>8.3024</text:p>
          </table:table-cell>
          <table:table-cell table:style-name="ce111" table:formula="of:=IFERROR([.E13]*(1000/[.$B$3]);&quot;&quot;)" office:value-type="float" office:value="16.6047405509289" calcext:value-type="float">
            <text:p>16.6047</text:p>
          </table:table-cell>
          <table:table-cell table:style-name="ce112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17" table:formula="of:=IFERROR([.F13]/[.B13]*1000000;&quot;&quot;)" office:value-type="float" office:value="7687.3798846893" calcext:value-type="float">
            <text:p>7687.379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6]/[.D16]*[.C16];&quot;&quot;)" office:value-type="float" office:value="3.09899569583931" calcext:value-type="float">
            <text:p>3.0990</text:p>
          </table:table-cell>
          <table:table-cell table:style-name="ce111" table:formula="of:=IFERROR([.E16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17" table:formula="of:=IFERROR([.F16]/[.B16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7]/[.D17]*[.C17];&quot;&quot;)" office:value-type="float" office:value="3.09899569583931" calcext:value-type="float">
            <text:p>3.0990</text:p>
          </table:table-cell>
          <table:table-cell table:style-name="ce111" table:formula="of:=IFERROR([.E17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17" table:formula="of:=IFERROR([.F17]/[.B17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168" calcext:value-type="float">
            <text:p>168</text:p>
          </table:table-cell>
          <table:table-cell table:style-name="ce108" office:value-type="float" office:value="8135" calcext:value-type="float">
            <text:p>8135</text:p>
          </table:table-cell>
          <table:table-cell table:style-name="ce111" table:formula="of:=IFERROR([.B6]/[.D6]*[.C6];&quot;&quot;)" office:value-type="float" office:value="180.411555009219" calcext:value-type="float">
            <text:p>180.4116</text:p>
          </table:table-cell>
          <table:table-cell table:style-name="ce111" table:formula="of:=IFERROR([.E6]*(1000/[.$B$3]);&quot;&quot;)" office:value-type="float" office:value="360.823110018439" calcext:value-type="float">
            <text:p>360.8231</text:p>
          </table:table-cell>
          <table:table-cell table:style-name="ce112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17" table:formula="of:=IFERROR([.F6]/[.B6]*1000000;&quot;&quot;)" office:value-type="float" office:value="41303.0116779348" calcext:value-type="float">
            <text:p>41303.01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float" office:value="8056" calcext:value-type="float">
            <text:p>8056</text:p>
          </table:table-cell>
          <table:table-cell table:style-name="ce111" table:formula="of:=IFERROR([.B7]/[.D7]*[.C7];&quot;&quot;)" office:value-type="float" office:value="82.4150943396226" calcext:value-type="float">
            <text:p>82.4151</text:p>
          </table:table-cell>
          <table:table-cell table:style-name="ce111" table:formula="of:=IFERROR([.E7]*(1000/[.$B$3]);&quot;&quot;)" office:value-type="float" office:value="164.830188679245" calcext:value-type="float">
            <text:p>164.8302</text:p>
          </table:table-cell>
          <table:table-cell table:style-name="ce112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17" table:formula="of:=IFERROR([.F7]/[.B7]*1000000;&quot;&quot;)" office:value-type="float" office:value="18867.9245283019" calcext:value-type="float">
            <text:p>18867.92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H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8031" calcext:value-type="float">
            <text:p>8031</text:p>
          </table:table-cell>
          <table:table-cell table:style-name="ce111" table:formula="of:=IFERROR([.B8]/[.D8]*[.C8];&quot;&quot;)" office:value-type="float" office:value="45.6869630183041" calcext:value-type="float">
            <text:p>45.6870</text:p>
          </table:table-cell>
          <table:table-cell table:style-name="ce111" table:formula="of:=IFERROR([.E8]*(1000/[.$B$3]);&quot;&quot;)" office:value-type="float" office:value="91.3739260366081" calcext:value-type="float">
            <text:p>91.3739</text:p>
          </table:table-cell>
          <table:table-cell table:style-name="ce112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17" table:formula="of:=IFERROR([.F8]/[.B8]*1000000;&quot;&quot;)" office:value-type="float" office:value="10459.4695554725" calcext:value-type="float">
            <text:p>10459.46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ontinuous L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office:value-type="float" office:value="7954" calcext:value-type="float">
            <text:p>7954</text:p>
          </table:table-cell>
          <table:table-cell table:style-name="ce111" table:formula="of:=IFERROR([.B9]/[.D9]*[.C9];&quot;&quot;)" office:value-type="float" office:value="82.3736484787528" calcext:value-type="float">
            <text:p>82.3736</text:p>
          </table:table-cell>
          <table:table-cell table:style-name="ce111" table:formula="of:=IFERROR([.E9]*(1000/[.$B$3]);&quot;&quot;)" office:value-type="float" office:value="164.747296957506" calcext:value-type="float">
            <text:p>164.7473</text:p>
          </table:table-cell>
          <table:table-cell table:style-name="ce112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17" table:formula="of:=IFERROR([.F9]/[.B9]*1000000;&quot;&quot;)" office:value-type="float" office:value="18858.4360070405" calcext:value-type="float">
            <text:p>18858.43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86" calcext:value-type="float">
            <text:p>5586</text:p>
          </table:table-cell>
          <table:table-cell table:style-name="ce111" table:formula="of:=IFERROR([.B10]/[.D10]*[.C10];&quot;&quot;)" office:value-type="float" office:value="3.12781954887218" calcext:value-type="float">
            <text:p>3.1278</text:p>
          </table:table-cell>
          <table:table-cell table:style-name="ce111" table:formula="of:=IFERROR([.E10]*(1000/[.$B$3]);&quot;&quot;)" office:value-type="float" office:value="6.25563909774436" calcext:value-type="float">
            <text:p>6.2556</text:p>
          </table:table-cell>
          <table:table-cell table:style-name="ce112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17" table:formula="of:=IFERROR([.F10]/[.B10]*1000000;&quot;&quot;)" office:value-type="float" office:value="716.075904045829" calcext:value-type="float">
            <text:p>716.07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9" calcext:value-type="float">
            <text:p>4089</text:p>
          </table:table-cell>
          <table:table-cell table:style-name="ce111" table:formula="of:=IFERROR([.B11]/[.D11]*[.C11];&quot;&quot;)" office:value-type="float" office:value="15.8473954512106" calcext:value-type="float">
            <text:p>15.8474</text:p>
          </table:table-cell>
          <table:table-cell table:style-name="ce111" table:formula="of:=IFERROR([.E11]*(1000/[.$B$3]);&quot;&quot;)" office:value-type="float" office:value="31.6947909024211" calcext:value-type="float">
            <text:p>31.6948</text:p>
          </table:table-cell>
          <table:table-cell table:style-name="ce112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17" table:formula="of:=IFERROR([.F11]/[.B11]*1000000;&quot;&quot;)" office:value-type="float" office:value="7336.75715333822" calcext:value-type="float">
            <text:p>7336.75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4" calcext:value-type="float">
            <text:p>4084</text:p>
          </table:table-cell>
          <table:table-cell table:style-name="ce111" table:formula="of:=IFERROR([.B12]/[.D12]*[.C12];&quot;&quot;)" office:value-type="float" office:value="15.8667972575906" calcext:value-type="float">
            <text:p>15.8668</text:p>
          </table:table-cell>
          <table:table-cell table:style-name="ce111" table:formula="of:=IFERROR([.E12]*(1000/[.$B$3]);&quot;&quot;)" office:value-type="float" office:value="31.7335945151812" calcext:value-type="float">
            <text:p>31.7336</text:p>
          </table:table-cell>
          <table:table-cell table:style-name="ce112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17" table:formula="of:=IFERROR([.F12]/[.B12]*1000000;&quot;&quot;)" office:value-type="float" office:value="7345.73947110676" calcext:value-type="float">
            <text:p>7345.73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5" calcext:value-type="float">
            <text:p>1755</text:p>
          </table:table-cell>
          <table:table-cell table:style-name="ce111" table:formula="of:=IFERROR([.B13]/[.D13]*[.C13];&quot;&quot;)" office:value-type="float" office:value="7.38461538461539" calcext:value-type="float">
            <text:p>7.3846</text:p>
          </table:table-cell>
          <table:table-cell table:style-name="ce111" table:formula="of:=IFERROR([.E13]*(1000/[.$B$3]);&quot;&quot;)" office:value-type="float" office:value="14.7692307692308" calcext:value-type="float">
            <text:p>14.7692</text:p>
          </table:table-cell>
          <table:table-cell table:style-name="ce112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17" table:formula="of:=IFERROR([.F13]/[.B13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14]/[.D14]*[.C14];&quot;&quot;)" office:value-type="float" office:value="7.38041002277904" calcext:value-type="float">
            <text:p>7.3804</text:p>
          </table:table-cell>
          <table:table-cell table:style-name="ce111" table:formula="of:=IFERROR([.E14]*(1000/[.$B$3]);&quot;&quot;)" office:value-type="float" office:value="14.7608200455581" calcext:value-type="float">
            <text:p>14.7608</text:p>
          </table:table-cell>
          <table:table-cell table:style-name="ce112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17" table:formula="of:=IFERROR([.F14]/[.B14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5]/[.D15]*[.C15];&quot;&quot;)" office:value-type="float" office:value="7.35527809307605" calcext:value-type="float">
            <text:p>7.3553</text:p>
          </table:table-cell>
          <table:table-cell table:style-name="ce111" table:formula="of:=IFERROR([.E15]*(1000/[.$B$3]);&quot;&quot;)" office:value-type="float" office:value="14.7105561861521" calcext:value-type="float">
            <text:p>14.7106</text:p>
          </table:table-cell>
          <table:table-cell table:style-name="ce112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17" table:formula="of:=IFERROR([.F15]/[.B15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8" calcext:value-type="float">
            <text:p>878</text:p>
          </table:table-cell>
          <table:table-cell table:style-name="ce111" table:formula="of:=IFERROR([.B16]/[.D16]*[.C16];&quot;&quot;)" office:value-type="float" office:value="3.69020501138952" calcext:value-type="float">
            <text:p>3.6902</text:p>
          </table:table-cell>
          <table:table-cell table:style-name="ce111" table:formula="of:=IFERROR([.E16]*(1000/[.$B$3]);&quot;&quot;)" office:value-type="float" office:value="7.38041002277904" calcext:value-type="float">
            <text:p>7.3804</text:p>
          </table:table-cell>
          <table:table-cell table:style-name="ce112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17" table:formula="of:=IFERROR([.F16]/[.B16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8" calcext:value-type="float">
            <text:p>588</text:p>
          </table:table-cell>
          <table:table-cell table:style-name="ce111" table:formula="of:=IFERROR([.B17]/[.D17]*[.C17];&quot;&quot;)" office:value-type="float" office:value="3.6734693877551" calcext:value-type="float">
            <text:p>3.6735</text:p>
          </table:table-cell>
          <table:table-cell table:style-name="ce111" table:formula="of:=IFERROR([.E17]*(1000/[.$B$3]);&quot;&quot;)" office:value-type="float" office:value="7.3469387755102" calcext:value-type="float">
            <text:p>7.3469</text:p>
          </table:table-cell>
          <table:table-cell table:style-name="ce112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17" table:formula="of:=IFERROR([.F17]/[.B17]*1000000;&quot;&quot;)" office:value-type="float" office:value="6802.72108843537" calcext:value-type="float">
            <text:p>6802.72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8]/[.D18]*[.C18];&quot;&quot;)" office:value-type="float" office:value="3.69230769230769" calcext:value-type="float">
            <text:p>3.6923</text:p>
          </table:table-cell>
          <table:table-cell table:style-name="ce111" table:formula="of:=IFERROR([.E18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17" table:formula="of:=IFERROR([.F18]/[.B18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9]/[.D19]*[.C19];&quot;&quot;)" office:value-type="float" office:value="3.69230769230769" calcext:value-type="float">
            <text:p>3.6923</text:p>
          </table:table-cell>
          <table:table-cell table:style-name="ce111" table:formula="of:=IFERROR([.E19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17" table:formula="of:=IFERROR([.F19]/[.B19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74" calcext:value-type="float">
            <text:p>4374</text:p>
          </table:table-cell>
          <table:table-cell table:style-name="ce111" table:formula="of:=IFERROR([.B6]/[.D6]*[.C6];&quot;&quot;)" office:value-type="float" office:value="81.8875171467764" calcext:value-type="float">
            <text:p>81.8875</text:p>
          </table:table-cell>
          <table:table-cell table:style-name="ce111" table:formula="of:=IFERROR([.E6]*(1000/[.$B$3]);&quot;&quot;)" office:value-type="float" office:value="163.775034293553" calcext:value-type="float">
            <text:p>163.7750</text:p>
          </table:table-cell>
          <table:table-cell table:style-name="ce112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17" table:formula="of:=IFERROR([.F6]/[.B6]*1000000;&quot;&quot;)" office:value-type="float" office:value="18747.1422039323" calcext:value-type="float">
            <text:p>18747.14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5016" calcext:value-type="float">
            <text:p>5016</text:p>
          </table:table-cell>
          <table:table-cell table:style-name="ce111" table:formula="of:=IFERROR([.B7]/[.D7]*[.C7];&quot;&quot;)" office:value-type="float" office:value="81.8564593301435" calcext:value-type="float">
            <text:p>81.8565</text:p>
          </table:table-cell>
          <table:table-cell table:style-name="ce111" table:formula="of:=IFERROR([.E7]*(1000/[.$B$3]);&quot;&quot;)" office:value-type="float" office:value="163.712918660287" calcext:value-type="float">
            <text:p>163.7129</text:p>
          </table:table-cell>
          <table:table-cell table:style-name="ce112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17" table:formula="of:=IFERROR([.F7]/[.B7]*1000000;&quot;&quot;)" office:value-type="float" office:value="18740.0318979266" calcext:value-type="float">
            <text:p>18740.0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float" office:value="4310" calcext:value-type="float">
            <text:p>4310</text:p>
          </table:table-cell>
          <table:table-cell table:style-name="ce111" table:formula="of:=IFERROR([.B8]/[.D8]*[.C8];&quot;&quot;)" office:value-type="float" office:value="178.368445475638" calcext:value-type="float">
            <text:p>178.3684</text:p>
          </table:table-cell>
          <table:table-cell table:style-name="ce111" table:formula="of:=IFERROR([.E8]*(1000/[.$B$3]);&quot;&quot;)" office:value-type="float" office:value="356.736890951276" calcext:value-type="float">
            <text:p>356.7369</text:p>
          </table:table-cell>
          <table:table-cell table:style-name="ce112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17" table:formula="of:=IFERROR([.F8]/[.B8]*1000000;&quot;&quot;)" office:value-type="float" office:value="40835.2668213457" calcext:value-type="float">
            <text:p>40835.26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9]/[.D9]*[.C9];&quot;&quot;)" office:value-type="float" office:value="81.8853776111409" calcext:value-type="float">
            <text:p>81.8854</text:p>
          </table:table-cell>
          <table:table-cell table:style-name="ce111" table:formula="of:=IFERROR([.E9]*(1000/[.$B$3]);&quot;&quot;)" office:value-type="float" office:value="163.770755222282" calcext:value-type="float">
            <text:p>163.7708</text:p>
          </table:table-cell>
          <table:table-cell table:style-name="ce112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17" table:formula="of:=IFERROR([.F9]/[.B9]*1000000;&quot;&quot;)" office:value-type="float" office:value="18746.6523835029" calcext:value-type="float">
            <text:p>18746.65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11" table:formula="of:=IFERROR([.B10]/[.D10]*[.C10];&quot;&quot;)" office:value-type="float" office:value="81.9" calcext:value-type="float">
            <text:p>81.9000</text:p>
          </table:table-cell>
          <table:table-cell table:style-name="ce111" table:formula="of:=IFERROR([.E10]*(1000/[.$B$3]);&quot;&quot;)" office:value-type="float" office:value="163.8" calcext:value-type="float">
            <text:p>163.8000</text:p>
          </table:table-cell>
          <table:table-cell table:style-name="ce112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17" table:formula="of:=IFERROR([.F10]/[.B10]*1000000;&quot;&quot;)" office:value-type="float" office:value="18750" calcext:value-type="float">
            <text:p>1875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837" calcext:value-type="float">
            <text:p>3837</text:p>
          </table:table-cell>
          <table:table-cell table:style-name="ce111" table:formula="of:=IFERROR([.B11]/[.D11]*[.C11];&quot;&quot;)" office:value-type="float" office:value="81.9640344018765" calcext:value-type="float">
            <text:p>81.9640</text:p>
          </table:table-cell>
          <table:table-cell table:style-name="ce111" table:formula="of:=IFERROR([.E11]*(1000/[.$B$3]);&quot;&quot;)" office:value-type="float" office:value="163.928068803753" calcext:value-type="float">
            <text:p>163.9281</text:p>
          </table:table-cell>
          <table:table-cell table:style-name="ce112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17" table:formula="of:=IFERROR([.F11]/[.B11]*1000000;&quot;&quot;)" office:value-type="float" office:value="18764.6598905395" calcext:value-type="float">
            <text:p>18764.65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0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3" calcext:value-type="float">
            <text:p>4163</text:p>
          </table:table-cell>
          <table:table-cell table:style-name="ce111" table:formula="of:=IFERROR([.B12]/[.D12]*[.C12];&quot;&quot;)" office:value-type="float" office:value="81.840980062455" calcext:value-type="float">
            <text:p>81.8410</text:p>
          </table:table-cell>
          <table:table-cell table:style-name="ce111" table:formula="of:=IFERROR([.E12]*(1000/[.$B$3]);&quot;&quot;)" office:value-type="float" office:value="163.68196012491" calcext:value-type="float">
            <text:p>163.6820</text:p>
          </table:table-cell>
          <table:table-cell table:style-name="ce112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17" table:formula="of:=IFERROR([.F12]/[.B12]*1000000;&quot;&quot;)" office:value-type="float" office:value="18736.4881095364" calcext:value-type="float">
            <text:p>18736.48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60" calcext:value-type="float">
            <text:p>4360</text:p>
          </table:table-cell>
          <table:table-cell table:style-name="ce111" table:formula="of:=IFERROR([.B13]/[.D13]*[.C13];&quot;&quot;)" office:value-type="float" office:value="82.1504587155963" calcext:value-type="float">
            <text:p>82.1505</text:p>
          </table:table-cell>
          <table:table-cell table:style-name="ce111" table:formula="of:=IFERROR([.E13]*(1000/[.$B$3]);&quot;&quot;)" office:value-type="float" office:value="164.300917431193" calcext:value-type="float">
            <text:p>164.3009</text:p>
          </table:table-cell>
          <table:table-cell table:style-name="ce112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17" table:formula="of:=IFERROR([.F13]/[.B13]*1000000;&quot;&quot;)" office:value-type="float" office:value="18807.3394495413" calcext:value-type="float">
            <text:p>18807.3394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4]/[.D14]*[.C14];&quot;&quot;)" office:value-type="float" office:value="14.0373679935012" calcext:value-type="float">
            <text:p>14.0374</text:p>
          </table:table-cell>
          <table:table-cell table:style-name="ce111" table:formula="of:=IFERROR([.E14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17" table:formula="of:=IFERROR([.F14]/[.B14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5]/[.D15]*[.C15];&quot;&quot;)" office:value-type="float" office:value="14.0373679935012" calcext:value-type="float">
            <text:p>14.0374</text:p>
          </table:table-cell>
          <table:table-cell table:style-name="ce111" table:formula="of:=IFERROR([.E15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17" table:formula="of:=IFERROR([.F15]/[.B15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150" calcext:value-type="float">
            <text:p>1150</text:p>
          </table:table-cell>
          <table:table-cell table:style-name="ce111" table:formula="of:=IFERROR([.B16]/[.D16]*[.C16];&quot;&quot;)" office:value-type="float" office:value="13.1478260869565" calcext:value-type="float">
            <text:p>13.1478</text:p>
          </table:table-cell>
          <table:table-cell table:style-name="ce111" table:formula="of:=IFERROR([.E16]*(1000/[.$B$3]);&quot;&quot;)" office:value-type="float" office:value="26.295652173913" calcext:value-type="float">
            <text:p>26.2957</text:p>
          </table:table-cell>
          <table:table-cell table:style-name="ce112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17" table:formula="of:=IFERROR([.F16]/[.B16]*1000000;&quot;&quot;)" office:value-type="float" office:value="12173.9130434783" calcext:value-type="float">
            <text:p>12173.91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312" calcext:value-type="float">
            <text:p>1312</text:p>
          </table:table-cell>
          <table:table-cell table:style-name="ce111" table:formula="of:=IFERROR([.B17]/[.D17]*[.C17];&quot;&quot;)" office:value-type="float" office:value="13.1707317073171" calcext:value-type="float">
            <text:p>13.1707</text:p>
          </table:table-cell>
          <table:table-cell table:style-name="ce111" table:formula="of:=IFERROR([.E17]*(1000/[.$B$3]);&quot;&quot;)" office:value-type="float" office:value="26.3414634146341" calcext:value-type="float">
            <text:p>26.3415</text:p>
          </table:table-cell>
          <table:table-cell table:style-name="ce112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17" table:formula="of:=IFERROR([.F17]/[.B17]*1000000;&quot;&quot;)" office:value-type="float" office:value="12195.1219512195" calcext:value-type="float">
            <text:p>12195.122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18]/[.D18]*[.C18];&quot;&quot;)" office:value-type="float" office:value="7.04347826086957" calcext:value-type="float">
            <text:p>7.0435</text:p>
          </table:table-cell>
          <table:table-cell table:style-name="ce111" table:formula="of:=IFERROR([.E18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17" table:formula="of:=IFERROR([.F18]/[.B18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19]/[.D19]*[.C19];&quot;&quot;)" office:value-type="float" office:value="7.03583061889251" calcext:value-type="float">
            <text:p>7.0358</text:p>
          </table:table-cell>
          <table:table-cell table:style-name="ce111" table:formula="of:=IFERROR([.E19]*(1000/[.$B$3]);&quot;&quot;)" office:value-type="float" office:value="14.071661237785" calcext:value-type="float">
            <text:p>14.0717</text:p>
          </table:table-cell>
          <table:table-cell table:style-name="ce112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17" table:formula="of:=IFERROR([.F19]/[.B19]*1000000;&quot;&quot;)" office:value-type="float" office:value="13029.3159609121" calcext:value-type="float">
            <text:p>13029.316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20]/[.D20]*[.C20];&quot;&quot;)" office:value-type="float" office:value="7.04347826086957" calcext:value-type="float">
            <text:p>7.0435</text:p>
          </table:table-cell>
          <table:table-cell table:style-name="ce111" table:formula="of:=IFERROR([.E20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17" table:formula="of:=IFERROR([.F20]/[.B20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6192" calcext:value-type="float">
            <text:p>6192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3810" calcext:value-type="float">
            <text:p>3810</text:p>
          </table:table-cell>
          <table:table-cell table:style-name="ce111" table:formula="of:=IFERROR([.B6]/[.D6]*[.C6];&quot;&quot;)" office:value-type="float" office:value="149.51811023622" calcext:value-type="float">
            <text:p>149.5181</text:p>
          </table:table-cell>
          <table:table-cell table:style-name="ce111" table:formula="of:=IFERROR([.E6]*(1000/[.$B$3]);&quot;&quot;)" office:value-type="float" office:value="299.036220472441" calcext:value-type="float">
            <text:p>299.0362</text:p>
          </table:table-cell>
          <table:table-cell table:style-name="ce11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17" table:formula="of:=IFERROR([.F6]/[.B6]*1000000;&quot;&quot;)" office:value-type="float" office:value="48293.9632545932" calcext:value-type="float">
            <text:p>48293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8" calcext:value-type="float">
            <text:p>838</text:p>
          </table:table-cell>
          <table:table-cell table:style-name="ce111" table:formula="of:=IFERROR([.B7]/[.D7]*[.C7];&quot;&quot;)" office:value-type="float" office:value="15.4653937947494" calcext:value-type="float">
            <text:p>15.4654</text:p>
          </table:table-cell>
          <table:table-cell table:style-name="ce111" table:formula="of:=IFERROR([.E7]*(1000/[.$B$3]);&quot;&quot;)" office:value-type="float" office:value="30.9307875894988" calcext:value-type="float">
            <text:p>30.9308</text:p>
          </table:table-cell>
          <table:table-cell table:style-name="ce11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17" table:formula="of:=IFERROR([.F7]/[.B7]*1000000;&quot;&quot;)" office:value-type="float" office:value="28639.6181384248" calcext:value-type="float">
            <text:p>28639.6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4" calcext:value-type="float">
            <text:p>834</text:p>
          </table:table-cell>
          <table:table-cell table:style-name="ce111" table:formula="of:=IFERROR([.B8]/[.D8]*[.C8];&quot;&quot;)" office:value-type="float" office:value="15.5395683453237" calcext:value-type="float">
            <text:p>15.5396</text:p>
          </table:table-cell>
          <table:table-cell table:style-name="ce111" table:formula="of:=IFERROR([.E8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17" table:formula="of:=IFERROR([.F8]/[.B8]*1000000;&quot;&quot;)" office:value-type="float" office:value="28776.9784172662" calcext:value-type="float">
            <text:p>28776.9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9]/[.D9]*[.C9];&quot;&quot;)" office:value-type="float" office:value="15.4455445544554" calcext:value-type="float">
            <text:p>15.4455</text:p>
          </table:table-cell>
          <table:table-cell table:style-name="ce111" table:formula="of:=IFERROR([.E9]*(1000/[.$B$3]);&quot;&quot;)" office:value-type="float" office:value="30.8910891089109" calcext:value-type="float">
            <text:p>30.8911</text:p>
          </table:table-cell>
          <table:table-cell table:style-name="ce11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17" table:formula="of:=IFERROR([.F9]/[.B9]*1000000;&quot;&quot;)" office:value-type="float" office:value="42904.2904290429" calcext:value-type="float">
            <text:p>42904.2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651" calcext:value-type="float">
            <text:p>651</text:p>
          </table:table-cell>
          <table:table-cell table:style-name="ce111" table:formula="of:=IFERROR([.B10]/[.D10]*[.C10];&quot;&quot;)" office:value-type="float" office:value="15.4838709677419" calcext:value-type="float">
            <text:p>15.4839</text:p>
          </table:table-cell>
          <table:table-cell table:style-name="ce111" table:formula="of:=IFERROR([.E10]*(1000/[.$B$3]);&quot;&quot;)" office:value-type="float" office:value="30.9677419354839" calcext:value-type="float">
            <text:p>30.9677</text:p>
          </table:table-cell>
          <table:table-cell table:style-name="ce11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17" table:formula="of:=IFERROR([.F10]/[.B10]*1000000;&quot;&quot;)" office:value-type="float" office:value="43010.7526881721" calcext:value-type="float">
            <text:p>43010.7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3" calcext:value-type="float">
            <text:p>1343</text:p>
          </table:table-cell>
          <table:table-cell table:style-name="ce111" table:formula="of:=IFERROR([.B6]/[.D6]*[.C6];&quot;&quot;)" office:value-type="float" office:value="3.09754281459419" calcext:value-type="float">
            <text:p>3.0975</text:p>
          </table:table-cell>
          <table:table-cell table:style-name="ce111" table:formula="of:=IFERROR([.E6]*(1000/[.$B$3]);&quot;&quot;)" office:value-type="float" office:value="6.19508562918838" calcext:value-type="float">
            <text:p>6.1951</text:p>
          </table:table-cell>
          <table:table-cell table:style-name="ce112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17" table:formula="of:=IFERROR([.F6]/[.B6]*1000000;&quot;&quot;)" office:value-type="float" office:value="1489.20327624721" calcext:value-type="float">
            <text:p>1489.20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7]/[.D7]*[.C7];&quot;&quot;)" office:value-type="float" office:value="3.09985096870343" calcext:value-type="float">
            <text:p>3.0999</text:p>
          </table:table-cell>
          <table:table-cell table:style-name="ce111" table:formula="of:=IFERROR([.E7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17" table:formula="of:=IFERROR([.F7]/[.B7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8]/[.D8]*[.C8];&quot;&quot;)" office:value-type="float" office:value="3.09985096870343" calcext:value-type="float">
            <text:p>3.0999</text:p>
          </table:table-cell>
          <table:table-cell table:style-name="ce111" table:formula="of:=IFERROR([.E8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17" table:formula="of:=IFERROR([.F8]/[.B8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1" calcext:value-type="float">
            <text:p>1341</text:p>
          </table:table-cell>
          <table:table-cell table:style-name="ce111" table:formula="of:=IFERROR([.B9]/[.D9]*[.C9];&quot;&quot;)" office:value-type="float" office:value="3.10216256524981" calcext:value-type="float">
            <text:p>3.1022</text:p>
          </table:table-cell>
          <table:table-cell table:style-name="ce111" table:formula="of:=IFERROR([.E9]*(1000/[.$B$3]);&quot;&quot;)" office:value-type="float" office:value="6.20432513049963" calcext:value-type="float">
            <text:p>6.2043</text:p>
          </table:table-cell>
          <table:table-cell table:style-name="ce112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17" table:formula="of:=IFERROR([.F9]/[.B9]*1000000;&quot;&quot;)" office:value-type="float" office:value="1491.42431021626" calcext:value-type="float">
            <text:p>1491.42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0" calcext:value-type="float">
            <text:p>1340</text:p>
          </table:table-cell>
          <table:table-cell table:style-name="ce111" table:formula="of:=IFERROR([.B10]/[.D10]*[.C10];&quot;&quot;)" office:value-type="float" office:value="3.1044776119403" calcext:value-type="float">
            <text:p>3.1045</text:p>
          </table:table-cell>
          <table:table-cell table:style-name="ce111" table:formula="of:=IFERROR([.E10]*(1000/[.$B$3]);&quot;&quot;)" office:value-type="float" office:value="6.2089552238806" calcext:value-type="float">
            <text:p>6.2090</text:p>
          </table:table-cell>
          <table:table-cell table:style-name="ce112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17" table:formula="of:=IFERROR([.F10]/[.B10]*1000000;&quot;&quot;)" office:value-type="float" office:value="1492.53731343284" calcext:value-type="float">
            <text:p>1492.53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1]/[.D11]*[.C11];&quot;&quot;)" office:value-type="float" office:value="3.13725490196078" calcext:value-type="float">
            <text:p>3.1373</text:p>
          </table:table-cell>
          <table:table-cell table:style-name="ce111" table:formula="of:=IFERROR([.E11]*(1000/[.$B$3]);&quot;&quot;)" office:value-type="float" office:value="6.27450980392157" calcext:value-type="float">
            <text:p>6.2745</text:p>
          </table:table-cell>
          <table:table-cell table:style-name="ce112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17" table:formula="of:=IFERROR([.F11]/[.B11]*1000000;&quot;&quot;)" office:value-type="float" office:value="1508.29562594269" calcext:value-type="float">
            <text:p>1508.2956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 Continuous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2]/[.D12]*[.C12];&quot;&quot;)" office:value-type="float" office:value="3.14674735249622" calcext:value-type="float">
            <text:p>3.1467</text:p>
          </table:table-cell>
          <table:table-cell table:style-name="ce111" table:formula="of:=IFERROR([.E12]*(1000/[.$B$3]);&quot;&quot;)" office:value-type="float" office:value="6.29349470499244" calcext:value-type="float">
            <text:p>6.2935</text:p>
          </table:table-cell>
          <table:table-cell table:style-name="ce112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17" table:formula="of:=IFERROR([.F12]/[.B12]*1000000;&quot;&quot;)" office:value-type="float" office:value="1512.85930408472" calcext:value-type="float">
            <text:p>1512.8593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39" calcext:value-type="float">
            <text:p>2139</text:p>
          </table:table-cell>
          <table:table-cell table:style-name="ce111" table:formula="of:=IFERROR([.B13]/[.D13]*[.C13];&quot;&quot;)" office:value-type="float" office:value="5.83450210378682" calcext:value-type="float">
            <text:p>5.8345</text:p>
          </table:table-cell>
          <table:table-cell table:style-name="ce111" table:formula="of:=IFERROR([.E13]*(1000/[.$B$3]);&quot;&quot;)" office:value-type="float" office:value="11.6690042075736" calcext:value-type="float">
            <text:p>11.6690</text:p>
          </table:table-cell>
          <table:table-cell table:style-name="ce112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17" table:formula="of:=IFERROR([.F13]/[.B13]*1000000;&quot;&quot;)" office:value-type="float" office:value="2805.04908835905" calcext:value-type="float">
            <text:p>2805.04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64" calcext:value-type="float">
            <text:p>1064</text:p>
          </table:table-cell>
          <table:table-cell table:style-name="ce111" table:formula="of:=IFERROR([.B14]/[.D14]*[.C14];&quot;&quot;)" office:value-type="float" office:value="2.03007518796992" calcext:value-type="float">
            <text:p>2.0301</text:p>
          </table:table-cell>
          <table:table-cell table:style-name="ce111" table:formula="of:=IFERROR([.E14]*(1000/[.$B$3]);&quot;&quot;)" office:value-type="float" office:value="4.06015037593985" calcext:value-type="float">
            <text:p>4.0602</text:p>
          </table:table-cell>
          <table:table-cell table:style-name="ce112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17" table:formula="of:=IFERROR([.F14]/[.B14]*1000000;&quot;&quot;)" office:value-type="float" office:value="1879.6992481203" calcext:value-type="float">
            <text:p>1879.69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44" calcext:value-type="float">
            <text:p>1644</text:p>
          </table:table-cell>
          <table:table-cell table:style-name="ce111" table:formula="of:=IFERROR([.B15]/[.D15]*[.C15];&quot;&quot;)" office:value-type="float" office:value="2.62773722627737" calcext:value-type="float">
            <text:p>2.6277</text:p>
          </table:table-cell>
          <table:table-cell table:style-name="ce111" table:formula="of:=IFERROR([.E15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17" table:formula="of:=IFERROR([.F15]/[.B15]*1000000;&quot;&quot;)" office:value-type="float" office:value="2433.0900243309" calcext:value-type="float">
            <text:p>2433.0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6]/[.D16]*[.C16];&quot;&quot;)" office:value-type="float" office:value="4.90166414523449" calcext:value-type="float">
            <text:p>4.9017</text:p>
          </table:table-cell>
          <table:table-cell table:style-name="ce111" table:formula="of:=IFERROR([.E16]*(1000/[.$B$3]);&quot;&quot;)" office:value-type="float" office:value="9.80332829046899" calcext:value-type="float">
            <text:p>9.8033</text:p>
          </table:table-cell>
          <table:table-cell table:style-name="ce112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17" table:formula="of:=IFERROR([.F16]/[.B16]*1000000;&quot;&quot;)" office:value-type="float" office:value="4538.57791225416" calcext:value-type="float">
            <text:p>4538.57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4" calcext:value-type="float">
            <text:p>1324</text:p>
          </table:table-cell>
          <table:table-cell table:style-name="ce111" table:formula="of:=IFERROR([.B17]/[.D17]*[.C17];&quot;&quot;)" office:value-type="float" office:value="4.89425981873112" calcext:value-type="float">
            <text:p>4.8943</text:p>
          </table:table-cell>
          <table:table-cell table:style-name="ce111" table:formula="of:=IFERROR([.E17]*(1000/[.$B$3]);&quot;&quot;)" office:value-type="float" office:value="9.78851963746224" calcext:value-type="float">
            <text:p>9.7885</text:p>
          </table:table-cell>
          <table:table-cell table:style-name="ce112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17" table:formula="of:=IFERROR([.F17]/[.B17]*1000000;&quot;&quot;)" office:value-type="float" office:value="4531.72205438066" calcext:value-type="float">
            <text:p>4531.72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8]/[.D18]*[.C18];&quot;&quot;)" office:value-type="float" office:value="2.62773722627737" calcext:value-type="float">
            <text:p>2.6277</text:p>
          </table:table-cell>
          <table:table-cell table:style-name="ce111" table:formula="of:=IFERROR([.E18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17" table:formula="of:=IFERROR([.F18]/[.B18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9]/[.D19]*[.C19];&quot;&quot;)" office:value-type="float" office:value="2.62773722627737" calcext:value-type="float">
            <text:p>2.6277</text:p>
          </table:table-cell>
          <table:table-cell table:style-name="ce111" table:formula="of:=IFERROR([.E19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17" table:formula="of:=IFERROR([.F19]/[.B19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2" calcext:value-type="float">
            <text:p>412</text:p>
          </table:table-cell>
          <table:table-cell table:style-name="ce111" table:formula="of:=IFERROR([.B20]/[.D20]*[.C20];&quot;&quot;)" office:value-type="float" office:value="2.62135922330097" calcext:value-type="float">
            <text:p>2.6214</text:p>
          </table:table-cell>
          <table:table-cell table:style-name="ce111" table:formula="of:=IFERROR([.E20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17" table:formula="of:=IFERROR([.F20]/[.B20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3" calcext:value-type="float">
            <text:p>823</text:p>
          </table:table-cell>
          <table:table-cell table:style-name="ce111" table:formula="of:=IFERROR([.B21]/[.D21]*[.C21];&quot;&quot;)" office:value-type="float" office:value="2.62454434993925" calcext:value-type="float">
            <text:p>2.6245</text:p>
          </table:table-cell>
          <table:table-cell table:style-name="ce111" table:formula="of:=IFERROR([.E21]*(1000/[.$B$3]);&quot;&quot;)" office:value-type="float" office:value="5.24908869987849" calcext:value-type="float">
            <text:p>5.2491</text:p>
          </table:table-cell>
          <table:table-cell table:style-name="ce112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17" table:formula="of:=IFERROR([.F21]/[.B21]*1000000;&quot;&quot;)" office:value-type="float" office:value="4860.26731470231" calcext:value-type="float">
            <text:p>4860.2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3" calcext:value-type="float">
            <text:p>3653</text:p>
          </table:table-cell>
          <table:table-cell table:style-name="ce111" table:formula="of:=IFERROR([.B6]/[.D6]*[.C6];&quot;&quot;)" office:value-type="float" office:value="17.5198467013414" calcext:value-type="float">
            <text:p>17.5198</text:p>
          </table:table-cell>
          <table:table-cell table:style-name="ce111" table:formula="of:=IFERROR([.E6]*(1000/[.$B$3]);&quot;&quot;)" office:value-type="float" office:value="35.0396934026827" calcext:value-type="float">
            <text:p>35.0397</text:p>
          </table:table-cell>
          <table:table-cell table:style-name="ce112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17" table:formula="of:=IFERROR([.F6]/[.B6]*1000000;&quot;&quot;)" office:value-type="float" office:value="8759.92335067068" calcext:value-type="float">
            <text:p>8759.9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7" calcext:value-type="float">
            <text:p>3657</text:p>
          </table:table-cell>
          <table:table-cell table:style-name="ce111" table:formula="of:=IFERROR([.B7]/[.D7]*[.C7];&quot;&quot;)" office:value-type="float" office:value="17.5006836204539" calcext:value-type="float">
            <text:p>17.5007</text:p>
          </table:table-cell>
          <table:table-cell table:style-name="ce111" table:formula="of:=IFERROR([.E7]*(1000/[.$B$3]);&quot;&quot;)" office:value-type="float" office:value="35.0013672409078" calcext:value-type="float">
            <text:p>35.0014</text:p>
          </table:table-cell>
          <table:table-cell table:style-name="ce112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17" table:formula="of:=IFERROR([.F7]/[.B7]*1000000;&quot;&quot;)" office:value-type="float" office:value="8750.34181022696" calcext:value-type="float">
            <text:p>8750.34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8" calcext:value-type="float">
            <text:p>3428</text:p>
          </table:table-cell>
          <table:table-cell table:style-name="ce111" table:formula="of:=IFERROR([.B8]/[.D8]*[.C8];&quot;&quot;)" office:value-type="float" office:value="17.5029171528588" calcext:value-type="float">
            <text:p>17.5029</text:p>
          </table:table-cell>
          <table:table-cell table:style-name="ce111" table:formula="of:=IFERROR([.E8]*(1000/[.$B$3]);&quot;&quot;)" office:value-type="float" office:value="35.0058343057176" calcext:value-type="float">
            <text:p>35.0058</text:p>
          </table:table-cell>
          <table:table-cell table:style-name="ce112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17" table:formula="of:=IFERROR([.F8]/[.B8]*1000000;&quot;&quot;)" office:value-type="float" office:value="8751.45857642941" calcext:value-type="float">
            <text:p>8751.45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2" calcext:value-type="float">
            <text:p>3422</text:p>
          </table:table-cell>
          <table:table-cell table:style-name="ce111" table:formula="of:=IFERROR([.B9]/[.D9]*[.C9];&quot;&quot;)" office:value-type="float" office:value="17.5336060783168" calcext:value-type="float">
            <text:p>17.5336</text:p>
          </table:table-cell>
          <table:table-cell table:style-name="ce111" table:formula="of:=IFERROR([.E9]*(1000/[.$B$3]);&quot;&quot;)" office:value-type="float" office:value="35.0672121566336" calcext:value-type="float">
            <text:p>35.0672</text:p>
          </table:table-cell>
          <table:table-cell table:style-name="ce112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17" table:formula="of:=IFERROR([.F9]/[.B9]*1000000;&quot;&quot;)" office:value-type="float" office:value="8766.80303915839" calcext:value-type="float">
            <text:p>8766.8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33" calcext:value-type="float">
            <text:p>3433</text:p>
          </table:table-cell>
          <table:table-cell table:style-name="ce111" table:formula="of:=IFERROR([.B10]/[.D10]*[.C10];&quot;&quot;)" office:value-type="float" office:value="17.4774249927177" calcext:value-type="float">
            <text:p>17.4774</text:p>
          </table:table-cell>
          <table:table-cell table:style-name="ce111" table:formula="of:=IFERROR([.E10]*(1000/[.$B$3]);&quot;&quot;)" office:value-type="float" office:value="34.9548499854355" calcext:value-type="float">
            <text:p>34.9548</text:p>
          </table:table-cell>
          <table:table-cell table:style-name="ce112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17" table:formula="of:=IFERROR([.F10]/[.B10]*1000000;&quot;&quot;)" office:value-type="float" office:value="8738.71249635887" calcext:value-type="float">
            <text:p>8738.71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8" calcext:value-type="float">
            <text:p>3658</text:p>
          </table:table-cell>
          <table:table-cell table:style-name="ce111" table:formula="of:=IFERROR([.B11]/[.D11]*[.C11];&quot;&quot;)" office:value-type="float" office:value="17.4958993985785" calcext:value-type="float">
            <text:p>17.4959</text:p>
          </table:table-cell>
          <table:table-cell table:style-name="ce111" table:formula="of:=IFERROR([.E11]*(1000/[.$B$3]);&quot;&quot;)" office:value-type="float" office:value="34.9917987971569" calcext:value-type="float">
            <text:p>34.9918</text:p>
          </table:table-cell>
          <table:table-cell table:style-name="ce112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17" table:formula="of:=IFERROR([.F11]/[.B11]*1000000;&quot;&quot;)" office:value-type="float" office:value="8747.94969928923" calcext:value-type="float">
            <text:p>8747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67" calcext:value-type="float">
            <text:p>1967</text:p>
          </table:table-cell>
          <table:table-cell table:style-name="ce111" table:formula="of:=IFERROR([.B12]/[.D12]*[.C12];&quot;&quot;)" office:value-type="float" office:value="13.1774275546518" calcext:value-type="float">
            <text:p>13.1774</text:p>
          </table:table-cell>
          <table:table-cell table:style-name="ce111" table:formula="of:=IFERROR([.E12]*(1000/[.$B$3]);&quot;&quot;)" office:value-type="float" office:value="26.3548551093035" calcext:value-type="float">
            <text:p>26.3549</text:p>
          </table:table-cell>
          <table:table-cell table:style-name="ce112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17" table:formula="of:=IFERROR([.F12]/[.B12]*1000000;&quot;&quot;)" office:value-type="float" office:value="12201.3218098627" calcext:value-type="float">
            <text:p>12201.3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802" calcext:value-type="float">
            <text:p>1802</text:p>
          </table:table-cell>
          <table:table-cell table:style-name="ce111" table:formula="of:=IFERROR([.B13]/[.D13]*[.C13];&quot;&quot;)" office:value-type="float" office:value="13.1853496115427" calcext:value-type="float">
            <text:p>13.1853</text:p>
          </table:table-cell>
          <table:table-cell table:style-name="ce111" table:formula="of:=IFERROR([.E13]*(1000/[.$B$3]);&quot;&quot;)" office:value-type="float" office:value="26.3706992230855" calcext:value-type="float">
            <text:p>26.3707</text:p>
          </table:table-cell>
          <table:table-cell table:style-name="ce112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17" table:formula="of:=IFERROR([.F13]/[.B13]*1000000;&quot;&quot;)" office:value-type="float" office:value="12208.6570477248" calcext:value-type="float">
            <text:p>12208.65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 HFR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4]/[.D14]*[.C14];&quot;&quot;)" office:value-type="float" office:value="3.42313787638669" calcext:value-type="float">
            <text:p>3.4231</text:p>
          </table:table-cell>
          <table:table-cell table:style-name="ce111" table:formula="of:=IFERROR([.E14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17" table:formula="of:=IFERROR([.F14]/[.B14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5" calcext:value-type="float">
            <text:p>855</text:p>
          </table:table-cell>
          <table:table-cell table:style-name="ce111" table:formula="of:=IFERROR([.B15]/[.D15]*[.C15];&quot;&quot;)" office:value-type="float" office:value="7.57894736842105" calcext:value-type="float">
            <text:p>7.5789</text:p>
          </table:table-cell>
          <table:table-cell table:style-name="ce111" table:formula="of:=IFERROR([.E15]*(1000/[.$B$3]);&quot;&quot;)" office:value-type="float" office:value="15.1578947368421" calcext:value-type="float">
            <text:p>15.1579</text:p>
          </table:table-cell>
          <table:table-cell table:style-name="ce112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17" table:formula="of:=IFERROR([.F15]/[.B15]*1000000;&quot;&quot;)" office:value-type="float" office:value="14035.0877192982" calcext:value-type="float">
            <text:p>14035.0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7" calcext:value-type="float">
            <text:p>857</text:p>
          </table:table-cell>
          <table:table-cell table:style-name="ce111" table:formula="of:=IFERROR([.B16]/[.D16]*[.C16];&quot;&quot;)" office:value-type="float" office:value="7.56126021003501" calcext:value-type="float">
            <text:p>7.5613</text:p>
          </table:table-cell>
          <table:table-cell table:style-name="ce111" table:formula="of:=IFERROR([.E16]*(1000/[.$B$3]);&quot;&quot;)" office:value-type="float" office:value="15.12252042007" calcext:value-type="float">
            <text:p>15.1225</text:p>
          </table:table-cell>
          <table:table-cell table:style-name="ce112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17" table:formula="of:=IFERROR([.F16]/[.B16]*1000000;&quot;&quot;)" office:value-type="float" office:value="14002.333722287" calcext:value-type="float">
            <text:p>14002.3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9" calcext:value-type="float">
            <text:p>859</text:p>
          </table:table-cell>
          <table:table-cell table:style-name="ce111" table:formula="of:=IFERROR([.B17]/[.D17]*[.C17];&quot;&quot;)" office:value-type="float" office:value="7.54365541327125" calcext:value-type="float">
            <text:p>7.5437</text:p>
          </table:table-cell>
          <table:table-cell table:style-name="ce111" table:formula="of:=IFERROR([.E17]*(1000/[.$B$3]);&quot;&quot;)" office:value-type="float" office:value="15.0873108265425" calcext:value-type="float">
            <text:p>15.0873</text:p>
          </table:table-cell>
          <table:table-cell table:style-name="ce112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17" table:formula="of:=IFERROR([.F17]/[.B17]*1000000;&quot;&quot;)" office:value-type="float" office:value="13969.7322467986" calcext:value-type="float">
            <text:p>13969.7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2" calcext:value-type="float">
            <text:p>572</text:p>
          </table:table-cell>
          <table:table-cell table:style-name="ce111" table:formula="of:=IFERROR([.B18]/[.D18]*[.C18];&quot;&quot;)" office:value-type="float" office:value="7.55244755244755" calcext:value-type="float">
            <text:p>7.5524</text:p>
          </table:table-cell>
          <table:table-cell table:style-name="ce111" table:formula="of:=IFERROR([.E18]*(1000/[.$B$3]);&quot;&quot;)" office:value-type="float" office:value="15.1048951048951" calcext:value-type="float">
            <text:p>15.1049</text:p>
          </table:table-cell>
          <table:table-cell table:style-name="ce112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17" table:formula="of:=IFERROR([.F18]/[.B18]*1000000;&quot;&quot;)" office:value-type="float" office:value="20979.020979021" calcext:value-type="float">
            <text:p>20979.02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67" calcext:value-type="float">
            <text:p>567</text:p>
          </table:table-cell>
          <table:table-cell table:style-name="ce111" table:formula="of:=IFERROR([.B19]/[.D19]*[.C19];&quot;&quot;)" office:value-type="float" office:value="7.61904761904762" calcext:value-type="float">
            <text:p>7.6190</text:p>
          </table:table-cell>
          <table:table-cell table:style-name="ce111" table:formula="of:=IFERROR([.E19]*(1000/[.$B$3]);&quot;&quot;)" office:value-type="float" office:value="15.2380952380952" calcext:value-type="float">
            <text:p>15.2381</text:p>
          </table:table-cell>
          <table:table-cell table:style-name="ce112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17" table:formula="of:=IFERROR([.F19]/[.B19]*1000000;&quot;&quot;)" office:value-type="float" office:value="21164.0211640212" calcext:value-type="float">
            <text:p>21164.02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3" calcext:value-type="float">
            <text:p>573</text:p>
          </table:table-cell>
          <table:table-cell table:style-name="ce111" table:formula="of:=IFERROR([.B20]/[.D20]*[.C20];&quot;&quot;)" office:value-type="float" office:value="7.53926701570681" calcext:value-type="float">
            <text:p>7.5393</text:p>
          </table:table-cell>
          <table:table-cell table:style-name="ce111" table:formula="of:=IFERROR([.E20]*(1000/[.$B$3]);&quot;&quot;)" office:value-type="float" office:value="15.0785340314136" calcext:value-type="float">
            <text:p>15.0785</text:p>
          </table:table-cell>
          <table:table-cell table:style-name="ce112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17" table:formula="of:=IFERROR([.F20]/[.B20]*1000000;&quot;&quot;)" office:value-type="float" office:value="20942.4083769633" calcext:value-type="float">
            <text:p>20942.40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1" calcext:value-type="float">
            <text:p>1381</text:p>
          </table:table-cell>
          <table:table-cell table:style-name="ce111" table:formula="of:=IFERROR([.B6]/[.D6]*[.C6];&quot;&quot;)" office:value-type="float" office:value="12.0492396813903" calcext:value-type="float">
            <text:p>12.0492</text:p>
          </table:table-cell>
          <table:table-cell table:style-name="ce111" table:formula="of:=IFERROR([.E6]*(1000/[.$B$3]);&quot;&quot;)" office:value-type="float" office:value="24.0984793627806" calcext:value-type="float">
            <text:p>24.0985</text:p>
          </table:table-cell>
          <table:table-cell table:style-name="ce11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17" table:formula="of:=IFERROR([.F6]/[.B6]*1000000;&quot;&quot;)" office:value-type="float" office:value="5792.90369297611" calcext:value-type="float">
            <text:p>5792.9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7]/[.D7]*[.C7];&quot;&quot;)" office:value-type="float" office:value="12.0579710144928" calcext:value-type="float">
            <text:p>12.0580</text:p>
          </table:table-cell>
          <table:table-cell table:style-name="ce111" table:formula="of:=IFERROR([.E7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17" table:formula="of:=IFERROR([.F7]/[.B7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8]/[.D8]*[.C8];&quot;&quot;)" office:value-type="float" office:value="12.0579710144928" calcext:value-type="float">
            <text:p>12.0580</text:p>
          </table:table-cell>
          <table:table-cell table:style-name="ce111" table:formula="of:=IFERROR([.E8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17" table:formula="of:=IFERROR([.F8]/[.B8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9]/[.D9]*[.C9];&quot;&quot;)" office:value-type="float" office:value="12.0579710144928" calcext:value-type="float">
            <text:p>12.0580</text:p>
          </table:table-cell>
          <table:table-cell table:style-name="ce111" table:formula="of:=IFERROR([.E9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17" table:formula="of:=IFERROR([.F9]/[.B9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10]/[.D10]*[.C10];&quot;&quot;)" office:value-type="float" office:value="12.0579710144928" calcext:value-type="float">
            <text:p>12.0580</text:p>
          </table:table-cell>
          <table:table-cell table:style-name="ce111" table:formula="of:=IFERROR([.E10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17" table:formula="of:=IFERROR([.F10]/[.B10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79" calcext:value-type="float">
            <text:p>1379</text:p>
          </table:table-cell>
          <table:table-cell table:style-name="ce111" table:formula="of:=IFERROR([.B11]/[.D11]*[.C11];&quot;&quot;)" office:value-type="float" office:value="12.0667150108774" calcext:value-type="float">
            <text:p>12.0667</text:p>
          </table:table-cell>
          <table:table-cell table:style-name="ce111" table:formula="of:=IFERROR([.E11]*(1000/[.$B$3]);&quot;&quot;)" office:value-type="float" office:value="24.1334300217549" calcext:value-type="float">
            <text:p>24.1334</text:p>
          </table:table-cell>
          <table:table-cell table:style-name="ce11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17" table:formula="of:=IFERROR([.F11]/[.B11]*1000000;&quot;&quot;)" office:value-type="float" office:value="5801.30529369108" calcext:value-type="float">
            <text:p>5801.3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2]/[.D12]*[.C12];&quot;&quot;)" office:value-type="float" office:value="10.1766784452297" calcext:value-type="float">
            <text:p>10.1767</text:p>
          </table:table-cell>
          <table:table-cell table:style-name="ce111" table:formula="of:=IFERROR([.E12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17" table:formula="of:=IFERROR([.F12]/[.B12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3]/[.D13]*[.C13];&quot;&quot;)" office:value-type="float" office:value="10.1766784452297" calcext:value-type="float">
            <text:p>10.1767</text:p>
          </table:table-cell>
          <table:table-cell table:style-name="ce111" table:formula="of:=IFERROR([.E13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17" table:formula="of:=IFERROR([.F13]/[.B13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4]/[.D14]*[.C14];&quot;&quot;)" office:value-type="float" office:value="6.3716814159292" calcext:value-type="float">
            <text:p>6.3717</text:p>
          </table:table-cell>
          <table:table-cell table:style-name="ce111" table:formula="of:=IFERROR([.E14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17" table:formula="of:=IFERROR([.F14]/[.B14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5]/[.D15]*[.C15];&quot;&quot;)" office:value-type="float" office:value="6.3716814159292" calcext:value-type="float">
            <text:p>6.3717</text:p>
          </table:table-cell>
          <table:table-cell table:style-name="ce111" table:formula="of:=IFERROR([.E15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17" table:formula="of:=IFERROR([.F15]/[.B15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6]/[.D16]*[.C16];&quot;&quot;)" office:value-type="float" office:value="6.3716814159292" calcext:value-type="float">
            <text:p>6.3717</text:p>
          </table:table-cell>
          <table:table-cell table:style-name="ce111" table:formula="of:=IFERROR([.E16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17" table:formula="of:=IFERROR([.F16]/[.B16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8" calcext:value-type="float">
            <text:p>2548</text:p>
          </table:table-cell>
          <table:table-cell table:style-name="ce111" table:formula="of:=IFERROR([.B6]/[.D6]*[.C6];&quot;&quot;)" office:value-type="float" office:value="18.1978021978022" calcext:value-type="float">
            <text:p>18.1978</text:p>
          </table:table-cell>
          <table:table-cell table:style-name="ce111" table:formula="of:=IFERROR([.E6]*(1000/[.$B$3]);&quot;&quot;)" office:value-type="float" office:value="36.3956043956044" calcext:value-type="float">
            <text:p>36.3956</text:p>
          </table:table-cell>
          <table:table-cell table:style-name="ce11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17" table:formula="of:=IFERROR([.F6]/[.B6]*1000000;&quot;&quot;)" office:value-type="float" office:value="7064.36420722135" calcext:value-type="float">
            <text:p>7064.36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7]/[.D7]*[.C7];&quot;&quot;)" office:value-type="float" office:value="18.2129916040654" calcext:value-type="float">
            <text:p>18.2130</text:p>
          </table:table-cell>
          <table:table-cell table:style-name="ce111" table:formula="of:=IFERROR([.E7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17" table:formula="of:=IFERROR([.F7]/[.B7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7" calcext:value-type="float">
            <text:p>2547</text:p>
          </table:table-cell>
          <table:table-cell table:style-name="ce111" table:formula="of:=IFERROR([.B8]/[.D8]*[.C8];&quot;&quot;)" office:value-type="float" office:value="18.2049469964664" calcext:value-type="float">
            <text:p>18.2049</text:p>
          </table:table-cell>
          <table:table-cell table:style-name="ce111" table:formula="of:=IFERROR([.E8]*(1000/[.$B$3]);&quot;&quot;)" office:value-type="float" office:value="36.4098939929329" calcext:value-type="float">
            <text:p>36.4099</text:p>
          </table:table-cell>
          <table:table-cell table:style-name="ce11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17" table:formula="of:=IFERROR([.F8]/[.B8]*1000000;&quot;&quot;)" office:value-type="float" office:value="7067.13780918728" calcext:value-type="float">
            <text:p>7067.1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670" calcext:value-type="float">
            <text:p>2670</text:p>
          </table:table-cell>
          <table:table-cell table:style-name="ce111" table:formula="of:=IFERROR([.B9]/[.D9]*[.C9];&quot;&quot;)" office:value-type="float" office:value="11.9850187265918" calcext:value-type="float">
            <text:p>11.9850</text:p>
          </table:table-cell>
          <table:table-cell table:style-name="ce111" table:formula="of:=IFERROR([.E9]*(1000/[.$B$3]);&quot;&quot;)" office:value-type="float" office:value="23.9700374531835" calcext:value-type="float">
            <text:p>23.9700</text:p>
          </table:table-cell>
          <table:table-cell table:style-name="ce11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17" table:formula="of:=IFERROR([.F9]/[.B9]*1000000;&quot;&quot;)" office:value-type="float" office:value="5992.50936329588" calcext:value-type="float">
            <text:p>5992.50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339" calcext:value-type="float">
            <text:p>2339</text:p>
          </table:table-cell>
          <table:table-cell table:style-name="ce111" table:formula="of:=IFERROR([.B10]/[.D10]*[.C10];&quot;&quot;)" office:value-type="float" office:value="11.9709277469004" calcext:value-type="float">
            <text:p>11.9709</text:p>
          </table:table-cell>
          <table:table-cell table:style-name="ce111" table:formula="of:=IFERROR([.E10]*(1000/[.$B$3]);&quot;&quot;)" office:value-type="float" office:value="23.9418554938008" calcext:value-type="float">
            <text:p>23.9419</text:p>
          </table:table-cell>
          <table:table-cell table:style-name="ce11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17" table:formula="of:=IFERROR([.F10]/[.B10]*1000000;&quot;&quot;)" office:value-type="float" office:value="5985.46387345019" calcext:value-type="float">
            <text:p>5985.46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1]/[.D11]*[.C11];&quot;&quot;)" office:value-type="float" office:value="11.9820269595607" calcext:value-type="float">
            <text:p>11.9820</text:p>
          </table:table-cell>
          <table:table-cell table:style-name="ce111" table:formula="of:=IFERROR([.E11]*(1000/[.$B$3]);&quot;&quot;)" office:value-type="float" office:value="23.9640539191213" calcext:value-type="float">
            <text:p>23.9641</text:p>
          </table:table-cell>
          <table:table-cell table:style-name="ce11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17" table:formula="of:=IFERROR([.F11]/[.B11]*1000000;&quot;&quot;)" office:value-type="float" office:value="5991.01347978033" calcext:value-type="float">
            <text:p>5991.01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12]/[.D12]*[.C12];&quot;&quot;)" office:value-type="float" office:value="18.2129916040654" calcext:value-type="float">
            <text:p>18.2130</text:p>
          </table:table-cell>
          <table:table-cell table:style-name="ce111" table:formula="of:=IFERROR([.E12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17" table:formula="of:=IFERROR([.F12]/[.B12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5" calcext:value-type="float">
            <text:p>2265</text:p>
          </table:table-cell>
          <table:table-cell table:style-name="ce111" table:formula="of:=IFERROR([.B13]/[.D13]*[.C13];&quot;&quot;)" office:value-type="float" office:value="18.1969094922737" calcext:value-type="float">
            <text:p>18.1969</text:p>
          </table:table-cell>
          <table:table-cell table:style-name="ce111" table:formula="of:=IFERROR([.E13]*(1000/[.$B$3]);&quot;&quot;)" office:value-type="float" office:value="36.3938189845475" calcext:value-type="float">
            <text:p>36.3938</text:p>
          </table:table-cell>
          <table:table-cell table:style-name="ce11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17" table:formula="of:=IFERROR([.F13]/[.B13]*1000000;&quot;&quot;)" office:value-type="float" office:value="7064.01766004415" calcext:value-type="float">
            <text:p>7064.01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4]/[.D14]*[.C14];&quot;&quot;)" office:value-type="float" office:value="12.4115983026874" calcext:value-type="float">
            <text:p>12.4116</text:p>
          </table:table-cell>
          <table:table-cell table:style-name="ce111" table:formula="of:=IFERROR([.E14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17" table:formula="of:=IFERROR([.F14]/[.B14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24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5]/[.D15]*[.C15];&quot;&quot;)" office:value-type="float" office:value="12.4115983026874" calcext:value-type="float">
            <text:p>12.4116</text:p>
          </table:table-cell>
          <table:table-cell table:style-name="ce111" table:formula="of:=IFERROR([.E15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17" table:formula="of:=IFERROR([.F15]/[.B15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0" calcext:value-type="float">
            <text:p>1740</text:p>
          </table:table-cell>
          <table:table-cell table:style-name="ce111" table:formula="of:=IFERROR([.B16]/[.D16]*[.C16];&quot;&quot;)" office:value-type="float" office:value="12.4137931034483" calcext:value-type="float">
            <text:p>12.4138</text:p>
          </table:table-cell>
          <table:table-cell table:style-name="ce111" table:formula="of:=IFERROR([.E16]*(1000/[.$B$3]);&quot;&quot;)" office:value-type="float" office:value="24.8275862068966" calcext:value-type="float">
            <text:p>24.8276</text:p>
          </table:table-cell>
          <table:table-cell table:style-name="ce11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17" table:formula="of:=IFERROR([.F16]/[.B16]*1000000;&quot;&quot;)" office:value-type="float" office:value="11494.2528735632" calcext:value-type="float">
            <text:p>11494.25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7]/[.D17]*[.C17];&quot;&quot;)" office:value-type="float" office:value="12.4066628374497" calcext:value-type="float">
            <text:p>12.4067</text:p>
          </table:table-cell>
          <table:table-cell table:style-name="ce111" table:formula="of:=IFERROR([.E17]*(1000/[.$B$3]);&quot;&quot;)" office:value-type="float" office:value="24.8133256748995" calcext:value-type="float">
            <text:p>24.8133</text:p>
          </table:table-cell>
          <table:table-cell table:style-name="ce11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17" table:formula="of:=IFERROR([.F17]/[.B17]*1000000;&quot;&quot;)" office:value-type="float" office:value="11487.6507754164" calcext:value-type="float">
            <text:p>11487.6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290" calcext:value-type="float">
            <text:p>1290</text:p>
          </table:table-cell>
          <table:table-cell table:style-name="ce111" table:formula="of:=IFERROR([.B18]/[.D18]*[.C18];&quot;&quot;)" office:value-type="float" office:value="6.69767441860465" calcext:value-type="float">
            <text:p>6.6977</text:p>
          </table:table-cell>
          <table:table-cell table:style-name="ce111" table:formula="of:=IFERROR([.E18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17" table:formula="of:=IFERROR([.F18]/[.B18]*1000000;&quot;&quot;)" office:value-type="float" office:value="6201.5503875969" calcext:value-type="float">
            <text:p>6201.5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7" calcext:value-type="float">
            <text:p>1127</text:p>
          </table:table-cell>
          <table:table-cell table:style-name="ce111" table:formula="of:=IFERROR([.B19]/[.D19]*[.C19];&quot;&quot;)" office:value-type="float" office:value="7.66637089618456" calcext:value-type="float">
            <text:p>7.6664</text:p>
          </table:table-cell>
          <table:table-cell table:style-name="ce111" table:formula="of:=IFERROR([.E19]*(1000/[.$B$3]);&quot;&quot;)" office:value-type="float" office:value="15.3327417923691" calcext:value-type="float">
            <text:p>15.3327</text:p>
          </table:table-cell>
          <table:table-cell table:style-name="ce11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17" table:formula="of:=IFERROR([.F19]/[.B19]*1000000;&quot;&quot;)" office:value-type="float" office:value="7098.49157054126" calcext:value-type="float">
            <text:p>7098.49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6" calcext:value-type="float">
            <text:p>1126</text:p>
          </table:table-cell>
          <table:table-cell table:style-name="ce111" table:formula="of:=IFERROR([.B20]/[.D20]*[.C20];&quot;&quot;)" office:value-type="float" office:value="7.67317939609236" calcext:value-type="float">
            <text:p>7.6732</text:p>
          </table:table-cell>
          <table:table-cell table:style-name="ce111" table:formula="of:=IFERROR([.E20]*(1000/[.$B$3]);&quot;&quot;)" office:value-type="float" office:value="15.3463587921847" calcext:value-type="float">
            <text:p>15.3464</text:p>
          </table:table-cell>
          <table:table-cell table:style-name="ce11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17" table:formula="of:=IFERROR([.F20]/[.B20]*1000000;&quot;&quot;)" office:value-type="float" office:value="7104.79573712256" calcext:value-type="float">
            <text:p>7104.79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5" calcext:value-type="float">
            <text:p>645</text:p>
          </table:table-cell>
          <table:table-cell table:style-name="ce111" table:formula="of:=IFERROR([.B21]/[.D21]*[.C21];&quot;&quot;)" office:value-type="float" office:value="6.69767441860465" calcext:value-type="float">
            <text:p>6.6977</text:p>
          </table:table-cell>
          <table:table-cell table:style-name="ce111" table:formula="of:=IFERROR([.E21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17" table:formula="of:=IFERROR([.F21]/[.B21]*1000000;&quot;&quot;)" office:value-type="float" office:value="12403.1007751938" calcext:value-type="float">
            <text:p>12403.10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4" calcext:value-type="float">
            <text:p>704</text:p>
          </table:table-cell>
          <table:table-cell table:style-name="ce111" table:formula="of:=IFERROR([.B22]/[.D22]*[.C22];&quot;&quot;)" office:value-type="float" office:value="7.67045454545455" calcext:value-type="float">
            <text:p>7.6705</text:p>
          </table:table-cell>
          <table:table-cell table:style-name="ce111" table:formula="of:=IFERROR([.E22]*(1000/[.$B$3]);&quot;&quot;)" office:value-type="float" office:value="15.3409090909091" calcext:value-type="float">
            <text:p>15.3409</text:p>
          </table:table-cell>
          <table:table-cell table:style-name="ce11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17" table:formula="of:=IFERROR([.F22]/[.B22]*1000000;&quot;&quot;)" office:value-type="float" office:value="14204.5454545455" calcext:value-type="float">
            <text:p>14204.54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6" calcext:value-type="float">
            <text:p>706</text:p>
          </table:table-cell>
          <table:table-cell table:style-name="ce111" table:formula="of:=IFERROR([.B23]/[.D23]*[.C23];&quot;&quot;)" office:value-type="float" office:value="7.64872521246459" calcext:value-type="float">
            <text:p>7.6487</text:p>
          </table:table-cell>
          <table:table-cell table:style-name="ce111" table:formula="of:=IFERROR([.E23]*(1000/[.$B$3]);&quot;&quot;)" office:value-type="float" office:value="15.2974504249292" calcext:value-type="float">
            <text:p>15.2975</text:p>
          </table:table-cell>
          <table:table-cell table:style-name="ce11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17" table:formula="of:=IFERROR([.F23]/[.B23]*1000000;&quot;&quot;)" office:value-type="float" office:value="14164.3059490085" calcext:value-type="float">
            <text:p>14164.30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144" calcext:value-type="float">
            <text:p>144</text:p>
          </table:table-cell>
          <table:table-cell table:style-name="ce108" office:value-type="float" office:value="7044" calcext:value-type="float">
            <text:p>7044</text:p>
          </table:table-cell>
          <table:table-cell table:style-name="ce111" table:formula="of:=IFERROR([.B6]/[.D6]*[.C6];&quot;&quot;)" office:value-type="float" office:value="178.712095400341" calcext:value-type="float">
            <text:p>178.7121</text:p>
          </table:table-cell>
          <table:table-cell table:style-name="ce111" table:formula="of:=IFERROR([.E6]*(1000/[.$B$3]);&quot;&quot;)" office:value-type="float" office:value="357.424190800681" calcext:value-type="float">
            <text:p>357.4242</text:p>
          </table:table-cell>
          <table:table-cell table:style-name="ce112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17" table:formula="of:=IFERROR([.F6]/[.B6]*1000000;&quot;&quot;)" office:value-type="float" office:value="40885.860306644" calcext:value-type="float">
            <text:p>40885.86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68" calcext:value-type="float">
            <text:p>68</text:p>
          </table:table-cell>
          <table:table-cell table:style-name="ce108" office:value-type="float" office:value="7256" calcext:value-type="float">
            <text:p>7256</text:p>
          </table:table-cell>
          <table:table-cell table:style-name="ce111" table:formula="of:=IFERROR([.B7]/[.D7]*[.C7];&quot;&quot;)" office:value-type="float" office:value="81.9261300992282" calcext:value-type="float">
            <text:p>81.9261</text:p>
          </table:table-cell>
          <table:table-cell table:style-name="ce111" table:formula="of:=IFERROR([.E7]*(1000/[.$B$3]);&quot;&quot;)" office:value-type="float" office:value="163.852260198456" calcext:value-type="float">
            <text:p>163.8523</text:p>
          </table:table-cell>
          <table:table-cell table:style-name="ce112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17" table:formula="of:=IFERROR([.F7]/[.B7]*1000000;&quot;&quot;)" office:value-type="float" office:value="18743.1091510474" calcext:value-type="float">
            <text:p>18743.10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,5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7" calcext:value-type="float">
            <text:p>4837</text:p>
          </table:table-cell>
          <table:table-cell table:style-name="ce111" table:formula="of:=IFERROR([.B6]/[.D6]*[.C6];&quot;&quot;)" office:value-type="float" office:value="51.0217076700434" calcext:value-type="float">
            <text:p>51.0217</text:p>
          </table:table-cell>
          <table:table-cell table:style-name="ce111" table:formula="of:=IFERROR([.E6]*(1000/[.$B$3]);&quot;&quot;)" office:value-type="float" office:value="102.043415340087" calcext:value-type="float">
            <text:p>102.0434</text:p>
          </table:table-cell>
          <table:table-cell table:style-name="ce11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17" table:formula="of:=IFERROR([.F6]/[.B6]*1000000;&quot;&quot;)" office:value-type="float" office:value="16125.6977465371" calcext:value-type="float">
            <text:p>16125.69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4.5fps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6" calcext:value-type="float">
            <text:p>4836</text:p>
          </table:table-cell>
          <table:table-cell table:style-name="ce111" table:formula="of:=IFERROR([.B7]/[.D7]*[.C7];&quot;&quot;)" office:value-type="float" office:value="51.0322580645161" calcext:value-type="float">
            <text:p>51.0323</text:p>
          </table:table-cell>
          <table:table-cell table:style-name="ce111" table:formula="of:=IFERROR([.E7]*(1000/[.$B$3]);&quot;&quot;)" office:value-type="float" office:value="102.064516129032" calcext:value-type="float">
            <text:p>102.0645</text:p>
          </table:table-cell>
          <table:table-cell table:style-name="ce11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17" table:formula="of:=IFERROR([.F7]/[.B7]*1000000;&quot;&quot;)" office:value-type="float" office:value="16129.0322580645" calcext:value-type="float">
            <text:p>16129.03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i ISO 16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8]/[.D8]*[.C8];&quot;&quot;)" office:value-type="float" office:value="50.9295774647887" calcext:value-type="float">
            <text:p>50.9296</text:p>
          </table:table-cell>
          <table:table-cell table:style-name="ce111" table:formula="of:=IFERROR([.E8]*(1000/[.$B$3]);&quot;&quot;)" office:value-type="float" office:value="101.859154929577" calcext:value-type="float">
            <text:p>101.8592</text:p>
          </table:table-cell>
          <table:table-cell table:style-name="ce11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17" table:formula="of:=IFERROR([.F8]/[.B8]*1000000;&quot;&quot;)" office:value-type="float" office:value="16096.5794768612" calcext:value-type="float">
            <text:p>16096.57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0,0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65" calcext:value-type="float">
            <text:p>4965</text:p>
          </table:table-cell>
          <table:table-cell table:style-name="ce111" table:formula="of:=IFERROR([.B9]/[.D9]*[.C9];&quot;&quot;)" office:value-type="float" office:value="50.9808660624371" calcext:value-type="float">
            <text:p>50.9809</text:p>
          </table:table-cell>
          <table:table-cell table:style-name="ce111" table:formula="of:=IFERROR([.E9]*(1000/[.$B$3]);&quot;&quot;)" office:value-type="float" office:value="101.961732124874" calcext:value-type="float">
            <text:p>101.9617</text:p>
          </table:table-cell>
          <table:table-cell table:style-name="ce11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17" table:formula="of:=IFERROR([.F9]/[.B9]*1000000;&quot;&quot;)" office:value-type="float" office:value="16112.7895266868" calcext:value-type="float">
            <text:p>16112.7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Medium Size</text:p>
          </table:table-cell>
          <table:table-cell table:style-name="ce108" office:value-type="float" office:value="4928" calcext:value-type="float">
            <text:p>49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3764" calcext:value-type="float">
            <text:p>3764</text:p>
          </table:table-cell>
          <table:table-cell table:style-name="ce111" table:formula="of:=IFERROR([.B10]/[.D10]*[.C10];&quot;&quot;)" office:value-type="float" office:value="51.0605738575983" calcext:value-type="float">
            <text:p>51.0606</text:p>
          </table:table-cell>
          <table:table-cell table:style-name="ce111" table:formula="of:=IFERROR([.E10]*(1000/[.$B$3]);&quot;&quot;)" office:value-type="float" office:value="102.121147715197" calcext:value-type="float">
            <text:p>102.1211</text:p>
          </table:table-cell>
          <table:table-cell table:style-name="ce11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17" table:formula="of:=IFERROR([.F10]/[.B10]*1000000;&quot;&quot;)" office:value-type="float" office:value="20722.6354941552" calcext:value-type="float">
            <text:p>20722.63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Small Size</text:p>
          </table:table-cell>
          <table:table-cell table:style-name="ce108" office:value-type="float" office:value="3498" calcext:value-type="float">
            <text:p>3498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2963" calcext:value-type="float">
            <text:p>2963</text:p>
          </table:table-cell>
          <table:table-cell table:style-name="ce111" table:formula="of:=IFERROR([.B11]/[.D11]*[.C11];&quot;&quot;)" office:value-type="float" office:value="50.7640904488694" calcext:value-type="float">
            <text:p>50.7641</text:p>
          </table:table-cell>
          <table:table-cell table:style-name="ce111" table:formula="of:=IFERROR([.E11]*(1000/[.$B$3]);&quot;&quot;)" office:value-type="float" office:value="101.528180897739" calcext:value-type="float">
            <text:p>101.5282</text:p>
          </table:table-cell>
          <table:table-cell table:style-name="ce11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17" table:formula="of:=IFERROR([.F11]/[.B11]*1000000;&quot;&quot;)" office:value-type="float" office:value="29024.6371920351" calcext:value-type="float">
            <text:p>29024.63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1" calcext:value-type="float">
            <text:p>1731</text:p>
          </table:table-cell>
          <table:table-cell table:style-name="ce111" table:formula="of:=IFERROR([.B6]/[.D6]*[.C6];&quot;&quot;)" office:value-type="float" office:value="19.3552859618718" calcext:value-type="float">
            <text:p>19.3553</text:p>
          </table:table-cell>
          <table:table-cell table:style-name="ce111" table:formula="of:=IFERROR([.E6]*(1000/[.$B$3]);&quot;&quot;)" office:value-type="float" office:value="38.7105719237435" calcext:value-type="float">
            <text:p>38.7106</text:p>
          </table:table-cell>
          <table:table-cell table:style-name="ce11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17" table:formula="of:=IFERROR([.F6]/[.B6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5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9" calcext:value-type="float">
            <text:p>4029</text:p>
          </table:table-cell>
          <table:table-cell table:style-name="ce111" table:formula="of:=IFERROR([.B6]/[.D6]*[.C6];&quot;&quot;)" office:value-type="float" office:value="19.403325887317" calcext:value-type="float">
            <text:p>19.4033</text:p>
          </table:table-cell>
          <table:table-cell table:style-name="ce111" table:formula="of:=IFERROR([.E6]*(1000/[.$B$3]);&quot;&quot;)" office:value-type="float" office:value="38.8066517746339" calcext:value-type="float">
            <text:p>38.8067</text:p>
          </table:table-cell>
          <table:table-cell table:style-name="ce11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17" table:formula="of:=IFERROR([.F6]/[.B6]*1000000;&quot;&quot;)" office:value-type="float" office:value="6949.61528915364" calcext:value-type="float">
            <text:p>6949.61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Raw 24FPS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16" calcext:value-type="float">
            <text:p>4316</text:p>
          </table:table-cell>
          <table:table-cell table:style-name="ce111" table:formula="of:=IFERROR([.B7]/[.D7]*[.C7];&quot;&quot;)" office:value-type="float" office:value="19.4068582020389" calcext:value-type="float">
            <text:p>19.4069</text:p>
          </table:table-cell>
          <table:table-cell table:style-name="ce111" table:formula="of:=IFERROR([.E7]*(1000/[.$B$3]);&quot;&quot;)" office:value-type="float" office:value="38.8137164040779" calcext:value-type="float">
            <text:p>38.8137</text:p>
          </table:table-cell>
          <table:table-cell table:style-name="ce11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17" table:formula="of:=IFERROR([.F7]/[.B7]*1000000;&quot;&quot;)" office:value-type="float" office:value="6950.88044485635" calcext:value-type="float">
            <text:p>6950.8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07" calcext:value-type="float">
            <text:p>4307</text:p>
          </table:table-cell>
          <table:table-cell table:style-name="ce111" table:formula="of:=IFERROR([.B8]/[.D8]*[.C8];&quot;&quot;)" office:value-type="float" office:value="19.4474111910843" calcext:value-type="float">
            <text:p>19.4474</text:p>
          </table:table-cell>
          <table:table-cell table:style-name="ce111" table:formula="of:=IFERROR([.E8]*(1000/[.$B$3]);&quot;&quot;)" office:value-type="float" office:value="38.8948223821686" calcext:value-type="float">
            <text:p>38.8948</text:p>
          </table:table-cell>
          <table:table-cell table:style-name="ce11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17" table:formula="of:=IFERROR([.F8]/[.B8]*1000000;&quot;&quot;)" office:value-type="float" office:value="6965.40515439981" calcext:value-type="float">
            <text:p>6965.4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00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22" calcext:value-type="float">
            <text:p>4322</text:p>
          </table:table-cell>
          <table:table-cell table:style-name="ce111" table:formula="of:=IFERROR([.B9]/[.D9]*[.C9];&quot;&quot;)" office:value-type="float" office:value="19.3799167052291" calcext:value-type="float">
            <text:p>19.3799</text:p>
          </table:table-cell>
          <table:table-cell table:style-name="ce111" table:formula="of:=IFERROR([.E9]*(1000/[.$B$3]);&quot;&quot;)" office:value-type="float" office:value="38.7598334104581" calcext:value-type="float">
            <text:p>38.7598</text:p>
          </table:table-cell>
          <table:table-cell table:style-name="ce11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17" table:formula="of:=IFERROR([.F9]/[.B9]*1000000;&quot;&quot;)" office:value-type="float" office:value="6941.23091161499" calcext:value-type="float">
            <text:p>6941.23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2" calcext:value-type="float">
            <text:p>4022</text:p>
          </table:table-cell>
          <table:table-cell table:style-name="ce111" table:formula="of:=IFERROR([.B10]/[.D10]*[.C10];&quot;&quot;)" office:value-type="float" office:value="19.4370959721532" calcext:value-type="float">
            <text:p>19.4371</text:p>
          </table:table-cell>
          <table:table-cell table:style-name="ce111" table:formula="of:=IFERROR([.E10]*(1000/[.$B$3]);&quot;&quot;)" office:value-type="float" office:value="38.8741919443063" calcext:value-type="float">
            <text:p>38.8742</text:p>
          </table:table-cell>
          <table:table-cell table:style-name="ce11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17" table:formula="of:=IFERROR([.F10]/[.B10]*1000000;&quot;&quot;)" office:value-type="float" office:value="6961.7105917454" calcext:value-type="float">
            <text:p>6961.71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024" calcext:value-type="float">
            <text:p>2024</text:p>
          </table:table-cell>
          <table:table-cell table:style-name="ce111" table:formula="of:=IFERROR([.B11]/[.D11]*[.C11];&quot;&quot;)" office:value-type="float" office:value="7.39920948616601" calcext:value-type="float">
            <text:p>7.3992</text:p>
          </table:table-cell>
          <table:table-cell table:style-name="ce111" table:formula="of:=IFERROR([.E11]*(1000/[.$B$3]);&quot;&quot;)" office:value-type="float" office:value="14.798418972332" calcext:value-type="float">
            <text:p>14.7984</text:p>
          </table:table-cell>
          <table:table-cell table:style-name="ce11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17" table:formula="of:=IFERROR([.F11]/[.B11]*1000000;&quot;&quot;)" office:value-type="float" office:value="3952.56916996047" calcext:value-type="float">
            <text:p>3952.56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304" calcext:value-type="float">
            <text:p>2304</text:p>
          </table:table-cell>
          <table:table-cell table:style-name="ce111" table:formula="of:=IFERROR([.B12]/[.D12]*[.C12];&quot;&quot;)" office:value-type="float" office:value="8.125" calcext:value-type="float">
            <text:p>8.1250</text:p>
          </table:table-cell>
          <table:table-cell table:style-name="ce111" table:formula="of:=IFERROR([.E12]*(1000/[.$B$3]);&quot;&quot;)" office:value-type="float" office:value="16.25" calcext:value-type="float">
            <text:p>16.2500</text:p>
          </table:table-cell>
          <table:table-cell table:style-name="ce11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17" table:formula="of:=IFERROR([.F12]/[.B12]*1000000;&quot;&quot;)" office:value-type="float" office:value="4340.27777777778" calcext:value-type="float">
            <text:p>4340.27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3]/[.D13]*[.C13];&quot;&quot;)" office:value-type="float" office:value="7.94701986754967" calcext:value-type="float">
            <text:p>7.9470</text:p>
          </table:table-cell>
          <table:table-cell table:style-name="ce111" table:formula="of:=IFERROR([.E13]*(1000/[.$B$3]);&quot;&quot;)" office:value-type="float" office:value="15.8940397350993" calcext:value-type="float">
            <text:p>15.8940</text:p>
          </table:table-cell>
          <table:table-cell table:style-name="ce11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17" table:formula="of:=IFERROR([.F13]/[.B13]*1000000;&quot;&quot;)" office:value-type="float" office:value="7358.35172921266" calcext:value-type="float">
            <text:p>7358.35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7" calcext:value-type="float">
            <text:p>1357</text:p>
          </table:table-cell>
          <table:table-cell table:style-name="ce111" table:formula="of:=IFERROR([.B14]/[.D14]*[.C14];&quot;&quot;)" office:value-type="float" office:value="7.9587324981577" calcext:value-type="float">
            <text:p>7.9587</text:p>
          </table:table-cell>
          <table:table-cell table:style-name="ce111" table:formula="of:=IFERROR([.E14]*(1000/[.$B$3]);&quot;&quot;)" office:value-type="float" office:value="15.9174649963154" calcext:value-type="float">
            <text:p>15.9175</text:p>
          </table:table-cell>
          <table:table-cell table:style-name="ce11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17" table:formula="of:=IFERROR([.F14]/[.B14]*1000000;&quot;&quot;)" office:value-type="float" office:value="7369.19675755343" calcext:value-type="float">
            <text:p>7369.19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5]/[.D15]*[.C15];&quot;&quot;)" office:value-type="float" office:value="7.95287187039764" calcext:value-type="float">
            <text:p>7.9529</text:p>
          </table:table-cell>
          <table:table-cell table:style-name="ce111" table:formula="of:=IFERROR([.E15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17" table:formula="of:=IFERROR([.F15]/[.B15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3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6]/[.D16]*[.C16];&quot;&quot;)" office:value-type="float" office:value="7.95287187039764" calcext:value-type="float">
            <text:p>7.9529</text:p>
          </table:table-cell>
          <table:table-cell table:style-name="ce111" table:formula="of:=IFERROR([.E16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17" table:formula="of:=IFERROR([.F16]/[.B16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17]/[.D17]*[.C17];&quot;&quot;)" office:value-type="float" office:value="7.98816568047337" calcext:value-type="float">
            <text:p>7.9882</text:p>
          </table:table-cell>
          <table:table-cell table:style-name="ce111" table:formula="of:=IFERROR([.E17]*(1000/[.$B$3]);&quot;&quot;)" office:value-type="float" office:value="15.9763313609467" calcext:value-type="float">
            <text:p>15.9763</text:p>
          </table:table-cell>
          <table:table-cell table:style-name="ce11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17" table:formula="of:=IFERROR([.F17]/[.B17]*1000000;&quot;&quot;)" office:value-type="float" office:value="7396.44970414201" calcext:value-type="float">
            <text:p>7396.4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3" calcext:value-type="float">
            <text:p>613</text:p>
          </table:table-cell>
          <table:table-cell table:style-name="ce111" table:formula="of:=IFERROR([.B18]/[.D18]*[.C18];&quot;&quot;)" office:value-type="float" office:value="7.04730831973899" calcext:value-type="float">
            <text:p>7.0473</text:p>
          </table:table-cell>
          <table:table-cell table:style-name="ce111" table:formula="of:=IFERROR([.E18]*(1000/[.$B$3]);&quot;&quot;)" office:value-type="float" office:value="14.094616639478" calcext:value-type="float">
            <text:p>14.0946</text:p>
          </table:table-cell>
          <table:table-cell table:style-name="ce11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17" table:formula="of:=IFERROR([.F18]/[.B18]*1000000;&quot;&quot;)" office:value-type="float" office:value="13050.5709624796" calcext:value-type="float">
            <text:p>13050.57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7.06806282722513" calcext:value-type="float">
            <text:p>7.0681</text:p>
          </table:table-cell>
          <table:table-cell table:style-name="ce111" table:formula="of:=IFERROR([.E19]*(1000/[.$B$3]);&quot;&quot;)" office:value-type="float" office:value="14.1361256544503" calcext:value-type="float">
            <text:p>14.1361</text:p>
          </table:table-cell>
          <table:table-cell table:style-name="ce11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17" table:formula="of:=IFERROR([.F19]/[.B19]*1000000;&quot;&quot;)" office:value-type="float" office:value="13089.0052356021" calcext:value-type="float">
            <text:p>13089.0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2" calcext:value-type="float">
            <text:p>762</text:p>
          </table:table-cell>
          <table:table-cell table:style-name="ce111" table:formula="of:=IFERROR([.B20]/[.D20]*[.C20];&quot;&quot;)" office:value-type="float" office:value="7.08661417322835" calcext:value-type="float">
            <text:p>7.0866</text:p>
          </table:table-cell>
          <table:table-cell table:style-name="ce111" table:formula="of:=IFERROR([.E20]*(1000/[.$B$3]);&quot;&quot;)" office:value-type="float" office:value="14.1732283464567" calcext:value-type="float">
            <text:p>14.1732</text:p>
          </table:table-cell>
          <table:table-cell table:style-name="ce11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17" table:formula="of:=IFERROR([.F20]/[.B20]*1000000;&quot;&quot;)" office:value-type="float" office:value="13123.3595800525" calcext:value-type="float">
            <text:p>13123.35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3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3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 lossless compressed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3071" calcext:value-type="float">
            <text:p>3071</text:p>
          </table:table-cell>
          <table:table-cell table:style-name="ce111" table:formula="of:=IFERROR([.B6]/[.D6]*[.C6];&quot;&quot;)" office:value-type="float" office:value="22.9658091826766" calcext:value-type="float">
            <text:p>22.9658</text:p>
          </table:table-cell>
          <table:table-cell table:style-name="ce111" table:formula="of:=IFERROR([.E6]*(1000/[.$B$3]);&quot;&quot;)" office:value-type="float" office:value="45.9316183653533" calcext:value-type="float">
            <text:p>45.9316</text:p>
          </table:table-cell>
          <table:table-cell table:style-name="ce112" table:formula="of:=IFERROR(&quot;1/&quot; &amp; TEXT(1000/[.F6]; &quot;0.00&quot;);&quot;&quot;)" office:value-type="string" office:string-value="1/21.77" calcext:value-type="string">
            <text:p>1/21.77</text:p>
          </table:table-cell>
          <table:table-cell table:style-name="ce117" table:formula="of:=IFERROR([.F6]/[.B6]*1000000;&quot;&quot;)" office:value-type="float" office:value="12373.8196027353" calcext:value-type="float">
            <text:p>12373.81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2-bit lossless compressed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980" calcext:value-type="float">
            <text:p>2980</text:p>
          </table:table-cell>
          <table:table-cell table:style-name="ce111" table:formula="of:=IFERROR([.B7]/[.D7]*[.C7];&quot;&quot;)" office:value-type="float" office:value="12.4563758389262" calcext:value-type="float">
            <text:p>12.4564</text:p>
          </table:table-cell>
          <table:table-cell table:style-name="ce111" table:formula="of:=IFERROR([.E7]*(1000/[.$B$3]);&quot;&quot;)" office:value-type="float" office:value="24.9127516778523" calcext:value-type="float">
            <text:p>24.9128</text:p>
          </table:table-cell>
          <table:table-cell table:style-name="ce112" table:formula="of:=IFERROR(&quot;1/&quot; &amp; TEXT(1000/[.F7]; &quot;0.00&quot;);&quot;&quot;)" office:value-type="string" office:string-value="1/40.14" calcext:value-type="string">
            <text:p>1/40.14</text:p>
          </table:table-cell>
          <table:table-cell table:style-name="ce117" table:formula="of:=IFERROR([.F7]/[.B7]*1000000;&quot;&quot;)" office:value-type="float" office:value="6711.40939597315" calcext:value-type="float">
            <text:p>6711.40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974" calcext:value-type="float">
            <text:p>2974</text:p>
          </table:table-cell>
          <table:table-cell table:style-name="ce111" table:formula="of:=IFERROR([.B8]/[.D8]*[.C8];&quot;&quot;)" office:value-type="float" office:value="12.4815063887021" calcext:value-type="float">
            <text:p>12.4815</text:p>
          </table:table-cell>
          <table:table-cell table:style-name="ce111" table:formula="of:=IFERROR([.E8]*(1000/[.$B$3]);&quot;&quot;)" office:value-type="float" office:value="24.9630127774042" calcext:value-type="float">
            <text:p>24.9630</text:p>
          </table:table-cell>
          <table:table-cell table:style-name="ce112" table:formula="of:=IFERROR(&quot;1/&quot; &amp; TEXT(1000/[.F8]; &quot;0.00&quot;);&quot;&quot;)" office:value-type="string" office:string-value="1/40.06" calcext:value-type="string">
            <text:p>1/40.06</text:p>
          </table:table-cell>
          <table:table-cell table:style-name="ce117" table:formula="of:=IFERROR([.F8]/[.B8]*1000000;&quot;&quot;)" office:value-type="float" office:value="6724.94956287828" calcext:value-type="float">
            <text:p>6724.94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9]/[.D9]*[.C9];&quot;&quot;)" office:value-type="float" office:value="10.5194805194805" calcext:value-type="float">
            <text:p>10.5195</text:p>
          </table:table-cell>
          <table:table-cell table:style-name="ce111" table:formula="of:=IFERROR([.E9]*(1000/[.$B$3]);&quot;&quot;)" office:value-type="float" office:value="21.038961038961" calcext:value-type="float">
            <text:p>21.0390</text:p>
          </table:table-cell>
          <table:table-cell table:style-name="ce112" table:formula="of:=IFERROR(&quot;1/&quot; &amp; TEXT(1000/[.F9]; &quot;0.00&quot;);&quot;&quot;)" office:value-type="string" office:string-value="1/47.53" calcext:value-type="string">
            <text:p>1/47.53</text:p>
          </table:table-cell>
          <table:table-cell table:style-name="ce117" table:formula="of:=IFERROR([.F9]/[.B9]*1000000;&quot;&quot;)" office:value-type="float" office:value="9740.25974025974" calcext:value-type="float">
            <text:p>9740.25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5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46" calcext:value-type="float">
            <text:p>1846</text:p>
          </table:table-cell>
          <table:table-cell table:style-name="ce111" table:formula="of:=IFERROR([.B10]/[.D10]*[.C10];&quot;&quot;)" office:value-type="float" office:value="10.5308775731311" calcext:value-type="float">
            <text:p>10.5309</text:p>
          </table:table-cell>
          <table:table-cell table:style-name="ce111" table:formula="of:=IFERROR([.E10]*(1000/[.$B$3]);&quot;&quot;)" office:value-type="float" office:value="21.0617551462622" calcext:value-type="float">
            <text:p>21.0618</text:p>
          </table:table-cell>
          <table:table-cell table:style-name="ce112" table:formula="of:=IFERROR(&quot;1/&quot; &amp; TEXT(1000/[.F10]; &quot;0.00&quot;);&quot;&quot;)" office:value-type="string" office:string-value="1/47.48" calcext:value-type="string">
            <text:p>1/47.48</text:p>
          </table:table-cell>
          <table:table-cell table:style-name="ce117" table:formula="of:=IFERROR([.F10]/[.B10]*1000000;&quot;&quot;)" office:value-type="float" office:value="9750.81256771398" calcext:value-type="float">
            <text:p>9750.81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11]/[.D11]*[.C11];&quot;&quot;)" office:value-type="float" office:value="10.5194805194805" calcext:value-type="float">
            <text:p>10.5195</text:p>
          </table:table-cell>
          <table:table-cell table:style-name="ce111" table:formula="of:=IFERROR([.E11]*(1000/[.$B$3]);&quot;&quot;)" office:value-type="float" office:value="21.038961038961" calcext:value-type="float">
            <text:p>21.0390</text:p>
          </table:table-cell>
          <table:table-cell table:style-name="ce112" table:formula="of:=IFERROR(&quot;1/&quot; &amp; TEXT(1000/[.F11]; &quot;0.00&quot;);&quot;&quot;)" office:value-type="string" office:string-value="1/47.53" calcext:value-type="string">
            <text:p>1/47.53</text:p>
          </table:table-cell>
          <table:table-cell table:style-name="ce117" table:formula="of:=IFERROR([.F11]/[.B11]*1000000;&quot;&quot;)" office:value-type="float" office:value="9740.25974025974" calcext:value-type="float">
            <text:p>9740.25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6" calcext:value-type="float">
            <text:p>616</text:p>
          </table:table-cell>
          <table:table-cell table:style-name="ce111" table:formula="of:=IFERROR([.B12]/[.D12]*[.C12];&quot;&quot;)" office:value-type="float" office:value="3.50649350649351" calcext:value-type="float">
            <text:p>3.5065</text:p>
          </table:table-cell>
          <table:table-cell table:style-name="ce111" table:formula="of:=IFERROR([.E12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12]; &quot;0.00&quot;);&quot;&quot;)" office:value-type="string" office:string-value="1/142.59" calcext:value-type="string">
            <text:p>1/142.59</text:p>
          </table:table-cell>
          <table:table-cell table:style-name="ce117" table:formula="of:=IFERROR([.F12]/[.B12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5" calcext:value-type="float">
            <text:p>615</text:p>
          </table:table-cell>
          <table:table-cell table:style-name="ce111" table:formula="of:=IFERROR([.B13]/[.D13]*[.C13];&quot;&quot;)" office:value-type="float" office:value="3.51219512195122" calcext:value-type="float">
            <text:p>3.5122</text:p>
          </table:table-cell>
          <table:table-cell table:style-name="ce111" table:formula="of:=IFERROR([.E13]*(1000/[.$B$3]);&quot;&quot;)" office:value-type="float" office:value="7.02439024390244" calcext:value-type="float">
            <text:p>7.0244</text:p>
          </table:table-cell>
          <table:table-cell table:style-name="ce112" table:formula="of:=IFERROR(&quot;1/&quot; &amp; TEXT(1000/[.F13]; &quot;0.00&quot;);&quot;&quot;)" office:value-type="string" office:string-value="1/142.36" calcext:value-type="string">
            <text:p>1/142.36</text:p>
          </table:table-cell>
          <table:table-cell table:style-name="ce117" table:formula="of:=IFERROR([.F13]/[.B13]*1000000;&quot;&quot;)" office:value-type="float" office:value="6504.06504065041" calcext:value-type="float">
            <text:p>6504.0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14]/[.D14]*[.C14];&quot;&quot;)" office:value-type="float" office:value="3.51791530944625" calcext:value-type="float">
            <text:p>3.5179</text:p>
          </table:table-cell>
          <table:table-cell table:style-name="ce111" table:formula="of:=IFERROR([.E14]*(1000/[.$B$3]);&quot;&quot;)" office:value-type="float" office:value="7.03583061889251" calcext:value-type="float">
            <text:p>7.0358</text:p>
          </table:table-cell>
          <table:table-cell table:style-name="ce112" table:formula="of:=IFERROR(&quot;1/&quot; &amp; TEXT(1000/[.F14]; &quot;0.00&quot;);&quot;&quot;)" office:value-type="string" office:string-value="1/142.13" calcext:value-type="string">
            <text:p>1/142.13</text:p>
          </table:table-cell>
          <table:table-cell table:style-name="ce117" table:formula="of:=IFERROR([.F14]/[.B14]*1000000;&quot;&quot;)" office:value-type="float" office:value="6514.65798045603" calcext:value-type="float">
            <text:p>6514.65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5" calcext:value-type="float">
            <text:p>615</text:p>
          </table:table-cell>
          <table:table-cell table:style-name="ce111" table:formula="of:=IFERROR([.B15]/[.D15]*[.C15];&quot;&quot;)" office:value-type="float" office:value="3.51219512195122" calcext:value-type="float">
            <text:p>3.5122</text:p>
          </table:table-cell>
          <table:table-cell table:style-name="ce111" table:formula="of:=IFERROR([.E15]*(1000/[.$B$3]);&quot;&quot;)" office:value-type="float" office:value="7.02439024390244" calcext:value-type="float">
            <text:p>7.0244</text:p>
          </table:table-cell>
          <table:table-cell table:style-name="ce112" table:formula="of:=IFERROR(&quot;1/&quot; &amp; TEXT(1000/[.F15]; &quot;0.00&quot;);&quot;&quot;)" office:value-type="string" office:string-value="1/142.36" calcext:value-type="string">
            <text:p>1/142.36</text:p>
          </table:table-cell>
          <table:table-cell table:style-name="ce117" table:formula="of:=IFERROR([.F15]/[.B15]*1000000;&quot;&quot;)" office:value-type="float" office:value="6504.06504065041" calcext:value-type="float">
            <text:p>6504.0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7" calcext:value-type="float">
            <text:p>617</text:p>
          </table:table-cell>
          <table:table-cell table:style-name="ce111" table:formula="of:=IFERROR([.B16]/[.D16]*[.C16];&quot;&quot;)" office:value-type="float" office:value="3.50081037277147" calcext:value-type="float">
            <text:p>3.5008</text:p>
          </table:table-cell>
          <table:table-cell table:style-name="ce111" table:formula="of:=IFERROR([.E16]*(1000/[.$B$3]);&quot;&quot;)" office:value-type="float" office:value="7.00162074554295" calcext:value-type="float">
            <text:p>7.0016</text:p>
          </table:table-cell>
          <table:table-cell table:style-name="ce112" table:formula="of:=IFERROR(&quot;1/&quot; &amp; TEXT(1000/[.F16]; &quot;0.00&quot;);&quot;&quot;)" office:value-type="string" office:string-value="1/142.82" calcext:value-type="string">
            <text:p>1/142.82</text:p>
          </table:table-cell>
          <table:table-cell table:style-name="ce117" table:formula="of:=IFERROR([.F16]/[.B16]*1000000;&quot;&quot;)" office:value-type="float" office:value="6482.98217179903" calcext:value-type="float">
            <text:p>6482.98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6" calcext:value-type="float">
            <text:p>616</text:p>
          </table:table-cell>
          <table:table-cell table:style-name="ce111" table:formula="of:=IFERROR([.B17]/[.D17]*[.C17];&quot;&quot;)" office:value-type="float" office:value="3.50649350649351" calcext:value-type="float">
            <text:p>3.5065</text:p>
          </table:table-cell>
          <table:table-cell table:style-name="ce111" table:formula="of:=IFERROR([.E17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17]; &quot;0.00&quot;);&quot;&quot;)" office:value-type="string" office:string-value="1/142.59" calcext:value-type="string">
            <text:p>1/142.59</text:p>
          </table:table-cell>
          <table:table-cell table:style-name="ce117" table:formula="of:=IFERROR([.F17]/[.B17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5" calcext:value-type="float">
            <text:p>615</text:p>
          </table:table-cell>
          <table:table-cell table:style-name="ce111" table:formula="of:=IFERROR([.B18]/[.D18]*[.C18];&quot;&quot;)" office:value-type="float" office:value="3.51219512195122" calcext:value-type="float">
            <text:p>3.5122</text:p>
          </table:table-cell>
          <table:table-cell table:style-name="ce111" table:formula="of:=IFERROR([.E18]*(1000/[.$B$3]);&quot;&quot;)" office:value-type="float" office:value="7.02439024390244" calcext:value-type="float">
            <text:p>7.0244</text:p>
          </table:table-cell>
          <table:table-cell table:style-name="ce112" table:formula="of:=IFERROR(&quot;1/&quot; &amp; TEXT(1000/[.F18]; &quot;0.00&quot;);&quot;&quot;)" office:value-type="string" office:string-value="1/142.36" calcext:value-type="string">
            <text:p>1/142.36</text:p>
          </table:table-cell>
          <table:table-cell table:style-name="ce117" table:formula="of:=IFERROR([.F18]/[.B18]*1000000;&quot;&quot;)" office:value-type="float" office:value="6504.06504065041" calcext:value-type="float">
            <text:p>6504.0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 x 4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6" calcext:value-type="float">
            <text:p>616</text:p>
          </table:table-cell>
          <table:table-cell table:style-name="ce111" table:formula="of:=IFERROR([.B19]/[.D19]*[.C19];&quot;&quot;)" office:value-type="float" office:value="3.50649350649351" calcext:value-type="float">
            <text:p>3.5065</text:p>
          </table:table-cell>
          <table:table-cell table:style-name="ce111" table:formula="of:=IFERROR([.E19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19]; &quot;0.00&quot;);&quot;&quot;)" office:value-type="string" office:string-value="1/142.59" calcext:value-type="string">
            <text:p>1/142.59</text:p>
          </table:table-cell>
          <table:table-cell table:style-name="ce117" table:formula="of:=IFERROR([.F19]/[.B19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5p x 4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7" calcext:value-type="float">
            <text:p>617</text:p>
          </table:table-cell>
          <table:table-cell table:style-name="ce111" table:formula="of:=IFERROR([.B20]/[.D20]*[.C20];&quot;&quot;)" office:value-type="float" office:value="3.50081037277147" calcext:value-type="float">
            <text:p>3.5008</text:p>
          </table:table-cell>
          <table:table-cell table:style-name="ce111" table:formula="of:=IFERROR([.E20]*(1000/[.$B$3]);&quot;&quot;)" office:value-type="float" office:value="7.00162074554295" calcext:value-type="float">
            <text:p>7.0016</text:p>
          </table:table-cell>
          <table:table-cell table:style-name="ce112" table:formula="of:=IFERROR(&quot;1/&quot; &amp; TEXT(1000/[.F20]; &quot;0.00&quot;);&quot;&quot;)" office:value-type="string" office:string-value="1/142.82" calcext:value-type="string">
            <text:p>1/142.82</text:p>
          </table:table-cell>
          <table:table-cell table:style-name="ce117" table:formula="of:=IFERROR([.F20]/[.B20]*1000000;&quot;&quot;)" office:value-type="float" office:value="6482.98217179903" calcext:value-type="float">
            <text:p>6482.98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 x 5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8" calcext:value-type="float">
            <text:p>618</text:p>
          </table:table-cell>
          <table:table-cell table:style-name="ce111" table:formula="of:=IFERROR([.B21]/[.D21]*[.C21];&quot;&quot;)" office:value-type="float" office:value="3.49514563106796" calcext:value-type="float">
            <text:p>3.4951</text:p>
          </table:table-cell>
          <table:table-cell table:style-name="ce111" table:formula="of:=IFERROR([.E21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21]; &quot;0.00&quot;);&quot;&quot;)" office:value-type="string" office:string-value="1/143.06" calcext:value-type="string">
            <text:p>1/143.06</text:p>
          </table:table-cell>
          <table:table-cell table:style-name="ce117" table:formula="of:=IFERROR([.F21]/[.B21]*1000000;&quot;&quot;)" office:value-type="float" office:value="6472.49190938511" calcext:value-type="float">
            <text:p>6472.49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6]/[.D6]*[.C6];&quot;&quot;)" office:value-type="float" office:value="55.9271558650241" calcext:value-type="float">
            <text:p>55.9272</text:p>
          </table:table-cell>
          <table:table-cell table:style-name="ce111" table:formula="of:=IFERROR([.E6]*(1000/[.$B$3]);&quot;&quot;)" office:value-type="float" office:value="111.854311730048" calcext:value-type="float">
            <text:p>111.8543</text:p>
          </table:table-cell>
          <table:table-cell table:style-name="ce112" table:formula="of:=IFERROR(&quot;1/&quot; &amp; TEXT(1000/[.F6]; &quot;0.00&quot;);&quot;&quot;)" office:value-type="string" office:string-value="1/8.94" calcext:value-type="string">
            <text:p>1/8.94</text:p>
          </table:table-cell>
          <table:table-cell table:style-name="ce117" table:formula="of:=IFERROR([.F6]/[.B6]*1000000;&quot;&quot;)" office:value-type="float" office:value="27852.1692554901" calcext:value-type="float">
            <text:p>27852.1693</text:p>
          </table:table-cell>
          <table:table-cell table:style-name="ce13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 Compressed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6" calcext:value-type="float">
            <text:p>3736</text:p>
          </table:table-cell>
          <table:table-cell table:style-name="ce111" table:formula="of:=IFERROR([.B7]/[.D7]*[.C7];&quot;&quot;)" office:value-type="float" office:value="55.8972162740899" calcext:value-type="float">
            <text:p>55.8972</text:p>
          </table:table-cell>
          <table:table-cell table:style-name="ce111" table:formula="of:=IFERROR([.E7]*(1000/[.$B$3]);&quot;&quot;)" office:value-type="float" office:value="111.79443254818" calcext:value-type="float">
            <text:p>111.7944</text:p>
          </table:table-cell>
          <table:table-cell table:style-name="ce112" table:formula="of:=IFERROR(&quot;1/&quot; &amp; TEXT(1000/[.F7]; &quot;0.00&quot;);&quot;&quot;)" office:value-type="string" office:string-value="1/8.94" calcext:value-type="string">
            <text:p>1/8.94</text:p>
          </table:table-cell>
          <table:table-cell table:style-name="ce117" table:formula="of:=IFERROR([.F7]/[.B7]*1000000;&quot;&quot;)" office:value-type="float" office:value="27837.2591006424" calcext:value-type="float">
            <text:p>27837.25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2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8]/[.D8]*[.C8];&quot;&quot;)" office:value-type="float" office:value="55.9271558650241" calcext:value-type="float">
            <text:p>55.9272</text:p>
          </table:table-cell>
          <table:table-cell table:style-name="ce111" table:formula="of:=IFERROR([.E8]*(1000/[.$B$3]);&quot;&quot;)" office:value-type="float" office:value="111.854311730048" calcext:value-type="float">
            <text:p>111.8543</text:p>
          </table:table-cell>
          <table:table-cell table:style-name="ce112" table:formula="of:=IFERROR(&quot;1/&quot; &amp; TEXT(1000/[.F8]; &quot;0.00&quot;);&quot;&quot;)" office:value-type="string" office:string-value="1/8.94" calcext:value-type="string">
            <text:p>1/8.94</text:p>
          </table:table-cell>
          <table:table-cell table:style-name="ce117" table:formula="of:=IFERROR([.F8]/[.B8]*1000000;&quot;&quot;)" office:value-type="float" office:value="27852.1692554901" calcext:value-type="float">
            <text:p>27852.16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14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3665" calcext:value-type="float">
            <text:p>3665</text:p>
          </table:table-cell>
          <table:table-cell table:style-name="ce111" table:formula="of:=IFERROR([.B9]/[.D9]*[.C9];&quot;&quot;)" office:value-type="float" office:value="55.8843110504775" calcext:value-type="float">
            <text:p>55.8843</text:p>
          </table:table-cell>
          <table:table-cell table:style-name="ce111" table:formula="of:=IFERROR([.E9]*(1000/[.$B$3]);&quot;&quot;)" office:value-type="float" office:value="111.768622100955" calcext:value-type="float">
            <text:p>111.7686</text:p>
          </table:table-cell>
          <table:table-cell table:style-name="ce112" table:formula="of:=IFERROR(&quot;1/&quot; &amp; TEXT(1000/[.F9]; &quot;0.00&quot;);&quot;&quot;)" office:value-type="string" office:string-value="1/8.95" calcext:value-type="string">
            <text:p>1/8.95</text:p>
          </table:table-cell>
          <table:table-cell table:style-name="ce117" table:formula="of:=IFERROR([.F9]/[.B9]*1000000;&quot;&quot;)" office:value-type="float" office:value="27830.8321964529" calcext:value-type="float">
            <text:p>27830.8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14-bit Compressed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3522" calcext:value-type="float">
            <text:p>3522</text:p>
          </table:table-cell>
          <table:table-cell table:style-name="ce111" table:formula="of:=IFERROR([.B10]/[.D10]*[.C10];&quot;&quot;)" office:value-type="float" office:value="55.8727995457127" calcext:value-type="float">
            <text:p>55.8728</text:p>
          </table:table-cell>
          <table:table-cell table:style-name="ce111" table:formula="of:=IFERROR([.E10]*(1000/[.$B$3]);&quot;&quot;)" office:value-type="float" office:value="111.745599091425" calcext:value-type="float">
            <text:p>111.7456</text:p>
          </table:table-cell>
          <table:table-cell table:style-name="ce112" table:formula="of:=IFERROR(&quot;1/&quot; &amp; TEXT(1000/[.F10]; &quot;0.00&quot;);&quot;&quot;)" office:value-type="string" office:string-value="1/8.95" calcext:value-type="string">
            <text:p>1/8.95</text:p>
          </table:table-cell>
          <table:table-cell table:style-name="ce117" table:formula="of:=IFERROR([.F10]/[.B10]*1000000;&quot;&quot;)" office:value-type="float" office:value="27825.0993753549" calcext:value-type="float">
            <text:p>27825.09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5" calcext:value-type="float">
            <text:p>3735</text:p>
          </table:table-cell>
          <table:table-cell table:style-name="ce111" table:formula="of:=IFERROR([.B11]/[.D11]*[.C11];&quot;&quot;)" office:value-type="float" office:value="55.9121820615797" calcext:value-type="float">
            <text:p>55.9122</text:p>
          </table:table-cell>
          <table:table-cell table:style-name="ce111" table:formula="of:=IFERROR([.E11]*(1000/[.$B$3]);&quot;&quot;)" office:value-type="float" office:value="111.824364123159" calcext:value-type="float">
            <text:p>111.8244</text:p>
          </table:table-cell>
          <table:table-cell table:style-name="ce112" table:formula="of:=IFERROR(&quot;1/&quot; &amp; TEXT(1000/[.F11]; &quot;0.00&quot;);&quot;&quot;)" office:value-type="string" office:string-value="1/8.94" calcext:value-type="string">
            <text:p>1/8.94</text:p>
          </table:table-cell>
          <table:table-cell table:style-name="ce117" table:formula="of:=IFERROR([.F11]/[.B11]*1000000;&quot;&quot;)" office:value-type="float" office:value="27844.7121820616" calcext:value-type="float">
            <text:p>27844.7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4-bit ISO 1600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3662" calcext:value-type="float">
            <text:p>3662</text:p>
          </table:table-cell>
          <table:table-cell table:style-name="ce111" table:formula="of:=IFERROR([.B12]/[.D12]*[.C12];&quot;&quot;)" office:value-type="float" office:value="55.9300928454397" calcext:value-type="float">
            <text:p>55.9301</text:p>
          </table:table-cell>
          <table:table-cell table:style-name="ce111" table:formula="of:=IFERROR([.E12]*(1000/[.$B$3]);&quot;&quot;)" office:value-type="float" office:value="111.860185690879" calcext:value-type="float">
            <text:p>111.8602</text:p>
          </table:table-cell>
          <table:table-cell table:style-name="ce112" table:formula="of:=IFERROR(&quot;1/&quot; &amp; TEXT(1000/[.F12]; &quot;0.00&quot;);&quot;&quot;)" office:value-type="string" office:string-value="1/8.94" calcext:value-type="string">
            <text:p>1/8.94</text:p>
          </table:table-cell>
          <table:table-cell table:style-name="ce117" table:formula="of:=IFERROR([.F12]/[.B12]*1000000;&quot;&quot;)" office:value-type="float" office:value="27853.6318951393" calcext:value-type="float">
            <text:p>27853.6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4-bit ISO 51200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6" calcext:value-type="float">
            <text:p>3736</text:p>
          </table:table-cell>
          <table:table-cell table:style-name="ce111" table:formula="of:=IFERROR([.B13]/[.D13]*[.C13];&quot;&quot;)" office:value-type="float" office:value="55.8972162740899" calcext:value-type="float">
            <text:p>55.8972</text:p>
          </table:table-cell>
          <table:table-cell table:style-name="ce111" table:formula="of:=IFERROR([.E13]*(1000/[.$B$3]);&quot;&quot;)" office:value-type="float" office:value="111.79443254818" calcext:value-type="float">
            <text:p>111.7944</text:p>
          </table:table-cell>
          <table:table-cell table:style-name="ce112" table:formula="of:=IFERROR(&quot;1/&quot; &amp; TEXT(1000/[.F13]; &quot;0.00&quot;);&quot;&quot;)" office:value-type="string" office:string-value="1/8.94" calcext:value-type="string">
            <text:p>1/8.94</text:p>
          </table:table-cell>
          <table:table-cell table:style-name="ce117" table:formula="of:=IFERROR([.F13]/[.B13]*1000000;&quot;&quot;)" office:value-type="float" office:value="27837.2591006424" calcext:value-type="float">
            <text:p>27837.25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97" calcext:value-type="float">
            <text:p>2297</text:p>
          </table:table-cell>
          <table:table-cell table:style-name="ce111" table:formula="of:=IFERROR([.B14]/[.D14]*[.C14];&quot;&quot;)" office:value-type="float" office:value="1.74836743578581" calcext:value-type="float">
            <text:p>1.7484</text:p>
          </table:table-cell>
          <table:table-cell table:style-name="ce111" table:formula="of:=IFERROR([.E14]*(1000/[.$B$3]);&quot;&quot;)" office:value-type="float" office:value="3.49673487157162" calcext:value-type="float">
            <text:p>3.4967</text:p>
          </table:table-cell>
          <table:table-cell table:style-name="ce112" table:formula="of:=IFERROR(&quot;1/&quot; &amp; TEXT(1000/[.F14]; &quot;0.00&quot;);&quot;&quot;)" office:value-type="string" office:string-value="1/285.98" calcext:value-type="string">
            <text:p>1/285.98</text:p>
          </table:table-cell>
          <table:table-cell table:style-name="ce117" table:formula="of:=IFERROR([.F14]/[.B14]*1000000;&quot;&quot;)" office:value-type="float" office:value="870.70091423596" calcext:value-type="float">
            <text:p>870.7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5]/[.D15]*[.C15];&quot;&quot;)" office:value-type="float" office:value="16.1757363954069" calcext:value-type="float">
            <text:p>16.1757</text:p>
          </table:table-cell>
          <table:table-cell table:style-name="ce111" table:formula="of:=IFERROR([.E15]*(1000/[.$B$3]);&quot;&quot;)" office:value-type="float" office:value="32.3514727908138" calcext:value-type="float">
            <text:p>32.3515</text:p>
          </table:table-cell>
          <table:table-cell table:style-name="ce112" table:formula="of:=IFERROR(&quot;1/&quot; &amp; TEXT(1000/[.F15]; &quot;0.00&quot;);&quot;&quot;)" office:value-type="string" office:string-value="1/30.91" calcext:value-type="string">
            <text:p>1/30.91</text:p>
          </table:table-cell>
          <table:table-cell table:style-name="ce117" table:formula="of:=IFERROR([.F15]/[.B15]*1000000;&quot;&quot;)" office:value-type="float" office:value="14977.5336994508" calcext:value-type="float">
            <text:p>14977.5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02" calcext:value-type="float">
            <text:p>2002</text:p>
          </table:table-cell>
          <table:table-cell table:style-name="ce111" table:formula="of:=IFERROR([.B16]/[.D16]*[.C16];&quot;&quot;)" office:value-type="float" office:value="16.1838161838162" calcext:value-type="float">
            <text:p>16.1838</text:p>
          </table:table-cell>
          <table:table-cell table:style-name="ce111" table:formula="of:=IFERROR([.E16]*(1000/[.$B$3]);&quot;&quot;)" office:value-type="float" office:value="32.3676323676324" calcext:value-type="float">
            <text:p>32.3676</text:p>
          </table:table-cell>
          <table:table-cell table:style-name="ce112" table:formula="of:=IFERROR(&quot;1/&quot; &amp; TEXT(1000/[.F16]; &quot;0.00&quot;);&quot;&quot;)" office:value-type="string" office:string-value="1/30.90" calcext:value-type="string">
            <text:p>1/30.90</text:p>
          </table:table-cell>
          <table:table-cell table:style-name="ce117" table:formula="of:=IFERROR([.F16]/[.B16]*1000000;&quot;&quot;)" office:value-type="float" office:value="14985.014985015" calcext:value-type="float">
            <text:p>14985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0" calcext:value-type="float">
            <text:p>900</text:p>
          </table:table-cell>
          <table:table-cell table:style-name="ce111" table:formula="of:=IFERROR([.B17]/[.D17]*[.C17];&quot;&quot;)" office:value-type="float" office:value="7.2" calcext:value-type="float">
            <text:p>7.2000</text:p>
          </table:table-cell>
          <table:table-cell table:style-name="ce111" table:formula="of:=IFERROR([.E17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17]; &quot;0.00&quot;);&quot;&quot;)" office:value-type="string" office:string-value="1/69.44" calcext:value-type="string">
            <text:p>1/69.44</text:p>
          </table:table-cell>
          <table:table-cell table:style-name="ce117" table:formula="of:=IFERROR([.F17]/[.B17]*1000000;&quot;&quot;)" office:value-type="float" office:value="13333.3333333333" calcext:value-type="float">
            <text:p>13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9" calcext:value-type="float">
            <text:p>899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13348.1646273637" calcext:value-type="float">
            <text:p>13348.16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19]/[.D19]*[.C19];&quot;&quot;)" office:value-type="float" office:value="7.22408026755853" calcext:value-type="float">
            <text:p>7.2241</text:p>
          </table:table-cell>
          <table:table-cell table:style-name="ce111" table:formula="of:=IFERROR([.E19]*(1000/[.$B$3]);&quot;&quot;)" office:value-type="float" office:value="14.4481605351171" calcext:value-type="float">
            <text:p>14.4482</text:p>
          </table:table-cell>
          <table:table-cell table:style-name="ce112" table:formula="of:=IFERROR(&quot;1/&quot; &amp; TEXT(1000/[.F19]; &quot;0.00&quot;);&quot;&quot;)" office:value-type="string" office:string-value="1/69.21" calcext:value-type="string">
            <text:p>1/69.21</text:p>
          </table:table-cell>
          <table:table-cell table:style-name="ce117" table:formula="of:=IFERROR([.F19]/[.B19]*1000000;&quot;&quot;)" office:value-type="float" office:value="13377.9264214047" calcext:value-type="float">
            <text:p>13377.92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6" calcext:value-type="float">
            <text:p>3376</text:p>
          </table:table-cell>
          <table:table-cell table:style-name="ce111" table:formula="of:=IFERROR([.B7]/[.D7]*[.C7];&quot;&quot;)" office:value-type="float" office:value="13.1113744075829" calcext:value-type="float">
            <text:p>13.1114</text:p>
          </table:table-cell>
          <table:table-cell table:style-name="ce111" table:formula="of:=IFERROR([.E7]*(1000/[.$B$3]);&quot;&quot;)" office:value-type="float" office:value="26.2227488151659" calcext:value-type="float">
            <text:p>26.2227</text:p>
          </table:table-cell>
          <table:table-cell table:style-name="ce112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17" table:formula="of:=IFERROR([.F7]/[.B7]*1000000;&quot;&quot;)" office:value-type="float" office:value="6516.58767772512" calcext:value-type="float">
            <text:p>6516.5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8]/[.D8]*[.C8];&quot;&quot;)" office:value-type="float" office:value="11.0769230769231" calcext:value-type="float">
            <text:p>11.0769</text:p>
          </table:table-cell>
          <table:table-cell table:style-name="ce111" table:formula="of:=IFERROR([.E8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17" table:formula="of:=IFERROR([.F8]/[.B8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9]/[.D9]*[.C9];&quot;&quot;)" office:value-type="float" office:value="11.0769230769231" calcext:value-type="float">
            <text:p>11.0769</text:p>
          </table:table-cell>
          <table:table-cell table:style-name="ce111" table:formula="of:=IFERROR([.E9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17" table:formula="of:=IFERROR([.F9]/[.B9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0]/[.D10]*[.C10];&quot;&quot;)" office:value-type="float" office:value="2.57449344457688" calcext:value-type="float">
            <text:p>2.5745</text:p>
          </table:table-cell>
          <table:table-cell table:style-name="ce111" table:formula="of:=IFERROR([.E10]*(1000/[.$B$3]);&quot;&quot;)" office:value-type="float" office:value="5.14898688915376" calcext:value-type="float">
            <text:p>5.1490</text:p>
          </table:table-cell>
          <table:table-cell table:style-name="ce11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17" table:formula="of:=IFERROR([.F10]/[.B10]*1000000;&quot;&quot;)" office:value-type="float" office:value="4767.58045292014" calcext:value-type="float">
            <text:p>4767.58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11]/[.D11]*[.C11];&quot;&quot;)" office:value-type="float" office:value="3.66515837104072" calcext:value-type="float">
            <text:p>3.6652</text:p>
          </table:table-cell>
          <table:table-cell table:style-name="ce111" table:formula="of:=IFERROR([.E11]*(1000/[.$B$3]);&quot;&quot;)" office:value-type="float" office:value="7.33031674208145" calcext:value-type="float">
            <text:p>7.3303</text:p>
          </table:table-cell>
          <table:table-cell table:style-name="ce11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17" table:formula="of:=IFERROR([.F11]/[.B11]*1000000;&quot;&quot;)" office:value-type="float" office:value="6787.33031674208" calcext:value-type="float">
            <text:p>6787.3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9" calcext:value-type="float">
            <text:p>589</text:p>
          </table:table-cell>
          <table:table-cell table:style-name="ce111" table:formula="of:=IFERROR([.B12]/[.D12]*[.C12];&quot;&quot;)" office:value-type="float" office:value="3.66723259762309" calcext:value-type="float">
            <text:p>3.6672</text:p>
          </table:table-cell>
          <table:table-cell table:style-name="ce111" table:formula="of:=IFERROR([.E12]*(1000/[.$B$3]);&quot;&quot;)" office:value-type="float" office:value="7.33446519524618" calcext:value-type="float">
            <text:p>7.3345</text:p>
          </table:table-cell>
          <table:table-cell table:style-name="ce11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17" table:formula="of:=IFERROR([.F12]/[.B12]*1000000;&quot;&quot;)" office:value-type="float" office:value="6791.1714770798" calcext:value-type="float">
            <text:p>6791.17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5" calcext:value-type="float">
            <text:p>3645</text:p>
          </table:table-cell>
          <table:table-cell table:style-name="ce111" table:formula="of:=IFERROR([.B7]/[.D7]*[.C7];&quot;&quot;)" office:value-type="float" office:value="25.3914951989026" calcext:value-type="float">
            <text:p>25.3915</text:p>
          </table:table-cell>
          <table:table-cell table:style-name="ce111" table:formula="of:=IFERROR([.E7]*(1000/[.$B$3]);&quot;&quot;)" office:value-type="float" office:value="50.7829903978052" calcext:value-type="float">
            <text:p>50.7830</text:p>
          </table:table-cell>
          <table:table-cell table:style-name="ce112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17" table:formula="of:=IFERROR([.F7]/[.B7]*1000000;&quot;&quot;)" office:value-type="float" office:value="12620.0274348423" calcext:value-type="float">
            <text:p>12620.02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4" calcext:value-type="float">
            <text:p>3484</text:p>
          </table:table-cell>
          <table:table-cell table:style-name="ce111" table:formula="of:=IFERROR([.B8]/[.D8]*[.C8];&quot;&quot;)" office:value-type="float" office:value="25.4098737083812" calcext:value-type="float">
            <text:p>25.4099</text:p>
          </table:table-cell>
          <table:table-cell table:style-name="ce111" table:formula="of:=IFERROR([.E8]*(1000/[.$B$3]);&quot;&quot;)" office:value-type="float" office:value="50.8197474167623" calcext:value-type="float">
            <text:p>50.8197</text:p>
          </table:table-cell>
          <table:table-cell table:style-name="ce112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17" table:formula="of:=IFERROR([.F8]/[.B8]*1000000;&quot;&quot;)" office:value-type="float" office:value="12629.1618828932" calcext:value-type="float">
            <text:p>12629.16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8" calcext:value-type="float">
            <text:p>3378</text:p>
          </table:table-cell>
          <table:table-cell table:style-name="ce111" table:formula="of:=IFERROR([.B9]/[.D9]*[.C9];&quot;&quot;)" office:value-type="float" office:value="13.1036116044997" calcext:value-type="float">
            <text:p>13.1036</text:p>
          </table:table-cell>
          <table:table-cell table:style-name="ce111" table:formula="of:=IFERROR([.E9]*(1000/[.$B$3]);&quot;&quot;)" office:value-type="float" office:value="26.2072232089994" calcext:value-type="float">
            <text:p>26.2072</text:p>
          </table:table-cell>
          <table:table-cell table:style-name="ce112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17" table:formula="of:=IFERROR([.F9]/[.B9]*1000000;&quot;&quot;)" office:value-type="float" office:value="6512.72942569568" calcext:value-type="float">
            <text:p>6512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0]/[.D10]*[.C10];&quot;&quot;)" office:value-type="float" office:value="25.4054350809772" calcext:value-type="float">
            <text:p>25.4054</text:p>
          </table:table-cell>
          <table:table-cell table:style-name="ce111" table:formula="of:=IFERROR([.E10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17" table:formula="of:=IFERROR([.F10]/[.B10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1]/[.D11]*[.C11];&quot;&quot;)" office:value-type="float" office:value="25.4025824964132" calcext:value-type="float">
            <text:p>25.4026</text:p>
          </table:table-cell>
          <table:table-cell table:style-name="ce111" table:formula="of:=IFERROR([.E11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17" table:formula="of:=IFERROR([.F11]/[.B11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2]/[.D12]*[.C12];&quot;&quot;)" office:value-type="float" office:value="25.4054350809772" calcext:value-type="float">
            <text:p>25.4054</text:p>
          </table:table-cell>
          <table:table-cell table:style-name="ce111" table:formula="of:=IFERROR([.E12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17" table:formula="of:=IFERROR([.F12]/[.B12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3]/[.D13]*[.C13];&quot;&quot;)" office:value-type="float" office:value="25.4025824964132" calcext:value-type="float">
            <text:p>25.4026</text:p>
          </table:table-cell>
          <table:table-cell table:style-name="ce111" table:formula="of:=IFERROR([.E13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17" table:formula="of:=IFERROR([.F13]/[.B13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,2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377" calcext:value-type="float">
            <text:p>2377</text:p>
          </table:table-cell>
          <table:table-cell table:style-name="ce111" table:formula="of:=IFERROR([.B14]/[.D14]*[.C14];&quot;&quot;)" office:value-type="float" office:value="25.3933529659234" calcext:value-type="float">
            <text:p>25.3934</text:p>
          </table:table-cell>
          <table:table-cell table:style-name="ce111" table:formula="of:=IFERROR([.E14]*(1000/[.$B$3]);&quot;&quot;)" office:value-type="float" office:value="50.7867059318469" calcext:value-type="float">
            <text:p>50.7867</text:p>
          </table:table-cell>
          <table:table-cell table:style-name="ce112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17" table:formula="of:=IFERROR([.F14]/[.B14]*1000000;&quot;&quot;)" office:value-type="float" office:value="12620.950778292" calcext:value-type="float">
            <text:p>12620.9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25" calcext:value-type="float">
            <text:p>2125</text:p>
          </table:table-cell>
          <table:table-cell table:style-name="ce111" table:formula="of:=IFERROR([.B15]/[.D15]*[.C15];&quot;&quot;)" office:value-type="float" office:value="1.89364705882353" calcext:value-type="float">
            <text:p>1.8936</text:p>
          </table:table-cell>
          <table:table-cell table:style-name="ce111" table:formula="of:=IFERROR([.E15]*(1000/[.$B$3]);&quot;&quot;)" office:value-type="float" office:value="3.78729411764706" calcext:value-type="float">
            <text:p>3.7873</text:p>
          </table:table-cell>
          <table:table-cell table:style-name="ce112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17" table:formula="of:=IFERROR([.F15]/[.B15]*1000000;&quot;&quot;)" office:value-type="float" office:value="941.176470588235" calcext:value-type="float">
            <text:p>941.17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Fully-Mechanica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74" calcext:value-type="float">
            <text:p>2174</text:p>
          </table:table-cell>
          <table:table-cell table:style-name="ce111" table:formula="of:=IFERROR([.B16]/[.D16]*[.C16];&quot;&quot;)" office:value-type="float" office:value="1.85096596136155" calcext:value-type="float">
            <text:p>1.8510</text:p>
          </table:table-cell>
          <table:table-cell table:style-name="ce111" table:formula="of:=IFERROR([.E16]*(1000/[.$B$3]);&quot;&quot;)" office:value-type="float" office:value="3.70193192272309" calcext:value-type="float">
            <text:p>3.7019</text:p>
          </table:table-cell>
          <table:table-cell table:style-name="ce112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17" table:formula="of:=IFERROR([.F16]/[.B16]*1000000;&quot;&quot;)" office:value-type="float" office:value="919.963201471941" calcext:value-type="float">
            <text:p>919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7" calcext:value-type="float">
            <text:p>3377</text:p>
          </table:table-cell>
          <table:table-cell table:style-name="ce111" table:formula="of:=IFERROR([.B17]/[.D17]*[.C17];&quot;&quot;)" office:value-type="float" office:value="13.1074918566775" calcext:value-type="float">
            <text:p>13.1075</text:p>
          </table:table-cell>
          <table:table-cell table:style-name="ce111" table:formula="of:=IFERROR([.E17]*(1000/[.$B$3]);&quot;&quot;)" office:value-type="float" office:value="26.214983713355" calcext:value-type="float">
            <text:p>26.2150</text:p>
          </table:table-cell>
          <table:table-cell table:style-name="ce112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17" table:formula="of:=IFERROR([.F17]/[.B17]*1000000;&quot;&quot;)" office:value-type="float" office:value="6514.65798045603" calcext:value-type="float">
            <text:p>6514.65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1" calcext:value-type="float">
            <text:p>1951</text:p>
          </table:table-cell>
          <table:table-cell table:style-name="ce111" table:formula="of:=IFERROR([.B19]/[.D19]*[.C19];&quot;&quot;)" office:value-type="float" office:value="11.0712455151205" calcext:value-type="float">
            <text:p>11.0712</text:p>
          </table:table-cell>
          <table:table-cell table:style-name="ce111" table:formula="of:=IFERROR([.E19]*(1000/[.$B$3]);&quot;&quot;)" office:value-type="float" office:value="22.1424910302409" calcext:value-type="float">
            <text:p>22.1425</text:p>
          </table:table-cell>
          <table:table-cell table:style-name="ce112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17" table:formula="of:=IFERROR([.F19]/[.B19]*1000000;&quot;&quot;)" office:value-type="float" office:value="10251.1532547412" calcext:value-type="float">
            <text:p>10251.15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20]/[.D20]*[.C20];&quot;&quot;)" office:value-type="float" office:value="11.0706150341686" calcext:value-type="float">
            <text:p>11.0706</text:p>
          </table:table-cell>
          <table:table-cell table:style-name="ce111" table:formula="of:=IFERROR([.E20]*(1000/[.$B$3]);&quot;&quot;)" office:value-type="float" office:value="22.1412300683371" calcext:value-type="float">
            <text:p>22.1412</text:p>
          </table:table-cell>
          <table:table-cell table:style-name="ce112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17" table:formula="of:=IFERROR([.F20]/[.B20]*1000000;&quot;&quot;)" office:value-type="float" office:value="10250.569476082" calcext:value-type="float">
            <text:p>10250.56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7" calcext:value-type="float">
            <text:p>837</text:p>
          </table:table-cell>
          <table:table-cell table:style-name="ce111" table:formula="of:=IFERROR([.B21]/[.D21]*[.C21];&quot;&quot;)" office:value-type="float" office:value="2.58064516129032" calcext:value-type="float">
            <text:p>2.5806</text:p>
          </table:table-cell>
          <table:table-cell table:style-name="ce111" table:formula="of:=IFERROR([.E21]*(1000/[.$B$3]);&quot;&quot;)" office:value-type="float" office:value="5.16129032258065" calcext:value-type="float">
            <text:p>5.1613</text:p>
          </table:table-cell>
          <table:table-cell table:style-name="ce112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17" table:formula="of:=IFERROR([.F21]/[.B21]*1000000;&quot;&quot;)" office:value-type="float" office:value="4778.972520908" calcext:value-type="float">
            <text:p>4778.9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0" calcext:value-type="float">
            <text:p>880</text:p>
          </table:table-cell>
          <table:table-cell table:style-name="ce111" table:formula="of:=IFERROR([.B22]/[.D22]*[.C22];&quot;&quot;)" office:value-type="float" office:value="3.68181818181818" calcext:value-type="float">
            <text:p>3.6818</text:p>
          </table:table-cell>
          <table:table-cell table:style-name="ce111" table:formula="of:=IFERROR([.E22]*(1000/[.$B$3]);&quot;&quot;)" office:value-type="float" office:value="7.36363636363636" calcext:value-type="float">
            <text:p>7.3636</text:p>
          </table:table-cell>
          <table:table-cell table:style-name="ce112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17" table:formula="of:=IFERROR([.F22]/[.B22]*1000000;&quot;&quot;)" office:value-type="float" office:value="6818.18181818182" calcext:value-type="float">
            <text:p>6818.1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3]/[.D23]*[.C23];&quot;&quot;)" office:value-type="float" office:value="3.67763904653802" calcext:value-type="float">
            <text:p>3.6776</text:p>
          </table:table-cell>
          <table:table-cell table:style-name="ce111" table:formula="of:=IFERROR([.E23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17" table:formula="of:=IFERROR([.F23]/[.B23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4]/[.D24]*[.C24];&quot;&quot;)" office:value-type="float" office:value="3.67763904653802" calcext:value-type="float">
            <text:p>3.6776</text:p>
          </table:table-cell>
          <table:table-cell table:style-name="ce111" table:formula="of:=IFERROR([.E24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17" table:formula="of:=IFERROR([.F24]/[.B24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6]/[.D6]*[.C6];&quot;&quot;)" office:value-type="float" office:value="7.20514653323803" calcext:value-type="float">
            <text:p>7.2051</text:p>
          </table:table-cell>
          <table:table-cell table:style-name="ce111" table:formula="of:=IFERROR([.E6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6]; &quot;0.00&quot;);&quot;&quot;)" office:value-type="string" office:string-value="1/69.39" calcext:value-type="string">
            <text:p>1/69.39</text:p>
          </table:table-cell>
          <table:table-cell table:style-name="ce117" table:formula="of:=IFERROR([.F6]/[.B6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HE *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7]/[.D7]*[.C7];&quot;&quot;)" office:value-type="float" office:value="7.21030042918455" calcext:value-type="float">
            <text:p>7.2103</text:p>
          </table:table-cell>
          <table:table-cell table:style-name="ce111" table:formula="of:=IFERROR([.E7]*(1000/[.$B$3]);&quot;&quot;)" office:value-type="float" office:value="14.4206008583691" calcext:value-type="float">
            <text:p>14.4206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HE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8]/[.D8]*[.C8];&quot;&quot;)" office:value-type="float" office:value="7.21546170365068" calcext:value-type="float">
            <text:p>7.2155</text:p>
          </table:table-cell>
          <table:table-cell table:style-name="ce111" table:formula="of:=IFERROR([.E8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8]; &quot;0.00&quot;);&quot;&quot;)" office:value-type="string" office:string-value="1/69.30" calcext:value-type="string">
            <text:p>1/69.30</text:p>
          </table:table-cell>
          <table:table-cell table:style-name="ce117" table:formula="of:=IFERROR([.F8]/[.B8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800" calcext:value-type="float">
            <text:p>2800</text:p>
          </table:table-cell>
          <table:table-cell table:style-name="ce111" table:formula="of:=IFERROR([.B9]/[.D9]*[.C9];&quot;&quot;)" office:value-type="float" office:value="7.2" calcext:value-type="float">
            <text:p>7.2000</text:p>
          </table:table-cell>
          <table:table-cell table:style-name="ce111" table:formula="of:=IFERROR([.E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9]; &quot;0.00&quot;);&quot;&quot;)" office:value-type="string" office:string-value="1/69.44" calcext:value-type="string">
            <text:p>1/69.44</text:p>
          </table:table-cell>
          <table:table-cell table:style-name="ce117" table:formula="of:=IFERROR([.F9]/[.B9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.2k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10]/[.D10]*[.C10];&quot;&quot;)" office:value-type="float" office:value="7.21546170365068" calcext:value-type="float">
            <text:p>7.2155</text:p>
          </table:table-cell>
          <table:table-cell table:style-name="ce111" table:formula="of:=IFERROR([.E10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10]; &quot;0.00&quot;);&quot;&quot;)" office:value-type="string" office:string-value="1/69.30" calcext:value-type="string">
            <text:p>1/69.30</text:p>
          </table:table-cell>
          <table:table-cell table:style-name="ce117" table:formula="of:=IFERROR([.F10]/[.B10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5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1]/[.D11]*[.C11];&quot;&quot;)" office:value-type="float" office:value="7.20772255988559" calcext:value-type="float">
            <text:p>7.2077</text:p>
          </table:table-cell>
          <table:table-cell table:style-name="ce111" table:formula="of:=IFERROR([.E11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1]; &quot;0.00&quot;);&quot;&quot;)" office:value-type="string" office:string-value="1/69.37" calcext:value-type="string">
            <text:p>1/69.37</text:p>
          </table:table-cell>
          <table:table-cell table:style-name="ce117" table:formula="of:=IFERROR([.F11]/[.B11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5" calcext:value-type="float">
            <text:p>2795</text:p>
          </table:table-cell>
          <table:table-cell table:style-name="ce111" table:formula="of:=IFERROR([.B12]/[.D12]*[.C12];&quot;&quot;)" office:value-type="float" office:value="7.2128801431127" calcext:value-type="float">
            <text:p>7.2129</text:p>
          </table:table-cell>
          <table:table-cell table:style-name="ce111" table:formula="of:=IFERROR([.E12]*(1000/[.$B$3]);&quot;&quot;)" office:value-type="float" office:value="14.4257602862254" calcext:value-type="float">
            <text:p>14.4258</text:p>
          </table:table-cell>
          <table:table-cell table:style-name="ce112" table:formula="of:=IFERROR(&quot;1/&quot; &amp; TEXT(1000/[.F12]; &quot;0.00&quot;);&quot;&quot;)" office:value-type="string" office:string-value="1/69.32" calcext:value-type="string">
            <text:p>1/69.32</text:p>
          </table:table-cell>
          <table:table-cell table:style-name="ce117" table:formula="of:=IFERROR([.F12]/[.B12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3]/[.D13]*[.C13];&quot;&quot;)" office:value-type="float" office:value="7.20772255988559" calcext:value-type="float">
            <text:p>7.2077</text:p>
          </table:table-cell>
          <table:table-cell table:style-name="ce111" table:formula="of:=IFERROR([.E13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3]; &quot;0.00&quot;);&quot;&quot;)" office:value-type="string" office:string-value="1/69.37" calcext:value-type="string">
            <text:p>1/69.37</text:p>
          </table:table-cell>
          <table:table-cell table:style-name="ce117" table:formula="of:=IFERROR([.F13]/[.B13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3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8" calcext:value-type="float">
            <text:p>2188</text:p>
          </table:table-cell>
          <table:table-cell table:style-name="ce111" table:formula="of:=IFERROR([.B14]/[.D14]*[.C14];&quot;&quot;)" office:value-type="float" office:value="5.52833638025594" calcext:value-type="float">
            <text:p>5.5283</text:p>
          </table:table-cell>
          <table:table-cell table:style-name="ce111" table:formula="of:=IFERROR([.E14]*(1000/[.$B$3]);&quot;&quot;)" office:value-type="float" office:value="11.0566727605119" calcext:value-type="float">
            <text:p>11.0567</text:p>
          </table:table-cell>
          <table:table-cell table:style-name="ce112" table:formula="of:=IFERROR(&quot;1/&quot; &amp; TEXT(1000/[.F14]; &quot;0.00&quot;);&quot;&quot;)" office:value-type="string" office:string-value="1/90.44" calcext:value-type="string">
            <text:p>1/90.44</text:p>
          </table:table-cell>
          <table:table-cell table:style-name="ce117" table:formula="of:=IFERROR([.F14]/[.B14]*1000000;&quot;&quot;)" office:value-type="float" office:value="2742.23034734918" calcext:value-type="float">
            <text:p>2742.2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6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8" calcext:value-type="float">
            <text:p>2918</text:p>
          </table:table-cell>
          <table:table-cell table:style-name="ce111" table:formula="of:=IFERROR([.B15]/[.D15]*[.C15];&quot;&quot;)" office:value-type="float" office:value="5.52707333790267" calcext:value-type="float">
            <text:p>5.5271</text:p>
          </table:table-cell>
          <table:table-cell table:style-name="ce111" table:formula="of:=IFERROR([.E15]*(1000/[.$B$3]);&quot;&quot;)" office:value-type="float" office:value="11.0541466758053" calcext:value-type="float">
            <text:p>11.0541</text:p>
          </table:table-cell>
          <table:table-cell table:style-name="ce112" table:formula="of:=IFERROR(&quot;1/&quot; &amp; TEXT(1000/[.F15]; &quot;0.00&quot;);&quot;&quot;)" office:value-type="string" office:string-value="1/90.46" calcext:value-type="string">
            <text:p>1/90.46</text:p>
          </table:table-cell>
          <table:table-cell table:style-name="ce117" table:formula="of:=IFERROR([.F15]/[.B15]*1000000;&quot;&quot;)" office:value-type="float" office:value="2741.60383824537" calcext:value-type="float">
            <text:p>2741.60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120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6" calcext:value-type="float">
            <text:p>2186</text:p>
          </table:table-cell>
          <table:table-cell table:style-name="ce111" table:formula="of:=IFERROR([.B16]/[.D16]*[.C16];&quot;&quot;)" office:value-type="float" office:value="3.64501372369625" calcext:value-type="float">
            <text:p>3.6450</text:p>
          </table:table-cell>
          <table:table-cell table:style-name="ce111" table:formula="of:=IFERROR([.E16]*(1000/[.$B$3]);&quot;&quot;)" office:value-type="float" office:value="7.2900274473925" calcext:value-type="float">
            <text:p>7.2900</text:p>
          </table:table-cell>
          <table:table-cell table:style-name="ce112" table:formula="of:=IFERROR(&quot;1/&quot; &amp; TEXT(1000/[.F16]; &quot;0.00&quot;);&quot;&quot;)" office:value-type="string" office:string-value="1/137.17" calcext:value-type="string">
            <text:p>1/137.17</text:p>
          </table:table-cell>
          <table:table-cell table:style-name="ce117" table:formula="of:=IFERROR([.F16]/[.B16]*1000000;&quot;&quot;)" office:value-type="float" office:value="2744.73924977127" calcext:value-type="float">
            <text:p>2744.73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23" calcext:value-type="float">
            <text:p>2923</text:p>
          </table:table-cell>
          <table:table-cell table:style-name="ce111" table:formula="of:=IFERROR([.B17]/[.D17]*[.C17];&quot;&quot;)" office:value-type="float" office:value="5.51761888470749" calcext:value-type="float">
            <text:p>5.5176</text:p>
          </table:table-cell>
          <table:table-cell table:style-name="ce111" table:formula="of:=IFERROR([.E17]*(1000/[.$B$3]);&quot;&quot;)" office:value-type="float" office:value="11.035237769415" calcext:value-type="float">
            <text:p>11.0352</text:p>
          </table:table-cell>
          <table:table-cell table:style-name="ce112" table:formula="of:=IFERROR(&quot;1/&quot; &amp; TEXT(1000/[.F17]; &quot;0.00&quot;);&quot;&quot;)" office:value-type="string" office:string-value="1/90.62" calcext:value-type="string">
            <text:p>1/90.62</text:p>
          </table:table-cell>
          <table:table-cell table:style-name="ce117" table:formula="of:=IFERROR([.F17]/[.B17]*1000000;&quot;&quot;)" office:value-type="float" office:value="2736.91412931919" calcext:value-type="float">
            <text:p>2736.91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table:number-columns-repeated="2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DX Area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236" calcext:value-type="float">
            <text:p>2236</text:p>
          </table:table-cell>
          <table:table-cell table:style-name="ce111" table:formula="of:=IFERROR([.B19]/[.D19]*[.C19];&quot;&quot;)" office:value-type="float" office:value="4.75134168157424" calcext:value-type="float">
            <text:p>4.7513</text:p>
          </table:table-cell>
          <table:table-cell table:style-name="ce111" table:formula="of:=IFERROR([.E19]*(1000/[.$B$3]);&quot;&quot;)" office:value-type="float" office:value="9.50268336314848" calcext:value-type="float">
            <text:p>9.5027</text:p>
          </table:table-cell>
          <table:table-cell table:style-name="ce112" table:formula="of:=IFERROR(&quot;1/&quot; &amp; TEXT(1000/[.F19]; &quot;0.00&quot;);&quot;&quot;)" office:value-type="string" office:string-value="1/105.23" calcext:value-type="string">
            <text:p>1/105.23</text:p>
          </table:table-cell>
          <table:table-cell table:style-name="ce117" table:formula="of:=IFERROR([.F19]/[.B19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:1 Area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20]/[.D20]*[.C20];&quot;&quot;)" office:value-type="float" office:value="7.20514653323803" calcext:value-type="float">
            <text:p>7.2051</text:p>
          </table:table-cell>
          <table:table-cell table:style-name="ce111" table:formula="of:=IFERROR([.E20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20]; &quot;0.00&quot;);&quot;&quot;)" office:value-type="string" office:string-value="1/69.39" calcext:value-type="string">
            <text:p>1/69.39</text:p>
          </table:table-cell>
          <table:table-cell table:style-name="ce117" table:formula="of:=IFERROR([.F20]/[.B20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6:9 Area</text:p>
          </table:table-cell>
          <table:table-cell table:style-name="ce108" office:value-type="float" office:value="3400" calcext:value-type="float">
            <text:p>34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21]/[.D21]*[.C21];&quot;&quot;)" office:value-type="float" office:value="6.08011444921316" calcext:value-type="float">
            <text:p>6.0801</text:p>
          </table:table-cell>
          <table:table-cell table:style-name="ce111" table:formula="of:=IFERROR([.E21]*(1000/[.$B$3]);&quot;&quot;)" office:value-type="float" office:value="12.1602288984263" calcext:value-type="float">
            <text:p>12.1602</text:p>
          </table:table-cell>
          <table:table-cell table:style-name="ce112" table:formula="of:=IFERROR(&quot;1/&quot; &amp; TEXT(1000/[.F21]; &quot;0.00&quot;);&quot;&quot;)" office:value-type="string" office:string-value="1/82.24" calcext:value-type="string">
            <text:p>1/82.24</text:p>
          </table:table-cell>
          <table:table-cell table:style-name="ce117" table:formula="of:=IFERROR([.F21]/[.B21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6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4" calcext:value-type="float">
            <text:p>1944</text:p>
          </table:table-cell>
          <table:table-cell table:style-name="ce111" table:formula="of:=IFERROR([.B22]/[.D22]*[.C22];&quot;&quot;)" office:value-type="float" office:value="4.66666666666667" calcext:value-type="float">
            <text:p>4.6667</text:p>
          </table:table-cell>
          <table:table-cell table:style-name="ce111" table:formula="of:=IFERROR([.E22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22]; &quot;0.00&quot;);&quot;&quot;)" office:value-type="string" office:string-value="1/107.14" calcext:value-type="string">
            <text:p>1/107.14</text:p>
          </table:table-cell>
          <table:table-cell table:style-name="ce117" table:formula="of:=IFERROR([.F22]/[.B22]*1000000;&quot;&quot;)" office:value-type="float" office:value="3086.41975308642" calcext:value-type="float">
            <text:p>3086.41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5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5" calcext:value-type="float">
            <text:p>1945</text:p>
          </table:table-cell>
          <table:table-cell table:style-name="ce111" table:formula="of:=IFERROR([.B23]/[.D23]*[.C23];&quot;&quot;)" office:value-type="float" office:value="4.66426735218509" calcext:value-type="float">
            <text:p>4.6643</text:p>
          </table:table-cell>
          <table:table-cell table:style-name="ce111" table:formula="of:=IFERROR([.E23]*(1000/[.$B$3]);&quot;&quot;)" office:value-type="float" office:value="9.32853470437018" calcext:value-type="float">
            <text:p>9.3285</text:p>
          </table:table-cell>
          <table:table-cell table:style-name="ce112" table:formula="of:=IFERROR(&quot;1/&quot; &amp; TEXT(1000/[.F23]; &quot;0.00&quot;);&quot;&quot;)" office:value-type="string" office:string-value="1/107.20" calcext:value-type="string">
            <text:p>1/107.20</text:p>
          </table:table-cell>
          <table:table-cell table:style-name="ce117" table:formula="of:=IFERROR([.F23]/[.B23]*1000000;&quot;&quot;)" office:value-type="float" office:value="3084.83290488432" calcext:value-type="float">
            <text:p>3084.83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3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00" calcext:value-type="float">
            <text:p>2600</text:p>
          </table:table-cell>
          <table:table-cell table:style-name="ce111" table:formula="of:=IFERROR([.B24]/[.D24]*[.C24];&quot;&quot;)" office:value-type="float" office:value="4.65230769230769" calcext:value-type="float">
            <text:p>4.6523</text:p>
          </table:table-cell>
          <table:table-cell table:style-name="ce111" table:formula="of:=IFERROR([.E24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24]; &quot;0.00&quot;);&quot;&quot;)" office:value-type="string" office:string-value="1/107.47" calcext:value-type="string">
            <text:p>1/107.47</text:p>
          </table:table-cell>
          <table:table-cell table:style-name="ce117" table:formula="of:=IFERROR([.F24]/[.B24]*1000000;&quot;&quot;)" office:value-type="float" office:value="3076.92307692308" calcext:value-type="float">
            <text:p>3076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5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4.67387944358578" calcext:value-type="float">
            <text:p>4.6739</text:p>
          </table:table-cell>
          <table:table-cell table:style-name="ce111" table:formula="of:=IFERROR([.E25]*(1000/[.$B$3]);&quot;&quot;)" office:value-type="float" office:value="9.34775888717156" calcext:value-type="float">
            <text:p>9.3478</text:p>
          </table:table-cell>
          <table:table-cell table:style-name="ce112" table:formula="of:=IFERROR(&quot;1/&quot; &amp; TEXT(1000/[.F25]; &quot;0.00&quot;);&quot;&quot;)" office:value-type="string" office:string-value="1/106.98" calcext:value-type="string">
            <text:p>1/106.98</text:p>
          </table:table-cell>
          <table:table-cell table:style-name="ce117" table:formula="of:=IFERROR([.F25]/[.B25]*1000000;&quot;&quot;)" office:value-type="float" office:value="3091.19010819165" calcext:value-type="float">
            <text:p>3091.1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4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26]/[.D26]*[.C26];&quot;&quot;)" office:value-type="float" office:value="4.65947611710324" calcext:value-type="float">
            <text:p>4.6595</text:p>
          </table:table-cell>
          <table:table-cell table:style-name="ce111" table:formula="of:=IFERROR([.E26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26]; &quot;0.00&quot;);&quot;&quot;)" office:value-type="string" office:string-value="1/107.31" calcext:value-type="string">
            <text:p>1/107.31</text:p>
          </table:table-cell>
          <table:table-cell table:style-name="ce117" table:formula="of:=IFERROR([.F26]/[.B26]*1000000;&quot;&quot;)" office:value-type="float" office:value="3081.66409861325" calcext:value-type="float">
            <text:p>3081.6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10" calcext:value-type="float">
            <text:p>1410</text:p>
          </table:table-cell>
          <table:table-cell table:style-name="ce111" table:formula="of:=IFERROR([.B27]/[.D27]*[.C27];&quot;&quot;)" office:value-type="float" office:value="3.06382978723404" calcext:value-type="float">
            <text:p>3.0638</text:p>
          </table:table-cell>
          <table:table-cell table:style-name="ce111" table:formula="of:=IFERROR([.E27]*(1000/[.$B$3]);&quot;&quot;)" office:value-type="float" office:value="6.12765957446809" calcext:value-type="float">
            <text:p>6.1277</text:p>
          </table:table-cell>
          <table:table-cell table:style-name="ce112" table:formula="of:=IFERROR(&quot;1/&quot; &amp; TEXT(1000/[.F27]; &quot;0.00&quot;);&quot;&quot;)" office:value-type="string" office:string-value="1/163.19" calcext:value-type="string">
            <text:p>1/163.19</text:p>
          </table:table-cell>
          <table:table-cell table:style-name="ce117" table:formula="of:=IFERROR([.F27]/[.B27]*1000000;&quot;&quot;)" office:value-type="float" office:value="2836.87943262411" calcext:value-type="float">
            <text:p>2836.87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0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02" calcext:value-type="float">
            <text:p>1402</text:p>
          </table:table-cell>
          <table:table-cell table:style-name="ce111" table:formula="of:=IFERROR([.B28]/[.D28]*[.C28];&quot;&quot;)" office:value-type="float" office:value="3.08131241084165" calcext:value-type="float">
            <text:p>3.0813</text:p>
          </table:table-cell>
          <table:table-cell table:style-name="ce111" table:formula="of:=IFERROR([.E28]*(1000/[.$B$3]);&quot;&quot;)" office:value-type="float" office:value="6.16262482168331" calcext:value-type="float">
            <text:p>6.1626</text:p>
          </table:table-cell>
          <table:table-cell table:style-name="ce112" table:formula="of:=IFERROR(&quot;1/&quot; &amp; TEXT(1000/[.F28]; &quot;0.00&quot;);&quot;&quot;)" office:value-type="string" office:string-value="1/162.27" calcext:value-type="string">
            <text:p>1/162.27</text:p>
          </table:table-cell>
          <table:table-cell table:style-name="ce117" table:formula="of:=IFERROR([.F28]/[.B28]*1000000;&quot;&quot;)" office:value-type="float" office:value="2853.06704707561" calcext:value-type="float">
            <text:p>2853.06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8" calcext:value-type="float">
            <text:p>1388</text:p>
          </table:table-cell>
          <table:table-cell table:style-name="ce111" table:formula="of:=IFERROR([.B29]/[.D29]*[.C29];&quot;&quot;)" office:value-type="float" office:value="4.6685878962536" calcext:value-type="float">
            <text:p>4.6686</text:p>
          </table:table-cell>
          <table:table-cell table:style-name="ce111" table:formula="of:=IFERROR([.E29]*(1000/[.$B$3]);&quot;&quot;)" office:value-type="float" office:value="9.33717579250721" calcext:value-type="float">
            <text:p>9.3372</text:p>
          </table:table-cell>
          <table:table-cell table:style-name="ce112" table:formula="of:=IFERROR(&quot;1/&quot; &amp; TEXT(1000/[.F29]; &quot;0.00&quot;);&quot;&quot;)" office:value-type="string" office:string-value="1/107.10" calcext:value-type="string">
            <text:p>1/107.10</text:p>
          </table:table-cell>
          <table:table-cell table:style-name="ce117" table:formula="of:=IFERROR([.F29]/[.B29]*1000000;&quot;&quot;)" office:value-type="float" office:value="4322.76657060519" calcext:value-type="float">
            <text:p>4322.76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5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6" calcext:value-type="float">
            <text:p>1386</text:p>
          </table:table-cell>
          <table:table-cell table:style-name="ce111" table:formula="of:=IFERROR([.B30]/[.D30]*[.C30];&quot;&quot;)" office:value-type="float" office:value="4.67532467532468" calcext:value-type="float">
            <text:p>4.6753</text:p>
          </table:table-cell>
          <table:table-cell table:style-name="ce111" table:formula="of:=IFERROR([.E30]*(1000/[.$B$3]);&quot;&quot;)" office:value-type="float" office:value="9.35064935064935" calcext:value-type="float">
            <text:p>9.3506</text:p>
          </table:table-cell>
          <table:table-cell table:style-name="ce112" table:formula="of:=IFERROR(&quot;1/&quot; &amp; TEXT(1000/[.F30]; &quot;0.00&quot;);&quot;&quot;)" office:value-type="string" office:string-value="1/106.94" calcext:value-type="string">
            <text:p>1/106.94</text:p>
          </table:table-cell>
          <table:table-cell table:style-name="ce117" table:formula="of:=IFERROR([.F30]/[.B30]*1000000;&quot;&quot;)" office:value-type="float" office:value="4329.00432900433" calcext:value-type="float">
            <text:p>4329.0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1" calcext:value-type="float">
            <text:p>1391</text:p>
          </table:table-cell>
          <table:table-cell table:style-name="ce111" table:formula="of:=IFERROR([.B31]/[.D31]*[.C31];&quot;&quot;)" office:value-type="float" office:value="4.65851905104242" calcext:value-type="float">
            <text:p>4.6585</text:p>
          </table:table-cell>
          <table:table-cell table:style-name="ce111" table:formula="of:=IFERROR([.E31]*(1000/[.$B$3]);&quot;&quot;)" office:value-type="float" office:value="9.31703810208483" calcext:value-type="float">
            <text:p>9.3170</text:p>
          </table:table-cell>
          <table:table-cell table:style-name="ce112" table:formula="of:=IFERROR(&quot;1/&quot; &amp; TEXT(1000/[.F31]; &quot;0.00&quot;);&quot;&quot;)" office:value-type="string" office:string-value="1/107.33" calcext:value-type="string">
            <text:p>1/107.33</text:p>
          </table:table-cell>
          <table:table-cell table:style-name="ce117" table:formula="of:=IFERROR([.F31]/[.B31]*1000000;&quot;&quot;)" office:value-type="float" office:value="4313.44356578001" calcext:value-type="float">
            <text:p>4313.44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5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2]/[.D32]*[.C32];&quot;&quot;)" office:value-type="float" office:value="4.66187050359712" calcext:value-type="float">
            <text:p>4.6619</text:p>
          </table:table-cell>
          <table:table-cell table:style-name="ce111" table:formula="of:=IFERROR([.E32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2]; &quot;0.00&quot;);&quot;&quot;)" office:value-type="string" office:string-value="1/107.25" calcext:value-type="string">
            <text:p>1/107.25</text:p>
          </table:table-cell>
          <table:table-cell table:style-name="ce117" table:formula="of:=IFERROR([.F32]/[.B32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3]/[.D33]*[.C33];&quot;&quot;)" office:value-type="float" office:value="4.66187050359712" calcext:value-type="float">
            <text:p>4.6619</text:p>
          </table:table-cell>
          <table:table-cell table:style-name="ce111" table:formula="of:=IFERROR([.E33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3]; &quot;0.00&quot;);&quot;&quot;)" office:value-type="string" office:string-value="1/107.25" calcext:value-type="string">
            <text:p>1/107.25</text:p>
          </table:table-cell>
          <table:table-cell table:style-name="ce117" table:formula="of:=IFERROR([.F33]/[.B33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1" calcext:value-type="float">
            <text:p>781</text:p>
          </table:table-cell>
          <table:table-cell table:style-name="ce111" table:formula="of:=IFERROR([.B34]/[.D34]*[.C34];&quot;&quot;)" office:value-type="float" office:value="1.38284250960307" calcext:value-type="float">
            <text:p>1.3828</text:p>
          </table:table-cell>
          <table:table-cell table:style-name="ce111" table:formula="of:=IFERROR([.E34]*(1000/[.$B$3]);&quot;&quot;)" office:value-type="float" office:value="2.76568501920615" calcext:value-type="float">
            <text:p>2.7657</text:p>
          </table:table-cell>
          <table:table-cell table:style-name="ce112" table:formula="of:=IFERROR(&quot;1/&quot; &amp; TEXT(1000/[.F34]; &quot;0.00&quot;);&quot;&quot;)" office:value-type="string" office:string-value="1/361.57" calcext:value-type="string">
            <text:p>1/361.57</text:p>
          </table:table-cell>
          <table:table-cell table:style-name="ce117" table:formula="of:=IFERROR([.F34]/[.B34]*1000000;&quot;&quot;)" office:value-type="float" office:value="2560.81946222791" calcext:value-type="float">
            <text:p>2560.81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35]/[.D35]*[.C35];&quot;&quot;)" office:value-type="float" office:value="1.37931034482759" calcext:value-type="float">
            <text:p>1.3793</text:p>
          </table:table-cell>
          <table:table-cell table:style-name="ce111" table:formula="of:=IFERROR([.E35]*(1000/[.$B$3]);&quot;&quot;)" office:value-type="float" office:value="2.75862068965517" calcext:value-type="float">
            <text:p>2.7586</text:p>
          </table:table-cell>
          <table:table-cell table:style-name="ce112" table:formula="of:=IFERROR(&quot;1/&quot; &amp; TEXT(1000/[.F35]; &quot;0.00&quot;);&quot;&quot;)" office:value-type="string" office:string-value="1/362.50" calcext:value-type="string">
            <text:p>1/362.50</text:p>
          </table:table-cell>
          <table:table-cell table:style-name="ce117" table:formula="of:=IFERROR([.F35]/[.B35]*1000000;&quot;&quot;)" office:value-type="float" office:value="2554.27841634738" calcext:value-type="float">
            <text:p>2554.2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36]/[.D36]*[.C36];&quot;&quot;)" office:value-type="float" office:value="1.5629522431259" calcext:value-type="float">
            <text:p>1.5630</text:p>
          </table:table-cell>
          <table:table-cell table:style-name="ce111" table:formula="of:=IFERROR([.E36]*(1000/[.$B$3]);&quot;&quot;)" office:value-type="float" office:value="3.12590448625181" calcext:value-type="float">
            <text:p>3.1259</text:p>
          </table:table-cell>
          <table:table-cell table:style-name="ce112" table:formula="of:=IFERROR(&quot;1/&quot; &amp; TEXT(1000/[.F36]; &quot;0.00&quot;);&quot;&quot;)" office:value-type="string" office:string-value="1/319.91" calcext:value-type="string">
            <text:p>1/319.91</text:p>
          </table:table-cell>
          <table:table-cell table:style-name="ce117" table:formula="of:=IFERROR([.F36]/[.B36]*1000000;&quot;&quot;)" office:value-type="float" office:value="2894.35600578871" calcext:value-type="float">
            <text:p>2894.35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4" calcext:value-type="float">
            <text:p>694</text:p>
          </table:table-cell>
          <table:table-cell table:style-name="ce111" table:formula="of:=IFERROR([.B37]/[.D37]*[.C37];&quot;&quot;)" office:value-type="float" office:value="1.55619596541787" calcext:value-type="float">
            <text:p>1.5562</text:p>
          </table:table-cell>
          <table:table-cell table:style-name="ce111" table:formula="of:=IFERROR([.E37]*(1000/[.$B$3]);&quot;&quot;)" office:value-type="float" office:value="3.11239193083573" calcext:value-type="float">
            <text:p>3.1124</text:p>
          </table:table-cell>
          <table:table-cell table:style-name="ce112" table:formula="of:=IFERROR(&quot;1/&quot; &amp; TEXT(1000/[.F37]; &quot;0.00&quot;);&quot;&quot;)" office:value-type="string" office:string-value="1/321.30" calcext:value-type="string">
            <text:p>1/321.30</text:p>
          </table:table-cell>
          <table:table-cell table:style-name="ce117" table:formula="of:=IFERROR([.F37]/[.B37]*1000000;&quot;&quot;)" office:value-type="float" office:value="2881.84438040346" calcext:value-type="float">
            <text:p>2881.8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6" calcext:value-type="float">
            <text:p>696</text:p>
          </table:table-cell>
          <table:table-cell table:style-name="ce111" table:formula="of:=IFERROR([.B38]/[.D38]*[.C38];&quot;&quot;)" office:value-type="float" office:value="1.55172413793103" calcext:value-type="float">
            <text:p>1.5517</text:p>
          </table:table-cell>
          <table:table-cell table:style-name="ce111" table:formula="of:=IFERROR([.E38]*(1000/[.$B$3]);&quot;&quot;)" office:value-type="float" office:value="3.10344827586207" calcext:value-type="float">
            <text:p>3.1034</text:p>
          </table:table-cell>
          <table:table-cell table:style-name="ce112" table:formula="of:=IFERROR(&quot;1/&quot; &amp; TEXT(1000/[.F38]; &quot;0.00&quot;);&quot;&quot;)" office:value-type="string" office:string-value="1/322.22" calcext:value-type="string">
            <text:p>1/322.22</text:p>
          </table:table-cell>
          <table:table-cell table:style-name="ce117" table:formula="of:=IFERROR([.F38]/[.B38]*1000000;&quot;&quot;)" office:value-type="float" office:value="2873.5632183908" calcext:value-type="float">
            <text:p>2873.5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39]/[.D39]*[.C39];&quot;&quot;)" office:value-type="float" office:value="1.5606936416185" calcext:value-type="float">
            <text:p>1.5607</text:p>
          </table:table-cell>
          <table:table-cell table:style-name="ce111" table:formula="of:=IFERROR([.E39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39]; &quot;0.00&quot;);&quot;&quot;)" office:value-type="string" office:string-value="1/320.37" calcext:value-type="string">
            <text:p>1/320.37</text:p>
          </table:table-cell>
          <table:table-cell table:style-name="ce117" table:formula="of:=IFERROR([.F39]/[.B39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40]/[.D40]*[.C40];&quot;&quot;)" office:value-type="float" office:value="1.54949784791966" calcext:value-type="float">
            <text:p>1.5495</text:p>
          </table:table-cell>
          <table:table-cell table:style-name="ce111" table:formula="of:=IFERROR([.E40]*(1000/[.$B$3]);&quot;&quot;)" office:value-type="float" office:value="3.09899569583931" calcext:value-type="float">
            <text:p>3.0990</text:p>
          </table:table-cell>
          <table:table-cell table:style-name="ce112" table:formula="of:=IFERROR(&quot;1/&quot; &amp; TEXT(1000/[.F40]; &quot;0.00&quot;);&quot;&quot;)" office:value-type="string" office:string-value="1/322.69" calcext:value-type="string">
            <text:p>1/322.69</text:p>
          </table:table-cell>
          <table:table-cell table:style-name="ce117" table:formula="of:=IFERROR([.F40]/[.B40]*1000000;&quot;&quot;)" office:value-type="float" office:value="2869.44045911047" calcext:value-type="float">
            <text:p>2869.4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41]/[.D41]*[.C41];&quot;&quot;)" office:value-type="float" office:value="1.5606936416185" calcext:value-type="float">
            <text:p>1.5607</text:p>
          </table:table-cell>
          <table:table-cell table:style-name="ce111" table:formula="of:=IFERROR([.E41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41]; &quot;0.00&quot;);&quot;&quot;)" office:value-type="string" office:string-value="1/320.37" calcext:value-type="string">
            <text:p>1/320.37</text:p>
          </table:table-cell>
          <table:table-cell table:style-name="ce117" table:formula="of:=IFERROR([.F41]/[.B41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5" calcext:value-type="float">
            <text:p>695</text:p>
          </table:table-cell>
          <table:table-cell table:style-name="ce111" table:formula="of:=IFERROR([.B42]/[.D42]*[.C42];&quot;&quot;)" office:value-type="float" office:value="1.55395683453237" calcext:value-type="float">
            <text:p>1.5540</text:p>
          </table:table-cell>
          <table:table-cell table:style-name="ce111" table:formula="of:=IFERROR([.E42]*(1000/[.$B$3]);&quot;&quot;)" office:value-type="float" office:value="3.10791366906475" calcext:value-type="float">
            <text:p>3.1079</text:p>
          </table:table-cell>
          <table:table-cell table:style-name="ce112" table:formula="of:=IFERROR(&quot;1/&quot; &amp; TEXT(1000/[.F42]; &quot;0.00&quot;);&quot;&quot;)" office:value-type="string" office:string-value="1/321.76" calcext:value-type="string">
            <text:p>1/321.76</text:p>
          </table:table-cell>
          <table:table-cell table:style-name="ce117" table:formula="of:=IFERROR([.F42]/[.B42]*1000000;&quot;&quot;)" office:value-type="float" office:value="2877.69784172662" calcext:value-type="float">
            <text:p>2877.69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3]/[.D43]*[.C43];&quot;&quot;)" office:value-type="float" office:value="4.68595041322314" calcext:value-type="float">
            <text:p>4.6860</text:p>
          </table:table-cell>
          <table:table-cell table:style-name="ce111" table:formula="of:=IFERROR([.E43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3]; &quot;0.00&quot;);&quot;&quot;)" office:value-type="string" office:string-value="1/106.70" calcext:value-type="string">
            <text:p>1/106.70</text:p>
          </table:table-cell>
          <table:table-cell table:style-name="ce117" table:formula="of:=IFERROR([.F43]/[.B43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5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4]/[.D44]*[.C44];&quot;&quot;)" office:value-type="float" office:value="4.68595041322314" calcext:value-type="float">
            <text:p>4.6860</text:p>
          </table:table-cell>
          <table:table-cell table:style-name="ce111" table:formula="of:=IFERROR([.E44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4]; &quot;0.00&quot;);&quot;&quot;)" office:value-type="string" office:string-value="1/106.70" calcext:value-type="string">
            <text:p>1/106.70</text:p>
          </table:table-cell>
          <table:table-cell table:style-name="ce117" table:formula="of:=IFERROR([.F44]/[.B44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3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4" calcext:value-type="float">
            <text:p>2194</text:p>
          </table:table-cell>
          <table:table-cell table:style-name="ce111" table:formula="of:=IFERROR([.B45]/[.D45]*[.C45];&quot;&quot;)" office:value-type="float" office:value="4.65177757520511" calcext:value-type="float">
            <text:p>4.6518</text:p>
          </table:table-cell>
          <table:table-cell table:style-name="ce111" table:formula="of:=IFERROR([.E45]*(1000/[.$B$3]);&quot;&quot;)" office:value-type="float" office:value="9.30355515041021" calcext:value-type="float">
            <text:p>9.3036</text:p>
          </table:table-cell>
          <table:table-cell table:style-name="ce112" table:formula="of:=IFERROR(&quot;1/&quot; &amp; TEXT(1000/[.F45]; &quot;0.00&quot;);&quot;&quot;)" office:value-type="string" office:string-value="1/107.49" calcext:value-type="string">
            <text:p>1/107.49</text:p>
          </table:table-cell>
          <table:table-cell table:style-name="ce117" table:formula="of:=IFERROR([.F45]/[.B45]*1000000;&quot;&quot;)" office:value-type="float" office:value="2734.73108477666" calcext:value-type="float">
            <text:p>2734.73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5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0" calcext:value-type="float">
            <text:p>2190</text:p>
          </table:table-cell>
          <table:table-cell table:style-name="ce111" table:formula="of:=IFERROR([.B46]/[.D46]*[.C46];&quot;&quot;)" office:value-type="float" office:value="4.66027397260274" calcext:value-type="float">
            <text:p>4.6603</text:p>
          </table:table-cell>
          <table:table-cell table:style-name="ce111" table:formula="of:=IFERROR([.E46]*(1000/[.$B$3]);&quot;&quot;)" office:value-type="float" office:value="9.32054794520548" calcext:value-type="float">
            <text:p>9.3205</text:p>
          </table:table-cell>
          <table:table-cell table:style-name="ce112" table:formula="of:=IFERROR(&quot;1/&quot; &amp; TEXT(1000/[.F46]; &quot;0.00&quot;);&quot;&quot;)" office:value-type="string" office:string-value="1/107.29" calcext:value-type="string">
            <text:p>1/107.29</text:p>
          </table:table-cell>
          <table:table-cell table:style-name="ce117" table:formula="of:=IFERROR([.F46]/[.B46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4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1" calcext:value-type="float">
            <text:p>2191</text:p>
          </table:table-cell>
          <table:table-cell table:style-name="ce111" table:formula="of:=IFERROR([.B47]/[.D47]*[.C47];&quot;&quot;)" office:value-type="float" office:value="4.65814696485623" calcext:value-type="float">
            <text:p>4.6581</text:p>
          </table:table-cell>
          <table:table-cell table:style-name="ce111" table:formula="of:=IFERROR([.E47]*(1000/[.$B$3]);&quot;&quot;)" office:value-type="float" office:value="9.31629392971246" calcext:value-type="float">
            <text:p>9.3163</text:p>
          </table:table-cell>
          <table:table-cell table:style-name="ce112" table:formula="of:=IFERROR(&quot;1/&quot; &amp; TEXT(1000/[.F47]; &quot;0.00&quot;);&quot;&quot;)" office:value-type="string" office:string-value="1/107.34" calcext:value-type="string">
            <text:p>1/107.34</text:p>
          </table:table-cell>
          <table:table-cell table:style-name="ce117" table:formula="of:=IFERROR([.F47]/[.B47]*1000000;&quot;&quot;)" office:value-type="float" office:value="2738.47558192606" calcext:value-type="float">
            <text:p>2738.47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6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1" calcext:value-type="float">
            <text:p>1461</text:p>
          </table:table-cell>
          <table:table-cell table:style-name="ce111" table:formula="of:=IFERROR([.B48]/[.D48]*[.C48];&quot;&quot;)" office:value-type="float" office:value="4.6570841889117" calcext:value-type="float">
            <text:p>4.6571</text:p>
          </table:table-cell>
          <table:table-cell table:style-name="ce111" table:formula="of:=IFERROR([.E48]*(1000/[.$B$3]);&quot;&quot;)" office:value-type="float" office:value="9.31416837782341" calcext:value-type="float">
            <text:p>9.3142</text:p>
          </table:table-cell>
          <table:table-cell table:style-name="ce112" table:formula="of:=IFERROR(&quot;1/&quot; &amp; TEXT(1000/[.F48]; &quot;0.00&quot;);&quot;&quot;)" office:value-type="string" office:string-value="1/107.36" calcext:value-type="string">
            <text:p>1/107.36</text:p>
          </table:table-cell>
          <table:table-cell table:style-name="ce117" table:formula="of:=IFERROR([.F48]/[.B48]*1000000;&quot;&quot;)" office:value-type="float" office:value="4106.77618069815" calcext:value-type="float">
            <text:p>4106.77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5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49]/[.D49]*[.C49];&quot;&quot;)" office:value-type="float" office:value="4.64754098360656" calcext:value-type="float">
            <text:p>4.6475</text:p>
          </table:table-cell>
          <table:table-cell table:style-name="ce111" table:formula="of:=IFERROR([.E49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49]; &quot;0.00&quot;);&quot;&quot;)" office:value-type="string" office:string-value="1/107.58" calcext:value-type="string">
            <text:p>1/107.58</text:p>
          </table:table-cell>
          <table:table-cell table:style-name="ce117" table:formula="of:=IFERROR([.F49]/[.B49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3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50]/[.D50]*[.C50];&quot;&quot;)" office:value-type="float" office:value="4.64754098360656" calcext:value-type="float">
            <text:p>4.6475</text:p>
          </table:table-cell>
          <table:table-cell table:style-name="ce111" table:formula="of:=IFERROR([.E50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50]; &quot;0.00&quot;);&quot;&quot;)" office:value-type="string" office:string-value="1/107.58" calcext:value-type="string">
            <text:p>1/107.58</text:p>
          </table:table-cell>
          <table:table-cell table:style-name="ce117" table:formula="of:=IFERROR([.F50]/[.B50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5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51]/[.D51]*[.C51];&quot;&quot;)" office:value-type="float" office:value="4.65230769230769" calcext:value-type="float">
            <text:p>4.6523</text:p>
          </table:table-cell>
          <table:table-cell table:style-name="ce111" table:formula="of:=IFERROR([.E51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51]; &quot;0.00&quot;);&quot;&quot;)" office:value-type="string" office:string-value="1/107.47" calcext:value-type="string">
            <text:p>1/107.47</text:p>
          </table:table-cell>
          <table:table-cell table:style-name="ce117" table:formula="of:=IFERROR([.F51]/[.B51]*1000000;&quot;&quot;)" office:value-type="float" office:value="4102.5641025641" calcext:value-type="float">
            <text:p>4102.5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4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52]/[.D52]*[.C52];&quot;&quot;)" office:value-type="float" office:value="4.65947611710324" calcext:value-type="float">
            <text:p>4.6595</text:p>
          </table:table-cell>
          <table:table-cell table:style-name="ce111" table:formula="of:=IFERROR([.E52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52]; &quot;0.00&quot;);&quot;&quot;)" office:value-type="string" office:string-value="1/107.31" calcext:value-type="string">
            <text:p>1/107.31</text:p>
          </table:table-cell>
          <table:table-cell table:style-name="ce117" table:formula="of:=IFERROR([.F52]/[.B52]*1000000;&quot;&quot;)" office:value-type="float" office:value="4108.88546481767" calcext:value-type="float">
            <text:p>4108.88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2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3]/[.D53]*[.C53];&quot;&quot;)" office:value-type="float" office:value="3.07270233196159" calcext:value-type="float">
            <text:p>3.0727</text:p>
          </table:table-cell>
          <table:table-cell table:style-name="ce111" table:formula="of:=IFERROR([.E53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3]; &quot;0.00&quot;);&quot;&quot;)" office:value-type="string" office:string-value="1/162.72" calcext:value-type="string">
            <text:p>1/162.72</text:p>
          </table:table-cell>
          <table:table-cell table:style-name="ce117" table:formula="of:=IFERROR([.F53]/[.B53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0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4]/[.D54]*[.C54];&quot;&quot;)" office:value-type="float" office:value="3.07270233196159" calcext:value-type="float">
            <text:p>3.0727</text:p>
          </table:table-cell>
          <table:table-cell table:style-name="ce111" table:formula="of:=IFERROR([.E54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4]; &quot;0.00&quot;);&quot;&quot;)" office:value-type="string" office:string-value="1/162.72" calcext:value-type="string">
            <text:p>1/162.72</text:p>
          </table:table-cell>
          <table:table-cell table:style-name="ce117" table:formula="of:=IFERROR([.F54]/[.B54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6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6" calcext:value-type="float">
            <text:p>1456</text:p>
          </table:table-cell>
          <table:table-cell table:style-name="ce111" table:formula="of:=IFERROR([.B55]/[.D55]*[.C55];&quot;&quot;)" office:value-type="float" office:value="3.07692307692308" calcext:value-type="float">
            <text:p>3.0769</text:p>
          </table:table-cell>
          <table:table-cell table:style-name="ce111" table:formula="of:=IFERROR([.E55]*(1000/[.$B$3]);&quot;&quot;)" office:value-type="float" office:value="6.15384615384615" calcext:value-type="float">
            <text:p>6.1538</text:p>
          </table:table-cell>
          <table:table-cell table:style-name="ce112" table:formula="of:=IFERROR(&quot;1/&quot; &amp; TEXT(1000/[.F55]; &quot;0.00&quot;);&quot;&quot;)" office:value-type="string" office:string-value="1/162.50" calcext:value-type="string">
            <text:p>1/162.50</text:p>
          </table:table-cell>
          <table:table-cell table:style-name="ce117" table:formula="of:=IFERROR([.F55]/[.B55]*1000000;&quot;&quot;)" office:value-type="float" office:value="2747.25274725275" calcext:value-type="float">
            <text:p>2747.2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5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2" calcext:value-type="float">
            <text:p>1452</text:p>
          </table:table-cell>
          <table:table-cell table:style-name="ce111" table:formula="of:=IFERROR([.B56]/[.D56]*[.C56];&quot;&quot;)" office:value-type="float" office:value="3.08539944903581" calcext:value-type="float">
            <text:p>3.0854</text:p>
          </table:table-cell>
          <table:table-cell table:style-name="ce111" table:formula="of:=IFERROR([.E56]*(1000/[.$B$3]);&quot;&quot;)" office:value-type="float" office:value="6.17079889807163" calcext:value-type="float">
            <text:p>6.1708</text:p>
          </table:table-cell>
          <table:table-cell table:style-name="ce112" table:formula="of:=IFERROR(&quot;1/&quot; &amp; TEXT(1000/[.F56]; &quot;0.00&quot;);&quot;&quot;)" office:value-type="string" office:string-value="1/162.05" calcext:value-type="string">
            <text:p>1/162.05</text:p>
          </table:table-cell>
          <table:table-cell table:style-name="ce117" table:formula="of:=IFERROR([.F56]/[.B56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3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7]/[.D57]*[.C57];&quot;&quot;)" office:value-type="float" office:value="3.06429548563611" calcext:value-type="float">
            <text:p>3.0643</text:p>
          </table:table-cell>
          <table:table-cell table:style-name="ce111" table:formula="of:=IFERROR([.E57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7]; &quot;0.00&quot;);&quot;&quot;)" office:value-type="string" office:string-value="1/163.17" calcext:value-type="string">
            <text:p>1/163.17</text:p>
          </table:table-cell>
          <table:table-cell table:style-name="ce117" table:formula="of:=IFERROR([.F57]/[.B57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5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0" calcext:value-type="float">
            <text:p>1460</text:p>
          </table:table-cell>
          <table:table-cell table:style-name="ce111" table:formula="of:=IFERROR([.B58]/[.D58]*[.C58];&quot;&quot;)" office:value-type="float" office:value="3.06849315068493" calcext:value-type="float">
            <text:p>3.0685</text:p>
          </table:table-cell>
          <table:table-cell table:style-name="ce111" table:formula="of:=IFERROR([.E58]*(1000/[.$B$3]);&quot;&quot;)" office:value-type="float" office:value="6.13698630136986" calcext:value-type="float">
            <text:p>6.1370</text:p>
          </table:table-cell>
          <table:table-cell table:style-name="ce112" table:formula="of:=IFERROR(&quot;1/&quot; &amp; TEXT(1000/[.F58]; &quot;0.00&quot;);&quot;&quot;)" office:value-type="string" office:string-value="1/162.95" calcext:value-type="string">
            <text:p>1/162.95</text:p>
          </table:table-cell>
          <table:table-cell table:style-name="ce117" table:formula="of:=IFERROR([.F58]/[.B58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4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9]/[.D59]*[.C59];&quot;&quot;)" office:value-type="float" office:value="3.06429548563611" calcext:value-type="float">
            <text:p>3.0643</text:p>
          </table:table-cell>
          <table:table-cell table:style-name="ce111" table:formula="of:=IFERROR([.E59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9]; &quot;0.00&quot;);&quot;&quot;)" office:value-type="string" office:string-value="1/163.17" calcext:value-type="string">
            <text:p>1/163.17</text:p>
          </table:table-cell>
          <table:table-cell table:style-name="ce117" table:formula="of:=IFERROR([.F59]/[.B59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Normal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6" calcext:value-type="float">
            <text:p>2916</text:p>
          </table:table-cell>
          <table:table-cell table:style-name="ce111" table:formula="of:=IFERROR([.B60]/[.D60]*[.C60];&quot;&quot;)" office:value-type="float" office:value="4.66666666666667" calcext:value-type="float">
            <text:p>4.6667</text:p>
          </table:table-cell>
          <table:table-cell table:style-name="ce111" table:formula="of:=IFERROR([.E60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60]; &quot;0.00&quot;);&quot;&quot;)" office:value-type="string" office:string-value="1/107.14" calcext:value-type="string">
            <text:p>1/107.14</text:p>
          </table:table-cell>
          <table:table-cell table:style-name="ce117" table:formula="of:=IFERROR([.F60]/[.B60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29" calcext:value-type="float">
            <text:p>5029</text:p>
          </table:table-cell>
          <table:table-cell table:style-name="ce111" table:formula="of:=IFERROR([.B6]/[.D6]*[.C6];&quot;&quot;)" office:value-type="float" office:value="32.8335653211374" calcext:value-type="float">
            <text:p>32.8336</text:p>
          </table:table-cell>
          <table:table-cell table:style-name="ce111" table:formula="of:=IFERROR([.E6]*(1000/[.$B$3]);&quot;&quot;)" office:value-type="float" office:value="65.6671306422748" calcext:value-type="float">
            <text:p>65.6671</text:p>
          </table:table-cell>
          <table:table-cell table:style-name="ce11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17" table:formula="of:=IFERROR([.F6]/[.B6]*1000000;&quot;&quot;)" office:value-type="float" office:value="11930.8013521575" calcext:value-type="float">
            <text:p>11930.8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69" calcext:value-type="float">
            <text:p>4969</text:p>
          </table:table-cell>
          <table:table-cell table:style-name="ce111" table:formula="of:=IFERROR([.B7]/[.D7]*[.C7];&quot;&quot;)" office:value-type="float" office:value="25.4763533910243" calcext:value-type="float">
            <text:p>25.4764</text:p>
          </table:table-cell>
          <table:table-cell table:style-name="ce111" table:formula="of:=IFERROR([.E7]*(1000/[.$B$3]);&quot;&quot;)" office:value-type="float" office:value="50.9527067820487" calcext:value-type="float">
            <text:p>50.9527</text:p>
          </table:table-cell>
          <table:table-cell table:style-name="ce11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17" table:formula="of:=IFERROR([.F7]/[.B7]*1000000;&quot;&quot;)" office:value-type="float" office:value="9257.39585429664" calcext:value-type="float">
            <text:p>9257.39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12" calcext:value-type="float">
            <text:p>2012</text:p>
          </table:table-cell>
          <table:table-cell table:style-name="ce111" table:formula="of:=IFERROR([.B8]/[.D8]*[.C8];&quot;&quot;)" office:value-type="float" office:value="15.0298210735586" calcext:value-type="float">
            <text:p>15.0298</text:p>
          </table:table-cell>
          <table:table-cell table:style-name="ce111" table:formula="of:=IFERROR([.E8]*(1000/[.$B$3]);&quot;&quot;)" office:value-type="float" office:value="30.0596421471173" calcext:value-type="float">
            <text:p>30.0596</text:p>
          </table:table-cell>
          <table:table-cell table:style-name="ce11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17" table:formula="of:=IFERROR([.F8]/[.B8]*1000000;&quot;&quot;)" office:value-type="float" office:value="13916.5009940358" calcext:value-type="float">
            <text:p>13916.5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9]/[.D9]*[.C9];&quot;&quot;)" office:value-type="float" office:value="15.0597609561753" calcext:value-type="float">
            <text:p>15.0598</text:p>
          </table:table-cell>
          <table:table-cell table:style-name="ce111" table:formula="of:=IFERROR([.E9]*(1000/[.$B$3]);&quot;&quot;)" office:value-type="float" office:value="30.1195219123506" calcext:value-type="float">
            <text:p>30.1195</text:p>
          </table:table-cell>
          <table:table-cell table:style-name="ce11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17" table:formula="of:=IFERROR([.F9]/[.B9]*1000000;&quot;&quot;)" office:value-type="float" office:value="13944.2231075697" calcext:value-type="float">
            <text:p>13944.2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3.47266881028939" calcext:value-type="float">
            <text:p>3.4727</text:p>
          </table:table-cell>
          <table:table-cell table:style-name="ce111" table:formula="of:=IFERROR([.E10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17" table:formula="of:=IFERROR([.F10]/[.B10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11]/[.D11]*[.C11];&quot;&quot;)" office:value-type="float" office:value="5.34653465346535" calcext:value-type="float">
            <text:p>5.3465</text:p>
          </table:table-cell>
          <table:table-cell table:style-name="ce111" table:formula="of:=IFERROR([.E11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17" table:formula="of:=IFERROR([.F11]/[.B11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3" calcext:value-type="float">
            <text:p>813</text:p>
          </table:table-cell>
          <table:table-cell table:style-name="ce111" table:formula="of:=IFERROR([.B12]/[.D12]*[.C12];&quot;&quot;)" office:value-type="float" office:value="5.31365313653137" calcext:value-type="float">
            <text:p>5.3137</text:p>
          </table:table-cell>
          <table:table-cell table:style-name="ce111" table:formula="of:=IFERROR([.E12]*(1000/[.$B$3]);&quot;&quot;)" office:value-type="float" office:value="10.6273062730627" calcext:value-type="float">
            <text:p>10.6273</text:p>
          </table:table-cell>
          <table:table-cell table:style-name="ce11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17" table:formula="of:=IFERROR([.F12]/[.B12]*1000000;&quot;&quot;)" office:value-type="float" office:value="9840.09840098401" calcext:value-type="float">
            <text:p>9840.09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6]/[.D6]*[.C6];&quot;&quot;)" office:value-type="float" office:value="32.7879269261319" calcext:value-type="float">
            <text:p>32.7879</text:p>
          </table:table-cell>
          <table:table-cell table:style-name="ce111" table:formula="of:=IFERROR([.E6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17" table:formula="of:=IFERROR([.F6]/[.B6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7]/[.D7]*[.C7];&quot;&quot;)" office:value-type="float" office:value="32.8074706934234" calcext:value-type="float">
            <text:p>32.8075</text:p>
          </table:table-cell>
          <table:table-cell table:style-name="ce111" table:formula="of:=IFERROR([.E7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17" table:formula="of:=IFERROR([.F7]/[.B7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8]/[.D8]*[.C8];&quot;&quot;)" office:value-type="float" office:value="32.8074706934234" calcext:value-type="float">
            <text:p>32.8075</text:p>
          </table:table-cell>
          <table:table-cell table:style-name="ce111" table:formula="of:=IFERROR([.E8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17" table:formula="of:=IFERROR([.F8]/[.B8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9]/[.D9]*[.C9];&quot;&quot;)" office:value-type="float" office:value="25.4712273641851" calcext:value-type="float">
            <text:p>25.4712</text:p>
          </table:table-cell>
          <table:table-cell table:style-name="ce111" table:formula="of:=IFERROR([.E9]*(1000/[.$B$3]);&quot;&quot;)" office:value-type="float" office:value="50.9424547283702" calcext:value-type="float">
            <text:p>50.9425</text:p>
          </table:table-cell>
          <table:table-cell table:style-name="ce112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17" table:formula="of:=IFERROR([.F9]/[.B9]*1000000;&quot;&quot;)" office:value-type="float" office:value="9255.53319919517" calcext:value-type="float">
            <text:p>9255.53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10]/[.D10]*[.C10];&quot;&quot;)" office:value-type="float" office:value="32.8074706934234" calcext:value-type="float">
            <text:p>32.8075</text:p>
          </table:table-cell>
          <table:table-cell table:style-name="ce111" table:formula="of:=IFERROR([.E10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17" table:formula="of:=IFERROR([.F10]/[.B10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1" calcext:value-type="float">
            <text:p>5201</text:p>
          </table:table-cell>
          <table:table-cell table:style-name="ce111" table:formula="of:=IFERROR([.B11]/[.D11]*[.C11];&quot;&quot;)" office:value-type="float" office:value="32.8059988463757" calcext:value-type="float">
            <text:p>32.8060</text:p>
          </table:table-cell>
          <table:table-cell table:style-name="ce111" table:formula="of:=IFERROR([.E11]*(1000/[.$B$3]);&quot;&quot;)" office:value-type="float" office:value="65.6119976927514" calcext:value-type="float">
            <text:p>65.6120</text:p>
          </table:table-cell>
          <table:table-cell table:style-name="ce112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17" table:formula="of:=IFERROR([.F11]/[.B11]*1000000;&quot;&quot;)" office:value-type="float" office:value="11920.7844645261" calcext:value-type="float">
            <text:p>11920.78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12]/[.D12]*[.C12];&quot;&quot;)" office:value-type="float" office:value="32.7879269261319" calcext:value-type="float">
            <text:p>32.7879</text:p>
          </table:table-cell>
          <table:table-cell table:style-name="ce111" table:formula="of:=IFERROR([.E12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17" table:formula="of:=IFERROR([.F12]/[.B12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4" calcext:value-type="float">
            <text:p>5034</text:p>
          </table:table-cell>
          <table:table-cell table:style-name="ce111" table:formula="of:=IFERROR([.B13]/[.D13]*[.C13];&quot;&quot;)" office:value-type="float" office:value="32.8009535160906" calcext:value-type="float">
            <text:p>32.8010</text:p>
          </table:table-cell>
          <table:table-cell table:style-name="ce111" table:formula="of:=IFERROR([.E13]*(1000/[.$B$3]);&quot;&quot;)" office:value-type="float" office:value="65.6019070321812" calcext:value-type="float">
            <text:p>65.6019</text:p>
          </table:table-cell>
          <table:table-cell table:style-name="ce112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17" table:formula="of:=IFERROR([.F13]/[.B13]*1000000;&quot;&quot;)" office:value-type="float" office:value="11918.9511323004" calcext:value-type="float">
            <text:p>11918.95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,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4" calcext:value-type="float">
            <text:p>5204</text:p>
          </table:table-cell>
          <table:table-cell table:style-name="ce111" table:formula="of:=IFERROR([.B14]/[.D14]*[.C14];&quot;&quot;)" office:value-type="float" office:value="32.7870868562644" calcext:value-type="float">
            <text:p>32.7871</text:p>
          </table:table-cell>
          <table:table-cell table:style-name="ce111" table:formula="of:=IFERROR([.E14]*(1000/[.$B$3]);&quot;&quot;)" office:value-type="float" office:value="65.5741737125288" calcext:value-type="float">
            <text:p>65.5742</text:p>
          </table:table-cell>
          <table:table-cell table:style-name="ce112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17" table:formula="of:=IFERROR([.F14]/[.B14]*1000000;&quot;&quot;)" office:value-type="float" office:value="11913.9123750961" calcext:value-type="float">
            <text:p>11913.91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3" calcext:value-type="float">
            <text:p>4973</text:p>
          </table:table-cell>
          <table:table-cell table:style-name="ce111" table:formula="of:=IFERROR([.B15]/[.D15]*[.C15];&quot;&quot;)" office:value-type="float" office:value="25.4558616529258" calcext:value-type="float">
            <text:p>25.4559</text:p>
          </table:table-cell>
          <table:table-cell table:style-name="ce111" table:formula="of:=IFERROR([.E15]*(1000/[.$B$3]);&quot;&quot;)" office:value-type="float" office:value="50.9117233058516" calcext:value-type="float">
            <text:p>50.9117</text:p>
          </table:table-cell>
          <table:table-cell table:style-name="ce112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17" table:formula="of:=IFERROR([.F15]/[.B15]*1000000;&quot;&quot;)" office:value-type="float" office:value="9249.94972853408" calcext:value-type="float">
            <text:p>9249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DX area</text:p>
          </table:table-cell>
          <table:table-cell table:style-name="ce108" office:value-type="float" office:value="3600" calcext:value-type="float">
            <text:p>36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3355" calcext:value-type="float">
            <text:p>3355</text:p>
          </table:table-cell>
          <table:table-cell table:style-name="ce111" table:formula="of:=IFERROR([.B16]/[.D16]*[.C16];&quot;&quot;)" office:value-type="float" office:value="21.4605067064083" calcext:value-type="float">
            <text:p>21.4605</text:p>
          </table:table-cell>
          <table:table-cell table:style-name="ce111" table:formula="of:=IFERROR([.E16]*(1000/[.$B$3]);&quot;&quot;)" office:value-type="float" office:value="42.9210134128167" calcext:value-type="float">
            <text:p>42.9210</text:p>
          </table:table-cell>
          <table:table-cell table:style-name="ce112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17" table:formula="of:=IFERROR([.F16]/[.B16]*1000000;&quot;&quot;)" office:value-type="float" office:value="11922.5037257824" calcext:value-type="float">
            <text:p>11922.5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4" calcext:value-type="float">
            <text:p>1734</text:p>
          </table:table-cell>
          <table:table-cell table:style-name="ce111" table:formula="of:=IFERROR([.B17]/[.D17]*[.C17];&quot;&quot;)" office:value-type="float" office:value="7.47404844290657" calcext:value-type="float">
            <text:p>7.4740</text:p>
          </table:table-cell>
          <table:table-cell table:style-name="ce111" table:formula="of:=IFERROR([.E17]*(1000/[.$B$3]);&quot;&quot;)" office:value-type="float" office:value="14.9480968858132" calcext:value-type="float">
            <text:p>14.9481</text:p>
          </table:table-cell>
          <table:table-cell table:style-name="ce112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17" table:formula="of:=IFERROR([.F17]/[.B17]*1000000;&quot;&quot;)" office:value-type="float" office:value="6920.4152249135" calcext:value-type="float">
            <text:p>6920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8]/[.D18]*[.C18];&quot;&quot;)" office:value-type="float" office:value="15.0401713979646" calcext:value-type="float">
            <text:p>15.0402</text:p>
          </table:table-cell>
          <table:table-cell table:style-name="ce111" table:formula="of:=IFERROR([.E18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17" table:formula="of:=IFERROR([.F18]/[.B18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9]/[.D19]*[.C19];&quot;&quot;)" office:value-type="float" office:value="15.0401713979646" calcext:value-type="float">
            <text:p>15.0402</text:p>
          </table:table-cell>
          <table:table-cell table:style-name="ce111" table:formula="of:=IFERROR([.E19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17" table:formula="of:=IFERROR([.F19]/[.B19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4" calcext:value-type="float">
            <text:p>924</text:p>
          </table:table-cell>
          <table:table-cell table:style-name="ce111" table:formula="of:=IFERROR([.B20]/[.D20]*[.C20];&quot;&quot;)" office:value-type="float" office:value="3.50649350649351" calcext:value-type="float">
            <text:p>3.5065</text:p>
          </table:table-cell>
          <table:table-cell table:style-name="ce111" table:formula="of:=IFERROR([.E20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17" table:formula="of:=IFERROR([.F20]/[.B20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1]/[.D21]*[.C21];&quot;&quot;)" office:value-type="float" office:value="5.35315985130112" calcext:value-type="float">
            <text:p>5.3532</text:p>
          </table:table-cell>
          <table:table-cell table:style-name="ce111" table:formula="of:=IFERROR([.E21]*(1000/[.$B$3]);&quot;&quot;)" office:value-type="float" office:value="10.7063197026022" calcext:value-type="float">
            <text:p>10.7063</text:p>
          </table:table-cell>
          <table:table-cell table:style-name="ce112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17" table:formula="of:=IFERROR([.F21]/[.B21]*1000000;&quot;&quot;)" office:value-type="float" office:value="9913.25898389095" calcext:value-type="float">
            <text:p>9913.25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22]/[.D22]*[.C22];&quot;&quot;)" office:value-type="float" office:value="5.34653465346535" calcext:value-type="float">
            <text:p>5.3465</text:p>
          </table:table-cell>
          <table:table-cell table:style-name="ce111" table:formula="of:=IFERROR([.E22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17" table:formula="of:=IFERROR([.F22]/[.B22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23]/[.D23]*[.C23];&quot;&quot;)" office:value-type="float" office:value="5.33992583436341" calcext:value-type="float">
            <text:p>5.3399</text:p>
          </table:table-cell>
          <table:table-cell table:style-name="ce111" table:formula="of:=IFERROR([.E2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17" table:formula="of:=IFERROR([.F23]/[.B2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6]/[.D6]*[.C6];&quot;&quot;)" office:value-type="float" office:value="1.86386725364037" calcext:value-type="float">
            <text:p>1.8639</text:p>
          </table:table-cell>
          <table:table-cell table:style-name="ce111" table:formula="of:=IFERROR([.E6]*(1000/[.$B$3]);&quot;&quot;)" office:value-type="float" office:value="3.72773450728073" calcext:value-type="float">
            <text:p>3.7277</text:p>
          </table:table-cell>
          <table:table-cell table:style-name="ce112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17" table:formula="of:=IFERROR([.F6]/[.B6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7" calcext:value-type="float">
            <text:p>2957</text:p>
          </table:table-cell>
          <table:table-cell table:style-name="ce111" table:formula="of:=IFERROR([.B7]/[.D7]*[.C7];&quot;&quot;)" office:value-type="float" office:value="1.86134595874197" calcext:value-type="float">
            <text:p>1.8613</text:p>
          </table:table-cell>
          <table:table-cell table:style-name="ce111" table:formula="of:=IFERROR([.E7]*(1000/[.$B$3]);&quot;&quot;)" office:value-type="float" office:value="3.72269191748394" calcext:value-type="float">
            <text:p>3.7227</text:p>
          </table:table-cell>
          <table:table-cell table:style-name="ce112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17" table:formula="of:=IFERROR([.F7]/[.B7]*1000000;&quot;&quot;)" office:value-type="float" office:value="676.361176868448" calcext:value-type="float">
            <text:p>676.36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5" calcext:value-type="float">
            <text:p>2955</text:p>
          </table:table-cell>
          <table:table-cell table:style-name="ce111" table:formula="of:=IFERROR([.B8]/[.D8]*[.C8];&quot;&quot;)" office:value-type="float" office:value="1.86260575296108" calcext:value-type="float">
            <text:p>1.8626</text:p>
          </table:table-cell>
          <table:table-cell table:style-name="ce111" table:formula="of:=IFERROR([.E8]*(1000/[.$B$3]);&quot;&quot;)" office:value-type="float" office:value="3.72521150592217" calcext:value-type="float">
            <text:p>3.7252</text:p>
          </table:table-cell>
          <table:table-cell table:style-name="ce112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17" table:formula="of:=IFERROR([.F8]/[.B8]*1000000;&quot;&quot;)" office:value-type="float" office:value="676.818950930626" calcext:value-type="float">
            <text:p>676.81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9]/[.D9]*[.C9];&quot;&quot;)" office:value-type="float" office:value="1.86197564276049" calcext:value-type="float">
            <text:p>1.8620</text:p>
          </table:table-cell>
          <table:table-cell table:style-name="ce111" table:formula="of:=IFERROR([.E9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17" table:formula="of:=IFERROR([.F9]/[.B9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EIF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10]/[.D10]*[.C10];&quot;&quot;)" office:value-type="float" office:value="1.86197564276049" calcext:value-type="float">
            <text:p>1.8620</text:p>
          </table:table-cell>
          <table:table-cell table:style-name="ce111" table:formula="of:=IFERROR([.E10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17" table:formula="of:=IFERROR([.F10]/[.B10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20 Raw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1]/[.D11]*[.C11];&quot;&quot;)" office:value-type="float" office:value="1.86576271186441" calcext:value-type="float">
            <text:p>1.8658</text:p>
          </table:table-cell>
          <table:table-cell table:style-name="ce111" table:formula="of:=IFERROR([.E11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17" table:formula="of:=IFERROR([.F11]/[.B11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120 JPEG Small</text:p>
          </table:table-cell>
          <table:table-cell table:style-name="ce108" office:value-type="float" office:value="2752" calcext:value-type="float">
            <text:p>27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908" calcext:value-type="float">
            <text:p>1908</text:p>
          </table:table-cell>
          <table:table-cell table:style-name="ce111" table:formula="of:=IFERROR([.B12]/[.D12]*[.C12];&quot;&quot;)" office:value-type="float" office:value="2.88469601677149" calcext:value-type="float">
            <text:p>2.8847</text:p>
          </table:table-cell>
          <table:table-cell table:style-name="ce111" table:formula="of:=IFERROR([.E12]*(1000/[.$B$3]);&quot;&quot;)" office:value-type="float" office:value="5.76939203354298" calcext:value-type="float">
            <text:p>5.7694</text:p>
          </table:table-cell>
          <table:table-cell table:style-name="ce112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17" table:formula="of:=IFERROR([.F12]/[.B12]*1000000;&quot;&quot;)" office:value-type="float" office:value="2096.43605870021" calcext:value-type="float">
            <text:p>2096.43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60 DX JPEG Large</text:p>
          </table:table-cell>
          <table:table-cell table:style-name="ce108" office:value-type="float" office:value="3592" calcext:value-type="float">
            <text:p>359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3226" calcext:value-type="float">
            <text:p>3226</text:p>
          </table:table-cell>
          <table:table-cell table:style-name="ce111" table:formula="of:=IFERROR([.B13]/[.D13]*[.C13];&quot;&quot;)" office:value-type="float" office:value="5.56726596404216" calcext:value-type="float">
            <text:p>5.5673</text:p>
          </table:table-cell>
          <table:table-cell table:style-name="ce111" table:formula="of:=IFERROR([.E13]*(1000/[.$B$3]);&quot;&quot;)" office:value-type="float" office:value="11.1345319280843" calcext:value-type="float">
            <text:p>11.1345</text:p>
          </table:table-cell>
          <table:table-cell table:style-name="ce112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17" table:formula="of:=IFERROR([.F13]/[.B13]*1000000;&quot;&quot;)" office:value-type="float" office:value="3099.81401115933" calcext:value-type="float">
            <text:p>3099.8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30 JPEG Larg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4]/[.D14]*[.C14];&quot;&quot;)" office:value-type="float" office:value="1.86576271186441" calcext:value-type="float">
            <text:p>1.8658</text:p>
          </table:table-cell>
          <table:table-cell table:style-name="ce111" table:formula="of:=IFERROR([.E14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17" table:formula="of:=IFERROR([.F14]/[.B14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6" calcext:value-type="float">
            <text:p>3596</text:p>
          </table:table-cell>
          <table:table-cell table:style-name="ce111" table:formula="of:=IFERROR([.B15]/[.D15]*[.C15];&quot;&quot;)" office:value-type="float" office:value="7.20800889877642" calcext:value-type="float">
            <text:p>7.2080</text:p>
          </table:table-cell>
          <table:table-cell table:style-name="ce111" table:formula="of:=IFERROR([.E15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17" table:formula="of:=IFERROR([.F15]/[.B15]*1000000;&quot;&quot;)" office:value-type="float" office:value="3337.04115684093" calcext:value-type="float">
            <text:p>3337.0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16]/[.D16]*[.C16];&quot;&quot;)" office:value-type="float" office:value="7.21001390820584" calcext:value-type="float">
            <text:p>7.2100</text:p>
          </table:table-cell>
          <table:table-cell table:style-name="ce111" table:formula="of:=IFERROR([.E16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17" table:formula="of:=IFERROR([.F16]/[.B16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6" calcext:value-type="float">
            <text:p>1776</text:p>
          </table:table-cell>
          <table:table-cell table:style-name="ce111" table:formula="of:=IFERROR([.B17]/[.D17]*[.C17];&quot;&quot;)" office:value-type="float" office:value="2.43243243243243" calcext:value-type="float">
            <text:p>2.4324</text:p>
          </table:table-cell>
          <table:table-cell table:style-name="ce111" table:formula="of:=IFERROR([.E17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17" table:formula="of:=IFERROR([.F17]/[.B17]*1000000;&quot;&quot;)" office:value-type="float" office:value="2252.25225225225" calcext:value-type="float">
            <text:p>2252.25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2" calcext:value-type="float">
            <text:p>1772</text:p>
          </table:table-cell>
          <table:table-cell table:style-name="ce111" table:formula="of:=IFERROR([.B18]/[.D18]*[.C18];&quot;&quot;)" office:value-type="float" office:value="2.43792325056433" calcext:value-type="float">
            <text:p>2.4379</text:p>
          </table:table-cell>
          <table:table-cell table:style-name="ce111" table:formula="of:=IFERROR([.E18]*(1000/[.$B$3]);&quot;&quot;)" office:value-type="float" office:value="4.87584650112867" calcext:value-type="float">
            <text:p>4.8758</text:p>
          </table:table-cell>
          <table:table-cell table:style-name="ce112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17" table:formula="of:=IFERROR([.F18]/[.B18]*1000000;&quot;&quot;)" office:value-type="float" office:value="2257.33634311512" calcext:value-type="float">
            <text:p>2257.3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9]/[.D19]*[.C19];&quot;&quot;)" office:value-type="float" office:value="7.20800889877642" calcext:value-type="float">
            <text:p>7.2080</text:p>
          </table:table-cell>
          <table:table-cell table:style-name="ce111" table:formula="of:=IFERROR([.E19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17" table:formula="of:=IFERROR([.F19]/[.B19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20]/[.D20]*[.C20];&quot;&quot;)" office:value-type="float" office:value="7.20800889877642" calcext:value-type="float">
            <text:p>7.2080</text:p>
          </table:table-cell>
          <table:table-cell table:style-name="ce111" table:formula="of:=IFERROR([.E20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17" table:formula="of:=IFERROR([.F20]/[.B20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1]/[.D21]*[.C21];&quot;&quot;)" office:value-type="float" office:value="7.2" calcext:value-type="float">
            <text:p>7.2000</text:p>
          </table:table-cell>
          <table:table-cell table:style-name="ce111" table:formula="of:=IFERROR([.E21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17" table:formula="of:=IFERROR([.F21]/[.B21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2]/[.D22]*[.C22];&quot;&quot;)" office:value-type="float" office:value="2.41071428571429" calcext:value-type="float">
            <text:p>2.4107</text:p>
          </table:table-cell>
          <table:table-cell table:style-name="ce111" table:formula="of:=IFERROR([.E22]*(1000/[.$B$3]);&quot;&quot;)" office:value-type="float" office:value="4.82142857142857" calcext:value-type="float">
            <text:p>4.8214</text:p>
          </table:table-cell>
          <table:table-cell table:style-name="ce112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17" table:formula="of:=IFERROR([.F22]/[.B22]*1000000;&quot;&quot;)" office:value-type="float" office:value="4464.28571428571" calcext:value-type="float">
            <text:p>4464.28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7" calcext:value-type="float">
            <text:p>887</text:p>
          </table:table-cell>
          <table:table-cell table:style-name="ce111" table:formula="of:=IFERROR([.B23]/[.D23]*[.C23];&quot;&quot;)" office:value-type="float" office:value="2.43517474633596" calcext:value-type="float">
            <text:p>2.4352</text:p>
          </table:table-cell>
          <table:table-cell table:style-name="ce111" table:formula="of:=IFERROR([.E23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17" table:formula="of:=IFERROR([.F23]/[.B23]*1000000;&quot;&quot;)" office:value-type="float" office:value="4509.58286358512" calcext:value-type="float">
            <text:p>4509.58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44" calcext:value-type="float">
            <text:p>444</text:p>
          </table:table-cell>
          <table:table-cell table:style-name="ce111" table:formula="of:=IFERROR([.B24]/[.D24]*[.C24];&quot;&quot;)" office:value-type="float" office:value="2.43243243243243" calcext:value-type="float">
            <text:p>2.4324</text:p>
          </table:table-cell>
          <table:table-cell table:style-name="ce111" table:formula="of:=IFERROR([.E24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17" table:formula="of:=IFERROR([.F24]/[.B24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25]/[.D25]*[.C25];&quot;&quot;)" office:value-type="float" office:value="2.44343891402715" calcext:value-type="float">
            <text:p>2.4434</text:p>
          </table:table-cell>
          <table:table-cell table:style-name="ce111" table:formula="of:=IFERROR([.E25]*(1000/[.$B$3]);&quot;&quot;)" office:value-type="float" office:value="4.8868778280543" calcext:value-type="float">
            <text:p>4.8869</text:p>
          </table:table-cell>
          <table:table-cell table:style-name="ce112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17" table:formula="of:=IFERROR([.F25]/[.B25]*1000000;&quot;&quot;)" office:value-type="float" office:value="4524.88687782806" calcext:value-type="float">
            <text:p>4524.8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Z9 (any image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4" calcext:value-type="float">
            <text:p>2954</text:p>
          </table:table-cell>
          <table:table-cell table:style-name="ce111" table:formula="of:=IFERROR([.B6]/[.D6]*[.C6];&quot;&quot;)" office:value-type="float" office:value="1.86323628977657" calcext:value-type="float">
            <text:p>1.8632</text:p>
          </table:table-cell>
          <table:table-cell table:style-name="ce111" table:formula="of:=IFERROR([.E6]*(1000/[.$B$3]);&quot;&quot;)" office:value-type="float" office:value="3.72647257955315" calcext:value-type="float">
            <text:p>3.7265</text:p>
          </table:table-cell>
          <table:table-cell table:style-name="ce11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17" table:formula="of:=IFERROR([.F6]/[.B6]*1000000;&quot;&quot;)" office:value-type="float" office:value="677.048070412999" calcext:value-type="float">
            <text:p>677.04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7]/[.D7]*[.C7];&quot;&quot;)" office:value-type="float" office:value="7.21001390820584" calcext:value-type="float">
            <text:p>7.2100</text:p>
          </table:table-cell>
          <table:table-cell table:style-name="ce111" table:formula="of:=IFERROR([.E7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0" calcext:value-type="float">
            <text:p>3590</text:p>
          </table:table-cell>
          <table:table-cell table:style-name="ce111" table:formula="of:=IFERROR([.B8]/[.D8]*[.C8];&quot;&quot;)" office:value-type="float" office:value="7.22005571030641" calcext:value-type="float">
            <text:p>7.2201</text:p>
          </table:table-cell>
          <table:table-cell table:style-name="ce111" table:formula="of:=IFERROR([.E8]*(1000/[.$B$3]);&quot;&quot;)" office:value-type="float" office:value="14.4401114206128" calcext:value-type="float">
            <text:p>14.4401</text:p>
          </table:table-cell>
          <table:table-cell table:style-name="ce11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17" table:formula="of:=IFERROR([.F8]/[.B8]*1000000;&quot;&quot;)" office:value-type="float" office:value="3342.61838440111" calcext:value-type="float">
            <text:p>3342.61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4" calcext:value-type="float">
            <text:p>1774</text:p>
          </table:table-cell>
          <table:table-cell table:style-name="ce111" table:formula="of:=IFERROR([.B9]/[.D9]*[.C9];&quot;&quot;)" office:value-type="float" office:value="2.43517474633596" calcext:value-type="float">
            <text:p>2.4352</text:p>
          </table:table-cell>
          <table:table-cell table:style-name="ce111" table:formula="of:=IFERROR([.E9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17" table:formula="of:=IFERROR([.F9]/[.B9]*1000000;&quot;&quot;)" office:value-type="float" office:value="2254.79143179256" calcext:value-type="float">
            <text:p>2254.7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80" calcext:value-type="float">
            <text:p>1780</text:p>
          </table:table-cell>
          <table:table-cell table:style-name="ce111" table:formula="of:=IFERROR([.B10]/[.D10]*[.C10];&quot;&quot;)" office:value-type="float" office:value="2.42696629213483" calcext:value-type="float">
            <text:p>2.4270</text:p>
          </table:table-cell>
          <table:table-cell table:style-name="ce111" table:formula="of:=IFERROR([.E10]*(1000/[.$B$3]);&quot;&quot;)" office:value-type="float" office:value="4.85393258426966" calcext:value-type="float">
            <text:p>4.8539</text:p>
          </table:table-cell>
          <table:table-cell table:style-name="ce11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17" table:formula="of:=IFERROR([.F10]/[.B10]*1000000;&quot;&quot;)" office:value-type="float" office:value="2247.19101123596" calcext:value-type="float">
            <text:p>2247.19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1]/[.D11]*[.C11];&quot;&quot;)" office:value-type="float" office:value="7.22753346080306" calcext:value-type="float">
            <text:p>7.2275</text:p>
          </table:table-cell>
          <table:table-cell table:style-name="ce111" table:formula="of:=IFERROR([.E11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17" table:formula="of:=IFERROR([.F11]/[.B11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4" calcext:value-type="float">
            <text:p>2084</text:p>
          </table:table-cell>
          <table:table-cell table:style-name="ce111" table:formula="of:=IFERROR([.B12]/[.D12]*[.C12];&quot;&quot;)" office:value-type="float" office:value="7.2552783109405" calcext:value-type="float">
            <text:p>7.2553</text:p>
          </table:table-cell>
          <table:table-cell table:style-name="ce111" table:formula="of:=IFERROR([.E12]*(1000/[.$B$3]);&quot;&quot;)" office:value-type="float" office:value="14.510556621881" calcext:value-type="float">
            <text:p>14.5106</text:p>
          </table:table-cell>
          <table:table-cell table:style-name="ce11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17" table:formula="of:=IFERROR([.F12]/[.B12]*1000000;&quot;&quot;)" office:value-type="float" office:value="6717.85028790787" calcext:value-type="float">
            <text:p>6717.85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3]/[.D13]*[.C13];&quot;&quot;)" office:value-type="float" office:value="7.22753346080306" calcext:value-type="float">
            <text:p>7.2275</text:p>
          </table:table-cell>
          <table:table-cell table:style-name="ce111" table:formula="of:=IFERROR([.E13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17" table:formula="of:=IFERROR([.F13]/[.B13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4]/[.D14]*[.C14];&quot;&quot;)" office:value-type="float" office:value="2.40534521158129" calcext:value-type="float">
            <text:p>2.4053</text:p>
          </table:table-cell>
          <table:table-cell table:style-name="ce111" table:formula="of:=IFERROR([.E14]*(1000/[.$B$3]);&quot;&quot;)" office:value-type="float" office:value="4.81069042316258" calcext:value-type="float">
            <text:p>4.8107</text:p>
          </table:table-cell>
          <table:table-cell table:style-name="ce11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17" table:formula="of:=IFERROR([.F14]/[.B14]*1000000;&quot;&quot;)" office:value-type="float" office:value="4454.3429844098" calcext:value-type="float">
            <text:p>4454.34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1" calcext:value-type="float">
            <text:p>891</text:p>
          </table:table-cell>
          <table:table-cell table:style-name="ce111" table:formula="of:=IFERROR([.B15]/[.D15]*[.C15];&quot;&quot;)" office:value-type="float" office:value="2.42424242424242" calcext:value-type="float">
            <text:p>2.4242</text:p>
          </table:table-cell>
          <table:table-cell table:style-name="ce111" table:formula="of:=IFERROR([.E15]*(1000/[.$B$3]);&quot;&quot;)" office:value-type="float" office:value="4.84848484848485" calcext:value-type="float">
            <text:p>4.8485</text:p>
          </table:table-cell>
          <table:table-cell table:style-name="ce11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17" table:formula="of:=IFERROR([.F15]/[.B15]*1000000;&quot;&quot;)" office:value-type="float" office:value="4489.33782267116" calcext:value-type="float">
            <text:p>4489.3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9" calcext:value-type="float">
            <text:p>889</text:p>
          </table:table-cell>
          <table:table-cell table:style-name="ce111" table:formula="of:=IFERROR([.B16]/[.D16]*[.C16];&quot;&quot;)" office:value-type="float" office:value="2.429696287964" calcext:value-type="float">
            <text:p>2.4297</text:p>
          </table:table-cell>
          <table:table-cell table:style-name="ce111" table:formula="of:=IFERROR([.E16]*(1000/[.$B$3]);&quot;&quot;)" office:value-type="float" office:value="4.85939257592801" calcext:value-type="float">
            <text:p>4.8594</text:p>
          </table:table-cell>
          <table:table-cell table:style-name="ce11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17" table:formula="of:=IFERROR([.F16]/[.B16]*1000000;&quot;&quot;)" office:value-type="float" office:value="4499.43757030371" calcext:value-type="float">
            <text:p>4499.4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2539116113094" calcext:value-type="float">
            <text:p>25.2539</text:p>
          </table:table-cell>
          <table:table-cell table:style-name="ce111" table:formula="of:=IFERROR([.E6]*(1000/[.$B$3]);&quot;&quot;)" office:value-type="float" office:value="50.5078232226187" calcext:value-type="float">
            <text:p>50.5078</text:p>
          </table:table-cell>
          <table:table-cell table:style-name="ce11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84" calcext:value-type="float">
            <text:p>3384</text:p>
          </table:table-cell>
          <table:table-cell table:style-name="ce111" table:formula="of:=IFERROR([.B7]/[.D7]*[.C7];&quot;&quot;)" office:value-type="float" office:value="13.0023640661939" calcext:value-type="float">
            <text:p>13.0024</text:p>
          </table:table-cell>
          <table:table-cell table:style-name="ce111" table:formula="of:=IFERROR([.E7]*(1000/[.$B$3]);&quot;&quot;)" office:value-type="float" office:value="26.0047281323877" calcext:value-type="float">
            <text:p>26.0047</text:p>
          </table:table-cell>
          <table:table-cell table:style-name="ce11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17" table:formula="of:=IFERROR([.F7]/[.B7]*1000000;&quot;&quot;)" office:value-type="float" office:value="6501.18203309693" calcext:value-type="float">
            <text:p>6501.1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Mechanical shutter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56" calcext:value-type="float">
            <text:p>2256</text:p>
          </table:table-cell>
          <table:table-cell table:style-name="ce111" table:formula="of:=IFERROR([.B8]/[.D8]*[.C8];&quot;&quot;)" office:value-type="float" office:value="1.77304964539007" calcext:value-type="float">
            <text:p>1.7730</text:p>
          </table:table-cell>
          <table:table-cell table:style-name="ce111" table:formula="of:=IFERROR([.E8]*(1000/[.$B$3]);&quot;&quot;)" office:value-type="float" office:value="3.54609929078014" calcext:value-type="float">
            <text:p>3.5461</text:p>
          </table:table-cell>
          <table:table-cell table:style-name="ce11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17" table:formula="of:=IFERROR([.F8]/[.B8]*1000000;&quot;&quot;)" office:value-type="float" office:value="886.524822695036" calcext:value-type="float">
            <text:p>886.52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78" calcext:value-type="float">
            <text:p>1778</text:p>
          </table:table-cell>
          <table:table-cell table:style-name="ce111" table:formula="of:=IFERROR([.B9]/[.D9]*[.C9];&quot;&quot;)" office:value-type="float" office:value="7.28908886389201" calcext:value-type="float">
            <text:p>7.2891</text:p>
          </table:table-cell>
          <table:table-cell table:style-name="ce111" table:formula="of:=IFERROR([.E9]*(1000/[.$B$3]);&quot;&quot;)" office:value-type="float" office:value="14.578177727784" calcext:value-type="float">
            <text:p>14.5782</text:p>
          </table:table-cell>
          <table:table-cell table:style-name="ce11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17" table:formula="of:=IFERROR([.F9]/[.B9]*1000000;&quot;&quot;)" office:value-type="float" office:value="6749.15635545557" calcext:value-type="float">
            <text:p>6749.15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2" calcext:value-type="float">
            <text:p>1952</text:p>
          </table:table-cell>
          <table:table-cell table:style-name="ce111" table:formula="of:=IFERROR([.B10]/[.D10]*[.C10];&quot;&quot;)" office:value-type="float" office:value="11.0655737704918" calcext:value-type="float">
            <text:p>11.0656</text:p>
          </table:table-cell>
          <table:table-cell table:style-name="ce111" table:formula="of:=IFERROR([.E10]*(1000/[.$B$3]);&quot;&quot;)" office:value-type="float" office:value="22.1311475409836" calcext:value-type="float">
            <text:p>22.1311</text:p>
          </table:table-cell>
          <table:table-cell table:style-name="ce11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17" table:formula="of:=IFERROR([.F10]/[.B10]*1000000;&quot;&quot;)" office:value-type="float" office:value="10245.9016393443" calcext:value-type="float">
            <text:p>10245.90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1]/[.D11]*[.C11];&quot;&quot;)" office:value-type="float" office:value="11.088295687885" calcext:value-type="float">
            <text:p>11.0883</text:p>
          </table:table-cell>
          <table:table-cell table:style-name="ce111" table:formula="of:=IFERROR([.E11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17" table:formula="of:=IFERROR([.F11]/[.B11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2]/[.D12]*[.C12];&quot;&quot;)" office:value-type="float" office:value="11.088295687885" calcext:value-type="float">
            <text:p>11.0883</text:p>
          </table:table-cell>
          <table:table-cell table:style-name="ce111" table:formula="of:=IFERROR([.E12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17" table:formula="of:=IFERROR([.F12]/[.B12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2" calcext:value-type="float">
            <text:p>832</text:p>
          </table:table-cell>
          <table:table-cell table:style-name="ce111" table:formula="of:=IFERROR([.B13]/[.D13]*[.C13];&quot;&quot;)" office:value-type="float" office:value="2.59615384615385" calcext:value-type="float">
            <text:p>2.5962</text:p>
          </table:table-cell>
          <table:table-cell table:style-name="ce111" table:formula="of:=IFERROR([.E13]*(1000/[.$B$3]);&quot;&quot;)" office:value-type="float" office:value="5.19230769230769" calcext:value-type="float">
            <text:p>5.1923</text:p>
          </table:table-cell>
          <table:table-cell table:style-name="ce11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17" table:formula="of:=IFERROR([.F13]/[.B13]*1000000;&quot;&quot;)" office:value-type="float" office:value="4807.69230769231" calcext:value-type="float">
            <text:p>4807.6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9" calcext:value-type="float">
            <text:p>879</text:p>
          </table:table-cell>
          <table:table-cell table:style-name="ce111" table:formula="of:=IFERROR([.B14]/[.D14]*[.C14];&quot;&quot;)" office:value-type="float" office:value="3.68600682593857" calcext:value-type="float">
            <text:p>3.6860</text:p>
          </table:table-cell>
          <table:table-cell table:style-name="ce111" table:formula="of:=IFERROR([.E14]*(1000/[.$B$3]);&quot;&quot;)" office:value-type="float" office:value="7.37201365187713" calcext:value-type="float">
            <text:p>7.3720</text:p>
          </table:table-cell>
          <table:table-cell table:style-name="ce11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17" table:formula="of:=IFERROR([.F14]/[.B14]*1000000;&quot;&quot;)" office:value-type="float" office:value="6825.9385665529" calcext:value-type="float">
            <text:p>6825.9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7" calcext:value-type="float">
            <text:p>877</text:p>
          </table:table-cell>
          <table:table-cell table:style-name="ce111" table:formula="of:=IFERROR([.B15]/[.D15]*[.C15];&quot;&quot;)" office:value-type="float" office:value="3.69441277080958" calcext:value-type="float">
            <text:p>3.6944</text:p>
          </table:table-cell>
          <table:table-cell table:style-name="ce111" table:formula="of:=IFERROR([.E15]*(1000/[.$B$3]);&quot;&quot;)" office:value-type="float" office:value="7.38882554161916" calcext:value-type="float">
            <text:p>7.3888</text:p>
          </table:table-cell>
          <table:table-cell table:style-name="ce11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17" table:formula="of:=IFERROR([.F15]/[.B15]*1000000;&quot;&quot;)" office:value-type="float" office:value="6841.50513112885" calcext:value-type="float">
            <text:p>6841.50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c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503" calcext:value-type="float">
            <text:p>3503</text:p>
          </table:table-cell>
          <table:table-cell table:style-name="ce111" table:formula="of:=IFERROR([.B6]/[.D6]*[.C6];&quot;&quot;)" office:value-type="float" office:value="23.3125892092492" calcext:value-type="float">
            <text:p>23.3126</text:p>
          </table:table-cell>
          <table:table-cell table:style-name="ce111" table:formula="of:=IFERROR([.E6]*(1000/[.$B$3]);&quot;&quot;)" office:value-type="float" office:value="46.6251784184984" calcext:value-type="float">
            <text:p>46.6252</text:p>
          </table:table-cell>
          <table:table-cell table:style-name="ce112" table:formula="of:=IFERROR(&quot;1/&quot; &amp; TEXT(1000/[.F6]; &quot;0.00&quot;);&quot;&quot;)" office:value-type="string" office:string-value="1/21.45" calcext:value-type="string">
            <text:p>1/21.45</text:p>
          </table:table-cell>
          <table:table-cell table:style-name="ce117" table:formula="of:=IFERROR([.F6]/[.B6]*1000000;&quot;&quot;)" office:value-type="float" office:value="12560.6622894662" calcext:value-type="float">
            <text:p>12560.6623</text:p>
          </table:table-cell>
          <table:table-cell table:style-name="ce13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 14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515" calcext:value-type="float">
            <text:p>3515</text:p>
          </table:table-cell>
          <table:table-cell table:style-name="ce111" table:formula="of:=IFERROR([.B7]/[.D7]*[.C7];&quot;&quot;)" office:value-type="float" office:value="23.2330014224751" calcext:value-type="float">
            <text:p>23.2330</text:p>
          </table:table-cell>
          <table:table-cell table:style-name="ce111" table:formula="of:=IFERROR([.E7]*(1000/[.$B$3]);&quot;&quot;)" office:value-type="float" office:value="46.4660028449502" calcext:value-type="float">
            <text:p>46.4660</text:p>
          </table:table-cell>
          <table:table-cell table:style-name="ce112" table:formula="of:=IFERROR(&quot;1/&quot; &amp; TEXT(1000/[.F7]; &quot;0.00&quot;);&quot;&quot;)" office:value-type="string" office:string-value="1/21.52" calcext:value-type="string">
            <text:p>1/21.52</text:p>
          </table:table-cell>
          <table:table-cell table:style-name="ce117" table:formula="of:=IFERROR([.F7]/[.B7]*1000000;&quot;&quot;)" office:value-type="float" office:value="12517.7809388336" calcext:value-type="float">
            <text:p>12517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 12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530" calcext:value-type="float">
            <text:p>3530</text:p>
          </table:table-cell>
          <table:table-cell table:style-name="ce111" table:formula="of:=IFERROR([.B8]/[.D8]*[.C8];&quot;&quot;)" office:value-type="float" office:value="12.6186968838527" calcext:value-type="float">
            <text:p>12.6187</text:p>
          </table:table-cell>
          <table:table-cell table:style-name="ce111" table:formula="of:=IFERROR([.E8]*(1000/[.$B$3]);&quot;&quot;)" office:value-type="float" office:value="25.2373937677054" calcext:value-type="float">
            <text:p>25.2374</text:p>
          </table:table-cell>
          <table:table-cell table:style-name="ce112" table:formula="of:=IFERROR(&quot;1/&quot; &amp; TEXT(1000/[.F8]; &quot;0.00&quot;);&quot;&quot;)" office:value-type="string" office:string-value="1/39.62" calcext:value-type="string">
            <text:p>1/39.62</text:p>
          </table:table-cell>
          <table:table-cell table:style-name="ce117" table:formula="of:=IFERROR([.F8]/[.B8]*1000000;&quot;&quot;)" office:value-type="float" office:value="6798.86685552408" calcext:value-type="float">
            <text:p>6798.86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237" calcext:value-type="float">
            <text:p>3237</text:p>
          </table:table-cell>
          <table:table-cell table:style-name="ce111" table:formula="of:=IFERROR([.B9]/[.D9]*[.C9];&quot;&quot;)" office:value-type="float" office:value="12.6141489033055" calcext:value-type="float">
            <text:p>12.6141</text:p>
          </table:table-cell>
          <table:table-cell table:style-name="ce111" table:formula="of:=IFERROR([.E9]*(1000/[.$B$3]);&quot;&quot;)" office:value-type="float" office:value="25.2282978066111" calcext:value-type="float">
            <text:p>25.2283</text:p>
          </table:table-cell>
          <table:table-cell table:style-name="ce112" table:formula="of:=IFERROR(&quot;1/&quot; &amp; TEXT(1000/[.F9]; &quot;0.00&quot;);&quot;&quot;)" office:value-type="string" office:string-value="1/39.64" calcext:value-type="string">
            <text:p>1/39.64</text:p>
          </table:table-cell>
          <table:table-cell table:style-name="ce117" table:formula="of:=IFERROR([.F9]/[.B9]*1000000;&quot;&quot;)" office:value-type="float" office:value="6796.41643497065" calcext:value-type="float">
            <text:p>6796.41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 ISO 1600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236" calcext:value-type="float">
            <text:p>3236</text:p>
          </table:table-cell>
          <table:table-cell table:style-name="ce111" table:formula="of:=IFERROR([.B10]/[.D10]*[.C10];&quot;&quot;)" office:value-type="float" office:value="12.6180469715698" calcext:value-type="float">
            <text:p>12.6180</text:p>
          </table:table-cell>
          <table:table-cell table:style-name="ce111" table:formula="of:=IFERROR([.E10]*(1000/[.$B$3]);&quot;&quot;)" office:value-type="float" office:value="25.2360939431397" calcext:value-type="float">
            <text:p>25.2361</text:p>
          </table:table-cell>
          <table:table-cell table:style-name="ce112" table:formula="of:=IFERROR(&quot;1/&quot; &amp; TEXT(1000/[.F10]; &quot;0.00&quot;);&quot;&quot;)" office:value-type="string" office:string-value="1/39.63" calcext:value-type="string">
            <text:p>1/39.63</text:p>
          </table:table-cell>
          <table:table-cell table:style-name="ce117" table:formula="of:=IFERROR([.F10]/[.B10]*1000000;&quot;&quot;)" office:value-type="float" office:value="6798.51668726823" calcext:value-type="float">
            <text:p>6798.5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 ISO H2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531" calcext:value-type="float">
            <text:p>3531</text:p>
          </table:table-cell>
          <table:table-cell table:style-name="ce111" table:formula="of:=IFERROR([.B11]/[.D11]*[.C11];&quot;&quot;)" office:value-type="float" office:value="12.6151231945624" calcext:value-type="float">
            <text:p>12.6151</text:p>
          </table:table-cell>
          <table:table-cell table:style-name="ce111" table:formula="of:=IFERROR([.E11]*(1000/[.$B$3]);&quot;&quot;)" office:value-type="float" office:value="25.2302463891249" calcext:value-type="float">
            <text:p>25.2302</text:p>
          </table:table-cell>
          <table:table-cell table:style-name="ce112" table:formula="of:=IFERROR(&quot;1/&quot; &amp; TEXT(1000/[.F11]; &quot;0.00&quot;);&quot;&quot;)" office:value-type="string" office:string-value="1/39.63" calcext:value-type="string">
            <text:p>1/39.63</text:p>
          </table:table-cell>
          <table:table-cell table:style-name="ce117" table:formula="of:=IFERROR([.F11]/[.B11]*1000000;&quot;&quot;)" office:value-type="float" office:value="6796.94137638063" calcext:value-type="float">
            <text:p>6796.9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93" calcext:value-type="float">
            <text:p>2293</text:p>
          </table:table-cell>
          <table:table-cell table:style-name="ce111" table:formula="of:=IFERROR([.B12]/[.D12]*[.C12];&quot;&quot;)" office:value-type="float" office:value="1.61883994766681" calcext:value-type="float">
            <text:p>1.6188</text:p>
          </table:table-cell>
          <table:table-cell table:style-name="ce111" table:formula="of:=IFERROR([.E12]*(1000/[.$B$3]);&quot;&quot;)" office:value-type="float" office:value="3.23767989533362" calcext:value-type="float">
            <text:p>3.2377</text:p>
          </table:table-cell>
          <table:table-cell table:style-name="ce112" table:formula="of:=IFERROR(&quot;1/&quot; &amp; TEXT(1000/[.F12]; &quot;0.00&quot;);&quot;&quot;)" office:value-type="string" office:string-value="1/308.86" calcext:value-type="string">
            <text:p>1/308.86</text:p>
          </table:table-cell>
          <table:table-cell table:style-name="ce117" table:formula="of:=IFERROR([.F12]/[.B12]*1000000;&quot;&quot;)" office:value-type="float" office:value="872.219799389446" calcext:value-type="float">
            <text:p>872.21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029" calcext:value-type="float">
            <text:p>2029</text:p>
          </table:table-cell>
          <table:table-cell table:style-name="ce111" table:formula="of:=IFERROR([.B13]/[.D13]*[.C13];&quot;&quot;)" office:value-type="float" office:value="10.6456382454411" calcext:value-type="float">
            <text:p>10.6456</text:p>
          </table:table-cell>
          <table:table-cell table:style-name="ce111" table:formula="of:=IFERROR([.E13]*(1000/[.$B$3]);&quot;&quot;)" office:value-type="float" office:value="21.2912764908822" calcext:value-type="float">
            <text:p>21.2913</text:p>
          </table:table-cell>
          <table:table-cell table:style-name="ce112" table:formula="of:=IFERROR(&quot;1/&quot; &amp; TEXT(1000/[.F13]; &quot;0.00&quot;);&quot;&quot;)" office:value-type="string" office:string-value="1/46.97" calcext:value-type="string">
            <text:p>1/46.97</text:p>
          </table:table-cell>
          <table:table-cell table:style-name="ce117" table:formula="of:=IFERROR([.F13]/[.B13]*1000000;&quot;&quot;)" office:value-type="float" office:value="9857.07244948251" calcext:value-type="float">
            <text:p>9857.07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10.64039408867" calcext:value-type="float">
            <text:p>10.6404</text:p>
          </table:table-cell>
          <table:table-cell table:style-name="ce111" table:formula="of:=IFERROR([.E14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14]; &quot;0.00&quot;);&quot;&quot;)" office:value-type="string" office:string-value="1/46.99" calcext:value-type="string">
            <text:p>1/46.99</text:p>
          </table:table-cell>
          <table:table-cell table:style-name="ce117" table:formula="of:=IFERROR([.F14]/[.B14]*1000000;&quot;&quot;)" office:value-type="float" office:value="9852.21674876847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1" calcext:value-type="float">
            <text:p>911</text:p>
          </table:table-cell>
          <table:table-cell table:style-name="ce111" table:formula="of:=IFERROR([.B15]/[.D15]*[.C15];&quot;&quot;)" office:value-type="float" office:value="3.55653128430296" calcext:value-type="float">
            <text:p>3.5565</text:p>
          </table:table-cell>
          <table:table-cell table:style-name="ce111" table:formula="of:=IFERROR([.E15]*(1000/[.$B$3]);&quot;&quot;)" office:value-type="float" office:value="7.11306256860593" calcext:value-type="float">
            <text:p>7.1131</text:p>
          </table:table-cell>
          <table:table-cell table:style-name="ce112" table:formula="of:=IFERROR(&quot;1/&quot; &amp; TEXT(1000/[.F15]; &quot;0.00&quot;);&quot;&quot;)" office:value-type="string" office:string-value="1/140.59" calcext:value-type="string">
            <text:p>1/140.59</text:p>
          </table:table-cell>
          <table:table-cell table:style-name="ce117" table:formula="of:=IFERROR([.F15]/[.B15]*1000000;&quot;&quot;)" office:value-type="float" office:value="6586.16904500549" calcext:value-type="float">
            <text:p>6586.16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3" calcext:value-type="float">
            <text:p>913</text:p>
          </table:table-cell>
          <table:table-cell table:style-name="ce111" table:formula="of:=IFERROR([.B16]/[.D16]*[.C16];&quot;&quot;)" office:value-type="float" office:value="3.5487404162103" calcext:value-type="float">
            <text:p>3.5487</text:p>
          </table:table-cell>
          <table:table-cell table:style-name="ce111" table:formula="of:=IFERROR([.E16]*(1000/[.$B$3]);&quot;&quot;)" office:value-type="float" office:value="7.09748083242059" calcext:value-type="float">
            <text:p>7.0975</text:p>
          </table:table-cell>
          <table:table-cell table:style-name="ce112" table:formula="of:=IFERROR(&quot;1/&quot; &amp; TEXT(1000/[.F16]; &quot;0.00&quot;);&quot;&quot;)" office:value-type="string" office:string-value="1/140.90" calcext:value-type="string">
            <text:p>1/140.90</text:p>
          </table:table-cell>
          <table:table-cell table:style-name="ce117" table:formula="of:=IFERROR([.F16]/[.B16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5" calcext:value-type="float">
            <text:p>915</text:p>
          </table:table-cell>
          <table:table-cell table:style-name="ce111" table:formula="of:=IFERROR([.B17]/[.D17]*[.C17];&quot;&quot;)" office:value-type="float" office:value="3.54098360655738" calcext:value-type="float">
            <text:p>3.5410</text:p>
          </table:table-cell>
          <table:table-cell table:style-name="ce111" table:formula="of:=IFERROR([.E17]*(1000/[.$B$3]);&quot;&quot;)" office:value-type="float" office:value="7.08196721311475" calcext:value-type="float">
            <text:p>7.0820</text:p>
          </table:table-cell>
          <table:table-cell table:style-name="ce112" table:formula="of:=IFERROR(&quot;1/&quot; &amp; TEXT(1000/[.F17]; &quot;0.00&quot;);&quot;&quot;)" office:value-type="string" office:string-value="1/141.20" calcext:value-type="string">
            <text:p>1/141.20</text:p>
          </table:table-cell>
          <table:table-cell table:style-name="ce117" table:formula="of:=IFERROR([.F17]/[.B17]*1000000;&quot;&quot;)" office:value-type="float" office:value="6557.37704918033" calcext:value-type="float">
            <text:p>6557.37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8]/[.D18]*[.C18];&quot;&quot;)" office:value-type="float" office:value="3.54679802955665" calcext:value-type="float">
            <text:p>3.5468</text:p>
          </table:table-cell>
          <table:table-cell table:style-name="ce111" table:formula="of:=IFERROR([.E18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8]; &quot;0.00&quot;);&quot;&quot;)" office:value-type="string" office:string-value="1/140.97" calcext:value-type="string">
            <text:p>1/140.97</text:p>
          </table:table-cell>
          <table:table-cell table:style-name="ce117" table:formula="of:=IFERROR([.F18]/[.B18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888" calcext:value-type="float">
            <text:p>2888</text:p>
          </table:table-cell>
          <table:table-cell table:style-name="ce111" table:formula="of:=IFERROR([.B6]/[.D6]*[.C6];&quot;&quot;)" office:value-type="float" office:value="8.07756232686981" calcext:value-type="float">
            <text:p>8.0776</text:p>
          </table:table-cell>
          <table:table-cell table:style-name="ce111" table:formula="of:=IFERROR([.E6]*(1000/[.$B$3]);&quot;&quot;)" office:value-type="float" office:value="16.1551246537396" calcext:value-type="float">
            <text:p>16.1551</text:p>
          </table:table-cell>
          <table:table-cell table:style-name="ce11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17" table:formula="of:=IFERROR([.F6]/[.B6]*1000000;&quot;&quot;)" office:value-type="float" office:value="4155.12465373961" calcext:value-type="float">
            <text:p>4155.1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360" calcext:value-type="float">
            <text:p>3360</text:p>
          </table:table-cell>
          <table:table-cell table:style-name="ce111" table:formula="of:=IFERROR([.B7]/[.D7]*[.C7];&quot;&quot;)" office:value-type="float" office:value="16.2" calcext:value-type="float">
            <text:p>16.2000</text:p>
          </table:table-cell>
          <table:table-cell table:style-name="ce111" table:formula="of:=IFERROR([.E7]*(1000/[.$B$3]);&quot;&quot;)" office:value-type="float" office:value="32.4" calcext:value-type="float">
            <text:p>32.4000</text:p>
          </table:table-cell>
          <table:table-cell table:style-name="ce11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17" table:formula="of:=IFERROR([.F7]/[.B7]*1000000;&quot;&quot;)" office:value-type="float" office:value="8333.33333333334" calcext:value-type="float">
            <text:p>8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786" calcext:value-type="float">
            <text:p>1786</text:p>
          </table:table-cell>
          <table:table-cell table:style-name="ce111" table:formula="of:=IFERROR([.B8]/[.D8]*[.C8];&quot;&quot;)" office:value-type="float" office:value="6.04703247480403" calcext:value-type="float">
            <text:p>6.0470</text:p>
          </table:table-cell>
          <table:table-cell table:style-name="ce111" table:formula="of:=IFERROR([.E8]*(1000/[.$B$3]);&quot;&quot;)" office:value-type="float" office:value="12.0940649496081" calcext:value-type="float">
            <text:p>12.0941</text:p>
          </table:table-cell>
          <table:table-cell table:style-name="ce11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17" table:formula="of:=IFERROR([.F8]/[.B8]*1000000;&quot;&quot;)" office:value-type="float" office:value="5599.10414333707" calcext:value-type="float">
            <text:p>5599.10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426" calcext:value-type="float">
            <text:p>1426</text:p>
          </table:table-cell>
          <table:table-cell table:style-name="ce111" table:formula="of:=IFERROR([.B9]/[.D9]*[.C9];&quot;&quot;)" office:value-type="float" office:value="6.05890603085554" calcext:value-type="float">
            <text:p>6.0589</text:p>
          </table:table-cell>
          <table:table-cell table:style-name="ce111" table:formula="of:=IFERROR([.E9]*(1000/[.$B$3]);&quot;&quot;)" office:value-type="float" office:value="12.1178120617111" calcext:value-type="float">
            <text:p>12.1178</text:p>
          </table:table-cell>
          <table:table-cell table:style-name="ce11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17" table:formula="of:=IFERROR([.F9]/[.B9]*1000000;&quot;&quot;)" office:value-type="float" office:value="5610.09817671809" calcext:value-type="float">
            <text:p>5610.09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541" calcext:value-type="float">
            <text:p>1541</text:p>
          </table:table-cell>
          <table:table-cell table:style-name="ce111" table:formula="of:=IFERROR([.B10]/[.D10]*[.C10];&quot;&quot;)" office:value-type="float" office:value="5.60674886437378" calcext:value-type="float">
            <text:p>5.6067</text:p>
          </table:table-cell>
          <table:table-cell table:style-name="ce111" table:formula="of:=IFERROR([.E10]*(1000/[.$B$3]);&quot;&quot;)" office:value-type="float" office:value="11.2134977287476" calcext:value-type="float">
            <text:p>11.2135</text:p>
          </table:table-cell>
          <table:table-cell table:style-name="ce11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17" table:formula="of:=IFERROR([.F10]/[.B10]*1000000;&quot;&quot;)" office:value-type="float" office:value="5191.43413367943" calcext:value-type="float">
            <text:p>5191.4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42" calcext:value-type="float">
            <text:p>842</text:p>
          </table:table-cell>
          <table:table-cell table:style-name="ce111" table:formula="of:=IFERROR([.B11]/[.D11]*[.C11];&quot;&quot;)" office:value-type="float" office:value="3.8479809976247" calcext:value-type="float">
            <text:p>3.8480</text:p>
          </table:table-cell>
          <table:table-cell table:style-name="ce111" table:formula="of:=IFERROR([.E11]*(1000/[.$B$3]);&quot;&quot;)" office:value-type="float" office:value="7.69596199524941" calcext:value-type="float">
            <text:p>7.6960</text:p>
          </table:table-cell>
          <table:table-cell table:style-name="ce11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17" table:formula="of:=IFERROR([.F11]/[.B11]*1000000;&quot;&quot;)" office:value-type="float" office:value="7125.89073634204" calcext:value-type="float">
            <text:p>7125.89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12]/[.D12]*[.C12];&quot;&quot;)" office:value-type="float" office:value="5.51724137931035" calcext:value-type="float">
            <text:p>5.5172</text:p>
          </table:table-cell>
          <table:table-cell table:style-name="ce111" table:formula="of:=IFERROR([.E12]*(1000/[.$B$3]);&quot;&quot;)" office:value-type="float" office:value="11.0344827586207" calcext:value-type="float">
            <text:p>11.0345</text:p>
          </table:table-cell>
          <table:table-cell table:style-name="ce11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17" table:formula="of:=IFERROR([.F12]/[.B12]*1000000;&quot;&quot;)" office:value-type="float" office:value="10217.1136653895" calcext:value-type="float">
            <text:p>10217.11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7" calcext:value-type="float">
            <text:p>787</text:p>
          </table:table-cell>
          <table:table-cell table:style-name="ce111" table:formula="of:=IFERROR([.B13]/[.D13]*[.C13];&quot;&quot;)" office:value-type="float" office:value="5.48919949174079" calcext:value-type="float">
            <text:p>5.4892</text:p>
          </table:table-cell>
          <table:table-cell table:style-name="ce111" table:formula="of:=IFERROR([.E13]*(1000/[.$B$3]);&quot;&quot;)" office:value-type="float" office:value="10.9783989834816" calcext:value-type="float">
            <text:p>10.9784</text:p>
          </table:table-cell>
          <table:table-cell table:style-name="ce11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17" table:formula="of:=IFERROR([.F13]/[.B13]*1000000;&quot;&quot;)" office:value-type="float" office:value="10165.1842439644" calcext:value-type="float">
            <text:p>10165.1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4" calcext:value-type="float">
            <text:p>784</text:p>
          </table:table-cell>
          <table:table-cell table:style-name="ce111" table:formula="of:=IFERROR([.B14]/[.D14]*[.C14];&quot;&quot;)" office:value-type="float" office:value="5.51020408163265" calcext:value-type="float">
            <text:p>5.5102</text:p>
          </table:table-cell>
          <table:table-cell table:style-name="ce111" table:formula="of:=IFERROR([.E14]*(1000/[.$B$3]);&quot;&quot;)" office:value-type="float" office:value="11.0204081632653" calcext:value-type="float">
            <text:p>11.0204</text:p>
          </table:table-cell>
          <table:table-cell table:style-name="ce11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17" table:formula="of:=IFERROR([.F14]/[.B14]*1000000;&quot;&quot;)" office:value-type="float" office:value="10204.0816326531" calcext:value-type="float">
            <text:p>10204.08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924" calcext:value-type="float">
            <text:p>2924</text:p>
          </table:table-cell>
          <table:table-cell table:style-name="ce111" table:formula="of:=IFERROR([.B6]/[.D6]*[.C6];&quot;&quot;)" office:value-type="float" office:value="3.9890560875513" calcext:value-type="float">
            <text:p>3.9891</text:p>
          </table:table-cell>
          <table:table-cell table:style-name="ce111" table:formula="of:=IFERROR([.E6]*(1000/[.$B$3]);&quot;&quot;)" office:value-type="float" office:value="7.9781121751026" calcext:value-type="float">
            <text:p>7.9781</text:p>
          </table:table-cell>
          <table:table-cell table:style-name="ce11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17" table:formula="of:=IFERROR([.F6]/[.B6]*1000000;&quot;&quot;)" office:value-type="float" office:value="2051.98358413133" calcext:value-type="float">
            <text:p>2051.98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436" calcext:value-type="float">
            <text:p>3436</text:p>
          </table:table-cell>
          <table:table-cell table:style-name="ce111" table:formula="of:=IFERROR([.B7]/[.D7]*[.C7];&quot;&quot;)" office:value-type="float" office:value="7.92083818393481" calcext:value-type="float">
            <text:p>7.9208</text:p>
          </table:table-cell>
          <table:table-cell table:style-name="ce111" table:formula="of:=IFERROR([.E7]*(1000/[.$B$3]);&quot;&quot;)" office:value-type="float" office:value="15.8416763678696" calcext:value-type="float">
            <text:p>15.8417</text:p>
          </table:table-cell>
          <table:table-cell table:style-name="ce11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17" table:formula="of:=IFERROR([.F7]/[.B7]*1000000;&quot;&quot;)" office:value-type="float" office:value="4074.50523864959" calcext:value-type="float">
            <text:p>4074.5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4" calcext:value-type="float">
            <text:p>1854</text:p>
          </table:table-cell>
          <table:table-cell table:style-name="ce111" table:formula="of:=IFERROR([.B8]/[.D8]*[.C8];&quot;&quot;)" office:value-type="float" office:value="3.49514563106796" calcext:value-type="float">
            <text:p>3.4951</text:p>
          </table:table-cell>
          <table:table-cell table:style-name="ce111" table:formula="of:=IFERROR([.E8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17" table:formula="of:=IFERROR([.F8]/[.B8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236" calcext:value-type="float">
            <text:p>1236</text:p>
          </table:table-cell>
          <table:table-cell table:style-name="ce111" table:formula="of:=IFERROR([.B9]/[.D9]*[.C9];&quot;&quot;)" office:value-type="float" office:value="3.49514563106796" calcext:value-type="float">
            <text:p>3.4951</text:p>
          </table:table-cell>
          <table:table-cell table:style-name="ce111" table:formula="of:=IFERROR([.E9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17" table:formula="of:=IFERROR([.F9]/[.B9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2" calcext:value-type="float">
            <text:p>1852</text:p>
          </table:table-cell>
          <table:table-cell table:style-name="ce111" table:formula="of:=IFERROR([.B10]/[.D10]*[.C10];&quot;&quot;)" office:value-type="float" office:value="3.49892008639309" calcext:value-type="float">
            <text:p>3.4989</text:p>
          </table:table-cell>
          <table:table-cell table:style-name="ce111" table:formula="of:=IFERROR([.E10]*(1000/[.$B$3]);&quot;&quot;)" office:value-type="float" office:value="6.99784017278618" calcext:value-type="float">
            <text:p>6.9978</text:p>
          </table:table-cell>
          <table:table-cell table:style-name="ce11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17" table:formula="of:=IFERROR([.F10]/[.B10]*1000000;&quot;&quot;)" office:value-type="float" office:value="3239.74082073434" calcext:value-type="float">
            <text:p>3239.7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38" calcext:value-type="float">
            <text:p>1538</text:p>
          </table:table-cell>
          <table:table-cell table:style-name="ce111" table:formula="of:=IFERROR([.B11]/[.D11]*[.C11];&quot;&quot;)" office:value-type="float" office:value="2.80884265279584" calcext:value-type="float">
            <text:p>2.8088</text:p>
          </table:table-cell>
          <table:table-cell table:style-name="ce111" table:formula="of:=IFERROR([.E11]*(1000/[.$B$3]);&quot;&quot;)" office:value-type="float" office:value="5.61768530559168" calcext:value-type="float">
            <text:p>5.6177</text:p>
          </table:table-cell>
          <table:table-cell table:style-name="ce11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17" table:formula="of:=IFERROR([.F11]/[.B11]*1000000;&quot;&quot;)" office:value-type="float" office:value="2600.78023407022" calcext:value-type="float">
            <text:p>2600.7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28" calcext:value-type="float">
            <text:p>1528</text:p>
          </table:table-cell>
          <table:table-cell table:style-name="ce111" table:formula="of:=IFERROR([.B12]/[.D12]*[.C12];&quot;&quot;)" office:value-type="float" office:value="2.82722513089005" calcext:value-type="float">
            <text:p>2.8272</text:p>
          </table:table-cell>
          <table:table-cell table:style-name="ce111" table:formula="of:=IFERROR([.E12]*(1000/[.$B$3]);&quot;&quot;)" office:value-type="float" office:value="5.65445026178011" calcext:value-type="float">
            <text:p>5.6545</text:p>
          </table:table-cell>
          <table:table-cell table:style-name="ce11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17" table:formula="of:=IFERROR([.F12]/[.B12]*1000000;&quot;&quot;)" office:value-type="float" office:value="2617.80104712042" calcext:value-type="float">
            <text:p>2617.8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18" calcext:value-type="float">
            <text:p>1518</text:p>
          </table:table-cell>
          <table:table-cell table:style-name="ce111" table:formula="of:=IFERROR([.B13]/[.D13]*[.C13];&quot;&quot;)" office:value-type="float" office:value="2.84584980237154" calcext:value-type="float">
            <text:p>2.8458</text:p>
          </table:table-cell>
          <table:table-cell table:style-name="ce111" table:formula="of:=IFERROR([.E13]*(1000/[.$B$3]);&quot;&quot;)" office:value-type="float" office:value="5.69169960474308" calcext:value-type="float">
            <text:p>5.6917</text:p>
          </table:table-cell>
          <table:table-cell table:style-name="ce11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17" table:formula="of:=IFERROR([.F13]/[.B13]*1000000;&quot;&quot;)" office:value-type="float" office:value="2635.04611330698" calcext:value-type="float">
            <text:p>2635.04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17" calcext:value-type="float">
            <text:p>1317</text:p>
          </table:table-cell>
          <table:table-cell table:style-name="ce111" table:formula="of:=IFERROR([.B14]/[.D14]*[.C14];&quot;&quot;)" office:value-type="float" office:value="3.28018223234624" calcext:value-type="float">
            <text:p>3.2802</text:p>
          </table:table-cell>
          <table:table-cell table:style-name="ce111" table:formula="of:=IFERROR([.E14]*(1000/[.$B$3]);&quot;&quot;)" office:value-type="float" office:value="6.56036446469248" calcext:value-type="float">
            <text:p>6.5604</text:p>
          </table:table-cell>
          <table:table-cell table:style-name="ce11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17" table:formula="of:=IFERROR([.F14]/[.B14]*1000000;&quot;&quot;)" office:value-type="float" office:value="3037.20577069096" calcext:value-type="float">
            <text:p>3037.2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3" calcext:value-type="float">
            <text:p>1323</text:p>
          </table:table-cell>
          <table:table-cell table:style-name="ce111" table:formula="of:=IFERROR([.B15]/[.D15]*[.C15];&quot;&quot;)" office:value-type="float" office:value="3.26530612244898" calcext:value-type="float">
            <text:p>3.2653</text:p>
          </table:table-cell>
          <table:table-cell table:style-name="ce111" table:formula="of:=IFERROR([.E15]*(1000/[.$B$3]);&quot;&quot;)" office:value-type="float" office:value="6.53061224489796" calcext:value-type="float">
            <text:p>6.5306</text:p>
          </table:table-cell>
          <table:table-cell table:style-name="ce11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17" table:formula="of:=IFERROR([.F15]/[.B15]*1000000;&quot;&quot;)" office:value-type="float" office:value="3023.43159486017" calcext:value-type="float">
            <text:p>3023.43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6]/[.D16]*[.C16];&quot;&quot;)" office:value-type="float" office:value="3.2579185520362" calcext:value-type="float">
            <text:p>3.2579</text:p>
          </table:table-cell>
          <table:table-cell table:style-name="ce111" table:formula="of:=IFERROR([.E16]*(1000/[.$B$3]);&quot;&quot;)" office:value-type="float" office:value="6.5158371040724" calcext:value-type="float">
            <text:p>6.5158</text:p>
          </table:table-cell>
          <table:table-cell table:style-name="ce11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17" table:formula="of:=IFERROR([.F16]/[.B16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17]/[.D17]*[.C17];&quot;&quot;)" office:value-type="float" office:value="2.66666666666667" calcext:value-type="float">
            <text:p>2.6667</text:p>
          </table:table-cell>
          <table:table-cell table:style-name="ce111" table:formula="of:=IFERROR([.E17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17" table:formula="of:=IFERROR([.F17]/[.B17]*1000000;&quot;&quot;)" office:value-type="float" office:value="2469.13580246914" calcext:value-type="float">
            <text:p>2469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8]/[.D18]*[.C18];&quot;&quot;)" office:value-type="float" office:value="2.64705882352941" calcext:value-type="float">
            <text:p>2.6471</text:p>
          </table:table-cell>
          <table:table-cell table:style-name="ce111" table:formula="of:=IFERROR([.E18]*(1000/[.$B$3]);&quot;&quot;)" office:value-type="float" office:value="5.29411764705882" calcext:value-type="float">
            <text:p>5.2941</text:p>
          </table:table-cell>
          <table:table-cell table:style-name="ce11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17" table:formula="of:=IFERROR([.F18]/[.B18]*1000000;&quot;&quot;)" office:value-type="float" office:value="2450.98039215686" calcext:value-type="float">
            <text:p>2450.9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9" calcext:value-type="float">
            <text:p>1629</text:p>
          </table:table-cell>
          <table:table-cell table:style-name="ce111" table:formula="of:=IFERROR([.B19]/[.D19]*[.C19];&quot;&quot;)" office:value-type="float" office:value="2.65193370165746" calcext:value-type="float">
            <text:p>2.6519</text:p>
          </table:table-cell>
          <table:table-cell table:style-name="ce111" table:formula="of:=IFERROR([.E19]*(1000/[.$B$3]);&quot;&quot;)" office:value-type="float" office:value="5.30386740331492" calcext:value-type="float">
            <text:p>5.3039</text:p>
          </table:table-cell>
          <table:table-cell table:style-name="ce11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17" table:formula="of:=IFERROR([.F19]/[.B19]*1000000;&quot;&quot;)" office:value-type="float" office:value="2455.49416820135" calcext:value-type="float">
            <text:p>2455.49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26" calcext:value-type="float">
            <text:p>926</text:p>
          </table:table-cell>
          <table:table-cell table:style-name="ce111" table:formula="of:=IFERROR([.B20]/[.D20]*[.C20];&quot;&quot;)" office:value-type="float" office:value="2.33261339092873" calcext:value-type="float">
            <text:p>2.3326</text:p>
          </table:table-cell>
          <table:table-cell table:style-name="ce111" table:formula="of:=IFERROR([.E20]*(1000/[.$B$3]);&quot;&quot;)" office:value-type="float" office:value="4.66522678185745" calcext:value-type="float">
            <text:p>4.6652</text:p>
          </table:table-cell>
          <table:table-cell table:style-name="ce11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17" table:formula="of:=IFERROR([.F20]/[.B20]*1000000;&quot;&quot;)" office:value-type="float" office:value="4319.65442764579" calcext:value-type="float">
            <text:p>431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21]/[.D21]*[.C21];&quot;&quot;)" office:value-type="float" office:value="2.32008592910849" calcext:value-type="float">
            <text:p>2.3201</text:p>
          </table:table-cell>
          <table:table-cell table:style-name="ce111" table:formula="of:=IFERROR([.E21]*(1000/[.$B$3]);&quot;&quot;)" office:value-type="float" office:value="4.64017185821697" calcext:value-type="float">
            <text:p>4.6402</text:p>
          </table:table-cell>
          <table:table-cell table:style-name="ce11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17" table:formula="of:=IFERROR([.F21]/[.B21]*1000000;&quot;&quot;)" office:value-type="float" office:value="4296.45542427497" calcext:value-type="float">
            <text:p>4296.45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7" calcext:value-type="float">
            <text:p>927</text:p>
          </table:table-cell>
          <table:table-cell table:style-name="ce111" table:formula="of:=IFERROR([.B22]/[.D22]*[.C22];&quot;&quot;)" office:value-type="float" office:value="3.49514563106796" calcext:value-type="float">
            <text:p>3.4951</text:p>
          </table:table-cell>
          <table:table-cell table:style-name="ce111" table:formula="of:=IFERROR([.E22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17" table:formula="of:=IFERROR([.F22]/[.B22]*1000000;&quot;&quot;)" office:value-type="float" office:value="6472.49190938511" calcext:value-type="float">
            <text:p>6472.49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3]/[.D23]*[.C23];&quot;&quot;)" office:value-type="float" office:value="3.48387096774194" calcext:value-type="float">
            <text:p>3.4839</text:p>
          </table:table-cell>
          <table:table-cell table:style-name="ce111" table:formula="of:=IFERROR([.E23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17" table:formula="of:=IFERROR([.F23]/[.B23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8" calcext:value-type="float">
            <text:p>928</text:p>
          </table:table-cell>
          <table:table-cell table:style-name="ce111" table:formula="of:=IFERROR([.B24]/[.D24]*[.C24];&quot;&quot;)" office:value-type="float" office:value="3.49137931034483" calcext:value-type="float">
            <text:p>3.4914</text:p>
          </table:table-cell>
          <table:table-cell table:style-name="ce111" table:formula="of:=IFERROR([.E24]*(1000/[.$B$3]);&quot;&quot;)" office:value-type="float" office:value="6.98275862068966" calcext:value-type="float">
            <text:p>6.9828</text:p>
          </table:table-cell>
          <table:table-cell table:style-name="ce11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17" table:formula="of:=IFERROR([.F24]/[.B24]*1000000;&quot;&quot;)" office:value-type="float" office:value="6465.51724137931" calcext:value-type="float">
            <text:p>6465.51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25]/[.D25]*[.C25];&quot;&quot;)" office:value-type="float" office:value="1.77631578947368" calcext:value-type="float">
            <text:p>1.7763</text:p>
          </table:table-cell>
          <table:table-cell table:style-name="ce111" table:formula="of:=IFERROR([.E25]*(1000/[.$B$3]);&quot;&quot;)" office:value-type="float" office:value="3.55263157894737" calcext:value-type="float">
            <text:p>3.5526</text:p>
          </table:table-cell>
          <table:table-cell table:style-name="ce11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17" table:formula="of:=IFERROR([.F25]/[.B25]*1000000;&quot;&quot;)" office:value-type="float" office:value="3289.47368421053" calcext:value-type="float">
            <text:p>3289.4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26]/[.D26]*[.C26];&quot;&quot;)" office:value-type="float" office:value="1.75895765472313" calcext:value-type="float">
            <text:p>1.7590</text:p>
          </table:table-cell>
          <table:table-cell table:style-name="ce111" table:formula="of:=IFERROR([.E26]*(1000/[.$B$3]);&quot;&quot;)" office:value-type="float" office:value="3.51791530944625" calcext:value-type="float">
            <text:p>3.5179</text:p>
          </table:table-cell>
          <table:table-cell table:style-name="ce11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17" table:formula="of:=IFERROR([.F26]/[.B26]*1000000;&quot;&quot;)" office:value-type="float" office:value="3257.32899022801" calcext:value-type="float">
            <text:p>3257.3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27]/[.D27]*[.C27];&quot;&quot;)" office:value-type="float" office:value="2.6865671641791" calcext:value-type="float">
            <text:p>2.6866</text:p>
          </table:table-cell>
          <table:table-cell table:style-name="ce111" table:formula="of:=IFERROR([.E27]*(1000/[.$B$3]);&quot;&quot;)" office:value-type="float" office:value="5.37313432835821" calcext:value-type="float">
            <text:p>5.3731</text:p>
          </table:table-cell>
          <table:table-cell table:style-name="ce11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17" table:formula="of:=IFERROR([.F27]/[.B27]*1000000;&quot;&quot;)" office:value-type="float" office:value="4975.12437810945" calcext:value-type="float">
            <text:p>4975.12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0" calcext:value-type="float">
            <text:p>800</text:p>
          </table:table-cell>
          <table:table-cell table:style-name="ce111" table:formula="of:=IFERROR([.B28]/[.D28]*[.C28];&quot;&quot;)" office:value-type="float" office:value="2.7" calcext:value-type="float">
            <text:p>2.7000</text:p>
          </table:table-cell>
          <table:table-cell table:style-name="ce111" table:formula="of:=IFERROR([.E28]*(1000/[.$B$3]);&quot;&quot;)" office:value-type="float" office:value="5.4" calcext:value-type="float">
            <text:p>5.4000</text:p>
          </table:table-cell>
          <table:table-cell table:style-name="ce11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17" table:formula="of:=IFERROR([.F28]/[.B28]*1000000;&quot;&quot;)" office:value-type="float" office:value="5000" calcext:value-type="float">
            <text:p>5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5" calcext:value-type="float">
            <text:p>805</text:p>
          </table:table-cell>
          <table:table-cell table:style-name="ce111" table:formula="of:=IFERROR([.B29]/[.D29]*[.C29];&quot;&quot;)" office:value-type="float" office:value="2.6832298136646" calcext:value-type="float">
            <text:p>2.6832</text:p>
          </table:table-cell>
          <table:table-cell table:style-name="ce111" table:formula="of:=IFERROR([.E29]*(1000/[.$B$3]);&quot;&quot;)" office:value-type="float" office:value="5.36645962732919" calcext:value-type="float">
            <text:p>5.3665</text:p>
          </table:table-cell>
          <table:table-cell table:style-name="ce11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17" table:formula="of:=IFERROR([.F29]/[.B29]*1000000;&quot;&quot;)" office:value-type="float" office:value="4968.94409937888" calcext:value-type="float">
            <text:p>4968.94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448" calcext:value-type="float">
            <text:p>3448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3266" calcext:value-type="float">
            <text:p>3266</text:p>
          </table:table-cell>
          <table:table-cell table:style-name="ce111" table:formula="of:=IFERROR([.B6]/[.D6]*[.C6];&quot;&quot;)" office:value-type="float" office:value="20.0587875076546" calcext:value-type="float">
            <text:p>20.0588</text:p>
          </table:table-cell>
          <table:table-cell table:style-name="ce111" table:formula="of:=IFERROR([.E6]*(1000/[.$B$3]);&quot;&quot;)" office:value-type="float" office:value="40.1175750153092" calcext:value-type="float">
            <text:p>40.1176</text:p>
          </table:table-cell>
          <table:table-cell table:style-name="ce11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17" table:formula="of:=IFERROR([.F6]/[.B6]*1000000;&quot;&quot;)" office:value-type="float" office:value="11635.0275566442" calcext:value-type="float">
            <text:p>11635.02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7]/[.D7]*[.C7];&quot;&quot;)" office:value-type="float" office:value="13.5307517084282" calcext:value-type="float">
            <text:p>13.5308</text:p>
          </table:table-cell>
          <table:table-cell table:style-name="ce111" table:formula="of:=IFERROR([.E7]*(1000/[.$B$3]);&quot;&quot;)" office:value-type="float" office:value="27.0615034168565" calcext:value-type="float">
            <text:p>27.0615</text:p>
          </table:table-cell>
          <table:table-cell table:style-name="ce11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17" table:formula="of:=IFERROR([.F7]/[.B7]*1000000;&quot;&quot;)" office:value-type="float" office:value="12528.4738041002" calcext:value-type="float">
            <text:p>12528.4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8]/[.D8]*[.C8];&quot;&quot;)" office:value-type="float" office:value="13.5281837160752" calcext:value-type="float">
            <text:p>13.5282</text:p>
          </table:table-cell>
          <table:table-cell table:style-name="ce111" table:formula="of:=IFERROR([.E8]*(1000/[.$B$3]);&quot;&quot;)" office:value-type="float" office:value="27.0563674321503" calcext:value-type="float">
            <text:p>27.0564</text:p>
          </table:table-cell>
          <table:table-cell table:style-name="ce11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17" table:formula="of:=IFERROR([.F8]/[.B8]*1000000;&quot;&quot;)" office:value-type="float" office:value="12526.0960334029" calcext:value-type="float">
            <text:p>12526.09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1" calcext:value-type="float">
            <text:p>901</text:p>
          </table:table-cell>
          <table:table-cell table:style-name="ce111" table:formula="of:=IFERROR([.B9]/[.D9]*[.C9];&quot;&quot;)" office:value-type="float" office:value="7.19200887902331" calcext:value-type="float">
            <text:p>7.1920</text:p>
          </table:table-cell>
          <table:table-cell table:style-name="ce111" table:formula="of:=IFERROR([.E9]*(1000/[.$B$3]);&quot;&quot;)" office:value-type="float" office:value="14.3840177580466" calcext:value-type="float">
            <text:p>14.3840</text:p>
          </table:table-cell>
          <table:table-cell table:style-name="ce11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17" table:formula="of:=IFERROR([.F9]/[.B9]*1000000;&quot;&quot;)" office:value-type="float" office:value="13318.5349611543" calcext:value-type="float">
            <text:p>13318.53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0]/[.D10]*[.C10];&quot;&quot;)" office:value-type="float" office:value="7.21603563474388" calcext:value-type="float">
            <text:p>7.2160</text:p>
          </table:table-cell>
          <table:table-cell table:style-name="ce111" table:formula="of:=IFERROR([.E10]*(1000/[.$B$3]);&quot;&quot;)" office:value-type="float" office:value="14.4320712694878" calcext:value-type="float">
            <text:p>14.4321</text:p>
          </table:table-cell>
          <table:table-cell table:style-name="ce11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17" table:formula="of:=IFERROR([.F10]/[.B10]*1000000;&quot;&quot;)" office:value-type="float" office:value="13363.0289532294" calcext:value-type="float">
            <text:p>13363.0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VGA 30p</text:p>
          </table:table-cell>
          <table:table-cell table:style-name="ce108" office:value-type="float" office:value="480" calcext:value-type="float">
            <text:p>4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22" calcext:value-type="float">
            <text:p>422</text:p>
          </table:table-cell>
          <table:table-cell table:style-name="ce111" table:formula="of:=IFERROR([.B11]/[.D11]*[.C11];&quot;&quot;)" office:value-type="float" office:value="5.68720379146919" calcext:value-type="float">
            <text:p>5.6872</text:p>
          </table:table-cell>
          <table:table-cell table:style-name="ce111" table:formula="of:=IFERROR([.E11]*(1000/[.$B$3]);&quot;&quot;)" office:value-type="float" office:value="11.3744075829384" calcext:value-type="float">
            <text:p>11.3744</text:p>
          </table:table-cell>
          <table:table-cell table:style-name="ce11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17" table:formula="of:=IFERROR([.F11]/[.B11]*1000000;&quot;&quot;)" office:value-type="float" office:value="23696.682464455" calcext:value-type="float">
            <text:p>23696.68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4674" calcext:value-type="float">
            <text:p>4674</text:p>
          </table:table-cell>
          <table:table-cell table:style-name="ce111" table:formula="of:=IFERROR([.B6]/[.D6]*[.C6];&quot;&quot;)" office:value-type="float" office:value="19.1151048352589" calcext:value-type="float">
            <text:p>19.1151</text:p>
          </table:table-cell>
          <table:table-cell table:style-name="ce111" table:formula="of:=IFERROR([.E6]*(1000/[.$B$3]);&quot;&quot;)" office:value-type="float" office:value="38.2302096705178" calcext:value-type="float">
            <text:p>38.2302</text:p>
          </table:table-cell>
          <table:table-cell table:style-name="ce11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17" table:formula="of:=IFERROR([.F6]/[.B6]*1000000;&quot;&quot;)" office:value-type="float" office:value="6846.38425331622" calcext:value-type="float">
            <text:p>6846.38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7" calcext:value-type="float">
            <text:p>1907</text:p>
          </table:table-cell>
          <table:table-cell table:style-name="ce111" table:formula="of:=IFERROR([.B7]/[.D7]*[.C7];&quot;&quot;)" office:value-type="float" office:value="7.92868379653907" calcext:value-type="float">
            <text:p>7.9287</text:p>
          </table:table-cell>
          <table:table-cell table:style-name="ce111" table:formula="of:=IFERROR([.E7]*(1000/[.$B$3]);&quot;&quot;)" office:value-type="float" office:value="15.8573675930781" calcext:value-type="float">
            <text:p>15.8574</text:p>
          </table:table-cell>
          <table:table-cell table:style-name="ce11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17" table:formula="of:=IFERROR([.F7]/[.B7]*1000000;&quot;&quot;)" office:value-type="float" office:value="7341.37388568432" calcext:value-type="float">
            <text:p>7341.3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8]/[.D8]*[.C8];&quot;&quot;)" office:value-type="float" office:value="7.94117647058824" calcext:value-type="float">
            <text:p>7.9412</text:p>
          </table:table-cell>
          <table:table-cell table:style-name="ce111" table:formula="of:=IFERROR([.E8]*(1000/[.$B$3]);&quot;&quot;)" office:value-type="float" office:value="15.8823529411765" calcext:value-type="float">
            <text:p>15.8824</text:p>
          </table:table-cell>
          <table:table-cell table:style-name="ce11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17" table:formula="of:=IFERROR([.F8]/[.B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20" calcext:value-type="float">
            <text:p>1920</text:p>
          </table:table-cell>
          <table:table-cell table:style-name="ce111" table:formula="of:=IFERROR([.B9]/[.D9]*[.C9];&quot;&quot;)" office:value-type="float" office:value="7.875" calcext:value-type="float">
            <text:p>7.8750</text:p>
          </table:table-cell>
          <table:table-cell table:style-name="ce111" table:formula="of:=IFERROR([.E9]*(1000/[.$B$3]);&quot;&quot;)" office:value-type="float" office:value="15.75" calcext:value-type="float">
            <text:p>15.7500</text:p>
          </table:table-cell>
          <table:table-cell table:style-name="ce11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17" table:formula="of:=IFERROR([.F9]/[.B9]*1000000;&quot;&quot;)" office:value-type="float" office:value="7291.66666666667" calcext:value-type="float">
            <text:p>7291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6.94533762057878" calcext:value-type="float">
            <text:p>6.9453</text:p>
          </table:table-cell>
          <table:table-cell table:style-name="ce111" table:formula="of:=IFERROR([.E10]*(1000/[.$B$3]);&quot;&quot;)" office:value-type="float" office:value="13.8906752411576" calcext:value-type="float">
            <text:p>13.8907</text:p>
          </table:table-cell>
          <table:table-cell table:style-name="ce11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17" table:formula="of:=IFERROR([.F10]/[.B10]*1000000;&quot;&quot;)" office:value-type="float" office:value="12861.7363344051" calcext:value-type="float">
            <text:p>12861.7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0" calcext:value-type="float">
            <text:p>930</text:p>
          </table:table-cell>
          <table:table-cell table:style-name="ce111" table:formula="of:=IFERROR([.B11]/[.D11]*[.C11];&quot;&quot;)" office:value-type="float" office:value="6.96774193548387" calcext:value-type="float">
            <text:p>6.9677</text:p>
          </table:table-cell>
          <table:table-cell table:style-name="ce111" table:formula="of:=IFERROR([.E11]*(1000/[.$B$3]);&quot;&quot;)" office:value-type="float" office:value="13.9354838709677" calcext:value-type="float">
            <text:p>13.9355</text:p>
          </table:table-cell>
          <table:table-cell table:style-name="ce11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17" table:formula="of:=IFERROR([.F11]/[.B11]*1000000;&quot;&quot;)" office:value-type="float" office:value="12903.2258064516" calcext:value-type="float">
            <text:p>12903.22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072" calcext:value-type="float">
            <text:p>3072</text:p>
          </table:table-cell>
          <table:table-cell table:style-name="ce111" table:formula="of:=IFERROR([.B12]/[.D12]*[.C12];&quot;&quot;)" office:value-type="float" office:value="7.3125" calcext:value-type="float">
            <text:p>7.3125</text:p>
          </table:table-cell>
          <table:table-cell table:style-name="ce111" table:formula="of:=IFERROR([.E12]*(1000/[.$B$3]);&quot;&quot;)" office:value-type="float" office:value="14.625" calcext:value-type="float">
            <text:p>14.6250</text:p>
          </table:table-cell>
          <table:table-cell table:style-name="ce11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17" table:formula="of:=IFERROR([.F12]/[.B12]*1000000;&quot;&quot;)" office:value-type="float" office:value="3906.25" calcext:value-type="float">
            <text:p>3906.25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972" calcext:value-type="float">
            <text:p>2972</text:p>
          </table:table-cell>
          <table:table-cell table:style-name="ce111" table:formula="of:=IFERROR([.B13]/[.D13]*[.C13];&quot;&quot;)" office:value-type="float" office:value="7.5585464333782" calcext:value-type="float">
            <text:p>7.5585</text:p>
          </table:table-cell>
          <table:table-cell table:style-name="ce111" table:formula="of:=IFERROR([.E13]*(1000/[.$B$3]);&quot;&quot;)" office:value-type="float" office:value="15.1170928667564" calcext:value-type="float">
            <text:p>15.1171</text:p>
          </table:table-cell>
          <table:table-cell table:style-name="ce11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17" table:formula="of:=IFERROR([.F13]/[.B13]*1000000;&quot;&quot;)" office:value-type="float" office:value="4037.68506056528" calcext:value-type="float">
            <text:p>4037.68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65" calcext:value-type="float">
            <text:p>465</text:p>
          </table:table-cell>
          <table:table-cell table:style-name="ce111" table:formula="of:=IFERROR([.B14]/[.D14]*[.C14];&quot;&quot;)" office:value-type="float" office:value="2.32258064516129" calcext:value-type="float">
            <text:p>2.3226</text:p>
          </table:table-cell>
          <table:table-cell table:style-name="ce111" table:formula="of:=IFERROR([.E14]*(1000/[.$B$3]);&quot;&quot;)" office:value-type="float" office:value="4.64516129032258" calcext:value-type="float">
            <text:p>4.6452</text:p>
          </table:table-cell>
          <table:table-cell table:style-name="ce11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17" table:formula="of:=IFERROR([.F14]/[.B14]*1000000;&quot;&quot;)" office:value-type="float" office:value="4301.0752688172" calcext:value-type="float">
            <text:p>4301.0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2" calcext:value-type="float">
            <text:p>912</text:p>
          </table:table-cell>
          <table:table-cell table:style-name="ce111" table:formula="of:=IFERROR([.B15]/[.D15]*[.C15];&quot;&quot;)" office:value-type="float" office:value="3.55263157894737" calcext:value-type="float">
            <text:p>3.5526</text:p>
          </table:table-cell>
          <table:table-cell table:style-name="ce111" table:formula="of:=IFERROR([.E15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17" table:formula="of:=IFERROR([.F15]/[.B15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single-shot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69" calcext:value-type="float">
            <text:p>3469</text:p>
          </table:table-cell>
          <table:table-cell table:style-name="ce111" table:formula="of:=IFERROR([.B6]/[.D6]*[.C6];&quot;&quot;)" office:value-type="float" office:value="25.3675410781205" calcext:value-type="float">
            <text:p>25.3675</text:p>
          </table:table-cell>
          <table:table-cell table:style-name="ce111" table:formula="of:=IFERROR([.E6]*(1000/[.$B$3]);&quot;&quot;)" office:value-type="float" office:value="50.735082156241" calcext:value-type="float">
            <text:p>50.7351</text:p>
          </table:table-cell>
          <table:table-cell table:style-name="ce11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17" table:formula="of:=IFERROR([.F6]/[.B6]*1000000;&quot;&quot;)" office:value-type="float" office:value="12683.7705390602" calcext:value-type="float">
            <text:p>12683.77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L/M/H/SH continuou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039" calcext:value-type="float">
            <text:p>3039</text:p>
          </table:table-cell>
          <table:table-cell table:style-name="ce111" table:formula="of:=IFERROR([.B7]/[.D7]*[.C7];&quot;&quot;)" office:value-type="float" office:value="13.1622244159263" calcext:value-type="float">
            <text:p>13.1622</text:p>
          </table:table-cell>
          <table:table-cell table:style-name="ce111" table:formula="of:=IFERROR([.E7]*(1000/[.$B$3]);&quot;&quot;)" office:value-type="float" office:value="26.3244488318526" calcext:value-type="float">
            <text:p>26.3244</text:p>
          </table:table-cell>
          <table:table-cell table:style-name="ce11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17" table:formula="of:=IFERROR([.F7]/[.B7]*1000000;&quot;&quot;)" office:value-type="float" office:value="6581.11220796315" calcext:value-type="float">
            <text:p>6581.1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30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154" calcext:value-type="float">
            <text:p>3154</text:p>
          </table:table-cell>
          <table:table-cell table:style-name="ce111" table:formula="of:=IFERROR([.B8]/[.D8]*[.C8];&quot;&quot;)" office:value-type="float" office:value="12.5808497146481" calcext:value-type="float">
            <text:p>12.5808</text:p>
          </table:table-cell>
          <table:table-cell table:style-name="ce111" table:formula="of:=IFERROR([.E8]*(1000/[.$B$3]);&quot;&quot;)" office:value-type="float" office:value="25.1616994292961" calcext:value-type="float">
            <text:p>25.1617</text:p>
          </table:table-cell>
          <table:table-cell table:style-name="ce11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17" table:formula="of:=IFERROR([.F8]/[.B8]*1000000;&quot;&quot;)" office:value-type="float" office:value="6341.15409004439" calcext:value-type="float">
            <text:p>6341.15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24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468" calcext:value-type="float">
            <text:p>3468</text:p>
          </table:table-cell>
          <table:table-cell table:style-name="ce111" table:formula="of:=IFERROR([.B9]/[.D9]*[.C9];&quot;&quot;)" office:value-type="float" office:value="12.5859284890427" calcext:value-type="float">
            <text:p>12.5859</text:p>
          </table:table-cell>
          <table:table-cell table:style-name="ce111" table:formula="of:=IFERROR([.E9]*(1000/[.$B$3]);&quot;&quot;)" office:value-type="float" office:value="25.1718569780853" calcext:value-type="float">
            <text:p>25.1719</text:p>
          </table:table-cell>
          <table:table-cell table:style-name="ce11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17" table:formula="of:=IFERROR([.F9]/[.B9]*1000000;&quot;&quot;)" office:value-type="float" office:value="6343.7139561707" calcext:value-type="float">
            <text:p>6343.7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1" calcext:value-type="float">
            <text:p>2841</text:p>
          </table:table-cell>
          <table:table-cell table:style-name="ce111" table:formula="of:=IFERROR([.B10]/[.D10]*[.C10];&quot;&quot;)" office:value-type="float" office:value="9.93453009503696" calcext:value-type="float">
            <text:p>9.9345</text:p>
          </table:table-cell>
          <table:table-cell table:style-name="ce111" table:formula="of:=IFERROR([.E10]*(1000/[.$B$3]);&quot;&quot;)" office:value-type="float" office:value="19.8690601900739" calcext:value-type="float">
            <text:p>19.8691</text:p>
          </table:table-cell>
          <table:table-cell table:style-name="ce11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17" table:formula="of:=IFERROR([.F10]/[.B10]*1000000;&quot;&quot;)" office:value-type="float" office:value="6335.79725448786" calcext:value-type="float">
            <text:p>6335.7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8" calcext:value-type="float">
            <text:p>2848</text:p>
          </table:table-cell>
          <table:table-cell table:style-name="ce111" table:formula="of:=IFERROR([.B11]/[.D11]*[.C11];&quot;&quot;)" office:value-type="float" office:value="9.91011235955056" calcext:value-type="float">
            <text:p>9.9101</text:p>
          </table:table-cell>
          <table:table-cell table:style-name="ce111" table:formula="of:=IFERROR([.E11]*(1000/[.$B$3]);&quot;&quot;)" office:value-type="float" office:value="19.8202247191011" calcext:value-type="float">
            <text:p>19.8202</text:p>
          </table:table-cell>
          <table:table-cell table:style-name="ce11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17" table:formula="of:=IFERROR([.F11]/[.B11]*1000000;&quot;&quot;)" office:value-type="float" office:value="6320.22471910112" calcext:value-type="float">
            <text:p>6320.2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30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11" table:formula="of:=IFERROR([.B12]/[.D12]*[.C12];&quot;&quot;)" office:value-type="float" office:value="10.5254237288136" calcext:value-type="float">
            <text:p>10.5254</text:p>
          </table:table-cell>
          <table:table-cell table:style-name="ce111" table:formula="of:=IFERROR([.E12]*(1000/[.$B$3]);&quot;&quot;)" office:value-type="float" office:value="21.0508474576271" calcext:value-type="float">
            <text:p>21.0508</text:p>
          </table:table-cell>
          <table:table-cell table:style-name="ce11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17" table:formula="of:=IFERROR([.F12]/[.B12]*1000000;&quot;&quot;)" office:value-type="float" office:value="6355.93220338983" calcext:value-type="float">
            <text:p>6355.9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24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27" calcext:value-type="float">
            <text:p>2827</text:p>
          </table:table-cell>
          <table:table-cell table:style-name="ce111" table:formula="of:=IFERROR([.B13]/[.D13]*[.C13];&quot;&quot;)" office:value-type="float" office:value="10.5440396179696" calcext:value-type="float">
            <text:p>10.5440</text:p>
          </table:table-cell>
          <table:table-cell table:style-name="ce111" table:formula="of:=IFERROR([.E13]*(1000/[.$B$3]);&quot;&quot;)" office:value-type="float" office:value="21.0880792359392" calcext:value-type="float">
            <text:p>21.0881</text:p>
          </table:table-cell>
          <table:table-cell table:style-name="ce11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17" table:formula="of:=IFERROR([.F13]/[.B13]*1000000;&quot;&quot;)" office:value-type="float" office:value="6367.17368234878" calcext:value-type="float">
            <text:p>6367.1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8" calcext:value-type="float">
            <text:p>2088</text:p>
          </table:table-cell>
          <table:table-cell table:style-name="ce111" table:formula="of:=IFERROR([.B14]/[.D14]*[.C14];&quot;&quot;)" office:value-type="float" office:value="8.36781609195402" calcext:value-type="float">
            <text:p>8.3678</text:p>
          </table:table-cell>
          <table:table-cell table:style-name="ce111" table:formula="of:=IFERROR([.E14]*(1000/[.$B$3]);&quot;&quot;)" office:value-type="float" office:value="16.7356321839081" calcext:value-type="float">
            <text:p>16.7356</text:p>
          </table:table-cell>
          <table:table-cell table:style-name="ce11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17" table:formula="of:=IFERROR([.F14]/[.B14]*1000000;&quot;&quot;)" office:value-type="float" office:value="6704.98084291188" calcext:value-type="float">
            <text:p>6704.98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3" calcext:value-type="float">
            <text:p>2093</text:p>
          </table:table-cell>
          <table:table-cell table:style-name="ce111" table:formula="of:=IFERROR([.B15]/[.D15]*[.C15];&quot;&quot;)" office:value-type="float" office:value="8.34782608695652" calcext:value-type="float">
            <text:p>8.3478</text:p>
          </table:table-cell>
          <table:table-cell table:style-name="ce111" table:formula="of:=IFERROR([.E15]*(1000/[.$B$3]);&quot;&quot;)" office:value-type="float" office:value="16.695652173913" calcext:value-type="float">
            <text:p>16.6957</text:p>
          </table:table-cell>
          <table:table-cell table:style-name="ce11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17" table:formula="of:=IFERROR([.F15]/[.B15]*1000000;&quot;&quot;)" office:value-type="float" office:value="6688.96321070234" calcext:value-type="float">
            <text:p>6688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6]/[.D16]*[.C16];&quot;&quot;)" office:value-type="float" office:value="8.41618497109827" calcext:value-type="float">
            <text:p>8.4162</text:p>
          </table:table-cell>
          <table:table-cell table:style-name="ce111" table:formula="of:=IFERROR([.E16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17" table:formula="of:=IFERROR([.F16]/[.B16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2" calcext:value-type="float">
            <text:p>2072</text:p>
          </table:table-cell>
          <table:table-cell table:style-name="ce111" table:formula="of:=IFERROR([.B17]/[.D17]*[.C17];&quot;&quot;)" office:value-type="float" office:value="8.43243243243243" calcext:value-type="float">
            <text:p>8.4324</text:p>
          </table:table-cell>
          <table:table-cell table:style-name="ce111" table:formula="of:=IFERROR([.E17]*(1000/[.$B$3]);&quot;&quot;)" office:value-type="float" office:value="16.8648648648649" calcext:value-type="float">
            <text:p>16.8649</text:p>
          </table:table-cell>
          <table:table-cell table:style-name="ce11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17" table:formula="of:=IFERROR([.F17]/[.B17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8]/[.D18]*[.C18];&quot;&quot;)" office:value-type="float" office:value="8.41618497109827" calcext:value-type="float">
            <text:p>8.4162</text:p>
          </table:table-cell>
          <table:table-cell table:style-name="ce111" table:formula="of:=IFERROR([.E18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17" table:formula="of:=IFERROR([.F18]/[.B18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9]/[.D19]*[.C19];&quot;&quot;)" office:value-type="float" office:value="8.41618497109827" calcext:value-type="float">
            <text:p>8.4162</text:p>
          </table:table-cell>
          <table:table-cell table:style-name="ce111" table:formula="of:=IFERROR([.E19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17" table:formula="of:=IFERROR([.F19]/[.B19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1" calcext:value-type="float">
            <text:p>1881</text:p>
          </table:table-cell>
          <table:table-cell table:style-name="ce111" table:formula="of:=IFERROR([.B20]/[.D20]*[.C20];&quot;&quot;)" office:value-type="float" office:value="6.88995215311005" calcext:value-type="float">
            <text:p>6.8900</text:p>
          </table:table-cell>
          <table:table-cell table:style-name="ce111" table:formula="of:=IFERROR([.E20]*(1000/[.$B$3]);&quot;&quot;)" office:value-type="float" office:value="13.7799043062201" calcext:value-type="float">
            <text:p>13.7799</text:p>
          </table:table-cell>
          <table:table-cell table:style-name="ce11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17" table:formula="of:=IFERROR([.F20]/[.B20]*1000000;&quot;&quot;)" office:value-type="float" office:value="6379.58532695375" calcext:value-type="float">
            <text:p>6379.58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7" calcext:value-type="float">
            <text:p>1887</text:p>
          </table:table-cell>
          <table:table-cell table:style-name="ce111" table:formula="of:=IFERROR([.B21]/[.D21]*[.C21];&quot;&quot;)" office:value-type="float" office:value="6.86804451510334" calcext:value-type="float">
            <text:p>6.8680</text:p>
          </table:table-cell>
          <table:table-cell table:style-name="ce111" table:formula="of:=IFERROR([.E21]*(1000/[.$B$3]);&quot;&quot;)" office:value-type="float" office:value="13.7360890302067" calcext:value-type="float">
            <text:p>13.7361</text:p>
          </table:table-cell>
          <table:table-cell table:style-name="ce11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17" table:formula="of:=IFERROR([.F21]/[.B21]*1000000;&quot;&quot;)" office:value-type="float" office:value="6359.30047694754" calcext:value-type="float">
            <text:p>6359.30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2]/[.D22]*[.C22];&quot;&quot;)" office:value-type="float" office:value="6.90095846645368" calcext:value-type="float">
            <text:p>6.9010</text:p>
          </table:table-cell>
          <table:table-cell table:style-name="ce111" table:formula="of:=IFERROR([.E22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17" table:formula="of:=IFERROR([.F22]/[.B22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3]/[.D23]*[.C23];&quot;&quot;)" office:value-type="float" office:value="6.90095846645368" calcext:value-type="float">
            <text:p>6.9010</text:p>
          </table:table-cell>
          <table:table-cell table:style-name="ce111" table:formula="of:=IFERROR([.E23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17" table:formula="of:=IFERROR([.F23]/[.B23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5" calcext:value-type="float">
            <text:p>1935</text:p>
          </table:table-cell>
          <table:table-cell table:style-name="ce111" table:formula="of:=IFERROR([.B24]/[.D24]*[.C24];&quot;&quot;)" office:value-type="float" office:value="10.046511627907" calcext:value-type="float">
            <text:p>10.0465</text:p>
          </table:table-cell>
          <table:table-cell table:style-name="ce111" table:formula="of:=IFERROR([.E24]*(1000/[.$B$3]);&quot;&quot;)" office:value-type="float" office:value="20.093023255814" calcext:value-type="float">
            <text:p>20.0930</text:p>
          </table:table-cell>
          <table:table-cell table:style-name="ce11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17" table:formula="of:=IFERROR([.F24]/[.B24]*1000000;&quot;&quot;)" office:value-type="float" office:value="9302.32558139535" calcext:value-type="float">
            <text:p>9302.32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10.015455950541" calcext:value-type="float">
            <text:p>10.0155</text:p>
          </table:table-cell>
          <table:table-cell table:style-name="ce111" table:formula="of:=IFERROR([.E25]*(1000/[.$B$3]);&quot;&quot;)" office:value-type="float" office:value="20.0309119010819" calcext:value-type="float">
            <text:p>20.0309</text:p>
          </table:table-cell>
          <table:table-cell table:style-name="ce11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17" table:formula="of:=IFERROR([.F25]/[.B25]*1000000;&quot;&quot;)" office:value-type="float" office:value="9273.57032457496" calcext:value-type="float">
            <text:p>9273.5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26]/[.D26]*[.C26];&quot;&quot;)" office:value-type="float" office:value="10.036138358286" calcext:value-type="float">
            <text:p>10.0361</text:p>
          </table:table-cell>
          <table:table-cell table:style-name="ce111" table:formula="of:=IFERROR([.E26]*(1000/[.$B$3]);&quot;&quot;)" office:value-type="float" office:value="20.072276716572" calcext:value-type="float">
            <text:p>20.0723</text:p>
          </table:table-cell>
          <table:table-cell table:style-name="ce11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17" table:formula="of:=IFERROR([.F26]/[.B26]*1000000;&quot;&quot;)" office:value-type="float" office:value="9292.72070211667" calcext:value-type="float">
            <text:p>9292.72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26" calcext:value-type="float">
            <text:p>1926</text:p>
          </table:table-cell>
          <table:table-cell table:style-name="ce111" table:formula="of:=IFERROR([.B27]/[.D27]*[.C27];&quot;&quot;)" office:value-type="float" office:value="10.0934579439252" calcext:value-type="float">
            <text:p>10.0935</text:p>
          </table:table-cell>
          <table:table-cell table:style-name="ce111" table:formula="of:=IFERROR([.E27]*(1000/[.$B$3]);&quot;&quot;)" office:value-type="float" office:value="20.1869158878505" calcext:value-type="float">
            <text:p>20.1869</text:p>
          </table:table-cell>
          <table:table-cell table:style-name="ce11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17" table:formula="of:=IFERROR([.F27]/[.B27]*1000000;&quot;&quot;)" office:value-type="float" office:value="9345.79439252336" calcext:value-type="float">
            <text:p>9345.79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28]/[.D28]*[.C28];&quot;&quot;)" office:value-type="float" office:value="7.12087912087912" calcext:value-type="float">
            <text:p>7.1209</text:p>
          </table:table-cell>
          <table:table-cell table:style-name="ce111" table:formula="of:=IFERROR([.E28]*(1000/[.$B$3]);&quot;&quot;)" office:value-type="float" office:value="14.2417582417582" calcext:value-type="float">
            <text:p>14.2418</text:p>
          </table:table-cell>
          <table:table-cell table:style-name="ce11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17" table:formula="of:=IFERROR([.F28]/[.B28]*1000000;&quot;&quot;)" office:value-type="float" office:value="6593.40659340659" calcext:value-type="float">
            <text:p>6593.40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9]/[.D29]*[.C29];&quot;&quot;)" office:value-type="float" office:value="7.2" calcext:value-type="float">
            <text:p>7.2000</text:p>
          </table:table-cell>
          <table:table-cell table:style-name="ce111" table:formula="of:=IFERROR([.E2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17" table:formula="of:=IFERROR([.F29]/[.B29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12" calcext:value-type="float">
            <text:p>1812</text:p>
          </table:table-cell>
          <table:table-cell table:style-name="ce111" table:formula="of:=IFERROR([.B30]/[.D30]*[.C30];&quot;&quot;)" office:value-type="float" office:value="7.1523178807947" calcext:value-type="float">
            <text:p>7.1523</text:p>
          </table:table-cell>
          <table:table-cell table:style-name="ce111" table:formula="of:=IFERROR([.E30]*(1000/[.$B$3]);&quot;&quot;)" office:value-type="float" office:value="14.3046357615894" calcext:value-type="float">
            <text:p>14.3046</text:p>
          </table:table-cell>
          <table:table-cell table:style-name="ce11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17" table:formula="of:=IFERROR([.F30]/[.B30]*1000000;&quot;&quot;)" office:value-type="float" office:value="6622.51655629139" calcext:value-type="float">
            <text:p>6622.51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4" calcext:value-type="float">
            <text:p>1824</text:p>
          </table:table-cell>
          <table:table-cell table:style-name="ce111" table:formula="of:=IFERROR([.B31]/[.D31]*[.C31];&quot;&quot;)" office:value-type="float" office:value="7.10526315789474" calcext:value-type="float">
            <text:p>7.1053</text:p>
          </table:table-cell>
          <table:table-cell table:style-name="ce111" table:formula="of:=IFERROR([.E31]*(1000/[.$B$3]);&quot;&quot;)" office:value-type="float" office:value="14.2105263157895" calcext:value-type="float">
            <text:p>14.2105</text:p>
          </table:table-cell>
          <table:table-cell table:style-name="ce11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17" table:formula="of:=IFERROR([.F31]/[.B31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10" calcext:value-type="float">
            <text:p>1810</text:p>
          </table:table-cell>
          <table:table-cell table:style-name="ce111" table:formula="of:=IFERROR([.B32]/[.D32]*[.C32];&quot;&quot;)" office:value-type="float" office:value="10.7403314917127" calcext:value-type="float">
            <text:p>10.7403</text:p>
          </table:table-cell>
          <table:table-cell table:style-name="ce111" table:formula="of:=IFERROR([.E3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17" table:formula="of:=IFERROR([.F32]/[.B32]*1000000;&quot;&quot;)" office:value-type="float" office:value="9944.75138121547" calcext:value-type="float">
            <text:p>9944.75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33]/[.D33]*[.C33];&quot;&quot;)" office:value-type="float" office:value="10.6813186813187" calcext:value-type="float">
            <text:p>10.6813</text:p>
          </table:table-cell>
          <table:table-cell table:style-name="ce111" table:formula="of:=IFERROR([.E33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17" table:formula="of:=IFERROR([.F33]/[.B33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37" calcext:value-type="float">
            <text:p>1837</text:p>
          </table:table-cell>
          <table:table-cell table:style-name="ce111" table:formula="of:=IFERROR([.B34]/[.D34]*[.C34];&quot;&quot;)" office:value-type="float" office:value="10.5824714207948" calcext:value-type="float">
            <text:p>10.5825</text:p>
          </table:table-cell>
          <table:table-cell table:style-name="ce111" table:formula="of:=IFERROR([.E34]*(1000/[.$B$3]);&quot;&quot;)" office:value-type="float" office:value="21.1649428415895" calcext:value-type="float">
            <text:p>21.1649</text:p>
          </table:table-cell>
          <table:table-cell table:style-name="ce11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17" table:formula="of:=IFERROR([.F34]/[.B34]*1000000;&quot;&quot;)" office:value-type="float" office:value="9798.58464888405" calcext:value-type="float">
            <text:p>9798.5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7" calcext:value-type="float">
            <text:p>1827</text:p>
          </table:table-cell>
          <table:table-cell table:style-name="ce111" table:formula="of:=IFERROR([.B35]/[.D35]*[.C35];&quot;&quot;)" office:value-type="float" office:value="10.64039408867" calcext:value-type="float">
            <text:p>10.6404</text:p>
          </table:table-cell>
          <table:table-cell table:style-name="ce111" table:formula="of:=IFERROR([.E35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17" table:formula="of:=IFERROR([.F35]/[.B35]*1000000;&quot;&quot;)" office:value-type="float" office:value="9852.21674876848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4" calcext:value-type="float">
            <text:p>824</text:p>
          </table:table-cell>
          <table:table-cell table:style-name="ce111" table:formula="of:=IFERROR([.B36]/[.D36]*[.C36];&quot;&quot;)" office:value-type="float" office:value="2.62135922330097" calcext:value-type="float">
            <text:p>2.6214</text:p>
          </table:table-cell>
          <table:table-cell table:style-name="ce111" table:formula="of:=IFERROR([.E36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17" table:formula="of:=IFERROR([.F36]/[.B36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8" calcext:value-type="float">
            <text:p>828</text:p>
          </table:table-cell>
          <table:table-cell table:style-name="ce111" table:formula="of:=IFERROR([.B37]/[.D37]*[.C37];&quot;&quot;)" office:value-type="float" office:value="2.60869565217391" calcext:value-type="float">
            <text:p>2.6087</text:p>
          </table:table-cell>
          <table:table-cell table:style-name="ce111" table:formula="of:=IFERROR([.E37]*(1000/[.$B$3]);&quot;&quot;)" office:value-type="float" office:value="5.21739130434783" calcext:value-type="float">
            <text:p>5.2174</text:p>
          </table:table-cell>
          <table:table-cell table:style-name="ce11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17" table:formula="of:=IFERROR([.F37]/[.B37]*1000000;&quot;&quot;)" office:value-type="float" office:value="4830.91787439613" calcext:value-type="float">
            <text:p>4830.91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38]/[.D38]*[.C38];&quot;&quot;)" office:value-type="float" office:value="5.33992583436341" calcext:value-type="float">
            <text:p>5.3399</text:p>
          </table:table-cell>
          <table:table-cell table:style-name="ce111" table:formula="of:=IFERROR([.E38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17" table:formula="of:=IFERROR([.F38]/[.B38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1" calcext:value-type="float">
            <text:p>811</text:p>
          </table:table-cell>
          <table:table-cell table:style-name="ce111" table:formula="of:=IFERROR([.B39]/[.D39]*[.C39];&quot;&quot;)" office:value-type="float" office:value="5.32675709001233" calcext:value-type="float">
            <text:p>5.3268</text:p>
          </table:table-cell>
          <table:table-cell table:style-name="ce111" table:formula="of:=IFERROR([.E39]*(1000/[.$B$3]);&quot;&quot;)" office:value-type="float" office:value="10.6535141800247" calcext:value-type="float">
            <text:p>10.6535</text:p>
          </table:table-cell>
          <table:table-cell table:style-name="ce11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17" table:formula="of:=IFERROR([.F39]/[.B39]*1000000;&quot;&quot;)" office:value-type="float" office:value="9864.36498150432" calcext:value-type="float">
            <text:p>9864.3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40]/[.D40]*[.C40];&quot;&quot;)" office:value-type="float" office:value="5.35980148883375" calcext:value-type="float">
            <text:p>5.3598</text:p>
          </table:table-cell>
          <table:table-cell table:style-name="ce111" table:formula="of:=IFERROR([.E40]*(1000/[.$B$3]);&quot;&quot;)" office:value-type="float" office:value="10.7196029776675" calcext:value-type="float">
            <text:p>10.7196</text:p>
          </table:table-cell>
          <table:table-cell table:style-name="ce11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17" table:formula="of:=IFERROR([.F40]/[.B40]*1000000;&quot;&quot;)" office:value-type="float" office:value="9925.55831265509" calcext:value-type="float">
            <text:p>9925.55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41]/[.D41]*[.C41];&quot;&quot;)" office:value-type="float" office:value="5.33992583436341" calcext:value-type="float">
            <text:p>5.3399</text:p>
          </table:table-cell>
          <table:table-cell table:style-name="ce111" table:formula="of:=IFERROR([.E41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17" table:formula="of:=IFERROR([.F41]/[.B41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5" calcext:value-type="float">
            <text:p>905</text:p>
          </table:table-cell>
          <table:table-cell table:style-name="ce111" table:formula="of:=IFERROR([.B42]/[.D42]*[.C42];&quot;&quot;)" office:value-type="float" office:value="10.7403314917127" calcext:value-type="float">
            <text:p>10.7403</text:p>
          </table:table-cell>
          <table:table-cell table:style-name="ce111" table:formula="of:=IFERROR([.E4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17" table:formula="of:=IFERROR([.F42]/[.B42]*1000000;&quot;&quot;)" office:value-type="float" office:value="19889.5027624309" calcext:value-type="float">
            <text:p>19889.5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43]/[.D43]*[.C43];&quot;&quot;)" office:value-type="float" office:value="10.704845814978" calcext:value-type="float">
            <text:p>10.7048</text:p>
          </table:table-cell>
          <table:table-cell table:style-name="ce111" table:formula="of:=IFERROR([.E43]*(1000/[.$B$3]);&quot;&quot;)" office:value-type="float" office:value="21.4096916299559" calcext:value-type="float">
            <text:p>21.4097</text:p>
          </table:table-cell>
          <table:table-cell table:style-name="ce11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17" table:formula="of:=IFERROR([.F43]/[.B43]*1000000;&quot;&quot;)" office:value-type="float" office:value="19823.7885462555" calcext:value-type="float">
            <text:p>19823.78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7" calcext:value-type="float">
            <text:p>907</text:p>
          </table:table-cell>
          <table:table-cell table:style-name="ce111" table:formula="of:=IFERROR([.B44]/[.D44]*[.C44];&quot;&quot;)" office:value-type="float" office:value="10.7166482910695" calcext:value-type="float">
            <text:p>10.7166</text:p>
          </table:table-cell>
          <table:table-cell table:style-name="ce111" table:formula="of:=IFERROR([.E44]*(1000/[.$B$3]);&quot;&quot;)" office:value-type="float" office:value="21.4332965821389" calcext:value-type="float">
            <text:p>21.4333</text:p>
          </table:table-cell>
          <table:table-cell table:style-name="ce11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17" table:formula="of:=IFERROR([.F44]/[.B44]*1000000;&quot;&quot;)" office:value-type="float" office:value="19845.644983462" calcext:value-type="float">
            <text:p>19845.6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45]/[.D45]*[.C45];&quot;&quot;)" office:value-type="float" office:value="10.7522123893805" calcext:value-type="float">
            <text:p>10.7522</text:p>
          </table:table-cell>
          <table:table-cell table:style-name="ce111" table:formula="of:=IFERROR([.E45]*(1000/[.$B$3]);&quot;&quot;)" office:value-type="float" office:value="21.5044247787611" calcext:value-type="float">
            <text:p>21.5044</text:p>
          </table:table-cell>
          <table:table-cell table:style-name="ce11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17" table:formula="of:=IFERROR([.F45]/[.B45]*1000000;&quot;&quot;)" office:value-type="float" office:value="19911.5044247788" calcext:value-type="float">
            <text:p>19911.50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46]/[.D46]*[.C46];&quot;&quot;)" office:value-type="float" office:value="2.31511254019293" calcext:value-type="float">
            <text:p>2.3151</text:p>
          </table:table-cell>
          <table:table-cell table:style-name="ce111" table:formula="of:=IFERROR([.E46]*(1000/[.$B$3]);&quot;&quot;)" office:value-type="float" office:value="4.63022508038585" calcext:value-type="float">
            <text:p>4.6302</text:p>
          </table:table-cell>
          <table:table-cell table:style-name="ce11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17" table:formula="of:=IFERROR([.F46]/[.B46]*1000000;&quot;&quot;)" office:value-type="float" office:value="4287.24544480172" calcext:value-type="float">
            <text:p>4287.24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47]/[.D47]*[.C47];&quot;&quot;)" office:value-type="float" office:value="2.59303721488595" calcext:value-type="float">
            <text:p>2.5930</text:p>
          </table:table-cell>
          <table:table-cell table:style-name="ce111" table:formula="of:=IFERROR([.E47]*(1000/[.$B$3]);&quot;&quot;)" office:value-type="float" office:value="5.18607442977191" calcext:value-type="float">
            <text:p>5.1861</text:p>
          </table:table-cell>
          <table:table-cell table:style-name="ce11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17" table:formula="of:=IFERROR([.F47]/[.B47]*1000000;&quot;&quot;)" office:value-type="float" office:value="4801.92076830732" calcext:value-type="float">
            <text:p>4801.92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5" calcext:value-type="float">
            <text:p>825</text:p>
          </table:table-cell>
          <table:table-cell table:style-name="ce111" table:formula="of:=IFERROR([.B48]/[.D48]*[.C48];&quot;&quot;)" office:value-type="float" office:value="2.61818181818182" calcext:value-type="float">
            <text:p>2.6182</text:p>
          </table:table-cell>
          <table:table-cell table:style-name="ce111" table:formula="of:=IFERROR([.E48]*(1000/[.$B$3]);&quot;&quot;)" office:value-type="float" office:value="5.23636363636364" calcext:value-type="float">
            <text:p>5.2364</text:p>
          </table:table-cell>
          <table:table-cell table:style-name="ce11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17" table:formula="of:=IFERROR([.F48]/[.B48]*1000000;&quot;&quot;)" office:value-type="float" office:value="4848.48484848485" calcext:value-type="float">
            <text:p>4848.48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3" calcext:value-type="float">
            <text:p>773</text:p>
          </table:table-cell>
          <table:table-cell table:style-name="ce111" table:formula="of:=IFERROR([.B49]/[.D49]*[.C49];&quot;&quot;)" office:value-type="float" office:value="2.79430789133247" calcext:value-type="float">
            <text:p>2.7943</text:p>
          </table:table-cell>
          <table:table-cell table:style-name="ce111" table:formula="of:=IFERROR([.E49]*(1000/[.$B$3]);&quot;&quot;)" office:value-type="float" office:value="5.58861578266494" calcext:value-type="float">
            <text:p>5.5886</text:p>
          </table:table-cell>
          <table:table-cell table:style-name="ce11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17" table:formula="of:=IFERROR([.F49]/[.B49]*1000000;&quot;&quot;)" office:value-type="float" office:value="5174.64424320828" calcext:value-type="float">
            <text:p>5174.6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50]/[.D50]*[.C50];&quot;&quot;)" office:value-type="float" office:value="5.80021482277121" calcext:value-type="float">
            <text:p>5.8002</text:p>
          </table:table-cell>
          <table:table-cell table:style-name="ce111" table:formula="of:=IFERROR([.E50]*(1000/[.$B$3]);&quot;&quot;)" office:value-type="float" office:value="11.6004296455424" calcext:value-type="float">
            <text:p>11.6004</text:p>
          </table:table-cell>
          <table:table-cell table:style-name="ce11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17" table:formula="of:=IFERROR([.F50]/[.B50]*1000000;&quot;&quot;)" office:value-type="float" office:value="10741.1385606874" calcext:value-type="float">
            <text:p>10741.1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5" calcext:value-type="float">
            <text:p>815</text:p>
          </table:table-cell>
          <table:table-cell table:style-name="ce111" table:formula="of:=IFERROR([.B51]/[.D51]*[.C51];&quot;&quot;)" office:value-type="float" office:value="5.30061349693252" calcext:value-type="float">
            <text:p>5.3006</text:p>
          </table:table-cell>
          <table:table-cell table:style-name="ce111" table:formula="of:=IFERROR([.E51]*(1000/[.$B$3]);&quot;&quot;)" office:value-type="float" office:value="10.601226993865" calcext:value-type="float">
            <text:p>10.6012</text:p>
          </table:table-cell>
          <table:table-cell table:style-name="ce11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17" table:formula="of:=IFERROR([.F51]/[.B51]*1000000;&quot;&quot;)" office:value-type="float" office:value="9815.9509202454" calcext:value-type="float">
            <text:p>9815.95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2]/[.D52]*[.C52];&quot;&quot;)" office:value-type="float" office:value="5.33992583436341" calcext:value-type="float">
            <text:p>5.3399</text:p>
          </table:table-cell>
          <table:table-cell table:style-name="ce111" table:formula="of:=IFERROR([.E52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17" table:formula="of:=IFERROR([.F52]/[.B52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3]/[.D53]*[.C53];&quot;&quot;)" office:value-type="float" office:value="5.33992583436341" calcext:value-type="float">
            <text:p>5.3399</text:p>
          </table:table-cell>
          <table:table-cell table:style-name="ce111" table:formula="of:=IFERROR([.E5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17" table:formula="of:=IFERROR([.F53]/[.B5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Full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54]/[.D54]*[.C54];&quot;&quot;)" office:value-type="float" office:value="10.6813186813187" calcext:value-type="float">
            <text:p>10.6813</text:p>
          </table:table-cell>
          <table:table-cell table:style-name="ce111" table:formula="of:=IFERROR([.E54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17" table:formula="of:=IFERROR([.F54]/[.B54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APS-C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6" calcext:value-type="float">
            <text:p>1826</text:p>
          </table:table-cell>
          <table:table-cell table:style-name="ce111" table:formula="of:=IFERROR([.B55]/[.D55]*[.C55];&quot;&quot;)" office:value-type="float" office:value="7.09748083242059" calcext:value-type="float">
            <text:p>7.0975</text:p>
          </table:table-cell>
          <table:table-cell table:style-name="ce111" table:formula="of:=IFERROR([.E55]*(1000/[.$B$3]);&quot;&quot;)" office:value-type="float" office:value="14.1949616648412" calcext:value-type="float">
            <text:p>14.1950</text:p>
          </table:table-cell>
          <table:table-cell table:style-name="ce11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17" table:formula="of:=IFERROR([.F55]/[.B55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1:1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6" calcext:value-type="float">
            <text:p>1886</text:p>
          </table:table-cell>
          <table:table-cell table:style-name="ce111" table:formula="of:=IFERROR([.B56]/[.D56]*[.C56];&quot;&quot;)" office:value-type="float" office:value="6.87168610816543" calcext:value-type="float">
            <text:p>6.8717</text:p>
          </table:table-cell>
          <table:table-cell table:style-name="ce111" table:formula="of:=IFERROR([.E56]*(1000/[.$B$3]);&quot;&quot;)" office:value-type="float" office:value="13.7433722163309" calcext:value-type="float">
            <text:p>13.7434</text:p>
          </table:table-cell>
          <table:table-cell table:style-name="ce11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17" table:formula="of:=IFERROR([.F56]/[.B56]*1000000;&quot;&quot;)" office:value-type="float" office:value="6362.6723223754" calcext:value-type="float">
            <text:p>6362.67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28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5" calcext:value-type="float">
            <text:p>2945</text:p>
          </table:table-cell>
          <table:table-cell table:style-name="ce111" table:formula="of:=IFERROR([.B6]/[.D6]*[.C6];&quot;&quot;)" office:value-type="float" office:value="1.95585738539898" calcext:value-type="float">
            <text:p>1.9559</text:p>
          </table:table-cell>
          <table:table-cell table:style-name="ce111" table:formula="of:=IFERROR([.E6]*(1000/[.$B$3]);&quot;&quot;)" office:value-type="float" office:value="3.91171477079796" calcext:value-type="float">
            <text:p>3.9117</text:p>
          </table:table-cell>
          <table:table-cell table:style-name="ce11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17" table:formula="of:=IFERROR([.F6]/[.B6]*1000000;&quot;&quot;)" office:value-type="float" office:value="679.11714770798" calcext:value-type="float">
            <text:p>679.11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6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65" calcext:value-type="float">
            <text:p>2965</text:p>
          </table:table-cell>
          <table:table-cell table:style-name="ce111" table:formula="of:=IFERROR([.B7]/[.D7]*[.C7];&quot;&quot;)" office:value-type="float" office:value="1.94266441821248" calcext:value-type="float">
            <text:p>1.9427</text:p>
          </table:table-cell>
          <table:table-cell table:style-name="ce111" table:formula="of:=IFERROR([.E7]*(1000/[.$B$3]);&quot;&quot;)" office:value-type="float" office:value="3.88532883642496" calcext:value-type="float">
            <text:p>3.8853</text:p>
          </table:table-cell>
          <table:table-cell table:style-name="ce11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17" table:formula="of:=IFERROR([.F7]/[.B7]*1000000;&quot;&quot;)" office:value-type="float" office:value="674.536256323777" calcext:value-type="float">
            <text:p>674.5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320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8]/[.D8]*[.C8];&quot;&quot;)" office:value-type="float" office:value="1.95055875380969" calcext:value-type="float">
            <text:p>1.9506</text:p>
          </table:table-cell>
          <table:table-cell table:style-name="ce111" table:formula="of:=IFERROR([.E8]*(1000/[.$B$3]);&quot;&quot;)" office:value-type="float" office:value="3.90111750761937" calcext:value-type="float">
            <text:p>3.9011</text:p>
          </table:table-cell>
          <table:table-cell table:style-name="ce11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17" table:formula="of:=IFERROR([.F8]/[.B8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9]/[.D9]*[.C9];&quot;&quot;)" office:value-type="float" office:value="1.94660358229131" calcext:value-type="float">
            <text:p>1.9466</text:p>
          </table:table-cell>
          <table:table-cell table:style-name="ce111" table:formula="of:=IFERROR([.E9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17" table:formula="of:=IFERROR([.F9]/[.B9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8" calcext:value-type="float">
            <text:p>2948</text:p>
          </table:table-cell>
          <table:table-cell table:style-name="ce111" table:formula="of:=IFERROR([.B10]/[.D10]*[.C10];&quot;&quot;)" office:value-type="float" office:value="1.95386702849389" calcext:value-type="float">
            <text:p>1.9539</text:p>
          </table:table-cell>
          <table:table-cell table:style-name="ce111" table:formula="of:=IFERROR([.E10]*(1000/[.$B$3]);&quot;&quot;)" office:value-type="float" office:value="3.90773405698779" calcext:value-type="float">
            <text:p>3.9077</text:p>
          </table:table-cell>
          <table:table-cell table:style-name="ce11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17" table:formula="of:=IFERROR([.F10]/[.B10]*1000000;&quot;&quot;)" office:value-type="float" office:value="678.42605156038" calcext:value-type="float">
            <text:p>678.42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30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11]/[.D11]*[.C11];&quot;&quot;)" office:value-type="float" office:value="1.94660358229131" calcext:value-type="float">
            <text:p>1.9466</text:p>
          </table:table-cell>
          <table:table-cell table:style-name="ce111" table:formula="of:=IFERROR([.E11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17" table:formula="of:=IFERROR([.F11]/[.B11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2" calcext:value-type="float">
            <text:p>2952</text:p>
          </table:table-cell>
          <table:table-cell table:style-name="ce111" table:formula="of:=IFERROR([.B12]/[.D12]*[.C12];&quot;&quot;)" office:value-type="float" office:value="1.95121951219512" calcext:value-type="float">
            <text:p>1.9512</text:p>
          </table:table-cell>
          <table:table-cell table:style-name="ce111" table:formula="of:=IFERROR([.E12]*(1000/[.$B$3]);&quot;&quot;)" office:value-type="float" office:value="3.90243902439024" calcext:value-type="float">
            <text:p>3.9024</text:p>
          </table:table-cell>
          <table:table-cell table:style-name="ce11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17" table:formula="of:=IFERROR([.F12]/[.B12]*1000000;&quot;&quot;)" office:value-type="float" office:value="677.506775067751" calcext:value-type="float">
            <text:p>677.5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5" calcext:value-type="float">
            <text:p>3365</text:p>
          </table:table-cell>
          <table:table-cell table:style-name="ce111" table:formula="of:=IFERROR([.B13]/[.D13]*[.C13];&quot;&quot;)" office:value-type="float" office:value="7.70282317979198" calcext:value-type="float">
            <text:p>7.7028</text:p>
          </table:table-cell>
          <table:table-cell table:style-name="ce111" table:formula="of:=IFERROR([.E13]*(1000/[.$B$3]);&quot;&quot;)" office:value-type="float" office:value="15.405646359584" calcext:value-type="float">
            <text:p>15.4056</text:p>
          </table:table-cell>
          <table:table-cell table:style-name="ce11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17" table:formula="of:=IFERROR([.F13]/[.B13]*1000000;&quot;&quot;)" office:value-type="float" office:value="3566.12184249629" calcext:value-type="float">
            <text:p>3566.1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4" calcext:value-type="float">
            <text:p>3364</text:p>
          </table:table-cell>
          <table:table-cell table:style-name="ce111" table:formula="of:=IFERROR([.B14]/[.D14]*[.C14];&quot;&quot;)" office:value-type="float" office:value="7.705112960761" calcext:value-type="float">
            <text:p>7.7051</text:p>
          </table:table-cell>
          <table:table-cell table:style-name="ce111" table:formula="of:=IFERROR([.E14]*(1000/[.$B$3]);&quot;&quot;)" office:value-type="float" office:value="15.410225921522" calcext:value-type="float">
            <text:p>15.4102</text:p>
          </table:table-cell>
          <table:table-cell table:style-name="ce11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17" table:formula="of:=IFERROR([.F14]/[.B14]*1000000;&quot;&quot;)" office:value-type="float" office:value="3567.18192627824" calcext:value-type="float">
            <text:p>3567.18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6" calcext:value-type="float">
            <text:p>3366</text:p>
          </table:table-cell>
          <table:table-cell table:style-name="ce111" table:formula="of:=IFERROR([.B15]/[.D15]*[.C15];&quot;&quot;)" office:value-type="float" office:value="7.70053475935829" calcext:value-type="float">
            <text:p>7.7005</text:p>
          </table:table-cell>
          <table:table-cell table:style-name="ce111" table:formula="of:=IFERROR([.E15]*(1000/[.$B$3]);&quot;&quot;)" office:value-type="float" office:value="15.4010695187166" calcext:value-type="float">
            <text:p>15.4011</text:p>
          </table:table-cell>
          <table:table-cell table:style-name="ce11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17" table:formula="of:=IFERROR([.F15]/[.B15]*1000000;&quot;&quot;)" office:value-type="float" office:value="3565.0623885918" calcext:value-type="float">
            <text:p>3565.06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920" calcext:value-type="float">
            <text:p>3920</text:p>
          </table:table-cell>
          <table:table-cell table:style-name="ce111" table:formula="of:=IFERROR([.B16]/[.D16]*[.C16];&quot;&quot;)" office:value-type="float" office:value="7.71428571428571" calcext:value-type="float">
            <text:p>7.7143</text:p>
          </table:table-cell>
          <table:table-cell table:style-name="ce111" table:formula="of:=IFERROR([.E16]*(1000/[.$B$3]);&quot;&quot;)" office:value-type="float" office:value="15.4285714285714" calcext:value-type="float">
            <text:p>15.4286</text:p>
          </table:table-cell>
          <table:table-cell table:style-name="ce11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17" table:formula="of:=IFERROR([.F16]/[.B16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7]/[.D17]*[.C17];&quot;&quot;)" office:value-type="float" office:value="3.04225352112676" calcext:value-type="float">
            <text:p>3.0423</text:p>
          </table:table-cell>
          <table:table-cell table:style-name="ce111" table:formula="of:=IFERROR([.E17]*(1000/[.$B$3]);&quot;&quot;)" office:value-type="float" office:value="6.08450704225352" calcext:value-type="float">
            <text:p>6.0845</text:p>
          </table:table-cell>
          <table:table-cell table:style-name="ce11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17" table:formula="of:=IFERROR([.F17]/[.B17]*1000000;&quot;&quot;)" office:value-type="float" office:value="2816.9014084507" calcext:value-type="float">
            <text:p>2816.9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4" calcext:value-type="float">
            <text:p>1424</text:p>
          </table:table-cell>
          <table:table-cell table:style-name="ce111" table:formula="of:=IFERROR([.B18]/[.D18]*[.C18];&quot;&quot;)" office:value-type="float" office:value="3.03370786516854" calcext:value-type="float">
            <text:p>3.0337</text:p>
          </table:table-cell>
          <table:table-cell table:style-name="ce111" table:formula="of:=IFERROR([.E18]*(1000/[.$B$3]);&quot;&quot;)" office:value-type="float" office:value="6.06741573033708" calcext:value-type="float">
            <text:p>6.0674</text:p>
          </table:table-cell>
          <table:table-cell table:style-name="ce11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17" table:formula="of:=IFERROR([.F18]/[.B18]*1000000;&quot;&quot;)" office:value-type="float" office:value="2808.98876404494" calcext:value-type="float">
            <text:p>2808.988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19]/[.D19]*[.C19];&quot;&quot;)" office:value-type="float" office:value="4.01985111662531" calcext:value-type="float">
            <text:p>4.0199</text:p>
          </table:table-cell>
          <table:table-cell table:style-name="ce111" table:formula="of:=IFERROR([.E19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17" table:formula="of:=IFERROR([.F19]/[.B19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0]/[.D20]*[.C20];&quot;&quot;)" office:value-type="float" office:value="4.00990099009901" calcext:value-type="float">
            <text:p>4.0099</text:p>
          </table:table-cell>
          <table:table-cell table:style-name="ce111" table:formula="of:=IFERROR([.E20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17" table:formula="of:=IFERROR([.F20]/[.B20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1]/[.D21]*[.C21];&quot;&quot;)" office:value-type="float" office:value="4.00990099009901" calcext:value-type="float">
            <text:p>4.0099</text:p>
          </table:table-cell>
          <table:table-cell table:style-name="ce111" table:formula="of:=IFERROR([.E21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17" table:formula="of:=IFERROR([.F21]/[.B21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8" calcext:value-type="float">
            <text:p>1618</text:p>
          </table:table-cell>
          <table:table-cell table:style-name="ce111" table:formula="of:=IFERROR([.B22]/[.D22]*[.C22];&quot;&quot;)" office:value-type="float" office:value="4.00494437577256" calcext:value-type="float">
            <text:p>4.0049</text:p>
          </table:table-cell>
          <table:table-cell table:style-name="ce111" table:formula="of:=IFERROR([.E22]*(1000/[.$B$3]);&quot;&quot;)" office:value-type="float" office:value="8.00988875154512" calcext:value-type="float">
            <text:p>8.0099</text:p>
          </table:table-cell>
          <table:table-cell table:style-name="ce11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17" table:formula="of:=IFERROR([.F22]/[.B22]*1000000;&quot;&quot;)" office:value-type="float" office:value="3708.28182941904" calcext:value-type="float">
            <text:p>3708.2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3]/[.D23]*[.C23];&quot;&quot;)" office:value-type="float" office:value="4.00990099009901" calcext:value-type="float">
            <text:p>4.0099</text:p>
          </table:table-cell>
          <table:table-cell table:style-name="ce111" table:formula="of:=IFERROR([.E23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17" table:formula="of:=IFERROR([.F23]/[.B23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4]/[.D24]*[.C24];&quot;&quot;)" office:value-type="float" office:value="4.00990099009901" calcext:value-type="float">
            <text:p>4.0099</text:p>
          </table:table-cell>
          <table:table-cell table:style-name="ce111" table:formula="of:=IFERROR([.E24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17" table:formula="of:=IFERROR([.F24]/[.B24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4" calcext:value-type="float">
            <text:p>1614</text:p>
          </table:table-cell>
          <table:table-cell table:style-name="ce111" table:formula="of:=IFERROR([.B25]/[.D25]*[.C25];&quot;&quot;)" office:value-type="float" office:value="4.01486988847584" calcext:value-type="float">
            <text:p>4.0149</text:p>
          </table:table-cell>
          <table:table-cell table:style-name="ce111" table:formula="of:=IFERROR([.E25]*(1000/[.$B$3]);&quot;&quot;)" office:value-type="float" office:value="8.02973977695167" calcext:value-type="float">
            <text:p>8.0297</text:p>
          </table:table-cell>
          <table:table-cell table:style-name="ce11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17" table:formula="of:=IFERROR([.F25]/[.B25]*1000000;&quot;&quot;)" office:value-type="float" office:value="3717.47211895911" calcext:value-type="float">
            <text:p>3717.4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26]/[.D26]*[.C26];&quot;&quot;)" office:value-type="float" office:value="4.01985111662531" calcext:value-type="float">
            <text:p>4.0199</text:p>
          </table:table-cell>
          <table:table-cell table:style-name="ce111" table:formula="of:=IFERROR([.E26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17" table:formula="of:=IFERROR([.F26]/[.B26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27]/[.D27]*[.C27];&quot;&quot;)" office:value-type="float" office:value="2.67990074441687" calcext:value-type="float">
            <text:p>2.6799</text:p>
          </table:table-cell>
          <table:table-cell table:style-name="ce111" table:formula="of:=IFERROR([.E27]*(1000/[.$B$3]);&quot;&quot;)" office:value-type="float" office:value="5.35980148883375" calcext:value-type="float">
            <text:p>5.3598</text:p>
          </table:table-cell>
          <table:table-cell table:style-name="ce11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17" table:formula="of:=IFERROR([.F27]/[.B27]*1000000;&quot;&quot;)" office:value-type="float" office:value="4962.77915632754" calcext:value-type="float">
            <text:p>4962.77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28]/[.D28]*[.C28];&quot;&quot;)" office:value-type="float" office:value="2.66666666666667" calcext:value-type="float">
            <text:p>2.6667</text:p>
          </table:table-cell>
          <table:table-cell table:style-name="ce111" table:formula="of:=IFERROR([.E28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17" table:formula="of:=IFERROR([.F28]/[.B28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9]/[.D29]*[.C29];&quot;&quot;)" office:value-type="float" office:value="2.67657992565056" calcext:value-type="float">
            <text:p>2.6766</text:p>
          </table:table-cell>
          <table:table-cell table:style-name="ce111" table:formula="of:=IFERROR([.E29]*(1000/[.$B$3]);&quot;&quot;)" office:value-type="float" office:value="5.35315985130112" calcext:value-type="float">
            <text:p>5.3532</text:p>
          </table:table-cell>
          <table:table-cell table:style-name="ce11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17" table:formula="of:=IFERROR([.F29]/[.B29]*1000000;&quot;&quot;)" office:value-type="float" office:value="4956.62949194548" calcext:value-type="float">
            <text:p>4956.62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1" calcext:value-type="float">
            <text:p>401</text:p>
          </table:table-cell>
          <table:table-cell table:style-name="ce111" table:formula="of:=IFERROR([.B30]/[.D30]*[.C30];&quot;&quot;)" office:value-type="float" office:value="2.69326683291771" calcext:value-type="float">
            <text:p>2.6933</text:p>
          </table:table-cell>
          <table:table-cell table:style-name="ce111" table:formula="of:=IFERROR([.E30]*(1000/[.$B$3]);&quot;&quot;)" office:value-type="float" office:value="5.38653366583541" calcext:value-type="float">
            <text:p>5.3865</text:p>
          </table:table-cell>
          <table:table-cell table:style-name="ce11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17" table:formula="of:=IFERROR([.F30]/[.B30]*1000000;&quot;&quot;)" office:value-type="float" office:value="4987.53117206983" calcext:value-type="float">
            <text:p>4987.53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31]/[.D31]*[.C31];&quot;&quot;)" office:value-type="float" office:value="2.67326732673267" calcext:value-type="float">
            <text:p>2.6733</text:p>
          </table:table-cell>
          <table:table-cell table:style-name="ce111" table:formula="of:=IFERROR([.E31]*(1000/[.$B$3]);&quot;&quot;)" office:value-type="float" office:value="5.34653465346535" calcext:value-type="float">
            <text:p>5.3465</text:p>
          </table:table-cell>
          <table:table-cell table:style-name="ce11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17" table:formula="of:=IFERROR([.F31]/[.B31]*1000000;&quot;&quot;)" office:value-type="float" office:value="4950.49504950495" calcext:value-type="float">
            <text:p>4950.49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10" calcext:value-type="float">
            <text:p>810</text:p>
          </table:table-cell>
          <table:table-cell table:style-name="ce111" table:formula="of:=IFERROR([.B32]/[.D32]*[.C32];&quot;&quot;)" office:value-type="float" office:value="2.66666666666667" calcext:value-type="float">
            <text:p>2.6667</text:p>
          </table:table-cell>
          <table:table-cell table:style-name="ce111" table:formula="of:=IFERROR([.E32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17" table:formula="of:=IFERROR([.F32]/[.B32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33]/[.D33]*[.C33];&quot;&quot;)" office:value-type="float" office:value="2.66666666666667" calcext:value-type="float">
            <text:p>2.6667</text:p>
          </table:table-cell>
          <table:table-cell table:style-name="ce111" table:formula="of:=IFERROR([.E33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17" table:formula="of:=IFERROR([.F33]/[.B33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1" calcext:value-type="float">
            <text:p>2431</text:p>
          </table:table-cell>
          <table:table-cell table:style-name="ce111" table:formula="of:=IFERROR([.B6]/[.D6]*[.C6];&quot;&quot;)" office:value-type="float" office:value="23.0357877416701" calcext:value-type="float">
            <text:p>23.0358</text:p>
          </table:table-cell>
          <table:table-cell table:style-name="ce111" table:formula="of:=IFERROR([.E6]*(1000/[.$B$3]);&quot;&quot;)" office:value-type="float" office:value="46.0715754833402" calcext:value-type="float">
            <text:p>46.0716</text:p>
          </table:table-cell>
          <table:table-cell table:style-name="ce112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17" table:formula="of:=IFERROR([.F6]/[.B6]*1000000;&quot;&quot;)" office:value-type="float" office:value="11517.893870835" calcext:value-type="float">
            <text:p>11517.8939</text:p>
          </table:table-cell>
          <table:table-cell table:style-name="ce132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0" calcext:value-type="float">
            <text:p>2430</text:p>
          </table:table-cell>
          <table:table-cell table:style-name="ce111" table:formula="of:=IFERROR([.B7]/[.D7]*[.C7];&quot;&quot;)" office:value-type="float" office:value="23.0452674897119" calcext:value-type="float">
            <text:p>23.0453</text:p>
          </table:table-cell>
          <table:table-cell table:style-name="ce111" table:formula="of:=IFERROR([.E7]*(1000/[.$B$3]);&quot;&quot;)" office:value-type="float" office:value="46.0905349794239" calcext:value-type="float">
            <text:p>46.0905</text:p>
          </table:table-cell>
          <table:table-cell table:style-name="ce112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17" table:formula="of:=IFERROR([.F7]/[.B7]*1000000;&quot;&quot;)" office:value-type="float" office:value="11522.633744856" calcext:value-type="float">
            <text:p>11522.6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078" calcext:value-type="float">
            <text:p>1078</text:p>
          </table:table-cell>
          <table:table-cell table:style-name="ce111" table:formula="of:=IFERROR([.B9]/[.D9]*[.C9];&quot;&quot;)" office:value-type="float" office:value="16.0296846011132" calcext:value-type="float">
            <text:p>16.0297</text:p>
          </table:table-cell>
          <table:table-cell table:style-name="ce111" table:formula="of:=IFERROR([.E9]*(1000/[.$B$3]);&quot;&quot;)" office:value-type="float" office:value="32.0593692022263" calcext:value-type="float">
            <text:p>32.0594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2.3005565863" calcext:value-type="float">
            <text:p>14842.3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table:number-columns-repeated="2"/>
          <table:table-cell table:style-name="ce111" table:formula="of:=IFERROR([.B10]/[.D10]*[.C10];&quot;&quot;)">
            <text:p/>
          </table:table-cell>
          <table:table-cell table:style-name="ce111" table:formula="of:=IFERROR([.E10]*(1000/[.$B$3]);&quot;&quot;)">
            <text:p/>
          </table:table-cell>
          <table:table-cell table:style-name="ce112" table:formula="of:=IFERROR(&quot;1/&quot; &amp; TEXT(1000/[.F10]; &quot;0.00&quot;);&quot;&quot;)">
            <text:p/>
          </table:table-cell>
          <table:table-cell table:style-name="ce117" table:formula="of:=IFERROR([.F10]/[.B10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1]/[.D11]*[.C11];&quot;&quot;)" office:value-type="float" office:value="6.54545454545455" calcext:value-type="float">
            <text:p>6.5455</text:p>
          </table:table-cell>
          <table:table-cell table:style-name="ce111" table:formula="of:=IFERROR([.E11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17" table:formula="of:=IFERROR([.F11]/[.B11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28" calcext:value-type="float">
            <text:p>328</text:p>
          </table:table-cell>
          <table:table-cell table:style-name="ce111" table:formula="of:=IFERROR([.B12]/[.D12]*[.C12];&quot;&quot;)" office:value-type="float" office:value="6.58536585365854" calcext:value-type="float">
            <text:p>6.5854</text:p>
          </table:table-cell>
          <table:table-cell table:style-name="ce111" table:formula="of:=IFERROR([.E12]*(1000/[.$B$3]);&quot;&quot;)" office:value-type="float" office:value="13.1707317073171" calcext:value-type="float">
            <text:p>13.1707</text:p>
          </table:table-cell>
          <table:table-cell table:style-name="ce112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17" table:formula="of:=IFERROR([.F12]/[.B12]*1000000;&quot;&quot;)" office:value-type="float" office:value="12195.1219512195" calcext:value-type="float">
            <text:p>12195.12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table:number-columns-repeated="2"/>
          <table:table-cell table:style-name="ce111" table:formula="of:=IFERROR([.B13]/[.D13]*[.C13];&quot;&quot;)">
            <text:p/>
          </table:table-cell>
          <table:table-cell table:style-name="ce111" table:formula="of:=IFERROR([.E13]*(1000/[.$B$3]);&quot;&quot;)">
            <text:p/>
          </table:table-cell>
          <table:table-cell table:style-name="ce112" table:formula="of:=IFERROR(&quot;1/&quot; &amp; TEXT(1000/[.F13]; &quot;0.00&quot;);&quot;&quot;)">
            <text:p/>
          </table:table-cell>
          <table:table-cell table:style-name="ce117" table:formula="of:=IFERROR([.F13]/[.B13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6]/[.D16]*[.C16];&quot;&quot;)">
            <text:p/>
          </table:table-cell>
          <table:table-cell table:style-name="ce111" table:formula="of:=IFERROR([.E16]*(1000/[.$B$3]);&quot;&quot;)">
            <text:p/>
          </table:table-cell>
          <table:table-cell table:style-name="ce112" table:formula="of:=IFERROR(&quot;1/&quot; &amp; TEXT(1000/[.F16]; &quot;0.00&quot;);&quot;&quot;)">
            <text:p/>
          </table:table-cell>
          <table:table-cell table:style-name="ce117" table:formula="of:=IFERROR([.F16]/[.B16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7]/[.D17]*[.C17];&quot;&quot;)">
            <text:p/>
          </table:table-cell>
          <table:table-cell table:style-name="ce111" table:formula="of:=IFERROR([.E17]*(1000/[.$B$3]);&quot;&quot;)">
            <text:p/>
          </table:table-cell>
          <table:table-cell table:style-name="ce112" table:formula="of:=IFERROR(&quot;1/&quot; &amp; TEXT(1000/[.F17]; &quot;0.00&quot;);&quot;&quot;)">
            <text:p/>
          </table:table-cell>
          <table:table-cell table:style-name="ce117" table:formula="of:=IFERROR([.F17]/[.B17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81" calcext:value-type="float">
            <text:p>2081</text:p>
          </table:table-cell>
          <table:table-cell table:style-name="ce111" table:formula="of:=IFERROR([.B6]/[.D6]*[.C6];&quot;&quot;)" office:value-type="float" office:value="23.0658337337818" calcext:value-type="float">
            <text:p>23.0658</text:p>
          </table:table-cell>
          <table:table-cell table:style-name="ce111" table:formula="of:=IFERROR([.E6]*(1000/[.$B$3]);&quot;&quot;)" office:value-type="float" office:value="46.1316674675637" calcext:value-type="float">
            <text:p>46.1317</text:p>
          </table:table-cell>
          <table:table-cell table:style-name="ce112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17" table:formula="of:=IFERROR([.F6]/[.B6]*1000000;&quot;&quot;)" office:value-type="float" office:value="11532.9168668909" calcext:value-type="float">
            <text:p>11532.91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06" calcext:value-type="float">
            <text:p>1906</text:p>
          </table:table-cell>
          <table:table-cell table:style-name="ce111" table:formula="of:=IFERROR([.B7]/[.D7]*[.C7];&quot;&quot;)" office:value-type="float" office:value="23.0849947534103" calcext:value-type="float">
            <text:p>23.0850</text:p>
          </table:table-cell>
          <table:table-cell table:style-name="ce111" table:formula="of:=IFERROR([.E7]*(1000/[.$B$3]);&quot;&quot;)" office:value-type="float" office:value="46.1699895068206" calcext:value-type="float">
            <text:p>46.1700</text:p>
          </table:table-cell>
          <table:table-cell table:style-name="ce112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17" table:formula="of:=IFERROR([.F7]/[.B7]*1000000;&quot;&quot;)" office:value-type="float" office:value="11542.4973767051" calcext:value-type="float">
            <text:p>11542.49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482" calcext:value-type="float">
            <text:p>1482</text:p>
          </table:table-cell>
          <table:table-cell table:style-name="ce111" table:formula="of:=IFERROR([.B9]/[.D9]*[.C9];&quot;&quot;)" office:value-type="float" office:value="16.0323886639676" calcext:value-type="float">
            <text:p>16.0324</text:p>
          </table:table-cell>
          <table:table-cell table:style-name="ce111" table:formula="of:=IFERROR([.E9]*(1000/[.$B$3]);&quot;&quot;)" office:value-type="float" office:value="32.0647773279352" calcext:value-type="float">
            <text:p>32.0648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4.8043184885" calcext:value-type="float">
            <text:p>14844.8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069" calcext:value-type="float">
            <text:p>1069</text:p>
          </table:table-cell>
          <table:table-cell table:style-name="ce111" table:formula="of:=IFERROR([.B10]/[.D10]*[.C10];&quot;&quot;)" office:value-type="float" office:value="20.2057998129093" calcext:value-type="float">
            <text:p>20.2058</text:p>
          </table:table-cell>
          <table:table-cell table:style-name="ce111" table:formula="of:=IFERROR([.E10]*(1000/[.$B$3]);&quot;&quot;)" office:value-type="float" office:value="40.4115996258185" calcext:value-type="float">
            <text:p>40.4116</text:p>
          </table:table-cell>
          <table:table-cell table:style-name="ce112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17" table:formula="of:=IFERROR([.F10]/[.B10]*1000000;&quot;&quot;)" office:value-type="float" office:value="18709.0739008419" calcext:value-type="float">
            <text:p>18709.0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7" calcext:value-type="float">
            <text:p>577</text:p>
          </table:table-cell>
          <table:table-cell table:style-name="ce111" table:formula="of:=IFERROR([.B11]/[.D11]*[.C11];&quot;&quot;)" office:value-type="float" office:value="3.74350086655113" calcext:value-type="float">
            <text:p>3.7435</text:p>
          </table:table-cell>
          <table:table-cell table:style-name="ce111" table:formula="of:=IFERROR([.E11]*(1000/[.$B$3]);&quot;&quot;)" office:value-type="float" office:value="7.48700173310225" calcext:value-type="float">
            <text:p>7.4870</text:p>
          </table:table-cell>
          <table:table-cell table:style-name="ce112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2]/[.D12]*[.C12];&quot;&quot;)" office:value-type="float" office:value="6.53225806451613" calcext:value-type="float">
            <text:p>6.5323</text:p>
          </table:table-cell>
          <table:table-cell table:style-name="ce111" table:formula="of:=IFERROR([.E12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17" table:formula="of:=IFERROR([.F12]/[.B12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3]/[.D13]*[.C13];&quot;&quot;)" office:value-type="float" office:value="6.54545454545455" calcext:value-type="float">
            <text:p>6.5455</text:p>
          </table:table-cell>
          <table:table-cell table:style-name="ce111" table:formula="of:=IFERROR([.E13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17" table:formula="of:=IFERROR([.F13]/[.B13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4]/[.D14]*[.C14];&quot;&quot;)" office:value-type="float" office:value="6.53225806451613" calcext:value-type="float">
            <text:p>6.5323</text:p>
          </table:table-cell>
          <table:table-cell table:style-name="ce111" table:formula="of:=IFERROR([.E14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17" table:formula="of:=IFERROR([.F14]/[.B14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37" calcext:value-type="float">
            <text:p>3337</text:p>
          </table:table-cell>
          <table:table-cell table:style-name="ce111" table:formula="of:=IFERROR([.B6]/[.D6]*[.C6];&quot;&quot;)" office:value-type="float" office:value="31.1657177105184" calcext:value-type="float">
            <text:p>31.1657</text:p>
          </table:table-cell>
          <table:table-cell table:style-name="ce111" table:formula="of:=IFERROR([.E6]*(1000/[.$B$3]);&quot;&quot;)" office:value-type="float" office:value="62.3314354210369" calcext:value-type="float">
            <text:p>62.3314</text:p>
          </table:table-cell>
          <table:table-cell table:style-name="ce11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17" table:formula="of:=IFERROR([.F6]/[.B6]*1000000;&quot;&quot;)" office:value-type="float" office:value="15582.8588552592" calcext:value-type="float">
            <text:p>15582.85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28" calcext:value-type="float">
            <text:p>3328</text:p>
          </table:table-cell>
          <table:table-cell table:style-name="ce111" table:formula="of:=IFERROR([.B7]/[.D7]*[.C7];&quot;&quot;)" office:value-type="float" office:value="31.25" calcext:value-type="float">
            <text:p>31.2500</text:p>
          </table:table-cell>
          <table:table-cell table:style-name="ce111" table:formula="of:=IFERROR([.E7]*(1000/[.$B$3]);&quot;&quot;)" office:value-type="float" office:value="62.5" calcext:value-type="float">
            <text:p>62.5000</text:p>
          </table:table-cell>
          <table:table-cell table:style-name="ce11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17" table:formula="of:=IFERROR([.F7]/[.B7]*1000000;&quot;&quot;)" office:value-type="float" office:value="15625" calcext:value-type="float">
            <text:p>15625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6" calcext:value-type="float">
            <text:p>3216</text:p>
          </table:table-cell>
          <table:table-cell table:style-name="ce111" table:formula="of:=IFERROR([.B8]/[.D8]*[.C8];&quot;&quot;)" office:value-type="float" office:value="31.0945273631841" calcext:value-type="float">
            <text:p>31.0945</text:p>
          </table:table-cell>
          <table:table-cell table:style-name="ce111" table:formula="of:=IFERROR([.E8]*(1000/[.$B$3]);&quot;&quot;)" office:value-type="float" office:value="62.1890547263682" calcext:value-type="float">
            <text:p>62.1891</text:p>
          </table:table-cell>
          <table:table-cell table:style-name="ce11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17" table:formula="of:=IFERROR([.F8]/[.B8]*1000000;&quot;&quot;)" office:value-type="float" office:value="15547.263681592" calcext:value-type="float">
            <text:p>15547.26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5" calcext:value-type="float">
            <text:p>3165</text:p>
          </table:table-cell>
          <table:table-cell table:style-name="ce111" table:formula="of:=IFERROR([.B9]/[.D9]*[.C9];&quot;&quot;)" office:value-type="float" office:value="17.693522906793" calcext:value-type="float">
            <text:p>17.6935</text:p>
          </table:table-cell>
          <table:table-cell table:style-name="ce111" table:formula="of:=IFERROR([.E9]*(1000/[.$B$3]);&quot;&quot;)" office:value-type="float" office:value="35.3870458135861" calcext:value-type="float">
            <text:p>35.3870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76145339652" calcext:value-type="float">
            <text:p>8846.76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2" calcext:value-type="float">
            <text:p>3212</text:p>
          </table:table-cell>
          <table:table-cell table:style-name="ce111" table:formula="of:=IFERROR([.B11]/[.D11]*[.C11];&quot;&quot;)" office:value-type="float" office:value="31.1332503113325" calcext:value-type="float">
            <text:p>31.1333</text:p>
          </table:table-cell>
          <table:table-cell table:style-name="ce111" table:formula="of:=IFERROR([.E11]*(1000/[.$B$3]);&quot;&quot;)" office:value-type="float" office:value="62.266500622665" calcext:value-type="float">
            <text:p>62.2665</text:p>
          </table:table-cell>
          <table:table-cell table:style-name="ce11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17" table:formula="of:=IFERROR([.F11]/[.B11]*1000000;&quot;&quot;)" office:value-type="float" office:value="15566.6251556663" calcext:value-type="float">
            <text:p>15566.62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11" table:formula="of:=IFERROR([.B12]/[.D12]*[.C12];&quot;&quot;)" office:value-type="float" office:value="17.6991150442478" calcext:value-type="float">
            <text:p>17.6991</text:p>
          </table:table-cell>
          <table:table-cell table:style-name="ce111" table:formula="of:=IFERROR([.E12]*(1000/[.$B$3]);&quot;&quot;)" office:value-type="float" office:value="35.3982300884956" calcext:value-type="float">
            <text:p>35.3982</text:p>
          </table:table-cell>
          <table:table-cell table:style-name="ce11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17" table:formula="of:=IFERROR([.F12]/[.B12]*1000000;&quot;&quot;)" office:value-type="float" office:value="8849.55752212389" calcext:value-type="float">
            <text:p>8849.55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13]/[.D13]*[.C13];&quot;&quot;)" office:value-type="float" office:value="8.60557768924303" calcext:value-type="float">
            <text:p>8.6056</text:p>
          </table:table-cell>
          <table:table-cell table:style-name="ce111" table:formula="of:=IFERROR([.E13]*(1000/[.$B$3]);&quot;&quot;)" office:value-type="float" office:value="17.2111553784861" calcext:value-type="float">
            <text:p>17.2112</text:p>
          </table:table-cell>
          <table:table-cell table:style-name="ce11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17" table:formula="of:=IFERROR([.F13]/[.B13]*1000000;&quot;&quot;)" office:value-type="float" office:value="7968.12749003984" calcext:value-type="float">
            <text:p>7968.12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28" calcext:value-type="float">
            <text:p>1928</text:p>
          </table:table-cell>
          <table:table-cell table:style-name="ce111" table:formula="of:=IFERROR([.B14]/[.D14]*[.C14];&quot;&quot;)" office:value-type="float" office:value="12.3236514522822" calcext:value-type="float">
            <text:p>12.3237</text:p>
          </table:table-cell>
          <table:table-cell table:style-name="ce111" table:formula="of:=IFERROR([.E14]*(1000/[.$B$3]);&quot;&quot;)" office:value-type="float" office:value="24.6473029045643" calcext:value-type="float">
            <text:p>24.6473</text:p>
          </table:table-cell>
          <table:table-cell table:style-name="ce11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17" table:formula="of:=IFERROR([.F14]/[.B14]*1000000;&quot;&quot;)" office:value-type="float" office:value="11410.7883817427" calcext:value-type="float">
            <text:p>11410.78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15]/[.D15]*[.C15];&quot;&quot;)" office:value-type="float" office:value="3.5702479338843" calcext:value-type="float">
            <text:p>3.5702</text:p>
          </table:table-cell>
          <table:table-cell table:style-name="ce111" table:formula="of:=IFERROR([.E15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17" table:formula="of:=IFERROR([.F15]/[.B15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6]/[.D16]*[.C16];&quot;&quot;)" office:value-type="float" office:value="3.54679802955665" calcext:value-type="float">
            <text:p>3.5468</text:p>
          </table:table-cell>
          <table:table-cell table:style-name="ce111" table:formula="of:=IFERROR([.E16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17" table:formula="of:=IFERROR([.F16]/[.B16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17]/[.D17]*[.C17];&quot;&quot;)" office:value-type="float" office:value="3.55263157894737" calcext:value-type="float">
            <text:p>3.5526</text:p>
          </table:table-cell>
          <table:table-cell table:style-name="ce111" table:formula="of:=IFERROR([.E17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17" table:formula="of:=IFERROR([.F17]/[.B17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8]/[.D18]*[.C18];&quot;&quot;)" office:value-type="float" office:value="3.56435643564356" calcext:value-type="float">
            <text:p>3.5644</text:p>
          </table:table-cell>
          <table:table-cell table:style-name="ce111" table:formula="of:=IFERROR([.E18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17" table:formula="of:=IFERROR([.F18]/[.B18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6]/[.D6]*[.C6];&quot;&quot;)" office:value-type="float" office:value="33.8155498482372" calcext:value-type="float">
            <text:p>33.8155</text:p>
          </table:table-cell>
          <table:table-cell table:style-name="ce111" table:formula="of:=IFERROR([.E6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17" table:formula="of:=IFERROR([.F6]/[.B6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5" calcext:value-type="float">
            <text:p>4285</text:p>
          </table:table-cell>
          <table:table-cell table:style-name="ce111" table:formula="of:=IFERROR([.B7]/[.D7]*[.C7];&quot;&quot;)" office:value-type="float" office:value="33.7997666277713" calcext:value-type="float">
            <text:p>33.7998</text:p>
          </table:table-cell>
          <table:table-cell table:style-name="ce111" table:formula="of:=IFERROR([.E7]*(1000/[.$B$3]);&quot;&quot;)" office:value-type="float" office:value="67.5995332555426" calcext:value-type="float">
            <text:p>67.5995</text:p>
          </table:table-cell>
          <table:table-cell table:style-name="ce112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17" table:formula="of:=IFERROR([.F7]/[.B7]*1000000;&quot;&quot;)" office:value-type="float" office:value="14469.0781796966" calcext:value-type="float">
            <text:p>14469.07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8" calcext:value-type="float">
            <text:p>4288</text:p>
          </table:table-cell>
          <table:table-cell table:style-name="ce111" table:formula="of:=IFERROR([.B8]/[.D8]*[.C8];&quot;&quot;)" office:value-type="float" office:value="33.7761194029851" calcext:value-type="float">
            <text:p>33.7761</text:p>
          </table:table-cell>
          <table:table-cell table:style-name="ce111" table:formula="of:=IFERROR([.E8]*(1000/[.$B$3]);&quot;&quot;)" office:value-type="float" office:value="67.5522388059702" calcext:value-type="float">
            <text:p>67.5522</text:p>
          </table:table-cell>
          <table:table-cell table:style-name="ce112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17" table:formula="of:=IFERROR([.F8]/[.B8]*1000000;&quot;&quot;)" office:value-type="float" office:value="14458.9552238806" calcext:value-type="float">
            <text:p>14458.95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133" calcext:value-type="float">
            <text:p>4133</text:p>
          </table:table-cell>
          <table:table-cell table:style-name="ce111" table:formula="of:=IFERROR([.B9]/[.D9]*[.C9];&quot;&quot;)" office:value-type="float" office:value="15.8257924026131" calcext:value-type="float">
            <text:p>15.8258</text:p>
          </table:table-cell>
          <table:table-cell table:style-name="ce111" table:formula="of:=IFERROR([.E9]*(1000/[.$B$3]);&quot;&quot;)" office:value-type="float" office:value="31.6515848052262" calcext:value-type="float">
            <text:p>31.6516</text:p>
          </table:table-cell>
          <table:table-cell table:style-name="ce112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17" table:formula="of:=IFERROR([.F9]/[.B9]*1000000;&quot;&quot;)" office:value-type="float" office:value="6774.7398983789" calcext:value-type="float">
            <text:p>6774.73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7" calcext:value-type="float">
            <text:p>4287</text:p>
          </table:table-cell>
          <table:table-cell table:style-name="ce111" table:formula="of:=IFERROR([.B10]/[.D10]*[.C10];&quot;&quot;)" office:value-type="float" office:value="33.7839981338932" calcext:value-type="float">
            <text:p>33.7840</text:p>
          </table:table-cell>
          <table:table-cell table:style-name="ce111" table:formula="of:=IFERROR([.E10]*(1000/[.$B$3]);&quot;&quot;)" office:value-type="float" office:value="67.5679962677863" calcext:value-type="float">
            <text:p>67.5680</text:p>
          </table:table-cell>
          <table:table-cell table:style-name="ce112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17" table:formula="of:=IFERROR([.F10]/[.B10]*1000000;&quot;&quot;)" office:value-type="float" office:value="14462.3279682762" calcext:value-type="float">
            <text:p>14462.32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11]/[.D11]*[.C11];&quot;&quot;)" office:value-type="float" office:value="33.8155498482372" calcext:value-type="float">
            <text:p>33.8155</text:p>
          </table:table-cell>
          <table:table-cell table:style-name="ce111" table:formula="of:=IFERROR([.E11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17" table:formula="of:=IFERROR([.F11]/[.B11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6" calcext:value-type="float">
            <text:p>4286</text:p>
          </table:table-cell>
          <table:table-cell table:style-name="ce111" table:formula="of:=IFERROR([.B12]/[.D12]*[.C12];&quot;&quot;)" office:value-type="float" office:value="33.7918805412972" calcext:value-type="float">
            <text:p>33.7919</text:p>
          </table:table-cell>
          <table:table-cell table:style-name="ce111" table:formula="of:=IFERROR([.E12]*(1000/[.$B$3]);&quot;&quot;)" office:value-type="float" office:value="67.5837610825945" calcext:value-type="float">
            <text:p>67.5838</text:p>
          </table:table-cell>
          <table:table-cell table:style-name="ce112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17" table:formula="of:=IFERROR([.F12]/[.B12]*1000000;&quot;&quot;)" office:value-type="float" office:value="14465.7022865142" calcext:value-type="float">
            <text:p>14465.70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62" calcext:value-type="float">
            <text:p>1662</text:p>
          </table:table-cell>
          <table:table-cell table:style-name="ce111" table:formula="of:=IFERROR([.B13]/[.D13]*[.C13];&quot;&quot;)" office:value-type="float" office:value="6.49819494584838" calcext:value-type="float">
            <text:p>6.4982</text:p>
          </table:table-cell>
          <table:table-cell table:style-name="ce111" table:formula="of:=IFERROR([.E13]*(1000/[.$B$3]);&quot;&quot;)" office:value-type="float" office:value="12.9963898916968" calcext:value-type="float">
            <text:p>12.9964</text:p>
          </table:table-cell>
          <table:table-cell table:style-name="ce112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17" table:formula="of:=IFERROR([.F13]/[.B13]*1000000;&quot;&quot;)" office:value-type="float" office:value="6016.84717208183" calcext:value-type="float">
            <text:p>6016.84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14]/[.D14]*[.C14];&quot;&quot;)" office:value-type="float" office:value="13.3539412673879" calcext:value-type="float">
            <text:p>13.3539</text:p>
          </table:table-cell>
          <table:table-cell table:style-name="ce111" table:formula="of:=IFERROR([.E14]*(1000/[.$B$3]);&quot;&quot;)" office:value-type="float" office:value="26.7078825347759" calcext:value-type="float">
            <text:p>26.7079</text:p>
          </table:table-cell>
          <table:table-cell table:style-name="ce112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17" table:formula="of:=IFERROR([.F14]/[.B14]*1000000;&quot;&quot;)" office:value-type="float" office:value="12364.7604327666" calcext:value-type="float">
            <text:p>12364.76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15]/[.D15]*[.C15];&quot;&quot;)" office:value-type="float" office:value="13.381517811048" calcext:value-type="float">
            <text:p>13.3815</text:p>
          </table:table-cell>
          <table:table-cell table:style-name="ce111" table:formula="of:=IFERROR([.E15]*(1000/[.$B$3]);&quot;&quot;)" office:value-type="float" office:value="26.763035622096" calcext:value-type="float">
            <text:p>26.7630</text:p>
          </table:table-cell>
          <table:table-cell table:style-name="ce112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17" table:formula="of:=IFERROR([.F15]/[.B15]*1000000;&quot;&quot;)" office:value-type="float" office:value="12390.2942694889" calcext:value-type="float">
            <text:p>12390.29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6]/[.D16]*[.C16];&quot;&quot;)" office:value-type="float" office:value="3.24812030075188" calcext:value-type="float">
            <text:p>3.2481</text:p>
          </table:table-cell>
          <table:table-cell table:style-name="ce111" table:formula="of:=IFERROR([.E16]*(1000/[.$B$3]);&quot;&quot;)" office:value-type="float" office:value="6.49624060150376" calcext:value-type="float">
            <text:p>6.4962</text:p>
          </table:table-cell>
          <table:table-cell table:style-name="ce112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17" table:formula="of:=IFERROR([.F16]/[.B16]*1000000;&quot;&quot;)" office:value-type="float" office:value="6015.03759398496" calcext:value-type="float">
            <text:p>6015.0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7]/[.D17]*[.C17];&quot;&quot;)" office:value-type="float" office:value="4.43228454172367" calcext:value-type="float">
            <text:p>4.4323</text:p>
          </table:table-cell>
          <table:table-cell table:style-name="ce111" table:formula="of:=IFERROR([.E17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17" table:formula="of:=IFERROR([.F17]/[.B17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4.4566712517194" calcext:value-type="float">
            <text:p>4.4567</text:p>
          </table:table-cell>
          <table:table-cell table:style-name="ce111" table:formula="of:=IFERROR([.E18]*(1000/[.$B$3]);&quot;&quot;)" office:value-type="float" office:value="8.91334250343879" calcext:value-type="float">
            <text:p>8.9133</text:p>
          </table:table-cell>
          <table:table-cell table:style-name="ce112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17" table:formula="of:=IFERROR([.F18]/[.B18]*1000000;&quot;&quot;)" office:value-type="float" office:value="8253.09491059147" calcext:value-type="float">
            <text:p>8253.09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9]/[.D19]*[.C19];&quot;&quot;)" office:value-type="float" office:value="4.43228454172367" calcext:value-type="float">
            <text:p>4.4323</text:p>
          </table:table-cell>
          <table:table-cell table:style-name="ce111" table:formula="of:=IFERROR([.E19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17" table:formula="of:=IFERROR([.F19]/[.B19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6]/[.D6]*[.C6];&quot;&quot;)" office:value-type="float" office:value="31.1385014596173" calcext:value-type="float">
            <text:p>31.1385</text:p>
          </table:table-cell>
          <table:table-cell table:style-name="ce111" table:formula="of:=IFERROR([.E6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17" table:formula="of:=IFERROR([.F6]/[.B6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8" calcext:value-type="float">
            <text:p>3088</text:p>
          </table:table-cell>
          <table:table-cell table:style-name="ce111" table:formula="of:=IFERROR([.B7]/[.D7]*[.C7];&quot;&quot;)" office:value-type="float" office:value="31.0880829015544" calcext:value-type="float">
            <text:p>31.0881</text:p>
          </table:table-cell>
          <table:table-cell table:style-name="ce111" table:formula="of:=IFERROR([.E7]*(1000/[.$B$3]);&quot;&quot;)" office:value-type="float" office:value="62.1761658031088" calcext:value-type="float">
            <text:p>62.1762</text:p>
          </table:table-cell>
          <table:table-cell table:style-name="ce11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17" table:formula="of:=IFERROR([.F7]/[.B7]*1000000;&quot;&quot;)" office:value-type="float" office:value="15544.0414507772" calcext:value-type="float">
            <text:p>15544.0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8]/[.D8]*[.C8];&quot;&quot;)" office:value-type="float" office:value="31.1385014596173" calcext:value-type="float">
            <text:p>31.1385</text:p>
          </table:table-cell>
          <table:table-cell table:style-name="ce111" table:formula="of:=IFERROR([.E8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17" table:formula="of:=IFERROR([.F8]/[.B8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939" calcext:value-type="float">
            <text:p>2939</text:p>
          </table:table-cell>
          <table:table-cell table:style-name="ce111" table:formula="of:=IFERROR([.B9]/[.D9]*[.C9];&quot;&quot;)" office:value-type="float" office:value="17.6930928887377" calcext:value-type="float">
            <text:p>17.6931</text:p>
          </table:table-cell>
          <table:table-cell table:style-name="ce111" table:formula="of:=IFERROR([.E9]*(1000/[.$B$3]);&quot;&quot;)" office:value-type="float" office:value="35.3861857774753" calcext:value-type="float">
            <text:p>35.3862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54644436884" calcext:value-type="float">
            <text:p>8846.54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553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6" calcext:value-type="float">
            <text:p>3086</text:p>
          </table:table-cell>
          <table:table-cell table:style-name="ce111" table:formula="of:=IFERROR([.B11]/[.D11]*[.C11];&quot;&quot;)" office:value-type="float" office:value="31.1082307193778" calcext:value-type="float">
            <text:p>31.1082</text:p>
          </table:table-cell>
          <table:table-cell table:style-name="ce111" table:formula="of:=IFERROR([.E11]*(1000/[.$B$3]);&quot;&quot;)" office:value-type="float" office:value="62.2164614387557" calcext:value-type="float">
            <text:p>62.2165</text:p>
          </table:table-cell>
          <table:table-cell table:style-name="ce11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17" table:formula="of:=IFERROR([.F11]/[.B11]*1000000;&quot;&quot;)" office:value-type="float" office:value="15554.1153596889" calcext:value-type="float">
            <text:p>15554.11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571" calcext:value-type="float">
            <text:p>2571</text:p>
          </table:table-cell>
          <table:table-cell table:style-name="ce111" table:formula="of:=IFERROR([.B12]/[.D12]*[.C12];&quot;&quot;)" office:value-type="float" office:value="20.4122909373784" calcext:value-type="float">
            <text:p>20.4123</text:p>
          </table:table-cell>
          <table:table-cell table:style-name="ce111" table:formula="of:=IFERROR([.E12]*(1000/[.$B$3]);&quot;&quot;)" office:value-type="float" office:value="40.8245818747569" calcext:value-type="float">
            <text:p>40.8246</text:p>
          </table:table-cell>
          <table:table-cell table:style-name="ce11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17" table:formula="of:=IFERROR([.F12]/[.B12]*1000000;&quot;&quot;)" office:value-type="float" office:value="15558.1485803189" calcext:value-type="float">
            <text:p>15558.14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 Continuous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525" calcext:value-type="float">
            <text:p>2525</text:p>
          </table:table-cell>
          <table:table-cell table:style-name="ce111" table:formula="of:=IFERROR([.B13]/[.D13]*[.C13];&quot;&quot;)" office:value-type="float" office:value="14.5489108910891" calcext:value-type="float">
            <text:p>14.5489</text:p>
          </table:table-cell>
          <table:table-cell table:style-name="ce111" table:formula="of:=IFERROR([.E13]*(1000/[.$B$3]);&quot;&quot;)" office:value-type="float" office:value="29.0978217821782" calcext:value-type="float">
            <text:p>29.0978</text:p>
          </table:table-cell>
          <table:table-cell table:style-name="ce11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17" table:formula="of:=IFERROR([.F13]/[.B13]*1000000;&quot;&quot;)" office:value-type="float" office:value="11089.1089108911" calcext:value-type="float">
            <text:p>11089.10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8.51231527093596" calcext:value-type="float">
            <text:p>8.5123</text:p>
          </table:table-cell>
          <table:table-cell table:style-name="ce111" table:formula="of:=IFERROR([.E14]*(1000/[.$B$3]);&quot;&quot;)" office:value-type="float" office:value="17.0246305418719" calcext:value-type="float">
            <text:p>17.0246</text:p>
          </table:table-cell>
          <table:table-cell table:style-name="ce11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17" table:formula="of:=IFERROR([.F14]/[.B14]*1000000;&quot;&quot;)" office:value-type="float" office:value="7881.77339901478" calcext:value-type="float">
            <text:p>7881.7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611" calcext:value-type="float">
            <text:p>1611</text:p>
          </table:table-cell>
          <table:table-cell table:style-name="ce111" table:formula="of:=IFERROR([.B15]/[.D15]*[.C15];&quot;&quot;)" office:value-type="float" office:value="12.0670391061453" calcext:value-type="float">
            <text:p>12.0670</text:p>
          </table:table-cell>
          <table:table-cell table:style-name="ce111" table:formula="of:=IFERROR([.E15]*(1000/[.$B$3]);&quot;&quot;)" office:value-type="float" office:value="24.1340782122905" calcext:value-type="float">
            <text:p>24.1341</text:p>
          </table:table-cell>
          <table:table-cell table:style-name="ce11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17" table:formula="of:=IFERROR([.F15]/[.B15]*1000000;&quot;&quot;)" office:value-type="float" office:value="11173.1843575419" calcext:value-type="float">
            <text:p>11173.1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6]/[.D16]*[.C16];&quot;&quot;)" office:value-type="float" office:value="6.76409185803758" calcext:value-type="float">
            <text:p>6.7641</text:p>
          </table:table-cell>
          <table:table-cell table:style-name="ce111" table:formula="of:=IFERROR([.E16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17" table:formula="of:=IFERROR([.F16]/[.B16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7]/[.D17]*[.C17];&quot;&quot;)" office:value-type="float" office:value="6.76409185803758" calcext:value-type="float">
            <text:p>6.7641</text:p>
          </table:table-cell>
          <table:table-cell table:style-name="ce111" table:formula="of:=IFERROR([.E17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17" table:formula="of:=IFERROR([.F17]/[.B17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18]/[.D18]*[.C18];&quot;&quot;)" office:value-type="float" office:value="3.48387096774194" calcext:value-type="float">
            <text:p>3.4839</text:p>
          </table:table-cell>
          <table:table-cell table:style-name="ce111" table:formula="of:=IFERROR([.E18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17" table:formula="of:=IFERROR([.F18]/[.B18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2" calcext:value-type="float">
            <text:p>622</text:p>
          </table:table-cell>
          <table:table-cell table:style-name="ce111" table:formula="of:=IFERROR([.B19]/[.D19]*[.C19];&quot;&quot;)" office:value-type="float" office:value="3.47266881028939" calcext:value-type="float">
            <text:p>3.4727</text:p>
          </table:table-cell>
          <table:table-cell table:style-name="ce111" table:formula="of:=IFERROR([.E19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17" table:formula="of:=IFERROR([.F19]/[.B19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0]/[.D20]*[.C20];&quot;&quot;)" office:value-type="float" office:value="3.48387096774194" calcext:value-type="float">
            <text:p>3.4839</text:p>
          </table:table-cell>
          <table:table-cell table:style-name="ce111" table:formula="of:=IFERROR([.E20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17" table:formula="of:=IFERROR([.F20]/[.B20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1]/[.D21]*[.C21];&quot;&quot;)" office:value-type="float" office:value="3.48387096774194" calcext:value-type="float">
            <text:p>3.4839</text:p>
          </table:table-cell>
          <table:table-cell table:style-name="ce111" table:formula="of:=IFERROR([.E21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17" table:formula="of:=IFERROR([.F21]/[.B21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2]/[.D22]*[.C22];&quot;&quot;)" office:value-type="float" office:value="3.38557993730408" calcext:value-type="float">
            <text:p>3.3856</text:p>
          </table:table-cell>
          <table:table-cell table:style-name="ce111" table:formula="of:=IFERROR([.E22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17" table:formula="of:=IFERROR([.F22]/[.B22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3]/[.D23]*[.C23];&quot;&quot;)" office:value-type="float" office:value="3.38557993730408" calcext:value-type="float">
            <text:p>3.3856</text:p>
          </table:table-cell>
          <table:table-cell table:style-name="ce111" table:formula="of:=IFERROR([.E23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17" table:formula="of:=IFERROR([.F23]/[.B23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4]/[.D24]*[.C24];&quot;&quot;)" office:value-type="float" office:value="3.38557993730408" calcext:value-type="float">
            <text:p>3.3856</text:p>
          </table:table-cell>
          <table:table-cell table:style-name="ce111" table:formula="of:=IFERROR([.E24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17" table:formula="of:=IFERROR([.F24]/[.B24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9" calcext:value-type="float">
            <text:p>639</text:p>
          </table:table-cell>
          <table:table-cell table:style-name="ce111" table:formula="of:=IFERROR([.B25]/[.D25]*[.C25];&quot;&quot;)" office:value-type="float" office:value="3.38028169014084" calcext:value-type="float">
            <text:p>3.3803</text:p>
          </table:table-cell>
          <table:table-cell table:style-name="ce111" table:formula="of:=IFERROR([.E25]*(1000/[.$B$3]);&quot;&quot;)" office:value-type="float" office:value="6.76056338028169" calcext:value-type="float">
            <text:p>6.7606</text:p>
          </table:table-cell>
          <table:table-cell table:style-name="ce11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17" table:formula="of:=IFERROR([.F25]/[.B25]*1000000;&quot;&quot;)" office:value-type="float" office:value="6259.78090766823" calcext:value-type="float">
            <text:p>6259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6]/[.D6]*[.C6];&quot;&quot;)" office:value-type="float" office:value="39.3914090726616" calcext:value-type="float">
            <text:p>39.3914</text:p>
          </table:table-cell>
          <table:table-cell table:style-name="ce111" table:formula="of:=IFERROR([.E6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17" table:formula="of:=IFERROR([.F6]/[.B6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0" calcext:value-type="float">
            <text:p>4980</text:p>
          </table:table-cell>
          <table:table-cell table:style-name="ce111" table:formula="of:=IFERROR([.B7]/[.D7]*[.C7];&quot;&quot;)" office:value-type="float" office:value="39.4072289156626" calcext:value-type="float">
            <text:p>39.4072</text:p>
          </table:table-cell>
          <table:table-cell table:style-name="ce111" table:formula="of:=IFERROR([.E7]*(1000/[.$B$3]);&quot;&quot;)" office:value-type="float" office:value="78.8144578313253" calcext:value-type="float">
            <text:p>78.8145</text:p>
          </table:table-cell>
          <table:table-cell table:style-name="ce112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17" table:formula="of:=IFERROR([.F7]/[.B7]*1000000;&quot;&quot;)" office:value-type="float" office:value="14859.437751004" calcext:value-type="float">
            <text:p>14859.4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75" calcext:value-type="float">
            <text:p>4975</text:p>
          </table:table-cell>
          <table:table-cell table:style-name="ce111" table:formula="of:=IFERROR([.B8]/[.D8]*[.C8];&quot;&quot;)" office:value-type="float" office:value="39.4468341708543" calcext:value-type="float">
            <text:p>39.4468</text:p>
          </table:table-cell>
          <table:table-cell table:style-name="ce111" table:formula="of:=IFERROR([.E8]*(1000/[.$B$3]);&quot;&quot;)" office:value-type="float" office:value="78.8936683417086" calcext:value-type="float">
            <text:p>78.8937</text:p>
          </table:table-cell>
          <table:table-cell table:style-name="ce112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17" table:formula="of:=IFERROR([.F8]/[.B8]*1000000;&quot;&quot;)" office:value-type="float" office:value="14874.3718592965" calcext:value-type="float">
            <text:p>14874.37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9]/[.D9]*[.C9];&quot;&quot;)" office:value-type="float" office:value="39.3914090726616" calcext:value-type="float">
            <text:p>39.3914</text:p>
          </table:table-cell>
          <table:table-cell table:style-name="ce111" table:formula="of:=IFERROR([.E9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17" table:formula="of:=IFERROR([.F9]/[.B9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339" calcext:value-type="float">
            <text:p>3339</text:p>
          </table:table-cell>
          <table:table-cell table:style-name="ce111" table:formula="of:=IFERROR([.B10]/[.D10]*[.C10];&quot;&quot;)" office:value-type="float" office:value="1.5884995507637" calcext:value-type="float">
            <text:p>1.5885</text:p>
          </table:table-cell>
          <table:table-cell table:style-name="ce111" table:formula="of:=IFERROR([.E10]*(1000/[.$B$3]);&quot;&quot;)" office:value-type="float" office:value="3.1769991015274" calcext:value-type="float">
            <text:p>3.1770</text:p>
          </table:table-cell>
          <table:table-cell table:style-name="ce112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17" table:formula="of:=IFERROR([.F10]/[.B10]*1000000;&quot;&quot;)" office:value-type="float" office:value="598.981731057203" calcext:value-type="float">
            <text:p>598.98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76" calcext:value-type="float">
            <text:p>2576</text:p>
          </table:table-cell>
          <table:table-cell table:style-name="ce111" table:formula="of:=IFERROR([.B11]/[.D11]*[.C11];&quot;&quot;)" office:value-type="float" office:value="2.05900621118012" calcext:value-type="float">
            <text:p>2.0590</text:p>
          </table:table-cell>
          <table:table-cell table:style-name="ce111" table:formula="of:=IFERROR([.E11]*(1000/[.$B$3]);&quot;&quot;)" office:value-type="float" office:value="4.11801242236025" calcext:value-type="float">
            <text:p>4.1180</text:p>
          </table:table-cell>
          <table:table-cell table:style-name="ce112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17" table:formula="of:=IFERROR([.F11]/[.B11]*1000000;&quot;&quot;)" office:value-type="float" office:value="776.39751552795" calcext:value-type="float">
            <text:p>776.39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12]/[.D12]*[.C12];&quot;&quot;)" office:value-type="float" office:value="15.5076923076923" calcext:value-type="float">
            <text:p>15.5077</text:p>
          </table:table-cell>
          <table:table-cell table:style-name="ce111" table:formula="of:=IFERROR([.E12]*(1000/[.$B$3]);&quot;&quot;)" office:value-type="float" office:value="31.0153846153846" calcext:value-type="float">
            <text:p>31.0154</text:p>
          </table:table-cell>
          <table:table-cell table:style-name="ce112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17" table:formula="of:=IFERROR([.F12]/[.B12]*1000000;&quot;&quot;)" office:value-type="float" office:value="14358.9743589744" calcext:value-type="float">
            <text:p>14358.97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3]/[.D13]*[.C13];&quot;&quot;)" office:value-type="float" office:value="15.5395683453237" calcext:value-type="float">
            <text:p>15.5396</text:p>
          </table:table-cell>
          <table:table-cell table:style-name="ce111" table:formula="of:=IFERROR([.E13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17" table:formula="of:=IFERROR([.F13]/[.B13]*1000000;&quot;&quot;)" office:value-type="float" office:value="14388.4892086331" calcext:value-type="float">
            <text:p>14388.48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007" calcext:value-type="float">
            <text:p>1007</text:p>
          </table:table-cell>
          <table:table-cell table:style-name="ce111" table:formula="of:=IFERROR([.B14]/[.D14]*[.C14];&quot;&quot;)" office:value-type="float" office:value="7.50744786494538" calcext:value-type="float">
            <text:p>7.5074</text:p>
          </table:table-cell>
          <table:table-cell table:style-name="ce111" table:formula="of:=IFERROR([.E14]*(1000/[.$B$3]);&quot;&quot;)" office:value-type="float" office:value="15.0148957298908" calcext:value-type="float">
            <text:p>15.0149</text:p>
          </table:table-cell>
          <table:table-cell table:style-name="ce112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17" table:formula="of:=IFERROR([.F14]/[.B14]*1000000;&quot;&quot;)" office:value-type="float" office:value="13902.6812313803" calcext:value-type="float">
            <text:p>13902.68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63" calcext:value-type="float">
            <text:p>863</text:p>
          </table:table-cell>
          <table:table-cell table:style-name="ce111" table:formula="of:=IFERROR([.B15]/[.D15]*[.C15];&quot;&quot;)" office:value-type="float" office:value="7.50869061413673" calcext:value-type="float">
            <text:p>7.5087</text:p>
          </table:table-cell>
          <table:table-cell table:style-name="ce111" table:formula="of:=IFERROR([.E15]*(1000/[.$B$3]);&quot;&quot;)" office:value-type="float" office:value="15.0173812282735" calcext:value-type="float">
            <text:p>15.0174</text:p>
          </table:table-cell>
          <table:table-cell table:style-name="ce112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17" table:formula="of:=IFERROR([.F15]/[.B15]*1000000;&quot;&quot;)" office:value-type="float" office:value="13904.9826187717" calcext:value-type="float">
            <text:p>13904.98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6]/[.D16]*[.C16];&quot;&quot;)" office:value-type="float" office:value="7.72348033373063" calcext:value-type="float">
            <text:p>7.7235</text:p>
          </table:table-cell>
          <table:table-cell table:style-name="ce111" table:formula="of:=IFERROR([.E16]*(1000/[.$B$3]);&quot;&quot;)" office:value-type="float" office:value="15.4469606674613" calcext:value-type="float">
            <text:p>15.4470</text:p>
          </table:table-cell>
          <table:table-cell table:style-name="ce112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17" table:formula="of:=IFERROR([.F16]/[.B16]*1000000;&quot;&quot;)" office:value-type="float" office:value="14302.7413587604" calcext:value-type="float">
            <text:p>14302.7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12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11" calcext:value-type="float">
            <text:p>611</text:p>
          </table:table-cell>
          <table:table-cell table:style-name="ce111" table:formula="of:=IFERROR([.B17]/[.D17]*[.C17];&quot;&quot;)" office:value-type="float" office:value="3.53518821603928" calcext:value-type="float">
            <text:p>3.5352</text:p>
          </table:table-cell>
          <table:table-cell table:style-name="ce111" table:formula="of:=IFERROR([.E17]*(1000/[.$B$3]);&quot;&quot;)" office:value-type="float" office:value="7.07037643207856" calcext:value-type="float">
            <text:p>7.0704</text:p>
          </table:table-cell>
          <table:table-cell table:style-name="ce112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17" table:formula="of:=IFERROR([.F17]/[.B17]*1000000;&quot;&quot;)" office:value-type="float" office:value="9819.96726677578" calcext:value-type="float">
            <text:p>9819.9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9" calcext:value-type="float">
            <text:p>4109</text:p>
          </table:table-cell>
          <table:table-cell table:style-name="ce111" table:formula="of:=IFERROR([.B6]/[.D6]*[.C6];&quot;&quot;)" office:value-type="float" office:value="34.8522754928206" calcext:value-type="float">
            <text:p>34.8523</text:p>
          </table:table-cell>
          <table:table-cell table:style-name="ce111" table:formula="of:=IFERROR([.E6]*(1000/[.$B$3]);&quot;&quot;)" office:value-type="float" office:value="69.7045509856413" calcext:value-type="float">
            <text:p>69.7046</text:p>
          </table:table-cell>
          <table:table-cell table:style-name="ce112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17" table:formula="of:=IFERROR([.F6]/[.B6]*1000000;&quot;&quot;)" office:value-type="float" office:value="13141.8836699927" calcext:value-type="float">
            <text:p>13141.88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8" calcext:value-type="float">
            <text:p>4108</text:p>
          </table:table-cell>
          <table:table-cell table:style-name="ce111" table:formula="of:=IFERROR([.B7]/[.D7]*[.C7];&quot;&quot;)" office:value-type="float" office:value="34.8607594936709" calcext:value-type="float">
            <text:p>34.8608</text:p>
          </table:table-cell>
          <table:table-cell table:style-name="ce111" table:formula="of:=IFERROR([.E7]*(1000/[.$B$3]);&quot;&quot;)" office:value-type="float" office:value="69.7215189873418" calcext:value-type="float">
            <text:p>69.7215</text:p>
          </table:table-cell>
          <table:table-cell table:style-name="ce112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17" table:formula="of:=IFERROR([.F7]/[.B7]*1000000;&quot;&quot;)" office:value-type="float" office:value="13145.0827653359" calcext:value-type="float">
            <text:p>13145.08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10" calcext:value-type="float">
            <text:p>4110</text:p>
          </table:table-cell>
          <table:table-cell table:style-name="ce111" table:formula="of:=IFERROR([.B8]/[.D8]*[.C8];&quot;&quot;)" office:value-type="float" office:value="34.843795620438" calcext:value-type="float">
            <text:p>34.8438</text:p>
          </table:table-cell>
          <table:table-cell table:style-name="ce111" table:formula="of:=IFERROR([.E8]*(1000/[.$B$3]);&quot;&quot;)" office:value-type="float" office:value="69.6875912408759" calcext:value-type="float">
            <text:p>69.6876</text:p>
          </table:table-cell>
          <table:table-cell table:style-name="ce112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17" table:formula="of:=IFERROR([.F8]/[.B8]*1000000;&quot;&quot;)" office:value-type="float" office:value="13138.6861313869" calcext:value-type="float">
            <text:p>13138.68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7" calcext:value-type="float">
            <text:p>4037</text:p>
          </table:table-cell>
          <table:table-cell table:style-name="ce111" table:formula="of:=IFERROR([.B9]/[.D9]*[.C9];&quot;&quot;)" office:value-type="float" office:value="19.7077037404013" calcext:value-type="float">
            <text:p>19.7077</text:p>
          </table:table-cell>
          <table:table-cell table:style-name="ce111" table:formula="of:=IFERROR([.E9]*(1000/[.$B$3]);&quot;&quot;)" office:value-type="float" office:value="39.4154074808026" calcext:value-type="float">
            <text:p>39.4154</text:p>
          </table:table-cell>
          <table:table-cell table:style-name="ce112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17" table:formula="of:=IFERROR([.F9]/[.B9]*1000000;&quot;&quot;)" office:value-type="float" office:value="7431.26083725539" calcext:value-type="float">
            <text:p>7431.26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2k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742" calcext:value-type="float">
            <text:p>2742</text:p>
          </table:table-cell>
          <table:table-cell table:style-name="ce111" table:formula="of:=IFERROR([.B10]/[.D10]*[.C10];&quot;&quot;)" office:value-type="float" office:value="34.8183807439825" calcext:value-type="float">
            <text:p>34.8184</text:p>
          </table:table-cell>
          <table:table-cell table:style-name="ce111" table:formula="of:=IFERROR([.E10]*(1000/[.$B$3]);&quot;&quot;)" office:value-type="float" office:value="69.636761487965" calcext:value-type="float">
            <text:p>69.6368</text:p>
          </table:table-cell>
          <table:table-cell table:style-name="ce112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17" table:formula="of:=IFERROR([.F10]/[.B10]*1000000;&quot;&quot;)" office:value-type="float" office:value="13129.102844639" calcext:value-type="float">
            <text:p>13129.1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0" calcext:value-type="float">
            <text:p>4030</text:p>
          </table:table-cell>
          <table:table-cell table:style-name="ce111" table:formula="of:=IFERROR([.B11]/[.D11]*[.C11];&quot;&quot;)" office:value-type="float" office:value="19.741935483871" calcext:value-type="float">
            <text:p>19.7419</text:p>
          </table:table-cell>
          <table:table-cell table:style-name="ce111" table:formula="of:=IFERROR([.E11]*(1000/[.$B$3]);&quot;&quot;)" office:value-type="float" office:value="39.4838709677419" calcext:value-type="float">
            <text:p>39.4839</text:p>
          </table:table-cell>
          <table:table-cell table:style-name="ce112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17" table:formula="of:=IFERROR([.F11]/[.B11]*1000000;&quot;&quot;)" office:value-type="float" office:value="7444.16873449132" calcext:value-type="float">
            <text:p>7444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20" calcext:value-type="float">
            <text:p>2820</text:p>
          </table:table-cell>
          <table:table-cell table:style-name="ce111" table:formula="of:=IFERROR([.B12]/[.D12]*[.C12];&quot;&quot;)" office:value-type="float" office:value="1.88085106382979" calcext:value-type="float">
            <text:p>1.8809</text:p>
          </table:table-cell>
          <table:table-cell table:style-name="ce111" table:formula="of:=IFERROR([.E12]*(1000/[.$B$3]);&quot;&quot;)" office:value-type="float" office:value="3.76170212765957" calcext:value-type="float">
            <text:p>3.7617</text:p>
          </table:table-cell>
          <table:table-cell table:style-name="ce112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17" table:formula="of:=IFERROR([.F12]/[.B12]*1000000;&quot;&quot;)" office:value-type="float" office:value="709.219858156028" calcext:value-type="float">
            <text:p>709.21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83" calcext:value-type="float">
            <text:p>2883</text:p>
          </table:table-cell>
          <table:table-cell table:style-name="ce111" table:formula="of:=IFERROR([.B13]/[.D13]*[.C13];&quot;&quot;)" office:value-type="float" office:value="1.83975026014568" calcext:value-type="float">
            <text:p>1.8398</text:p>
          </table:table-cell>
          <table:table-cell table:style-name="ce111" table:formula="of:=IFERROR([.E13]*(1000/[.$B$3]);&quot;&quot;)" office:value-type="float" office:value="3.67950052029136" calcext:value-type="float">
            <text:p>3.6795</text:p>
          </table:table-cell>
          <table:table-cell table:style-name="ce112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17" table:formula="of:=IFERROR([.F13]/[.B13]*1000000;&quot;&quot;)" office:value-type="float" office:value="693.721817551162" calcext:value-type="float">
            <text:p>693.7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4]/[.D14]*[.C14];&quot;&quot;)" office:value-type="float" office:value="7.76978417266187" calcext:value-type="float">
            <text:p>7.7698</text:p>
          </table:table-cell>
          <table:table-cell table:style-name="ce111" table:formula="of:=IFERROR([.E14]*(1000/[.$B$3]);&quot;&quot;)" office:value-type="float" office:value="15.5395683453237" calcext:value-type="float">
            <text:p>15.5396</text:p>
          </table:table-cell>
          <table:table-cell table:style-name="ce112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17" table:formula="of:=IFERROR([.F14]/[.B14]*1000000;&quot;&quot;)" office:value-type="float" office:value="7194.24460431655" calcext:value-type="float">
            <text:p>7194.2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15]/[.D15]*[.C15];&quot;&quot;)" office:value-type="float" office:value="7.76579352850539" calcext:value-type="float">
            <text:p>7.7658</text:p>
          </table:table-cell>
          <table:table-cell table:style-name="ce111" table:formula="of:=IFERROR([.E15]*(1000/[.$B$3]);&quot;&quot;)" office:value-type="float" office:value="15.5315870570108" calcext:value-type="float">
            <text:p>15.5316</text:p>
          </table:table-cell>
          <table:table-cell table:style-name="ce112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17" table:formula="of:=IFERROR([.F15]/[.B15]*1000000;&quot;&quot;)" office:value-type="float" office:value="7190.54956343092" calcext:value-type="float">
            <text:p>7190.54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6" calcext:value-type="float">
            <text:p>576</text:p>
          </table:table-cell>
          <table:table-cell table:style-name="ce111" table:formula="of:=IFERROR([.B16]/[.D16]*[.C16];&quot;&quot;)" office:value-type="float" office:value="3.75" calcext:value-type="float">
            <text:p>3.7500</text:p>
          </table:table-cell>
          <table:table-cell table:style-name="ce111" table:formula="of:=IFERROR([.E16]*(1000/[.$B$3]);&quot;&quot;)" office:value-type="float" office:value="7.5" calcext:value-type="float">
            <text:p>7.5000</text:p>
          </table:table-cell>
          <table:table-cell table:style-name="ce112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17" table:formula="of:=IFERROR([.F16]/[.B16]*1000000;&quot;&quot;)" office:value-type="float" office:value="6944.44444444444" calcext:value-type="float">
            <text:p>6944.4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8" calcext:value-type="float">
            <text:p>818</text:p>
          </table:table-cell>
          <table:table-cell table:style-name="ce111" table:formula="of:=IFERROR([.B17]/[.D17]*[.C17];&quot;&quot;)" office:value-type="float" office:value="3.96088019559902" calcext:value-type="float">
            <text:p>3.9609</text:p>
          </table:table-cell>
          <table:table-cell table:style-name="ce111" table:formula="of:=IFERROR([.E17]*(1000/[.$B$3]);&quot;&quot;)" office:value-type="float" office:value="7.92176039119804" calcext:value-type="float">
            <text:p>7.9218</text:p>
          </table:table-cell>
          <table:table-cell table:style-name="ce112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17" table:formula="of:=IFERROR([.F17]/[.B17]*1000000;&quot;&quot;)" office:value-type="float" office:value="7334.96332518337" calcext:value-type="float">
            <text:p>7334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6" calcext:value-type="float">
            <text:p>816</text:p>
          </table:table-cell>
          <table:table-cell table:style-name="ce111" table:formula="of:=IFERROR([.B18]/[.D18]*[.C18];&quot;&quot;)" office:value-type="float" office:value="3.97058823529412" calcext:value-type="float">
            <text:p>3.9706</text:p>
          </table:table-cell>
          <table:table-cell table:style-name="ce111" table:formula="of:=IFERROR([.E18]*(1000/[.$B$3]);&quot;&quot;)" office:value-type="float" office:value="7.94117647058824" calcext:value-type="float">
            <text:p>7.9412</text:p>
          </table:table-cell>
          <table:table-cell table:style-name="ce112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17" table:formula="of:=IFERROR([.F18]/[.B1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09" calcext:value-type="float">
            <text:p>509</text:p>
          </table:table-cell>
          <table:table-cell table:style-name="ce111" table:formula="of:=IFERROR([.B19]/[.D19]*[.C19];&quot;&quot;)" office:value-type="float" office:value="4.24361493123772" calcext:value-type="float">
            <text:p>4.2436</text:p>
          </table:table-cell>
          <table:table-cell table:style-name="ce111" table:formula="of:=IFERROR([.E19]*(1000/[.$B$3]);&quot;&quot;)" office:value-type="float" office:value="8.48722986247544" calcext:value-type="float">
            <text:p>8.4872</text:p>
          </table:table-cell>
          <table:table-cell table:style-name="ce112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17" table:formula="of:=IFERROR([.F19]/[.B19]*1000000;&quot;&quot;)" office:value-type="float" office:value="7858.54616895874" calcext:value-type="float">
            <text:p>7858.54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2" calcext:value-type="float">
            <text:p>4422</text:p>
          </table:table-cell>
          <table:table-cell table:style-name="ce111" table:formula="of:=IFERROR([.B6]/[.D6]*[.C6];&quot;&quot;)" office:value-type="float" office:value="50.1492537313433" calcext:value-type="float">
            <text:p>50.1493</text:p>
          </table:table-cell>
          <table:table-cell table:style-name="ce111" table:formula="of:=IFERROR([.E6]*(1000/[.$B$3]);&quot;&quot;)" office:value-type="float" office:value="100.298507462687" calcext:value-type="float">
            <text:p>100.2985</text:p>
          </table:table-cell>
          <table:table-cell table:style-name="ce11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17" table:formula="of:=IFERROR([.F6]/[.B6]*1000000;&quot;&quot;)" office:value-type="float" office:value="15829.9412030755" calcext:value-type="float">
            <text:p>15829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6" calcext:value-type="float">
            <text:p>4426</text:p>
          </table:table-cell>
          <table:table-cell table:style-name="ce111" table:formula="of:=IFERROR([.B7]/[.D7]*[.C7];&quot;&quot;)" office:value-type="float" office:value="50.1039313149571" calcext:value-type="float">
            <text:p>50.1039</text:p>
          </table:table-cell>
          <table:table-cell table:style-name="ce111" table:formula="of:=IFERROR([.E7]*(1000/[.$B$3]);&quot;&quot;)" office:value-type="float" office:value="100.207862629914" calcext:value-type="float">
            <text:p>100.2079</text:p>
          </table:table-cell>
          <table:table-cell table:style-name="ce11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17" table:formula="of:=IFERROR([.F7]/[.B7]*1000000;&quot;&quot;)" office:value-type="float" office:value="15815.6348847718" calcext:value-type="float">
            <text:p>15815.63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5" calcext:value-type="float">
            <text:p>4165</text:p>
          </table:table-cell>
          <table:table-cell table:style-name="ce111" table:formula="of:=IFERROR([.B8]/[.D8]*[.C8];&quot;&quot;)" office:value-type="float" office:value="27.3824729891957" calcext:value-type="float">
            <text:p>27.3825</text:p>
          </table:table-cell>
          <table:table-cell table:style-name="ce111" table:formula="of:=IFERROR([.E8]*(1000/[.$B$3]);&quot;&quot;)" office:value-type="float" office:value="54.7649459783914" calcext:value-type="float">
            <text:p>54.7649</text:p>
          </table:table-cell>
          <table:table-cell table:style-name="ce11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17" table:formula="of:=IFERROR([.F8]/[.B8]*1000000;&quot;&quot;)" office:value-type="float" office:value="8643.45738295318" calcext:value-type="float">
            <text:p>8643.45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4298" calcext:value-type="float">
            <text:p>4298</text:p>
          </table:table-cell>
          <table:table-cell table:style-name="ce111" table:formula="of:=IFERROR([.B9]/[.D9]*[.C9];&quot;&quot;)" office:value-type="float" office:value="50.1219171707771" calcext:value-type="float">
            <text:p>50.1219</text:p>
          </table:table-cell>
          <table:table-cell table:style-name="ce111" table:formula="of:=IFERROR([.E9]*(1000/[.$B$3]);&quot;&quot;)" office:value-type="float" office:value="100.243834341554" calcext:value-type="float">
            <text:p>100.2438</text:p>
          </table:table-cell>
          <table:table-cell table:style-name="ce11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17" table:formula="of:=IFERROR([.F9]/[.B9]*1000000;&quot;&quot;)" office:value-type="float" office:value="15821.3122382503" calcext:value-type="float">
            <text:p>15821.3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8" calcext:value-type="float">
            <text:p>4428</text:p>
          </table:table-cell>
          <table:table-cell table:style-name="ce111" table:formula="of:=IFERROR([.B10]/[.D10]*[.C10];&quot;&quot;)" office:value-type="float" office:value="50.0813008130081" calcext:value-type="float">
            <text:p>50.0813</text:p>
          </table:table-cell>
          <table:table-cell table:style-name="ce111" table:formula="of:=IFERROR([.E10]*(1000/[.$B$3]);&quot;&quot;)" office:value-type="float" office:value="100.162601626016" calcext:value-type="float">
            <text:p>100.1626</text:p>
          </table:table-cell>
          <table:table-cell table:style-name="ce11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17" table:formula="of:=IFERROR([.F10]/[.B10]*1000000;&quot;&quot;)" office:value-type="float" office:value="15808.4914182475" calcext:value-type="float">
            <text:p>15808.4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1" calcext:value-type="float">
            <text:p>4161</text:p>
          </table:table-cell>
          <table:table-cell table:style-name="ce111" table:formula="of:=IFERROR([.B11]/[.D11]*[.C11];&quot;&quot;)" office:value-type="float" office:value="27.408795962509" calcext:value-type="float">
            <text:p>27.4088</text:p>
          </table:table-cell>
          <table:table-cell table:style-name="ce111" table:formula="of:=IFERROR([.E11]*(1000/[.$B$3]);&quot;&quot;)" office:value-type="float" office:value="54.817591925018" calcext:value-type="float">
            <text:p>54.8176</text:p>
          </table:table-cell>
          <table:table-cell table:style-name="ce11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17" table:formula="of:=IFERROR([.F11]/[.B11]*1000000;&quot;&quot;)" office:value-type="float" office:value="8651.76640230714" calcext:value-type="float">
            <text:p>8651.76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66" calcext:value-type="float">
            <text:p>2066</text:p>
          </table:table-cell>
          <table:table-cell table:style-name="ce111" table:formula="of:=IFERROR([.B12]/[.D12]*[.C12];&quot;&quot;)" office:value-type="float" office:value="12.5459825750242" calcext:value-type="float">
            <text:p>12.5460</text:p>
          </table:table-cell>
          <table:table-cell table:style-name="ce111" table:formula="of:=IFERROR([.E12]*(1000/[.$B$3]);&quot;&quot;)" office:value-type="float" office:value="25.0919651500484" calcext:value-type="float">
            <text:p>25.0920</text:p>
          </table:table-cell>
          <table:table-cell table:style-name="ce11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17" table:formula="of:=IFERROR([.F12]/[.B12]*1000000;&quot;&quot;)" office:value-type="float" office:value="11616.6505324298" calcext:value-type="float">
            <text:p>11616.65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36" calcext:value-type="float">
            <text:p>2036</text:p>
          </table:table-cell>
          <table:table-cell table:style-name="ce111" table:formula="of:=IFERROR([.B13]/[.D13]*[.C13];&quot;&quot;)" office:value-type="float" office:value="15.9135559921415" calcext:value-type="float">
            <text:p>15.9136</text:p>
          </table:table-cell>
          <table:table-cell table:style-name="ce111" table:formula="of:=IFERROR([.E13]*(1000/[.$B$3]);&quot;&quot;)" office:value-type="float" office:value="31.8271119842829" calcext:value-type="float">
            <text:p>31.8271</text:p>
          </table:table-cell>
          <table:table-cell table:style-name="ce11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17" table:formula="of:=IFERROR([.F13]/[.B13]*1000000;&quot;&quot;)" office:value-type="float" office:value="14734.7740667976" calcext:value-type="float">
            <text:p>14734.77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1" calcext:value-type="float">
            <text:p>591</text:p>
          </table:table-cell>
          <table:table-cell table:style-name="ce111" table:formula="of:=IFERROR([.B14]/[.D14]*[.C14];&quot;&quot;)" office:value-type="float" office:value="3.65482233502538" calcext:value-type="float">
            <text:p>3.6548</text:p>
          </table:table-cell>
          <table:table-cell table:style-name="ce111" table:formula="of:=IFERROR([.E14]*(1000/[.$B$3]);&quot;&quot;)" office:value-type="float" office:value="7.30964467005076" calcext:value-type="float">
            <text:p>7.3096</text:p>
          </table:table-cell>
          <table:table-cell table:style-name="ce11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17" table:formula="of:=IFERROR([.F14]/[.B14]*1000000;&quot;&quot;)" office:value-type="float" office:value="6768.18950930626" calcext:value-type="float">
            <text:p>6768.1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15]/[.D15]*[.C15];&quot;&quot;)" office:value-type="float" office:value="6.48259303721489" calcext:value-type="float">
            <text:p>6.4826</text:p>
          </table:table-cell>
          <table:table-cell table:style-name="ce111" table:formula="of:=IFERROR([.E15]*(1000/[.$B$3]);&quot;&quot;)" office:value-type="float" office:value="12.9651860744298" calcext:value-type="float">
            <text:p>12.9652</text:p>
          </table:table-cell>
          <table:table-cell table:style-name="ce11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17" table:formula="of:=IFERROR([.F15]/[.B15]*1000000;&quot;&quot;)" office:value-type="float" office:value="12004.8019207683" calcext:value-type="float">
            <text:p>12004.8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6]/[.D16]*[.C16];&quot;&quot;)" office:value-type="float" office:value="6.4767616191904" calcext:value-type="float">
            <text:p>6.4768</text:p>
          </table:table-cell>
          <table:table-cell table:style-name="ce111" table:formula="of:=IFERROR([.E16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17" table:formula="of:=IFERROR([.F16]/[.B16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7]/[.D17]*[.C17];&quot;&quot;)" office:value-type="float" office:value="6.4767616191904" calcext:value-type="float">
            <text:p>6.4768</text:p>
          </table:table-cell>
          <table:table-cell table:style-name="ce111" table:formula="of:=IFERROR([.E17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17" table:formula="of:=IFERROR([.F17]/[.B17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18" calcext:value-type="float">
            <text:p>4918</text:p>
          </table:table-cell>
          <table:table-cell table:style-name="ce111" table:formula="of:=IFERROR([.B6]/[.D6]*[.C6];&quot;&quot;)" office:value-type="float" office:value="50.2448149654331" calcext:value-type="float">
            <text:p>50.2448</text:p>
          </table:table-cell>
          <table:table-cell table:style-name="ce111" table:formula="of:=IFERROR([.E6]*(1000/[.$B$3]);&quot;&quot;)" office:value-type="float" office:value="100.489629930866" calcext:value-type="float">
            <text:p>100.4896</text:p>
          </table:table-cell>
          <table:table-cell table:style-name="ce11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17" table:formula="of:=IFERROR([.F6]/[.B6]*1000000;&quot;&quot;)" office:value-type="float" office:value="15860.1057340382" calcext:value-type="float">
            <text:p>15860.1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21" calcext:value-type="float">
            <text:p>4921</text:p>
          </table:table-cell>
          <table:table-cell table:style-name="ce111" table:formula="of:=IFERROR([.B7]/[.D7]*[.C7];&quot;&quot;)" office:value-type="float" office:value="50.2141841089209" calcext:value-type="float">
            <text:p>50.2142</text:p>
          </table:table-cell>
          <table:table-cell table:style-name="ce111" table:formula="of:=IFERROR([.E7]*(1000/[.$B$3]);&quot;&quot;)" office:value-type="float" office:value="100.428368217842" calcext:value-type="float">
            <text:p>100.4284</text:p>
          </table:table-cell>
          <table:table-cell table:style-name="ce11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17" table:formula="of:=IFERROR([.F7]/[.B7]*1000000;&quot;&quot;)" office:value-type="float" office:value="15850.4369030685" calcext:value-type="float">
            <text:p>15850.4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9" calcext:value-type="float">
            <text:p>5059</text:p>
          </table:table-cell>
          <table:table-cell table:style-name="ce111" table:formula="of:=IFERROR([.B8]/[.D8]*[.C8];&quot;&quot;)" office:value-type="float" office:value="50.0968570863807" calcext:value-type="float">
            <text:p>50.0969</text:p>
          </table:table-cell>
          <table:table-cell table:style-name="ce111" table:formula="of:=IFERROR([.E8]*(1000/[.$B$3]);&quot;&quot;)" office:value-type="float" office:value="100.193714172761" calcext:value-type="float">
            <text:p>100.1937</text:p>
          </table:table-cell>
          <table:table-cell table:style-name="ce11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17" table:formula="of:=IFERROR([.F8]/[.B8]*1000000;&quot;&quot;)" office:value-type="float" office:value="15813.4018580747" calcext:value-type="float">
            <text:p>15813.4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9" calcext:value-type="float">
            <text:p>5049</text:p>
          </table:table-cell>
          <table:table-cell table:style-name="ce111" table:formula="of:=IFERROR([.B9]/[.D9]*[.C9];&quot;&quot;)" office:value-type="float" office:value="50.1960784313726" calcext:value-type="float">
            <text:p>50.1961</text:p>
          </table:table-cell>
          <table:table-cell table:style-name="ce111" table:formula="of:=IFERROR([.E9]*(1000/[.$B$3]);&quot;&quot;)" office:value-type="float" office:value="100.392156862745" calcext:value-type="float">
            <text:p>100.3922</text:p>
          </table:table-cell>
          <table:table-cell table:style-name="ce11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17" table:formula="of:=IFERROR([.F9]/[.B9]*1000000;&quot;&quot;)" office:value-type="float" office:value="15844.7217270747" calcext:value-type="float">
            <text:p>15844.72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32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0" calcext:value-type="float">
            <text:p>5050</text:p>
          </table:table-cell>
          <table:table-cell table:style-name="ce111" table:formula="of:=IFERROR([.B10]/[.D10]*[.C10];&quot;&quot;)" office:value-type="float" office:value="50.1861386138614" calcext:value-type="float">
            <text:p>50.1861</text:p>
          </table:table-cell>
          <table:table-cell table:style-name="ce111" table:formula="of:=IFERROR([.E10]*(1000/[.$B$3]);&quot;&quot;)" office:value-type="float" office:value="100.372277227723" calcext:value-type="float">
            <text:p>100.3723</text:p>
          </table:table-cell>
          <table:table-cell table:style-name="ce11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17" table:formula="of:=IFERROR([.F10]/[.B10]*1000000;&quot;&quot;)" office:value-type="float" office:value="15841.5841584158" calcext:value-type="float">
            <text:p>15841.5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5" calcext:value-type="float">
            <text:p>5045</text:p>
          </table:table-cell>
          <table:table-cell table:style-name="ce111" table:formula="of:=IFERROR([.B11]/[.D11]*[.C11];&quot;&quot;)" office:value-type="float" office:value="50.2358771060456" calcext:value-type="float">
            <text:p>50.2359</text:p>
          </table:table-cell>
          <table:table-cell table:style-name="ce111" table:formula="of:=IFERROR([.E11]*(1000/[.$B$3]);&quot;&quot;)" office:value-type="float" office:value="100.471754212091" calcext:value-type="float">
            <text:p>100.4718</text:p>
          </table:table-cell>
          <table:table-cell table:style-name="ce11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17" table:formula="of:=IFERROR([.F11]/[.B11]*1000000;&quot;&quot;)" office:value-type="float" office:value="15857.2844400396" calcext:value-type="float">
            <text:p>15857.2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61" calcext:value-type="float">
            <text:p>3461</text:p>
          </table:table-cell>
          <table:table-cell table:style-name="ce111" table:formula="of:=IFERROR([.B12]/[.D12]*[.C12];&quot;&quot;)" office:value-type="float" office:value="18.7229124530483" calcext:value-type="float">
            <text:p>18.7229</text:p>
          </table:table-cell>
          <table:table-cell table:style-name="ce111" table:formula="of:=IFERROR([.E12]*(1000/[.$B$3]);&quot;&quot;)" office:value-type="float" office:value="37.4458249060965" calcext:value-type="float">
            <text:p>37.4458</text:p>
          </table:table-cell>
          <table:table-cell table:style-name="ce11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17" table:formula="of:=IFERROR([.F12]/[.B12]*1000000;&quot;&quot;)" office:value-type="float" office:value="8668.01502455938" calcext:value-type="float">
            <text:p>8668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13]/[.D13]*[.C13];&quot;&quot;)" office:value-type="float" office:value="7.36698499317872" calcext:value-type="float">
            <text:p>7.3670</text:p>
          </table:table-cell>
          <table:table-cell table:style-name="ce111" table:formula="of:=IFERROR([.E13]*(1000/[.$B$3]);&quot;&quot;)" office:value-type="float" office:value="14.7339699863574" calcext:value-type="float">
            <text:p>14.7340</text:p>
          </table:table-cell>
          <table:table-cell table:style-name="ce11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17" table:formula="of:=IFERROR([.F13]/[.B13]*1000000;&quot;&quot;)" office:value-type="float" office:value="6821.28240109141" calcext:value-type="float">
            <text:p>6821.28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56" calcext:value-type="float">
            <text:p>1656</text:p>
          </table:table-cell>
          <table:table-cell table:style-name="ce111" table:formula="of:=IFERROR([.B14]/[.D14]*[.C14];&quot;&quot;)" office:value-type="float" office:value="9.1304347826087" calcext:value-type="float">
            <text:p>9.1304</text:p>
          </table:table-cell>
          <table:table-cell table:style-name="ce111" table:formula="of:=IFERROR([.E14]*(1000/[.$B$3]);&quot;&quot;)" office:value-type="float" office:value="18.2608695652174" calcext:value-type="float">
            <text:p>18.2609</text:p>
          </table:table-cell>
          <table:table-cell table:style-name="ce11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17" table:formula="of:=IFERROR([.F14]/[.B14]*1000000;&quot;&quot;)" office:value-type="float" office:value="8454.10628019324" calcext:value-type="float">
            <text:p>8454.10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418" calcext:value-type="float">
            <text:p>1418</text:p>
          </table:table-cell>
          <table:table-cell table:style-name="ce111" table:formula="of:=IFERROR([.B15]/[.D15]*[.C15];&quot;&quot;)" office:value-type="float" office:value="9.13963328631876" calcext:value-type="float">
            <text:p>9.1396</text:p>
          </table:table-cell>
          <table:table-cell table:style-name="ce111" table:formula="of:=IFERROR([.E15]*(1000/[.$B$3]);&quot;&quot;)" office:value-type="float" office:value="18.2792665726375" calcext:value-type="float">
            <text:p>18.2793</text:p>
          </table:table-cell>
          <table:table-cell table:style-name="ce11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17" table:formula="of:=IFERROR([.F15]/[.B15]*1000000;&quot;&quot;)" office:value-type="float" office:value="8462.62341325811" calcext:value-type="float">
            <text:p>8462.6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2" calcext:value-type="float">
            <text:p>592</text:p>
          </table:table-cell>
          <table:table-cell table:style-name="ce111" table:formula="of:=IFERROR([.B16]/[.D16]*[.C16];&quot;&quot;)" office:value-type="float" office:value="3.64864864864865" calcext:value-type="float">
            <text:p>3.6486</text:p>
          </table:table-cell>
          <table:table-cell table:style-name="ce111" table:formula="of:=IFERROR([.E16]*(1000/[.$B$3]);&quot;&quot;)" office:value-type="float" office:value="7.2972972972973" calcext:value-type="float">
            <text:p>7.2973</text:p>
          </table:table-cell>
          <table:table-cell table:style-name="ce11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17" table:formula="of:=IFERROR([.F16]/[.B16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4" calcext:value-type="float">
            <text:p>664</text:p>
          </table:table-cell>
          <table:table-cell table:style-name="ce111" table:formula="of:=IFERROR([.B17]/[.D17]*[.C17];&quot;&quot;)" office:value-type="float" office:value="6.50602409638554" calcext:value-type="float">
            <text:p>6.5060</text:p>
          </table:table-cell>
          <table:table-cell table:style-name="ce111" table:formula="of:=IFERROR([.E17]*(1000/[.$B$3]);&quot;&quot;)" office:value-type="float" office:value="13.0120481927711" calcext:value-type="float">
            <text:p>13.0120</text:p>
          </table:table-cell>
          <table:table-cell table:style-name="ce11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17" table:formula="of:=IFERROR([.F17]/[.B17]*1000000;&quot;&quot;)" office:value-type="float" office:value="12048.1927710843" calcext:value-type="float">
            <text:p>12048.19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8]/[.D18]*[.C18];&quot;&quot;)" office:value-type="float" office:value="6.49624060150376" calcext:value-type="float">
            <text:p>6.4962</text:p>
          </table:table-cell>
          <table:table-cell table:style-name="ce111" table:formula="of:=IFERROR([.E18]*(1000/[.$B$3]);&quot;&quot;)" office:value-type="float" office:value="12.9924812030075" calcext:value-type="float">
            <text:p>12.9925</text:p>
          </table:table-cell>
          <table:table-cell table:style-name="ce11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17" table:formula="of:=IFERROR([.F18]/[.B18]*1000000;&quot;&quot;)" office:value-type="float" office:value="12030.0751879699" calcext:value-type="float">
            <text:p>12030.07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6" calcext:value-type="float">
            <text:p>666</text:p>
          </table:table-cell>
          <table:table-cell table:style-name="ce111" table:formula="of:=IFERROR([.B19]/[.D19]*[.C19];&quot;&quot;)" office:value-type="float" office:value="6.48648648648649" calcext:value-type="float">
            <text:p>6.4865</text:p>
          </table:table-cell>
          <table:table-cell table:style-name="ce111" table:formula="of:=IFERROR([.E19]*(1000/[.$B$3]);&quot;&quot;)" office:value-type="float" office:value="12.972972972973" calcext:value-type="float">
            <text:p>12.9730</text:p>
          </table:table-cell>
          <table:table-cell table:style-name="ce11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17" table:formula="of:=IFERROR([.F19]/[.B19]*1000000;&quot;&quot;)" office:value-type="float" office:value="12012.012012012" calcext:value-type="float">
            <text:p>12012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6]/[.D6]*[.C6];&quot;&quot;)" office:value-type="float" office:value="10.4544708777687" calcext:value-type="float">
            <text:p>10.4545</text:p>
          </table:table-cell>
          <table:table-cell table:style-name="ce111" table:formula="of:=IFERROR([.E6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17" table:formula="of:=IFERROR([.F6]/[.B6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3" calcext:value-type="float">
            <text:p>2433</text:p>
          </table:table-cell>
          <table:table-cell table:style-name="ce111" table:formula="of:=IFERROR([.B7]/[.D7]*[.C7];&quot;&quot;)" office:value-type="float" office:value="10.4759556103576" calcext:value-type="float">
            <text:p>10.4760</text:p>
          </table:table-cell>
          <table:table-cell table:style-name="ce111" table:formula="of:=IFERROR([.E7]*(1000/[.$B$3]);&quot;&quot;)" office:value-type="float" office:value="20.9519112207152" calcext:value-type="float">
            <text:p>20.9519</text:p>
          </table:table-cell>
          <table:table-cell table:style-name="ce112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17" table:formula="of:=IFERROR([.F7]/[.B7]*1000000;&quot;&quot;)" office:value-type="float" office:value="7398.27373612824" calcext:value-type="float">
            <text:p>7398.2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8]/[.D8]*[.C8];&quot;&quot;)" office:value-type="float" office:value="10.4459016393443" calcext:value-type="float">
            <text:p>10.4459</text:p>
          </table:table-cell>
          <table:table-cell table:style-name="ce111" table:formula="of:=IFERROR([.E8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17" table:formula="of:=IFERROR([.F8]/[.B8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9]/[.D9]*[.C9];&quot;&quot;)" office:value-type="float" office:value="10.4587607714403" calcext:value-type="float">
            <text:p>10.4588</text:p>
          </table:table-cell>
          <table:table-cell table:style-name="ce111" table:formula="of:=IFERROR([.E9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17" table:formula="of:=IFERROR([.F9]/[.B9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0]/[.D10]*[.C10];&quot;&quot;)" office:value-type="float" office:value="10.450184501845" calcext:value-type="float">
            <text:p>10.4502</text:p>
          </table:table-cell>
          <table:table-cell table:style-name="ce111" table:formula="of:=IFERROR([.E10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17" table:formula="of:=IFERROR([.F10]/[.B10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11]/[.D11]*[.C11];&quot;&quot;)" office:value-type="float" office:value="10.4587607714403" calcext:value-type="float">
            <text:p>10.4588</text:p>
          </table:table-cell>
          <table:table-cell table:style-name="ce111" table:formula="of:=IFERROR([.E11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17" table:formula="of:=IFERROR([.F11]/[.B11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12]/[.D12]*[.C12];&quot;&quot;)" office:value-type="float" office:value="10.4544708777687" calcext:value-type="float">
            <text:p>10.4545</text:p>
          </table:table-cell>
          <table:table-cell table:style-name="ce111" table:formula="of:=IFERROR([.E12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17" table:formula="of:=IFERROR([.F12]/[.B12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6" calcext:value-type="float">
            <text:p>2436</text:p>
          </table:table-cell>
          <table:table-cell table:style-name="ce111" table:formula="of:=IFERROR([.B13]/[.D13]*[.C13];&quot;&quot;)" office:value-type="float" office:value="10.4630541871921" calcext:value-type="float">
            <text:p>10.4631</text:p>
          </table:table-cell>
          <table:table-cell table:style-name="ce111" table:formula="of:=IFERROR([.E13]*(1000/[.$B$3]);&quot;&quot;)" office:value-type="float" office:value="20.9261083743842" calcext:value-type="float">
            <text:p>20.9261</text:p>
          </table:table-cell>
          <table:table-cell table:style-name="ce112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17" table:formula="of:=IFERROR([.F13]/[.B13]*1000000;&quot;&quot;)" office:value-type="float" office:value="7389.16256157635" calcext:value-type="float">
            <text:p>7389.16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4]/[.D14]*[.C14];&quot;&quot;)" office:value-type="float" office:value="10.450184501845" calcext:value-type="float">
            <text:p>10.4502</text:p>
          </table:table-cell>
          <table:table-cell table:style-name="ce111" table:formula="of:=IFERROR([.E14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17" table:formula="of:=IFERROR([.F14]/[.B14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2" calcext:value-type="float">
            <text:p>2442</text:p>
          </table:table-cell>
          <table:table-cell table:style-name="ce111" table:formula="of:=IFERROR([.B15]/[.D15]*[.C15];&quot;&quot;)" office:value-type="float" office:value="10.4373464373464" calcext:value-type="float">
            <text:p>10.4373</text:p>
          </table:table-cell>
          <table:table-cell table:style-name="ce111" table:formula="of:=IFERROR([.E15]*(1000/[.$B$3]);&quot;&quot;)" office:value-type="float" office:value="20.8746928746929" calcext:value-type="float">
            <text:p>20.8747</text:p>
          </table:table-cell>
          <table:table-cell table:style-name="ce112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17" table:formula="of:=IFERROR([.F15]/[.B15]*1000000;&quot;&quot;)" office:value-type="float" office:value="7371.00737100737" calcext:value-type="float">
            <text:p>7371.00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Un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6]/[.D16]*[.C16];&quot;&quot;)" office:value-type="float" office:value="6.79411764705882" calcext:value-type="float">
            <text:p>6.7941</text:p>
          </table:table-cell>
          <table:table-cell table:style-name="ce111" table:formula="of:=IFERROR([.E16]*(1000/[.$B$3]);&quot;&quot;)" office:value-type="float" office:value="13.5882352941176" calcext:value-type="float">
            <text:p>13.5882</text:p>
          </table:table-cell>
          <table:table-cell table:style-name="ce112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17" table:formula="of:=IFERROR([.F16]/[.B16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27" calcext:value-type="float">
            <text:p>1627</text:p>
          </table:table-cell>
          <table:table-cell table:style-name="ce111" table:formula="of:=IFERROR([.B17]/[.D17]*[.C17];&quot;&quot;)" office:value-type="float" office:value="6.81499692685925" calcext:value-type="float">
            <text:p>6.8150</text:p>
          </table:table-cell>
          <table:table-cell table:style-name="ce111" table:formula="of:=IFERROR([.E17]*(1000/[.$B$3]);&quot;&quot;)" office:value-type="float" office:value="13.6299938537185" calcext:value-type="float">
            <text:p>13.6300</text:p>
          </table:table-cell>
          <table:table-cell table:style-name="ce112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17" table:formula="of:=IFERROR([.F17]/[.B17]*1000000;&quot;&quot;)" office:value-type="float" office:value="7375.53779963122" calcext:value-type="float">
            <text:p>7375.5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1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18]/[.D18]*[.C18];&quot;&quot;)" office:value-type="float" office:value="10.4556962025316" calcext:value-type="float">
            <text:p>10.4557</text:p>
          </table:table-cell>
          <table:table-cell table:style-name="ce111" table:formula="of:=IFERROR([.E18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17" table:formula="of:=IFERROR([.F18]/[.B18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409,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9]/[.D19]*[.C19];&quot;&quot;)" office:value-type="float" office:value="10.450184501845" calcext:value-type="float">
            <text:p>10.4502</text:p>
          </table:table-cell>
          <table:table-cell table:style-name="ce111" table:formula="of:=IFERROR([.E1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17" table:formula="of:=IFERROR([.F19]/[.B1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0]/[.D20]*[.C20];&quot;&quot;)" office:value-type="float" office:value="10.4459016393443" calcext:value-type="float">
            <text:p>10.4459</text:p>
          </table:table-cell>
          <table:table-cell table:style-name="ce111" table:formula="of:=IFERROR([.E20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17" table:formula="of:=IFERROR([.F20]/[.B20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2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1]/[.D21]*[.C21];&quot;&quot;)" office:value-type="float" office:value="10.4459016393443" calcext:value-type="float">
            <text:p>10.4459</text:p>
          </table:table-cell>
          <table:table-cell table:style-name="ce111" table:formula="of:=IFERROR([.E21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17" table:formula="of:=IFERROR([.F21]/[.B21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22]/[.D22]*[.C22];&quot;&quot;)" office:value-type="float" office:value="10.450184501845" calcext:value-type="float">
            <text:p>10.4502</text:p>
          </table:table-cell>
          <table:table-cell table:style-name="ce111" table:formula="of:=IFERROR([.E22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17" table:formula="of:=IFERROR([.F22]/[.B2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6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2" calcext:value-type="float">
            <text:p>1622</text:p>
          </table:table-cell>
          <table:table-cell table:style-name="ce111" table:formula="of:=IFERROR([.B23]/[.D23]*[.C23];&quot;&quot;)" office:value-type="float" office:value="4.4537607891492" calcext:value-type="float">
            <text:p>4.4538</text:p>
          </table:table-cell>
          <table:table-cell table:style-name="ce111" table:formula="of:=IFERROR([.E23]*(1000/[.$B$3]);&quot;&quot;)" office:value-type="float" office:value="8.9075215782984" calcext:value-type="float">
            <text:p>8.9075</text:p>
          </table:table-cell>
          <table:table-cell table:style-name="ce112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17" table:formula="of:=IFERROR([.F23]/[.B23]*1000000;&quot;&quot;)" office:value-type="float" office:value="3699.13686806412" calcext:value-type="float">
            <text:p>3699.1369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3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4" calcext:value-type="float">
            <text:p>1624</text:p>
          </table:table-cell>
          <table:table-cell table:style-name="ce111" table:formula="of:=IFERROR([.B24]/[.D24]*[.C24];&quot;&quot;)" office:value-type="float" office:value="4.44827586206897" calcext:value-type="float">
            <text:p>4.4483</text:p>
          </table:table-cell>
          <table:table-cell table:style-name="ce111" table:formula="of:=IFERROR([.E24]*(1000/[.$B$3]);&quot;&quot;)" office:value-type="float" office:value="8.89655172413793" calcext:value-type="float">
            <text:p>8.8966</text:p>
          </table:table-cell>
          <table:table-cell table:style-name="ce112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17" table:formula="of:=IFERROR([.F24]/[.B24]*1000000;&quot;&quot;)" office:value-type="float" office:value="3694.58128078818" calcext:value-type="float">
            <text:p>3694.5813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24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25]/[.D25]*[.C25];&quot;&quot;)" office:value-type="float" office:value="4.45925925925926" calcext:value-type="float">
            <text:p>4.4593</text:p>
          </table:table-cell>
          <table:table-cell table:style-name="ce111" table:formula="of:=IFERROR([.E25]*(1000/[.$B$3]);&quot;&quot;)" office:value-type="float" office:value="8.91851851851852" calcext:value-type="float">
            <text:p>8.9185</text:p>
          </table:table-cell>
          <table:table-cell table:style-name="ce112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17" table:formula="of:=IFERROR([.F25]/[.B25]*1000000;&quot;&quot;)" office:value-type="float" office:value="3703.7037037037" calcext:value-type="float">
            <text:p>3703.7037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86" calcext:value-type="float">
            <text:p>1686</text:p>
          </table:table-cell>
          <table:table-cell table:style-name="ce111" table:formula="of:=IFERROR([.B26]/[.D26]*[.C26];&quot;&quot;)" office:value-type="float" office:value="3.84341637010676" calcext:value-type="float">
            <text:p>3.8434</text:p>
          </table:table-cell>
          <table:table-cell table:style-name="ce111" table:formula="of:=IFERROR([.E26]*(1000/[.$B$3]);&quot;&quot;)" office:value-type="float" office:value="7.68683274021352" calcext:value-type="float">
            <text:p>7.6868</text:p>
          </table:table-cell>
          <table:table-cell table:style-name="ce112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17" table:formula="of:=IFERROR([.F26]/[.B26]*1000000;&quot;&quot;)" office:value-type="float" office:value="3558.71886120996" calcext:value-type="float">
            <text:p>3558.71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20" calcext:value-type="float">
            <text:p>1120</text:p>
          </table:table-cell>
          <table:table-cell table:style-name="ce111" table:formula="of:=IFERROR([.B27]/[.D27]*[.C27];&quot;&quot;)" office:value-type="float" office:value="3.85714285714286" calcext:value-type="float">
            <text:p>3.8571</text:p>
          </table:table-cell>
          <table:table-cell table:style-name="ce111" table:formula="of:=IFERROR([.E27]*(1000/[.$B$3]);&quot;&quot;)" office:value-type="float" office:value="7.71428571428571" calcext:value-type="float">
            <text:p>7.7143</text:p>
          </table:table-cell>
          <table:table-cell table:style-name="ce112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17" table:formula="of:=IFERROR([.F27]/[.B27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2" calcext:value-type="float">
            <text:p>1472</text:p>
          </table:table-cell>
          <table:table-cell table:style-name="ce111" table:formula="of:=IFERROR([.B28]/[.D28]*[.C28];&quot;&quot;)" office:value-type="float" office:value="4.40217391304348" calcext:value-type="float">
            <text:p>4.4022</text:p>
          </table:table-cell>
          <table:table-cell table:style-name="ce111" table:formula="of:=IFERROR([.E28]*(1000/[.$B$3]);&quot;&quot;)" office:value-type="float" office:value="8.80434782608696" calcext:value-type="float">
            <text:p>8.8043</text:p>
          </table:table-cell>
          <table:table-cell table:style-name="ce112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17" table:formula="of:=IFERROR([.F28]/[.B28]*1000000;&quot;&quot;)" office:value-type="float" office:value="4076.08695652174" calcext:value-type="float">
            <text:p>4076.08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29]/[.D29]*[.C29];&quot;&quot;)" office:value-type="float" office:value="4.42019099590723" calcext:value-type="float">
            <text:p>4.4202</text:p>
          </table:table-cell>
          <table:table-cell table:style-name="ce111" table:formula="of:=IFERROR([.E2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17" table:formula="of:=IFERROR([.F29]/[.B29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8" calcext:value-type="float">
            <text:p>1468</text:p>
          </table:table-cell>
          <table:table-cell table:style-name="ce111" table:formula="of:=IFERROR([.B30]/[.D30]*[.C30];&quot;&quot;)" office:value-type="float" office:value="4.4141689373297" calcext:value-type="float">
            <text:p>4.4142</text:p>
          </table:table-cell>
          <table:table-cell table:style-name="ce111" table:formula="of:=IFERROR([.E3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17" table:formula="of:=IFERROR([.F30]/[.B30]*1000000;&quot;&quot;)" office:value-type="float" office:value="4087.19346049046" calcext:value-type="float">
            <text:p>4087.19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0" calcext:value-type="float">
            <text:p>1470</text:p>
          </table:table-cell>
          <table:table-cell table:style-name="ce111" table:formula="of:=IFERROR([.B31]/[.D31]*[.C31];&quot;&quot;)" office:value-type="float" office:value="4.40816326530612" calcext:value-type="float">
            <text:p>4.4082</text:p>
          </table:table-cell>
          <table:table-cell table:style-name="ce111" table:formula="of:=IFERROR([.E31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17" table:formula="of:=IFERROR([.F31]/[.B31]*1000000;&quot;&quot;)" office:value-type="float" office:value="4081.63265306123" calcext:value-type="float">
            <text:p>4081.63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2]/[.D32]*[.C32];&quot;&quot;)" office:value-type="float" office:value="4.42019099590723" calcext:value-type="float">
            <text:p>4.4202</text:p>
          </table:table-cell>
          <table:table-cell table:style-name="ce111" table:formula="of:=IFERROR([.E32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17" table:formula="of:=IFERROR([.F32]/[.B32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3]/[.D33]*[.C33];&quot;&quot;)" office:value-type="float" office:value="4.42019099590723" calcext:value-type="float">
            <text:p>4.4202</text:p>
          </table:table-cell>
          <table:table-cell table:style-name="ce111" table:formula="of:=IFERROR([.E33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17" table:formula="of:=IFERROR([.F33]/[.B33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50" calcext:value-type="float">
            <text:p>850</text:p>
          </table:table-cell>
          <table:table-cell table:style-name="ce111" table:formula="of:=IFERROR([.B34]/[.D34]*[.C34];&quot;&quot;)" office:value-type="float" office:value="3.81176470588235" calcext:value-type="float">
            <text:p>3.8118</text:p>
          </table:table-cell>
          <table:table-cell table:style-name="ce111" table:formula="of:=IFERROR([.E34]*(1000/[.$B$3]);&quot;&quot;)" office:value-type="float" office:value="7.62352941176471" calcext:value-type="float">
            <text:p>7.6235</text:p>
          </table:table-cell>
          <table:table-cell table:style-name="ce112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17" table:formula="of:=IFERROR([.F34]/[.B34]*1000000;&quot;&quot;)" office:value-type="float" office:value="7058.82352941176" calcext:value-type="float">
            <text:p>7058.82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5]/[.D35]*[.C35];&quot;&quot;)" office:value-type="float" office:value="4.40816326530612" calcext:value-type="float">
            <text:p>4.4082</text:p>
          </table:table-cell>
          <table:table-cell table:style-name="ce111" table:formula="of:=IFERROR([.E35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17" table:formula="of:=IFERROR([.F35]/[.B35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6]/[.D36]*[.C36];&quot;&quot;)" office:value-type="float" office:value="4.40816326530612" calcext:value-type="float">
            <text:p>4.4082</text:p>
          </table:table-cell>
          <table:table-cell table:style-name="ce111" table:formula="of:=IFERROR([.E36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17" table:formula="of:=IFERROR([.F36]/[.B36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7]/[.D37]*[.C37];&quot;&quot;)" office:value-type="float" office:value="4.4141689373297" calcext:value-type="float">
            <text:p>4.4142</text:p>
          </table:table-cell>
          <table:table-cell table:style-name="ce111" table:formula="of:=IFERROR([.E37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17" table:formula="of:=IFERROR([.F37]/[.B37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8]/[.D38]*[.C38];&quot;&quot;)" office:value-type="float" office:value="4.4141689373297" calcext:value-type="float">
            <text:p>4.4142</text:p>
          </table:table-cell>
          <table:table-cell table:style-name="ce111" table:formula="of:=IFERROR([.E38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17" table:formula="of:=IFERROR([.F38]/[.B38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3" calcext:value-type="float">
            <text:p>733</text:p>
          </table:table-cell>
          <table:table-cell table:style-name="ce111" table:formula="of:=IFERROR([.B39]/[.D39]*[.C39];&quot;&quot;)" office:value-type="float" office:value="4.42019099590723" calcext:value-type="float">
            <text:p>4.4202</text:p>
          </table:table-cell>
          <table:table-cell table:style-name="ce111" table:formula="of:=IFERROR([.E3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17" table:formula="of:=IFERROR([.F39]/[.B39]*1000000;&quot;&quot;)" office:value-type="float" office:value="8185.53888130969" calcext:value-type="float">
            <text:p>8185.53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40]/[.D40]*[.C40];&quot;&quot;)" office:value-type="float" office:value="4.4141689373297" calcext:value-type="float">
            <text:p>4.4142</text:p>
          </table:table-cell>
          <table:table-cell table:style-name="ce111" table:formula="of:=IFERROR([.E4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17" table:formula="of:=IFERROR([.F40]/[.B40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7" calcext:value-type="float">
            <text:p>607</text:p>
          </table:table-cell>
          <table:table-cell table:style-name="ce111" table:formula="of:=IFERROR([.B41]/[.D41]*[.C41];&quot;&quot;)" office:value-type="float" office:value="3.55848434925865" calcext:value-type="float">
            <text:p>3.5585</text:p>
          </table:table-cell>
          <table:table-cell table:style-name="ce111" table:formula="of:=IFERROR([.E41]*(1000/[.$B$3]);&quot;&quot;)" office:value-type="float" office:value="7.1169686985173" calcext:value-type="float">
            <text:p>7.1170</text:p>
          </table:table-cell>
          <table:table-cell table:style-name="ce112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17" table:formula="of:=IFERROR([.F41]/[.B41]*1000000;&quot;&quot;)" office:value-type="float" office:value="6589.78583196046" calcext:value-type="float">
            <text:p>6589.78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42]/[.D42]*[.C42];&quot;&quot;)" office:value-type="float" office:value="3.58803986710963" calcext:value-type="float">
            <text:p>3.5880</text:p>
          </table:table-cell>
          <table:table-cell table:style-name="ce111" table:formula="of:=IFERROR([.E42]*(1000/[.$B$3]);&quot;&quot;)" office:value-type="float" office:value="7.17607973421927" calcext:value-type="float">
            <text:p>7.1761</text:p>
          </table:table-cell>
          <table:table-cell table:style-name="ce112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17" table:formula="of:=IFERROR([.F42]/[.B42]*1000000;&quot;&quot;)" office:value-type="float" office:value="6644.51827242525" calcext:value-type="float">
            <text:p>6644.51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1" calcext:value-type="float">
            <text:p>601</text:p>
          </table:table-cell>
          <table:table-cell table:style-name="ce111" table:formula="of:=IFERROR([.B43]/[.D43]*[.C43];&quot;&quot;)" office:value-type="float" office:value="3.59400998336106" calcext:value-type="float">
            <text:p>3.5940</text:p>
          </table:table-cell>
          <table:table-cell table:style-name="ce111" table:formula="of:=IFERROR([.E43]*(1000/[.$B$3]);&quot;&quot;)" office:value-type="float" office:value="7.18801996672213" calcext:value-type="float">
            <text:p>7.1880</text:p>
          </table:table-cell>
          <table:table-cell table:style-name="ce112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17" table:formula="of:=IFERROR([.F43]/[.B43]*1000000;&quot;&quot;)" office:value-type="float" office:value="6655.57404326123" calcext:value-type="float">
            <text:p>6655.57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44]/[.D44]*[.C44];&quot;&quot;)" office:value-type="float" office:value="3.5702479338843" calcext:value-type="float">
            <text:p>3.5702</text:p>
          </table:table-cell>
          <table:table-cell table:style-name="ce111" table:formula="of:=IFERROR([.E44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17" table:formula="of:=IFERROR([.F44]/[.B44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424" calcext:value-type="float">
            <text:p>2424</text:p>
          </table:table-cell>
          <table:table-cell table:style-name="ce111" table:formula="of:=IFERROR([.B6]/[.D6]*[.C6];&quot;&quot;)" office:value-type="float" office:value="3.3003300330033" calcext:value-type="float">
            <text:p>3.3003</text:p>
          </table:table-cell>
          <table:table-cell table:style-name="ce111" table:formula="of:=IFERROR([.E6]*(1000/[.$B$3]);&quot;&quot;)" office:value-type="float" office:value="6.6006600660066" calcext:value-type="float">
            <text:p>6.6007</text:p>
          </table:table-cell>
          <table:table-cell table:style-name="ce11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17" table:formula="of:=IFERROR([.F6]/[.B6]*1000000;&quot;&quot;)" office:value-type="float" office:value="1650.16501650165" calcext:value-type="float">
            <text:p>1650.1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APS-C image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13" calcext:value-type="float">
            <text:p>1213</text:p>
          </table:table-cell>
          <table:table-cell table:style-name="ce111" table:formula="of:=IFERROR([.B7]/[.D7]*[.C7];&quot;&quot;)" office:value-type="float" office:value="2.16323165704864" calcext:value-type="float">
            <text:p>2.1632</text:p>
          </table:table-cell>
          <table:table-cell table:style-name="ce111" table:formula="of:=IFERROR([.E7]*(1000/[.$B$3]);&quot;&quot;)" office:value-type="float" office:value="4.32646331409728" calcext:value-type="float">
            <text:p>4.3265</text:p>
          </table:table-cell>
          <table:table-cell table:style-name="ce11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17" table:formula="of:=IFERROR([.F7]/[.B7]*1000000;&quot;&quot;)" office:value-type="float" office:value="1648.80461665293" calcext:value-type="float">
            <text:p>1648.80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8]/[.D8]*[.C8];&quot;&quot;)" office:value-type="float" office:value="9.04306220095694" calcext:value-type="float">
            <text:p>9.0431</text:p>
          </table:table-cell>
          <table:table-cell table:style-name="ce111" table:formula="of:=IFERROR([.E8]*(1000/[.$B$3]);&quot;&quot;)" office:value-type="float" office:value="18.0861244019139" calcext:value-type="float">
            <text:p>18.0861</text:p>
          </table:table-cell>
          <table:table-cell table:style-name="ce11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17" table:formula="of:=IFERROR([.F8]/[.B8]*1000000;&quot;&quot;)" office:value-type="float" office:value="8373.20574162679" calcext:value-type="float">
            <text:p>8373.2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893" calcext:value-type="float">
            <text:p>1893</text:p>
          </table:table-cell>
          <table:table-cell table:style-name="ce111" table:formula="of:=IFERROR([.B9]/[.D9]*[.C9];&quot;&quot;)" office:value-type="float" office:value="11.4104595879556" calcext:value-type="float">
            <text:p>11.4105</text:p>
          </table:table-cell>
          <table:table-cell table:style-name="ce111" table:formula="of:=IFERROR([.E9]*(1000/[.$B$3]);&quot;&quot;)" office:value-type="float" office:value="22.8209191759113" calcext:value-type="float">
            <text:p>22.8209</text:p>
          </table:table-cell>
          <table:table-cell table:style-name="ce11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17" table:formula="of:=IFERROR([.F9]/[.B9]*1000000;&quot;&quot;)" office:value-type="float" office:value="10565.2403592182" calcext:value-type="float">
            <text:p>10565.24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0]/[.D10]*[.C10];&quot;&quot;)" office:value-type="float" office:value="3.20950965824666" calcext:value-type="float">
            <text:p>3.2095</text:p>
          </table:table-cell>
          <table:table-cell table:style-name="ce111" table:formula="of:=IFERROR([.E10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17" table:formula="of:=IFERROR([.F10]/[.B10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4" calcext:value-type="float">
            <text:p>674</text:p>
          </table:table-cell>
          <table:table-cell table:style-name="ce111" table:formula="of:=IFERROR([.B11]/[.D11]*[.C11];&quot;&quot;)" office:value-type="float" office:value="3.20474777448071" calcext:value-type="float">
            <text:p>3.2047</text:p>
          </table:table-cell>
          <table:table-cell table:style-name="ce111" table:formula="of:=IFERROR([.E11]*(1000/[.$B$3]);&quot;&quot;)" office:value-type="float" office:value="6.40949554896142" calcext:value-type="float">
            <text:p>6.4095</text:p>
          </table:table-cell>
          <table:table-cell table:style-name="ce11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17" table:formula="of:=IFERROR([.F11]/[.B11]*1000000;&quot;&quot;)" office:value-type="float" office:value="5934.71810089021" calcext:value-type="float">
            <text:p>5934.7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2" calcext:value-type="float">
            <text:p>672</text:p>
          </table:table-cell>
          <table:table-cell table:style-name="ce111" table:formula="of:=IFERROR([.B12]/[.D12]*[.C12];&quot;&quot;)" office:value-type="float" office:value="3.21428571428571" calcext:value-type="float">
            <text:p>3.2143</text:p>
          </table:table-cell>
          <table:table-cell table:style-name="ce111" table:formula="of:=IFERROR([.E12]*(1000/[.$B$3]);&quot;&quot;)" office:value-type="float" office:value="6.42857142857143" calcext:value-type="float">
            <text:p>6.4286</text:p>
          </table:table-cell>
          <table:table-cell table:style-name="ce11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17" table:formula="of:=IFERROR([.F12]/[.B12]*1000000;&quot;&quot;)" office:value-type="float" office:value="5952.38095238095" calcext:value-type="float">
            <text:p>5952.38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3]/[.D13]*[.C13];&quot;&quot;)" office:value-type="float" office:value="3.20950965824666" calcext:value-type="float">
            <text:p>3.2095</text:p>
          </table:table-cell>
          <table:table-cell table:style-name="ce111" table:formula="of:=IFERROR([.E13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17" table:formula="of:=IFERROR([.F13]/[.B13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875" calcext:value-type="float">
            <text:p>1875</text:p>
          </table:table-cell>
          <table:table-cell table:style-name="ce111" table:formula="of:=IFERROR([.B6]/[.D6]*[.C6];&quot;&quot;)" office:value-type="float" office:value="3.8912" calcext:value-type="float">
            <text:p>3.8912</text:p>
          </table:table-cell>
          <table:table-cell table:style-name="ce111" table:formula="of:=IFERROR([.E6]*(1000/[.$B$3]);&quot;&quot;)" office:value-type="float" office:value="7.7824" calcext:value-type="float">
            <text:p>7.7824</text:p>
          </table:table-cell>
          <table:table-cell table:style-name="ce11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17" table:formula="of:=IFERROR([.F6]/[.B6]*1000000;&quot;&quot;)" office:value-type="float" office:value="2133.33333333333" calcext:value-type="float">
            <text:p>21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99" calcext:value-type="float">
            <text:p>1599</text:p>
          </table:table-cell>
          <table:table-cell table:style-name="ce111" table:formula="of:=IFERROR([.B7]/[.D7]*[.C7];&quot;&quot;)" office:value-type="float" office:value="8.10506566604128" calcext:value-type="float">
            <text:p>8.1051</text:p>
          </table:table-cell>
          <table:table-cell table:style-name="ce111" table:formula="of:=IFERROR([.E7]*(1000/[.$B$3]);&quot;&quot;)" office:value-type="float" office:value="16.2101313320826" calcext:value-type="float">
            <text:p>16.2101</text:p>
          </table:table-cell>
          <table:table-cell table:style-name="ce11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17" table:formula="of:=IFERROR([.F7]/[.B7]*1000000;&quot;&quot;)" office:value-type="float" office:value="7504.6904315197" calcext:value-type="float">
            <text:p>7504.6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74" calcext:value-type="float">
            <text:p>1574</text:p>
          </table:table-cell>
          <table:table-cell table:style-name="ce111" table:formula="of:=IFERROR([.B8]/[.D8]*[.C8];&quot;&quot;)" office:value-type="float" office:value="8.23379923761118" calcext:value-type="float">
            <text:p>8.2338</text:p>
          </table:table-cell>
          <table:table-cell table:style-name="ce111" table:formula="of:=IFERROR([.E8]*(1000/[.$B$3]);&quot;&quot;)" office:value-type="float" office:value="16.4675984752224" calcext:value-type="float">
            <text:p>16.4676</text:p>
          </table:table-cell>
          <table:table-cell table:style-name="ce11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17" table:formula="of:=IFERROR([.F8]/[.B8]*1000000;&quot;&quot;)" office:value-type="float" office:value="7623.88818297332" calcext:value-type="float">
            <text:p>7623.88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4" calcext:value-type="float">
            <text:p>814</text:p>
          </table:table-cell>
          <table:table-cell table:style-name="ce111" table:formula="of:=IFERROR([.B9]/[.D9]*[.C9];&quot;&quot;)" office:value-type="float" office:value="7.96068796068796" calcext:value-type="float">
            <text:p>7.9607</text:p>
          </table:table-cell>
          <table:table-cell table:style-name="ce111" table:formula="of:=IFERROR([.E9]*(1000/[.$B$3]);&quot;&quot;)" office:value-type="float" office:value="15.9213759213759" calcext:value-type="float">
            <text:p>15.9214</text:p>
          </table:table-cell>
          <table:table-cell table:style-name="ce11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17" table:formula="of:=IFERROR([.F9]/[.B9]*1000000;&quot;&quot;)" office:value-type="float" office:value="14742.0147420147" calcext:value-type="float">
            <text:p>14742.01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2" calcext:value-type="float">
            <text:p>812</text:p>
          </table:table-cell>
          <table:table-cell table:style-name="ce111" table:formula="of:=IFERROR([.B10]/[.D10]*[.C10];&quot;&quot;)" office:value-type="float" office:value="7.98029556650246" calcext:value-type="float">
            <text:p>7.9803</text:p>
          </table:table-cell>
          <table:table-cell table:style-name="ce111" table:formula="of:=IFERROR([.E10]*(1000/[.$B$3]);&quot;&quot;)" office:value-type="float" office:value="15.9605911330049" calcext:value-type="float">
            <text:p>15.9606</text:p>
          </table:table-cell>
          <table:table-cell table:style-name="ce11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17" table:formula="of:=IFERROR([.F10]/[.B10]*1000000;&quot;&quot;)" office:value-type="float" office:value="14778.3251231527" calcext:value-type="float">
            <text:p>14778.32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61" calcext:value-type="float">
            <text:p>661</text:p>
          </table:table-cell>
          <table:table-cell table:style-name="ce111" table:formula="of:=IFERROR([.B11]/[.D11]*[.C11];&quot;&quot;)" office:value-type="float" office:value="8.16944024205749" calcext:value-type="float">
            <text:p>8.1694</text:p>
          </table:table-cell>
          <table:table-cell table:style-name="ce111" table:formula="of:=IFERROR([.E11]*(1000/[.$B$3]);&quot;&quot;)" office:value-type="float" office:value="16.338880484115" calcext:value-type="float">
            <text:p>16.3389</text:p>
          </table:table-cell>
          <table:table-cell table:style-name="ce11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17" table:formula="of:=IFERROR([.F11]/[.B11]*1000000;&quot;&quot;)" office:value-type="float" office:value="15128.5930408472" calcext:value-type="float">
            <text:p>15128.59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42" calcext:value-type="float">
            <text:p>542</text:p>
          </table:table-cell>
          <table:table-cell table:style-name="ce111" table:formula="of:=IFERROR([.B12]/[.D12]*[.C12];&quot;&quot;)" office:value-type="float" office:value="3.98523985239852" calcext:value-type="float">
            <text:p>3.9852</text:p>
          </table:table-cell>
          <table:table-cell table:style-name="ce111" table:formula="of:=IFERROR([.E12]*(1000/[.$B$3]);&quot;&quot;)" office:value-type="float" office:value="7.97047970479705" calcext:value-type="float">
            <text:p>7.9705</text:p>
          </table:table-cell>
          <table:table-cell table:style-name="ce11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17" table:formula="of:=IFERROR([.F12]/[.B1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9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81" calcext:value-type="float">
            <text:p>581</text:p>
          </table:table-cell>
          <table:table-cell table:style-name="ce111" table:formula="of:=IFERROR([.B13]/[.D13]*[.C13];&quot;&quot;)" office:value-type="float" office:value="1.85886402753873" calcext:value-type="float">
            <text:p>1.8589</text:p>
          </table:table-cell>
          <table:table-cell table:style-name="ce111" table:formula="of:=IFERROR([.E13]*(1000/2000);&quot;&quot;)" office:value-type="float" office:value="0.929432013769363" calcext:value-type="float">
            <text:p>0.9294</text:p>
          </table:table-cell>
          <table:table-cell table:style-name="ce11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17" table:formula="of:=IFERROR([.F13]/[.B13]*1000000;&quot;&quot;)" office:value-type="float" office:value="860.585197934596" calcext:value-type="float">
            <text:p>860.5852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14]/[.D14]*[.C14];&quot;&quot;)" office:value-type="float" office:value="3.58803986710963" calcext:value-type="float">
            <text:p>3.5880</text:p>
          </table:table-cell>
          <table:table-cell table:style-name="ce111" table:formula="of:=IFERROR([.E14]*(1000/2000);&quot;&quot;)" office:value-type="float" office:value="1.79401993355482" calcext:value-type="float">
            <text:p>1.7940</text:p>
          </table:table-cell>
          <table:table-cell table:style-name="ce11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17" table:formula="of:=IFERROR([.F14]/[.B14]*1000000;&quot;&quot;)" office:value-type="float" office:value="1661.12956810631" calcext:value-type="float">
            <text:p>1661.129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0" calcext:value-type="float">
            <text:p>700</text:p>
          </table:table-cell>
          <table:table-cell table:style-name="ce111" table:formula="of:=IFERROR([.B15]/[.D15]*[.C15];&quot;&quot;)" office:value-type="float" office:value="7.71428571428571" calcext:value-type="float">
            <text:p>7.7143</text:p>
          </table:table-cell>
          <table:table-cell table:style-name="ce111" table:formula="of:=IFERROR([.E15]*(1000/2000);&quot;&quot;)" office:value-type="float" office:value="3.85714285714286" calcext:value-type="float">
            <text:p>3.8571</text:p>
          </table:table-cell>
          <table:table-cell table:style-name="ce11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17" table:formula="of:=IFERROR([.F15]/[.B15]*1000000;&quot;&quot;)" office:value-type="float" office:value="3571.42857142857" calcext:value-type="float">
            <text:p>3571.428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6]/[.D6]*[.C6];&quot;&quot;)" office:value-type="float" office:value="10.4556962025316" calcext:value-type="float">
            <text:p>10.4557</text:p>
          </table:table-cell>
          <table:table-cell table:style-name="ce111" table:formula="of:=IFERROR([.E6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17" table:formula="of:=IFERROR([.F6]/[.B6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Lossless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5" calcext:value-type="float">
            <text:p>1895</text:p>
          </table:table-cell>
          <table:table-cell table:style-name="ce111" table:formula="of:=IFERROR([.B7]/[.D7]*[.C7];&quot;&quot;)" office:value-type="float" office:value="10.4612137203166" calcext:value-type="float">
            <text:p>10.4612</text:p>
          </table:table-cell>
          <table:table-cell table:style-name="ce111" table:formula="of:=IFERROR([.E7]*(1000/[.$B$3]);&quot;&quot;)" office:value-type="float" office:value="20.9224274406332" calcext:value-type="float">
            <text:p>20.9224</text:p>
          </table:table-cell>
          <table:table-cell table:style-name="ce11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17" table:formula="of:=IFERROR([.F7]/[.B7]*1000000;&quot;&quot;)" office:value-type="float" office:value="7387.86279683377" calcext:value-type="float">
            <text:p>7387.86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8]/[.D8]*[.C8];&quot;&quot;)" office:value-type="float" office:value="10.450184501845" calcext:value-type="float">
            <text:p>10.4502</text:p>
          </table:table-cell>
          <table:table-cell table:style-name="ce111" table:formula="of:=IFERROR([.E8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17" table:formula="of:=IFERROR([.F8]/[.B8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9]/[.D9]*[.C9];&quot;&quot;)" office:value-type="float" office:value="10.450184501845" calcext:value-type="float">
            <text:p>10.4502</text:p>
          </table:table-cell>
          <table:table-cell table:style-name="ce111" table:formula="of:=IFERROR([.E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17" table:formula="of:=IFERROR([.F9]/[.B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2" calcext:value-type="float">
            <text:p>1902</text:p>
          </table:table-cell>
          <table:table-cell table:style-name="ce111" table:formula="of:=IFERROR([.B10]/[.D10]*[.C10];&quot;&quot;)" office:value-type="float" office:value="10.4227129337539" calcext:value-type="float">
            <text:p>10.4227</text:p>
          </table:table-cell>
          <table:table-cell table:style-name="ce111" table:formula="of:=IFERROR([.E10]*(1000/[.$B$3]);&quot;&quot;)" office:value-type="float" office:value="20.8454258675079" calcext:value-type="float">
            <text:p>20.8454</text:p>
          </table:table-cell>
          <table:table-cell table:style-name="ce11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17" table:formula="of:=IFERROR([.F10]/[.B10]*1000000;&quot;&quot;)" office:value-type="float" office:value="7360.67297581493" calcext:value-type="float">
            <text:p>7360.67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1" calcext:value-type="float">
            <text:p>1901</text:p>
          </table:table-cell>
          <table:table-cell table:style-name="ce111" table:formula="of:=IFERROR([.B11]/[.D11]*[.C11];&quot;&quot;)" office:value-type="float" office:value="10.4281956864808" calcext:value-type="float">
            <text:p>10.4282</text:p>
          </table:table-cell>
          <table:table-cell table:style-name="ce111" table:formula="of:=IFERROR([.E11]*(1000/[.$B$3]);&quot;&quot;)" office:value-type="float" office:value="20.8563913729616" calcext:value-type="float">
            <text:p>20.8564</text:p>
          </table:table-cell>
          <table:table-cell table:style-name="ce11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17" table:formula="of:=IFERROR([.F11]/[.B11]*1000000;&quot;&quot;)" office:value-type="float" office:value="7364.54497632825" calcext:value-type="float">
            <text:p>7364.5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9" calcext:value-type="float">
            <text:p>1899</text:p>
          </table:table-cell>
          <table:table-cell table:style-name="ce111" table:formula="of:=IFERROR([.B12]/[.D12]*[.C12];&quot;&quot;)" office:value-type="float" office:value="10.4391785150079" calcext:value-type="float">
            <text:p>10.4392</text:p>
          </table:table-cell>
          <table:table-cell table:style-name="ce111" table:formula="of:=IFERROR([.E12]*(1000/[.$B$3]);&quot;&quot;)" office:value-type="float" office:value="20.8783570300158" calcext:value-type="float">
            <text:p>20.8784</text:p>
          </table:table-cell>
          <table:table-cell table:style-name="ce11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17" table:formula="of:=IFERROR([.F12]/[.B12]*1000000;&quot;&quot;)" office:value-type="float" office:value="7372.30121116377" calcext:value-type="float">
            <text:p>7372.30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2" calcext:value-type="float">
            <text:p>1942</text:p>
          </table:table-cell>
          <table:table-cell table:style-name="ce111" table:formula="of:=IFERROR([.B13]/[.D13]*[.C13];&quot;&quot;)" office:value-type="float" office:value="10.2080329557158" calcext:value-type="float">
            <text:p>10.2080</text:p>
          </table:table-cell>
          <table:table-cell table:style-name="ce111" table:formula="of:=IFERROR([.E13]*(1000/[.$B$3]);&quot;&quot;)" office:value-type="float" office:value="20.4160659114315" calcext:value-type="float">
            <text:p>20.4161</text:p>
          </table:table-cell>
          <table:table-cell table:style-name="ce11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17" table:formula="of:=IFERROR([.F13]/[.B13]*1000000;&quot;&quot;)" office:value-type="float" office:value="7209.06282183316" calcext:value-type="float">
            <text:p>7209.0628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15" calcext:value-type="float">
            <text:p>1415</text:p>
          </table:table-cell>
          <table:table-cell table:style-name="ce111" table:formula="of:=IFERROR([.B14]/[.D14]*[.C14];&quot;&quot;)" office:value-type="float" office:value="4.57950530035336" calcext:value-type="float">
            <text:p>4.5795</text:p>
          </table:table-cell>
          <table:table-cell table:style-name="ce111" table:formula="of:=IFERROR([.E14]*(1000/[.$B$3]);&quot;&quot;)" office:value-type="float" office:value="9.15901060070671" calcext:value-type="float">
            <text:p>9.1590</text:p>
          </table:table-cell>
          <table:table-cell table:style-name="ce11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17" table:formula="of:=IFERROR([.F14]/[.B14]*1000000;&quot;&quot;)" office:value-type="float" office:value="4240.28268551237" calcext:value-type="float">
            <text:p>4240.2827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5]/[.D15]*[.C15];&quot;&quot;)" office:value-type="float" office:value="4.56338028169014" calcext:value-type="float">
            <text:p>4.5634</text:p>
          </table:table-cell>
          <table:table-cell table:style-name="ce111" table:formula="of:=IFERROR([.E15]*(1000/[.$B$3]);&quot;&quot;)" office:value-type="float" office:value="9.12676056338028" calcext:value-type="float">
            <text:p>9.1268</text:p>
          </table:table-cell>
          <table:table-cell table:style-name="ce11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17" table:formula="of:=IFERROR([.F15]/[.B15]*1000000;&quot;&quot;)" office:value-type="float" office:value="4225.35211267606" calcext:value-type="float">
            <text:p>4225.352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1" calcext:value-type="float">
            <text:p>1421</text:p>
          </table:table-cell>
          <table:table-cell table:style-name="ce111" table:formula="of:=IFERROR([.B16]/[.D16]*[.C16];&quot;&quot;)" office:value-type="float" office:value="4.56016889514427" calcext:value-type="float">
            <text:p>4.5602</text:p>
          </table:table-cell>
          <table:table-cell table:style-name="ce111" table:formula="of:=IFERROR([.E16]*(1000/[.$B$3]);&quot;&quot;)" office:value-type="float" office:value="9.12033779028853" calcext:value-type="float">
            <text:p>9.1203</text:p>
          </table:table-cell>
          <table:table-cell table:style-name="ce11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17" table:formula="of:=IFERROR([.F16]/[.B16]*1000000;&quot;&quot;)" office:value-type="float" office:value="4222.37860661506" calcext:value-type="float">
            <text:p>4222.3786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9" calcext:value-type="float">
            <text:p>579</text:p>
          </table:table-cell>
          <table:table-cell table:style-name="ce111" table:formula="of:=IFERROR([.B17]/[.D17]*[.C17];&quot;&quot;)" office:value-type="float" office:value="3.73056994818653" calcext:value-type="float">
            <text:p>3.7306</text:p>
          </table:table-cell>
          <table:table-cell table:style-name="ce111" table:formula="of:=IFERROR([.E17]*(1000/[.$B$3]);&quot;&quot;)" office:value-type="float" office:value="7.46113989637306" calcext:value-type="float">
            <text:p>7.4611</text:p>
          </table:table-cell>
          <table:table-cell table:style-name="ce11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17" table:formula="of:=IFERROR([.F17]/[.B17]*1000000;&quot;&quot;)" office:value-type="float" office:value="6908.46286701209" calcext:value-type="float">
            <text:p>6908.4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6" calcext:value-type="float">
            <text:p>766</text:p>
          </table:table-cell>
          <table:table-cell table:style-name="ce111" table:formula="of:=IFERROR([.B18]/[.D18]*[.C18];&quot;&quot;)" office:value-type="float" office:value="4.22976501305483" calcext:value-type="float">
            <text:p>4.2298</text:p>
          </table:table-cell>
          <table:table-cell table:style-name="ce111" table:formula="of:=IFERROR([.E18]*(1000/[.$B$3]);&quot;&quot;)" office:value-type="float" office:value="8.45953002610966" calcext:value-type="float">
            <text:p>8.4595</text:p>
          </table:table-cell>
          <table:table-cell table:style-name="ce11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17" table:formula="of:=IFERROR([.F18]/[.B18]*1000000;&quot;&quot;)" office:value-type="float" office:value="7832.89817232376" calcext:value-type="float">
            <text:p>7832.8982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4.24083769633508" calcext:value-type="float">
            <text:p>4.2408</text:p>
          </table:table-cell>
          <table:table-cell table:style-name="ce111" table:formula="of:=IFERROR([.E19]*(1000/[.$B$3]);&quot;&quot;)" office:value-type="float" office:value="8.48167539267016" calcext:value-type="float">
            <text:p>8.4817</text:p>
          </table:table-cell>
          <table:table-cell table:style-name="ce11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17" table:formula="of:=IFERROR([.F19]/[.B19]*1000000;&quot;&quot;)" office:value-type="float" office:value="7853.40314136126" calcext:value-type="float">
            <text:p>7853.403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07" calcext:value-type="float">
            <text:p>707</text:p>
          </table:table-cell>
          <table:table-cell table:style-name="ce111" table:formula="of:=IFERROR([.B20]/[.D20]*[.C20];&quot;&quot;)" office:value-type="float" office:value="4.58274398868458" calcext:value-type="float">
            <text:p>4.5827</text:p>
          </table:table-cell>
          <table:table-cell table:style-name="ce111" table:formula="of:=IFERROR([.E20]*(1000/[.$B$3]);&quot;&quot;)" office:value-type="float" office:value="9.16548797736916" calcext:value-type="float">
            <text:p>9.1655</text:p>
          </table:table-cell>
          <table:table-cell table:style-name="ce11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17" table:formula="of:=IFERROR([.F20]/[.B20]*1000000;&quot;&quot;)" office:value-type="float" office:value="8486.56294200849" calcext:value-type="float">
            <text:p>8486.5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5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date-style style:name="N132">
      <number:text>=T</number:text>
      <number:year number:calendar="jewish"/>
      <number:text>XT(0.00) &amp; ms</number:text>
    </number:date-style>
    <number:number-style style:name="N131">
      <number:number number:decimal-places="2" number:min-decimal-places="2" number:min-integer-digits="1"/>
      <number:text> &amp; ms</number:text>
    </number:number-style>
    <number:number-style style:name="N130">
      <number:number number:decimal-places="2" number:min-decimal-places="2" number:min-integer-digits="1"/>
      <number:text>m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 number:grouping="true"/>
      <number:text> ns</number:text>
    </number:number-style>
    <number:number-style style:name="N125">
      <number:number number:decimal-places="4" number:min-decimal-places="4" number:min-integer-digits="1"/>
    </number:number-style>
    <number:number-style style:name="N124P0" style:volatile="true">
      <number:text/>
    </number:number-style>
    <number:number-style style:name="N124">
      <number:number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34">
      <number:fraction number:min-integer-digits="0" number:min-numerator-digits="1" loext:max-numerator-digits="1" number:denominator-value="1000"/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52" meta:cell-count="8502" meta:object-count="0"/>
  </office:meta>
</office:document-meta>
</file>